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1.3862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5" table:style-name="ta1">
        <table:shapes>
          <draw:frame draw:z-index="0" draw:style-name="gr1" draw:text-style-name="P1" svg:width="6.3004in" svg:height="3.5453in" svg:x="1.424in" svg:y="3.7854in">
            <draw:object draw:notify-on-update-of-ranges="tfoot15.A1:tfoot15.A1 tfoot15.B1:tfoot15.ML1 tfoot15.A6:tfoot15.A6 tfoot15.B6:tfoot15.ML6 tfoot15.A8:tfoot15.A8 tfoot15.B8:tfoot15.M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2" table:number-columns-repeated="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number-columns-repeated="1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number-columns-repeated="12" table:default-cell-style-name="Default"/>
        <table:table-column table:style-name="co5" table:default-cell-style-name="Default"/>
        <table:table-column table:style-name="co12" table:number-columns-repeated="23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10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7" table:default-cell-style-name="Default"/>
        <table:table-column table:style-name="co13" table:default-cell-style-name="Default"/>
        <table:table-column table:style-name="co12" table:number-columns-repeated="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2" table:default-cell-style-name="Default"/>
        <table:table-column table:style-name="co3" table:default-cell-style-name="Default"/>
        <table:table-column table:style-name="co12" table:number-columns-repeated="1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number-columns-repeated="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6" table:number-columns-repeated="49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5252227783" calcext:value-type="float">
            <text:p>0.066714525222778</text:p>
          </table:table-cell>
          <table:table-cell office:value-type="float" office:value="0.100071668624878" calcext:value-type="float">
            <text:p>0.100071668624878</text:p>
          </table:table-cell>
          <table:table-cell office:value-type="float" office:value="0.133429050445557" calcext:value-type="float">
            <text:p>0.133429050445557</text:p>
          </table:table-cell>
          <table:table-cell office:value-type="float" office:value="0.166786432266235" calcext:value-type="float">
            <text:p>0.166786432266235</text:p>
          </table:table-cell>
          <table:table-cell office:value-type="float" office:value="0.200143814086914" calcext:value-type="float">
            <text:p>0.200143814086914</text:p>
          </table:table-cell>
          <table:table-cell office:value-type="float" office:value="0.233500957489014" calcext:value-type="float">
            <text:p>0.233500957489014</text:p>
          </table:table-cell>
          <table:table-cell office:value-type="float" office:value="0.266858100891113" calcext:value-type="float">
            <text:p>0.266858100891113</text:p>
          </table:table-cell>
          <table:table-cell office:value-type="float" office:value="0.300215482711792" calcext:value-type="float">
            <text:p>0.300215482711792</text:p>
          </table:table-cell>
          <table:table-cell office:value-type="float" office:value="0.333572626113892" calcext:value-type="float">
            <text:p>0.333572626113892</text:p>
          </table:table-cell>
          <table:table-cell office:value-type="float" office:value="0.36693000793457" calcext:value-type="float">
            <text:p>0.36693000793457</text:p>
          </table:table-cell>
          <table:table-cell office:value-type="float" office:value="0.400287389755249" calcext:value-type="float">
            <text:p>0.400287389755249</text:p>
          </table:table-cell>
          <table:table-cell office:value-type="float" office:value="0.433644533157349" calcext:value-type="float">
            <text:p>0.433644533157349</text:p>
          </table:table-cell>
          <table:table-cell office:value-type="float" office:value="0.467001676559448" calcext:value-type="float">
            <text:p>0.467001676559448</text:p>
          </table:table-cell>
          <table:table-cell office:value-type="float" office:value="0.533716201782227" calcext:value-type="float">
            <text:p>0.533716201782227</text:p>
          </table:table-cell>
          <table:table-cell office:value-type="float" office:value="0.567073345184326" calcext:value-type="float">
            <text:p>0.567073345184326</text:p>
          </table:table-cell>
          <table:table-cell office:value-type="float" office:value="0.600430727005005" calcext:value-type="float">
            <text:p>0.600430727005005</text:p>
          </table:table-cell>
          <table:table-cell office:value-type="float" office:value="0.633787870407105" calcext:value-type="float">
            <text:p>0.633787870407105</text:p>
          </table:table-cell>
          <table:table-cell office:value-type="float" office:value="0.667145013809204" calcext:value-type="float">
            <text:p>0.667145013809204</text:p>
          </table:table-cell>
          <table:table-cell office:value-type="float" office:value="0.700502157211304" calcext:value-type="float">
            <text:p>0.700502157211304</text:p>
          </table:table-cell>
          <table:table-cell office:value-type="float" office:value="0.733863830566406" calcext:value-type="float">
            <text:p>0.733863830566406</text:p>
          </table:table-cell>
          <table:table-cell office:value-type="float" office:value="0.76722526550293" calcext:value-type="float">
            <text:p>0.76722526550293</text:p>
          </table:table-cell>
          <table:table-cell office:value-type="float" office:value="0.800586938858032" calcext:value-type="float">
            <text:p>0.800586938858032</text:p>
          </table:table-cell>
          <table:table-cell office:value-type="float" office:value="0.833948612213135" calcext:value-type="float">
            <text:p>0.833948612213135</text:p>
          </table:table-cell>
          <table:table-cell office:value-type="float" office:value="0.867310285568237" calcext:value-type="float">
            <text:p>0.867310285568237</text:p>
          </table:table-cell>
          <table:table-cell office:value-type="float" office:value="0.900672197341919" calcext:value-type="float">
            <text:p>0.900672197341919</text:p>
          </table:table-cell>
          <table:table-cell office:value-type="float" office:value="0.934033870697022" calcext:value-type="float">
            <text:p>0.934033870697022</text:p>
          </table:table-cell>
          <table:table-cell office:value-type="float" office:value="0.967396020889282" calcext:value-type="float">
            <text:p>0.967396020889282</text:p>
          </table:table-cell>
          <table:table-cell office:value-type="float" office:value="1.03411984443665" calcext:value-type="float">
            <text:p>1.03411984443665</text:p>
          </table:table-cell>
          <table:table-cell office:value-type="float" office:value="1.10084390640259" calcext:value-type="float">
            <text:p>1.10084390640259</text:p>
          </table:table-cell>
          <table:table-cell office:value-type="float" office:value="1.13420629501343" calcext:value-type="float">
            <text:p>1.13420629501343</text:p>
          </table:table-cell>
          <table:table-cell office:value-type="float" office:value="1.16756868362427" calcext:value-type="float">
            <text:p>1.16756868362427</text:p>
          </table:table-cell>
          <table:table-cell office:value-type="float" office:value="1.20093059539795" calcext:value-type="float">
            <text:p>1.20093059539795</text:p>
          </table:table-cell>
          <table:table-cell office:value-type="float" office:value="1.23429322242737" calcext:value-type="float">
            <text:p>1.23429322242737</text:p>
          </table:table-cell>
          <table:table-cell office:value-type="float" office:value="1.26765537261963" calcext:value-type="float">
            <text:p>1.26765537261963</text:p>
          </table:table-cell>
          <table:table-cell office:value-type="float" office:value="1.30101776123047" calcext:value-type="float">
            <text:p>1.30101776123047</text:p>
          </table:table-cell>
          <table:table-cell office:value-type="float" office:value="1.33438038825989" calcext:value-type="float">
            <text:p>1.33438038825989</text:p>
          </table:table-cell>
          <table:table-cell office:value-type="float" office:value="1.36774277687073" calcext:value-type="float">
            <text:p>1.36774277687073</text:p>
          </table:table-cell>
          <table:table-cell office:value-type="float" office:value="1.43446826934814" calcext:value-type="float">
            <text:p>1.43446826934814</text:p>
          </table:table-cell>
          <table:table-cell office:value-type="float" office:value="1.46783065795898" calcext:value-type="float">
            <text:p>1.46783065795898</text:p>
          </table:table-cell>
          <table:table-cell office:value-type="float" office:value="1.53455638885498" calcext:value-type="float">
            <text:p>1.53455638885498</text:p>
          </table:table-cell>
          <table:table-cell office:value-type="float" office:value="1.56791925430298" calcext:value-type="float">
            <text:p>1.56791925430298</text:p>
          </table:table-cell>
          <table:table-cell office:value-type="float" office:value="1.63464522361755" calcext:value-type="float">
            <text:p>1.63464522361755</text:p>
          </table:table-cell>
          <table:table-cell office:value-type="float" office:value="1.66800832748413" calcext:value-type="float">
            <text:p>1.66800832748413</text:p>
          </table:table-cell>
          <table:table-cell office:value-type="float" office:value="1.70137095451355" calcext:value-type="float">
            <text:p>1.70137095451355</text:p>
          </table:table-cell>
          <table:table-cell office:value-type="float" office:value="1.73473000526428" calcext:value-type="float">
            <text:p>1.73473000526428</text:p>
          </table:table-cell>
          <table:table-cell office:value-type="float" office:value="1.76808905601501" calcext:value-type="float">
            <text:p>1.76808905601501</text:p>
          </table:table-cell>
          <table:table-cell office:value-type="float" office:value="1.8348069190979" calcext:value-type="float">
            <text:p>1.8348069190979</text:p>
          </table:table-cell>
          <table:table-cell office:value-type="float" office:value="1.90152478218079" calcext:value-type="float">
            <text:p>1.90152478218079</text:p>
          </table:table-cell>
          <table:table-cell office:value-type="float" office:value="1.96824288368225" calcext:value-type="float">
            <text:p>1.96824288368225</text:p>
          </table:table-cell>
          <table:table-cell office:value-type="float" office:value="2.00160193443298" calcext:value-type="float">
            <text:p>2.00160193443298</text:p>
          </table:table-cell>
          <table:table-cell office:value-type="float" office:value="2.06832003593445" calcext:value-type="float">
            <text:p>2.06832003593445</text:p>
          </table:table-cell>
          <table:table-cell office:value-type="float" office:value="2.10167908668518" calcext:value-type="float">
            <text:p>2.10167908668518</text:p>
          </table:table-cell>
          <table:table-cell office:value-type="float" office:value="2.13503837585449" calcext:value-type="float">
            <text:p>2.13503837585449</text:p>
          </table:table-cell>
          <table:table-cell office:value-type="float" office:value="2.16839718818665" calcext:value-type="float">
            <text:p>2.16839718818665</text:p>
          </table:table-cell>
          <table:table-cell office:value-type="float" office:value="2.20175623893738" calcext:value-type="float">
            <text:p>2.20175623893738</text:p>
          </table:table-cell>
          <table:table-cell office:value-type="float" office:value="2.23511552810669" calcext:value-type="float">
            <text:p>2.23511552810669</text:p>
          </table:table-cell>
          <table:table-cell office:value-type="float" office:value="2.26847457885742" calcext:value-type="float">
            <text:p>2.26847457885742</text:p>
          </table:table-cell>
          <table:table-cell office:value-type="float" office:value="2.30183386802673" calcext:value-type="float">
            <text:p>2.30183386802673</text:p>
          </table:table-cell>
          <table:table-cell office:value-type="float" office:value="2.33519315719604" calcext:value-type="float">
            <text:p>2.33519315719604</text:p>
          </table:table-cell>
          <table:table-cell office:value-type="float" office:value="2.36855220794678" calcext:value-type="float">
            <text:p>2.36855220794678</text:p>
          </table:table-cell>
          <table:table-cell office:value-type="float" office:value="2.43527054786682" calcext:value-type="float">
            <text:p>2.43527054786682</text:p>
          </table:table-cell>
          <table:table-cell office:value-type="float" office:value="2.50198888778687" calcext:value-type="float">
            <text:p>2.50198888778687</text:p>
          </table:table-cell>
          <table:table-cell office:value-type="float" office:value="2.56870746612549" calcext:value-type="float">
            <text:p>2.56870746612549</text:p>
          </table:table-cell>
          <table:table-cell office:value-type="float" office:value="2.6020667552948" calcext:value-type="float">
            <text:p>2.6020667552948</text:p>
          </table:table-cell>
          <table:table-cell office:value-type="float" office:value="2.66878533363342" calcext:value-type="float">
            <text:p>2.66878533363342</text:p>
          </table:table-cell>
          <table:table-cell office:value-type="float" office:value="2.76886343955994" calcext:value-type="float">
            <text:p>2.76886343955994</text:p>
          </table:table-cell>
          <table:table-cell office:value-type="float" office:value="2.83558249473572" calcext:value-type="float">
            <text:p>2.83558249473572</text:p>
          </table:table-cell>
          <table:table-cell office:value-type="float" office:value="2.90230131149292" calcext:value-type="float">
            <text:p>2.90230131149292</text:p>
          </table:table-cell>
          <table:table-cell office:value-type="float" office:value="2.96902012825012" calcext:value-type="float">
            <text:p>2.96902012825012</text:p>
          </table:table-cell>
          <table:table-cell office:value-type="float" office:value="3.0357391834259" calcext:value-type="float">
            <text:p>3.0357391834259</text:p>
          </table:table-cell>
          <table:table-cell office:value-type="float" office:value="3.10245823860168" calcext:value-type="float">
            <text:p>3.10245823860168</text:p>
          </table:table-cell>
          <table:table-cell office:value-type="float" office:value="3.16917753219604" calcext:value-type="float">
            <text:p>3.16917753219604</text:p>
          </table:table-cell>
          <table:table-cell office:value-type="float" office:value="3.20253682136536" calcext:value-type="float">
            <text:p>3.20253682136536</text:p>
          </table:table-cell>
          <table:table-cell office:value-type="float" office:value="3.23589634895325" calcext:value-type="float">
            <text:p>3.23589634895325</text:p>
          </table:table-cell>
          <table:table-cell office:value-type="float" office:value="3.26925611495972" calcext:value-type="float">
            <text:p>3.26925611495972</text:p>
          </table:table-cell>
          <table:table-cell office:value-type="float" office:value="3.30261564254761" calcext:value-type="float">
            <text:p>3.30261564254761</text:p>
          </table:table-cell>
          <table:table-cell office:value-type="float" office:value="3.36933493614197" calcext:value-type="float">
            <text:p>3.36933493614197</text:p>
          </table:table-cell>
          <table:table-cell office:value-type="float" office:value="3.43605422973633" calcext:value-type="float">
            <text:p>3.43605422973633</text:p>
          </table:table-cell>
          <table:table-cell office:value-type="float" office:value="3.56949281692505" calcext:value-type="float">
            <text:p>3.56949281692505</text:p>
          </table:table-cell>
          <table:table-cell office:value-type="float" office:value="3.7362916469574" calcext:value-type="float">
            <text:p>3.7362916469574</text:p>
          </table:table-cell>
          <table:table-cell office:value-type="float" office:value="3.90309166908264" calcext:value-type="float">
            <text:p>3.90309166908264</text:p>
          </table:table-cell>
          <table:table-cell office:value-type="float" office:value="3.96981167793274" calcext:value-type="float">
            <text:p>3.96981167793274</text:p>
          </table:table-cell>
          <table:table-cell office:value-type="float" office:value="4.03653192520142" calcext:value-type="float">
            <text:p>4.03653192520142</text:p>
          </table:table-cell>
          <table:table-cell office:value-type="float" office:value="4.06989216804504" calcext:value-type="float">
            <text:p>4.06989216804504</text:p>
          </table:table-cell>
          <table:table-cell office:value-type="float" office:value="4.13661217689514" calcext:value-type="float">
            <text:p>4.13661217689514</text:p>
          </table:table-cell>
          <table:table-cell office:value-type="float" office:value="4.20333242416382" calcext:value-type="float">
            <text:p>4.20333242416382</text:p>
          </table:table-cell>
          <table:table-cell office:value-type="float" office:value="4.27005290985107" calcext:value-type="float">
            <text:p>4.27005290985107</text:p>
          </table:table-cell>
          <table:table-cell office:value-type="float" office:value="4.40349364280701" calcext:value-type="float">
            <text:p>4.40349364280701</text:p>
          </table:table-cell>
          <table:table-cell office:value-type="float" office:value="4.43685388565064" calcext:value-type="float">
            <text:p>4.43685388565064</text:p>
          </table:table-cell>
          <table:table-cell office:value-type="float" office:value="4.47021412849426" calcext:value-type="float">
            <text:p>4.47021412849426</text:p>
          </table:table-cell>
          <table:table-cell office:value-type="float" office:value="4.50357437133789" calcext:value-type="float">
            <text:p>4.50357437133789</text:p>
          </table:table-cell>
          <table:table-cell office:value-type="float" office:value="4.57029485702515" calcext:value-type="float">
            <text:p>4.57029485702515</text:p>
          </table:table-cell>
          <table:table-cell office:value-type="float" office:value="4.60365533828735" calcext:value-type="float">
            <text:p>4.60365533828735</text:p>
          </table:table-cell>
          <table:table-cell office:value-type="float" office:value="4.6370153427124" calcext:value-type="float">
            <text:p>4.6370153427124</text:p>
          </table:table-cell>
          <table:table-cell office:value-type="float" office:value="4.67037558555603" calcext:value-type="float">
            <text:p>4.67037558555603</text:p>
          </table:table-cell>
          <table:table-cell office:value-type="float" office:value="4.77044486999512" calcext:value-type="float">
            <text:p>4.77044486999512</text:p>
          </table:table-cell>
          <table:table-cell office:value-type="float" office:value="4.80379915237427" calcext:value-type="float">
            <text:p>4.80379915237427</text:p>
          </table:table-cell>
          <table:table-cell office:value-type="float" office:value="4.87050771713257" calcext:value-type="float">
            <text:p>4.87050771713257</text:p>
          </table:table-cell>
          <table:table-cell office:value-type="float" office:value="5.20404934883118" calcext:value-type="float">
            <text:p>5.20404934883118</text:p>
          </table:table-cell>
          <table:table-cell office:value-type="float" office:value="5.23740339279175" calcext:value-type="float">
            <text:p>5.23740339279175</text:p>
          </table:table-cell>
          <table:table-cell office:value-type="float" office:value="5.30411124229431" calcext:value-type="float">
            <text:p>5.30411124229431</text:p>
          </table:table-cell>
          <table:table-cell office:value-type="float" office:value="5.33746528625488" calcext:value-type="float">
            <text:p>5.33746528625488</text:p>
          </table:table-cell>
          <table:table-cell office:value-type="float" office:value="5.37081933021545" calcext:value-type="float">
            <text:p>5.37081933021545</text:p>
          </table:table-cell>
          <table:table-cell office:value-type="float" office:value="5.40417313575745" calcext:value-type="float">
            <text:p>5.40417313575745</text:p>
          </table:table-cell>
          <table:table-cell office:value-type="float" office:value="5.47088074684143" calcext:value-type="float">
            <text:p>5.47088074684143</text:p>
          </table:table-cell>
          <table:table-cell office:value-type="float" office:value="5.63764977455139" calcext:value-type="float">
            <text:p>5.63764977455139</text:p>
          </table:table-cell>
          <table:table-cell office:value-type="float" office:value="5.67100358009338" calcext:value-type="float">
            <text:p>5.67100358009338</text:p>
          </table:table-cell>
          <table:table-cell office:value-type="float" office:value="5.70435738563538" calcext:value-type="float">
            <text:p>5.70435738563538</text:p>
          </table:table-cell>
          <table:table-cell office:value-type="float" office:value="5.73771381378174" calcext:value-type="float">
            <text:p>5.73771381378174</text:p>
          </table:table-cell>
          <table:table-cell office:value-type="float" office:value="5.7710702419281" calcext:value-type="float">
            <text:p>5.7710702419281</text:p>
          </table:table-cell>
          <table:table-cell office:value-type="float" office:value="5.80442643165588" calcext:value-type="float">
            <text:p>5.80442643165588</text:p>
          </table:table-cell>
          <table:table-cell office:value-type="float" office:value="5.83778285980225" calcext:value-type="float">
            <text:p>5.83778285980225</text:p>
          </table:table-cell>
          <table:table-cell office:value-type="float" office:value="5.87113928794861" calcext:value-type="float">
            <text:p>5.87113928794861</text:p>
          </table:table-cell>
          <table:table-cell office:value-type="float" office:value="5.90449547767639" calcext:value-type="float">
            <text:p>5.90449547767639</text:p>
          </table:table-cell>
          <table:table-cell office:value-type="float" office:value="5.93785190582275" calcext:value-type="float">
            <text:p>5.93785190582275</text:p>
          </table:table-cell>
          <table:table-cell office:value-type="float" office:value="6.00456476211548" calcext:value-type="float">
            <text:p>6.00456476211548</text:p>
          </table:table-cell>
          <table:table-cell office:value-type="float" office:value="6.03792095184326" calcext:value-type="float">
            <text:p>6.03792095184326</text:p>
          </table:table-cell>
          <table:table-cell office:value-type="float" office:value="6.43819546699524" calcext:value-type="float">
            <text:p>6.43819546699524</text:p>
          </table:table-cell>
          <table:table-cell office:value-type="float" office:value="6.47155165672302" calcext:value-type="float">
            <text:p>6.47155165672302</text:p>
          </table:table-cell>
          <table:table-cell office:value-type="float" office:value="6.53826403617859" calcext:value-type="float">
            <text:p>6.53826403617859</text:p>
          </table:table-cell>
          <table:table-cell office:value-type="float" office:value="6.57161998748779" calcext:value-type="float">
            <text:p>6.57161998748779</text:p>
          </table:table-cell>
          <table:table-cell office:value-type="float" office:value="6.60497617721558" calcext:value-type="float">
            <text:p>6.60497617721558</text:p>
          </table:table-cell>
          <table:table-cell office:value-type="float" office:value="6.67168855667114" calcext:value-type="float">
            <text:p>6.67168855667114</text:p>
          </table:table-cell>
          <table:table-cell office:value-type="float" office:value="6.73840665817261" calcext:value-type="float">
            <text:p>6.73840665817261</text:p>
          </table:table-cell>
          <table:table-cell office:value-type="float" office:value="6.93857955932617" calcext:value-type="float">
            <text:p>6.93857955932617</text:p>
          </table:table-cell>
          <table:table-cell office:value-type="float" office:value="7.00530409812927" calcext:value-type="float">
            <text:p>7.00530409812927</text:p>
          </table:table-cell>
          <table:table-cell office:value-type="float" office:value="7.07202887535095" calcext:value-type="float">
            <text:p>7.07202887535095</text:p>
          </table:table-cell>
          <table:table-cell office:value-type="float" office:value="7.13875365257263" calcext:value-type="float">
            <text:p>7.13875365257263</text:p>
          </table:table-cell>
          <table:table-cell office:value-type="float" office:value="7.17211604118347" calcext:value-type="float">
            <text:p>7.17211604118347</text:p>
          </table:table-cell>
          <table:table-cell office:value-type="float" office:value="7.20547842979431" calcext:value-type="float">
            <text:p>7.20547842979431</text:p>
          </table:table-cell>
          <table:table-cell office:value-type="float" office:value="7.27220368385315" calcext:value-type="float">
            <text:p>7.27220368385315</text:p>
          </table:table-cell>
          <table:table-cell office:value-type="float" office:value="7.30556583404541" calcext:value-type="float">
            <text:p>7.30556583404541</text:p>
          </table:table-cell>
          <table:table-cell office:value-type="float" office:value="7.37229132652283" calcext:value-type="float">
            <text:p>7.37229132652283</text:p>
          </table:table-cell>
          <table:table-cell office:value-type="float" office:value="7.43901634216309" calcext:value-type="float">
            <text:p>7.43901634216309</text:p>
          </table:table-cell>
          <table:table-cell office:value-type="float" office:value="7.5057418346405" calcext:value-type="float">
            <text:p>7.5057418346405</text:p>
          </table:table-cell>
          <table:table-cell office:value-type="float" office:value="7.7726263999939" calcext:value-type="float">
            <text:p>7.7726263999939</text:p>
          </table:table-cell>
          <table:table-cell office:value-type="float" office:value="7.83933448791504" calcext:value-type="float">
            <text:p>7.83933448791504</text:p>
          </table:table-cell>
          <table:table-cell office:value-type="float" office:value="7.9060423374176" calcext:value-type="float">
            <text:p>7.9060423374176</text:p>
          </table:table-cell>
          <table:table-cell office:value-type="float" office:value="7.97275018692017" calcext:value-type="float">
            <text:p>7.97275018692017</text:p>
          </table:table-cell>
          <table:table-cell office:value-type="float" office:value="8.00610399246216" calcext:value-type="float">
            <text:p>8.00610399246216</text:p>
          </table:table-cell>
          <table:table-cell office:value-type="float" office:value="8.03945779800415" calcext:value-type="float">
            <text:p>8.03945779800415</text:p>
          </table:table-cell>
          <table:table-cell office:value-type="float" office:value="8.07281184196472" calcext:value-type="float">
            <text:p>8.07281184196472</text:p>
          </table:table-cell>
          <table:table-cell office:value-type="float" office:value="8.13951897621155" calcext:value-type="float">
            <text:p>8.13951897621155</text:p>
          </table:table-cell>
          <table:table-cell office:value-type="float" office:value="8.17287278175354" calcext:value-type="float">
            <text:p>8.17287278175354</text:p>
          </table:table-cell>
          <table:table-cell office:value-type="float" office:value="8.20622658729553" calcext:value-type="float">
            <text:p>8.20622658729553</text:p>
          </table:table-cell>
          <table:table-cell office:value-type="float" office:value="8.23958015441895" calcext:value-type="float">
            <text:p>8.23958015441895</text:p>
          </table:table-cell>
          <table:table-cell office:value-type="float" office:value="8.27293372154236" calcext:value-type="float">
            <text:p>8.27293372154236</text:p>
          </table:table-cell>
          <table:table-cell office:value-type="float" office:value="8.33964085578918" calcext:value-type="float">
            <text:p>8.33964085578918</text:p>
          </table:table-cell>
          <table:table-cell office:value-type="float" office:value="8.3729944229126" calcext:value-type="float">
            <text:p>8.3729944229126</text:p>
          </table:table-cell>
          <table:table-cell office:value-type="float" office:value="8.43970131874085" calcext:value-type="float">
            <text:p>8.43970131874085</text:p>
          </table:table-cell>
          <table:table-cell office:value-type="float" office:value="8.47305488586426" calcext:value-type="float">
            <text:p>8.47305488586426</text:p>
          </table:table-cell>
          <table:table-cell office:value-type="float" office:value="8.53976178169251" calcext:value-type="float">
            <text:p>8.53976178169251</text:p>
          </table:table-cell>
          <table:table-cell office:value-type="float" office:value="8.57311487197876" calcext:value-type="float">
            <text:p>8.57311487197876</text:p>
          </table:table-cell>
          <table:table-cell office:value-type="float" office:value="8.60646820068359" calcext:value-type="float">
            <text:p>8.60646820068359</text:p>
          </table:table-cell>
          <table:table-cell office:value-type="float" office:value="8.90665102005005" calcext:value-type="float">
            <text:p>8.90665102005005</text:p>
          </table:table-cell>
          <table:table-cell office:value-type="float" office:value="8.94000482559204" calcext:value-type="float">
            <text:p>8.94000482559204</text:p>
          </table:table-cell>
          <table:table-cell office:value-type="float" office:value="8.97335863113403" calcext:value-type="float">
            <text:p>8.97335863113403</text:p>
          </table:table-cell>
          <table:table-cell office:value-type="float" office:value="9.10677313804626" calcext:value-type="float">
            <text:p>9.10677313804626</text:p>
          </table:table-cell>
          <table:table-cell office:value-type="float" office:value="9.17348027229309" calcext:value-type="float">
            <text:p>9.17348027229309</text:p>
          </table:table-cell>
          <table:table-cell office:value-type="float" office:value="9.24018716812134" calcext:value-type="float">
            <text:p>9.24018716812134</text:p>
          </table:table-cell>
          <table:table-cell office:value-type="float" office:value="9.30689406394959" calcext:value-type="float">
            <text:p>9.30689406394959</text:p>
          </table:table-cell>
          <table:table-cell office:value-type="float" office:value="9.64042663574219" calcext:value-type="float">
            <text:p>9.64042663574219</text:p>
          </table:table-cell>
          <table:table-cell office:value-type="float" office:value="9.67377996444702" calcext:value-type="float">
            <text:p>9.67377996444702</text:p>
          </table:table-cell>
          <table:table-cell office:value-type="float" office:value="9.773845911026" calcext:value-type="float">
            <text:p>9.773845911026</text:p>
          </table:table-cell>
          <table:table-cell office:value-type="float" office:value="9.94062733650208" calcext:value-type="float">
            <text:p>9.94062733650208</text:p>
          </table:table-cell>
          <table:table-cell office:value-type="float" office:value="10.3742578029633" calcext:value-type="float">
            <text:p>10.3742578029633</text:p>
          </table:table-cell>
          <table:table-cell office:value-type="float" office:value="10.407613992691" calcext:value-type="float">
            <text:p>10.407613992691</text:p>
          </table:table-cell>
          <table:table-cell office:value-type="float" office:value="10.5076820850372" calcext:value-type="float">
            <text:p>10.5076820850372</text:p>
          </table:table-cell>
          <table:table-cell office:value-type="float" office:value="10.541038274765" calcext:value-type="float">
            <text:p>10.541038274765</text:p>
          </table:table-cell>
          <table:table-cell office:value-type="float" office:value="10.6077501773834" calcext:value-type="float">
            <text:p>10.6077501773834</text:p>
          </table:table-cell>
          <table:table-cell office:value-type="float" office:value="10.6744620800018" calcext:value-type="float">
            <text:p>10.6744620800018</text:p>
          </table:table-cell>
          <table:table-cell office:value-type="float" office:value="10.741171836853" calcext:value-type="float">
            <text:p>10.741171836853</text:p>
          </table:table-cell>
          <table:table-cell office:value-type="float" office:value="10.8078792095184" calcext:value-type="float">
            <text:p>10.8078792095184</text:p>
          </table:table-cell>
          <table:table-cell office:value-type="float" office:value="10.8745861053467" calcext:value-type="float">
            <text:p>10.8745861053467</text:p>
          </table:table-cell>
          <table:table-cell office:value-type="float" office:value="10.9412930011749" calcext:value-type="float">
            <text:p>10.9412930011749</text:p>
          </table:table-cell>
          <table:table-cell office:value-type="float" office:value="11.0079996585846" calcext:value-type="float">
            <text:p>11.0079996585846</text:p>
          </table:table-cell>
          <table:table-cell office:value-type="float" office:value="11.208119392395" calcext:value-type="float">
            <text:p>11.208119392395</text:p>
          </table:table-cell>
          <table:table-cell office:value-type="float" office:value="11.34153175354" calcext:value-type="float">
            <text:p>11.34153175354</text:p>
          </table:table-cell>
          <table:table-cell office:value-type="float" office:value="11.508296251297" calcext:value-type="float">
            <text:p>11.508296251297</text:p>
          </table:table-cell>
          <table:table-cell office:value-type="float" office:value="12.242110490799" calcext:value-type="float">
            <text:p>12.242110490799</text:p>
          </table:table-cell>
          <table:table-cell office:value-type="float" office:value="12.3088226318359" calcext:value-type="float">
            <text:p>12.3088226318359</text:p>
          </table:table-cell>
          <table:table-cell office:value-type="float" office:value="12.3421788215637" calcext:value-type="float">
            <text:p>12.3421788215637</text:p>
          </table:table-cell>
          <table:table-cell office:value-type="float" office:value="13.0092895030975" calcext:value-type="float">
            <text:p>13.0092895030975</text:p>
          </table:table-cell>
          <table:table-cell office:value-type="float" office:value="13.0759992599487" calcext:value-type="float">
            <text:p>13.0759992599487</text:p>
          </table:table-cell>
          <table:table-cell office:value-type="float" office:value="13.1427090167999" calcext:value-type="float">
            <text:p>13.1427090167999</text:p>
          </table:table-cell>
          <table:table-cell office:value-type="float" office:value="13.2094187736511" calcext:value-type="float">
            <text:p>13.2094187736511</text:p>
          </table:table-cell>
          <table:table-cell office:value-type="float" office:value="13.2761280536652" calcext:value-type="float">
            <text:p>13.2761280536652</text:p>
          </table:table-cell>
          <table:table-cell office:value-type="float" office:value="13.3428375720978" calcext:value-type="float">
            <text:p>13.3428375720978</text:p>
          </table:table-cell>
          <table:table-cell office:value-type="float" office:value="13.4095470905304" calcext:value-type="float">
            <text:p>13.4095470905304</text:p>
          </table:table-cell>
          <table:table-cell office:value-type="float" office:value="13.476256608963" calcext:value-type="float">
            <text:p>13.476256608963</text:p>
          </table:table-cell>
          <table:table-cell office:value-type="float" office:value="13.5096111297607" calcext:value-type="float">
            <text:p>13.5096111297607</text:p>
          </table:table-cell>
          <table:table-cell office:value-type="float" office:value="13.5763204097748" calcext:value-type="float">
            <text:p>13.5763204097748</text:p>
          </table:table-cell>
          <table:table-cell office:value-type="float" office:value="13.6430296897888" calcext:value-type="float">
            <text:p>13.6430296897888</text:p>
          </table:table-cell>
          <table:table-cell office:value-type="float" office:value="13.6763842105865" calcext:value-type="float">
            <text:p>13.6763842105865</text:p>
          </table:table-cell>
          <table:table-cell office:value-type="float" office:value="13.7430970668793" calcext:value-type="float">
            <text:p>13.7430970668793</text:p>
          </table:table-cell>
          <table:table-cell office:value-type="float" office:value="13.8098134994507" calcext:value-type="float">
            <text:p>13.8098134994507</text:p>
          </table:table-cell>
          <table:table-cell office:value-type="float" office:value="13.8431715965271" calcext:value-type="float">
            <text:p>13.8431715965271</text:p>
          </table:table-cell>
          <table:table-cell office:value-type="float" office:value="13.8765296936035" calcext:value-type="float">
            <text:p>13.8765296936035</text:p>
          </table:table-cell>
          <table:table-cell office:value-type="float" office:value="14.0766789913177" calcext:value-type="float">
            <text:p>14.0766789913177</text:p>
          </table:table-cell>
          <table:table-cell office:value-type="float" office:value="14.1433954238892" calcext:value-type="float">
            <text:p>14.1433954238892</text:p>
          </table:table-cell>
          <table:table-cell office:value-type="float" office:value="14.2101118564606" calcext:value-type="float">
            <text:p>14.2101118564606</text:p>
          </table:table-cell>
          <table:table-cell office:value-type="float" office:value="14.276828289032" calcext:value-type="float">
            <text:p>14.276828289032</text:p>
          </table:table-cell>
          <table:table-cell office:value-type="float" office:value="14.343544960022" calcext:value-type="float">
            <text:p>14.343544960022</text:p>
          </table:table-cell>
          <table:table-cell office:value-type="float" office:value="14.3769030570984" calcext:value-type="float">
            <text:p>14.3769030570984</text:p>
          </table:table-cell>
          <table:table-cell office:value-type="float" office:value="14.4436194896698" calcext:value-type="float">
            <text:p>14.4436194896698</text:p>
          </table:table-cell>
          <table:table-cell office:value-type="float" office:value="14.5103361606598" calcext:value-type="float">
            <text:p>14.5103361606598</text:p>
          </table:table-cell>
          <table:table-cell office:value-type="float" office:value="14.7438480854034" calcext:value-type="float">
            <text:p>14.7438480854034</text:p>
          </table:table-cell>
          <table:table-cell office:value-type="float" office:value="14.8105728626251" calcext:value-type="float">
            <text:p>14.8105728626251</text:p>
          </table:table-cell>
          <table:table-cell office:value-type="float" office:value="14.877298116684" calcext:value-type="float">
            <text:p>14.877298116684</text:p>
          </table:table-cell>
          <table:table-cell office:value-type="float" office:value="14.9106605052948" calcext:value-type="float">
            <text:p>14.9106605052948</text:p>
          </table:table-cell>
          <table:table-cell office:value-type="float" office:value="14.9440231323242" calcext:value-type="float">
            <text:p>14.9440231323242</text:p>
          </table:table-cell>
          <table:table-cell office:value-type="float" office:value="15.0107483863831" calcext:value-type="float">
            <text:p>15.0107483863831</text:p>
          </table:table-cell>
          <table:table-cell office:value-type="float" office:value="15.0774738788605" calcext:value-type="float">
            <text:p>15.0774738788605</text:p>
          </table:table-cell>
          <table:table-cell office:value-type="float" office:value="15.1441993713379" calcext:value-type="float">
            <text:p>15.1441993713379</text:p>
          </table:table-cell>
          <table:table-cell office:value-type="float" office:value="15.1775622367859" calcext:value-type="float">
            <text:p>15.1775622367859</text:p>
          </table:table-cell>
          <table:table-cell office:value-type="float" office:value="15.2109251022339" calcext:value-type="float">
            <text:p>15.2109251022339</text:p>
          </table:table-cell>
          <table:table-cell office:value-type="float" office:value="15.5779192447662" calcext:value-type="float">
            <text:p>15.5779192447662</text:p>
          </table:table-cell>
          <table:table-cell office:value-type="float" office:value="15.6112823486328" calcext:value-type="float">
            <text:p>15.6112823486328</text:p>
          </table:table-cell>
          <table:table-cell office:value-type="float" office:value="15.644645690918" calcext:value-type="float">
            <text:p>15.644645690918</text:p>
          </table:table-cell>
          <table:table-cell office:value-type="float" office:value="15.7113726139069" calcext:value-type="float">
            <text:p>15.7113726139069</text:p>
          </table:table-cell>
          <table:table-cell office:value-type="float" office:value="15.7780830860138" calcext:value-type="float">
            <text:p>15.7780830860138</text:p>
          </table:table-cell>
          <table:table-cell office:value-type="float" office:value="15.8114383220673" calcext:value-type="float">
            <text:p>15.8114383220673</text:p>
          </table:table-cell>
          <table:table-cell office:value-type="float" office:value="15.8447935581207" calcext:value-type="float">
            <text:p>15.8447935581207</text:p>
          </table:table-cell>
          <table:table-cell office:value-type="float" office:value="15.9115042686462" calcext:value-type="float">
            <text:p>15.9115042686462</text:p>
          </table:table-cell>
          <table:table-cell office:value-type="float" office:value="15.9448595046997" calcext:value-type="float">
            <text:p>15.9448595046997</text:p>
          </table:table-cell>
          <table:table-cell office:value-type="float" office:value="16.0115699768066" calcext:value-type="float">
            <text:p>16.0115699768066</text:p>
          </table:table-cell>
          <table:table-cell office:value-type="float" office:value="16.0782804489136" calcext:value-type="float">
            <text:p>16.0782804489136</text:p>
          </table:table-cell>
          <table:table-cell office:value-type="float" office:value="16.1449909210205" calcext:value-type="float">
            <text:p>16.1449909210205</text:p>
          </table:table-cell>
          <table:table-cell office:value-type="float" office:value="16.2450563907623" calcext:value-type="float">
            <text:p>16.2450563907623</text:p>
          </table:table-cell>
          <table:table-cell office:value-type="float" office:value="16.3117668628693" calcext:value-type="float">
            <text:p>16.3117668628693</text:p>
          </table:table-cell>
          <table:table-cell office:value-type="float" office:value="16.3451218605042" calcext:value-type="float">
            <text:p>16.3451218605042</text:p>
          </table:table-cell>
          <table:table-cell office:value-type="float" office:value="16.4118320941925" calcext:value-type="float">
            <text:p>16.4118320941925</text:p>
          </table:table-cell>
          <table:table-cell office:value-type="float" office:value="16.6119623184204" calcext:value-type="float">
            <text:p>16.6119623184204</text:p>
          </table:table-cell>
          <table:table-cell office:value-type="float" office:value="16.6786725521088" calcext:value-type="float">
            <text:p>16.6786725521088</text:p>
          </table:table-cell>
          <table:table-cell office:value-type="float" office:value="16.7453835010529" calcext:value-type="float">
            <text:p>16.7453835010529</text:p>
          </table:table-cell>
          <table:table-cell office:value-type="float" office:value="16.8120954036713" calcext:value-type="float">
            <text:p>16.8120954036713</text:p>
          </table:table-cell>
          <table:table-cell office:value-type="float" office:value="16.8454513549805" calcext:value-type="float">
            <text:p>16.8454513549805</text:p>
          </table:table-cell>
          <table:table-cell office:value-type="float" office:value="16.8788073062897" calcext:value-type="float">
            <text:p>16.8788073062897</text:p>
          </table:table-cell>
          <table:table-cell office:value-type="float" office:value="16.9455189704895" calcext:value-type="float">
            <text:p>16.9455189704895</text:p>
          </table:table-cell>
          <table:table-cell office:value-type="float" office:value="16.9788749217987" calcext:value-type="float">
            <text:p>16.9788749217987</text:p>
          </table:table-cell>
          <table:table-cell office:value-type="float" office:value="17.0122308731079" calcext:value-type="float">
            <text:p>17.0122308731079</text:p>
          </table:table-cell>
          <table:table-cell office:value-type="float" office:value="17.0789425373077" calcext:value-type="float">
            <text:p>17.0789425373077</text:p>
          </table:table-cell>
          <table:table-cell office:value-type="float" office:value="17.1122984886169" calcext:value-type="float">
            <text:p>17.1122984886169</text:p>
          </table:table-cell>
          <table:table-cell office:value-type="float" office:value="17.2457218170166" calcext:value-type="float">
            <text:p>17.2457218170166</text:p>
          </table:table-cell>
          <table:table-cell office:value-type="float" office:value="17.3124334812164" calcext:value-type="float">
            <text:p>17.3124334812164</text:p>
          </table:table-cell>
          <table:table-cell office:value-type="float" office:value="17.3791449069977" calcext:value-type="float">
            <text:p>17.3791449069977</text:p>
          </table:table-cell>
          <table:table-cell office:value-type="float" office:value="17.4125008583069" calcext:value-type="float">
            <text:p>17.4125008583069</text:p>
          </table:table-cell>
          <table:table-cell office:value-type="float" office:value="17.4458565711975" calcext:value-type="float">
            <text:p>17.4458565711975</text:p>
          </table:table-cell>
          <table:table-cell office:value-type="float" office:value="17.5125679969788" calcext:value-type="float">
            <text:p>17.5125679969788</text:p>
          </table:table-cell>
          <table:table-cell office:value-type="float" office:value="17.5459237098694" calcext:value-type="float">
            <text:p>17.5459237098694</text:p>
          </table:table-cell>
          <table:table-cell office:value-type="float" office:value="17.5792796611786" calcext:value-type="float">
            <text:p>17.5792796611786</text:p>
          </table:table-cell>
          <table:table-cell office:value-type="float" office:value="17.6126353740692" calcext:value-type="float">
            <text:p>17.6126353740692</text:p>
          </table:table-cell>
          <table:table-cell office:value-type="float" office:value="17.6459910869598" calcext:value-type="float">
            <text:p>17.6459910869598</text:p>
          </table:table-cell>
          <table:table-cell office:value-type="float" office:value="17.6793467998505" calcext:value-type="float">
            <text:p>17.6793467998505</text:p>
          </table:table-cell>
          <table:table-cell office:value-type="float" office:value="17.7127025127411" calcext:value-type="float">
            <text:p>17.7127025127411</text:p>
          </table:table-cell>
          <table:table-cell office:value-type="float" office:value="17.779412984848" calcext:value-type="float">
            <text:p>17.779412984848</text:p>
          </table:table-cell>
          <table:table-cell office:value-type="float" office:value="18.0796096324921" calcext:value-type="float">
            <text:p>18.0796096324921</text:p>
          </table:table-cell>
          <table:table-cell office:value-type="float" office:value="18.1796751022339" calcext:value-type="float">
            <text:p>18.1796751022339</text:p>
          </table:table-cell>
          <table:table-cell office:value-type="float" office:value="18.2130300998688" calcext:value-type="float">
            <text:p>18.2130300998688</text:p>
          </table:table-cell>
          <table:table-cell office:value-type="float" office:value="18.2463848590851" calcext:value-type="float">
            <text:p>18.2463848590851</text:p>
          </table:table-cell>
          <table:table-cell office:value-type="float" office:value="18.3130950927734" calcext:value-type="float">
            <text:p>18.3130950927734</text:p>
          </table:table-cell>
          <table:table-cell office:value-type="float" office:value="18.3798050880432" calcext:value-type="float">
            <text:p>18.3798050880432</text:p>
          </table:table-cell>
          <table:table-cell office:value-type="float" office:value="18.4131603240967" calcext:value-type="float">
            <text:p>18.4131603240967</text:p>
          </table:table-cell>
          <table:table-cell office:value-type="float" office:value="18.4798703193665" calcext:value-type="float">
            <text:p>18.4798703193665</text:p>
          </table:table-cell>
          <table:table-cell office:value-type="float" office:value="18.5465803146362" calcext:value-type="float">
            <text:p>18.5465803146362</text:p>
          </table:table-cell>
          <table:table-cell office:value-type="float" office:value="18.6132900714874" calcext:value-type="float">
            <text:p>18.6132900714874</text:p>
          </table:table-cell>
          <table:table-cell office:value-type="float" office:value="18.6800000667572" calcext:value-type="float">
            <text:p>18.6800000667572</text:p>
          </table:table-cell>
          <table:table-cell office:value-type="float" office:value="18.7467114925385" calcext:value-type="float">
            <text:p>18.7467114925385</text:p>
          </table:table-cell>
          <table:table-cell office:value-type="float" office:value="18.8134245872498" calcext:value-type="float">
            <text:p>18.8134245872498</text:p>
          </table:table-cell>
          <table:table-cell office:value-type="float" office:value="18.9134938716888" calcext:value-type="float">
            <text:p>18.9134938716888</text:p>
          </table:table-cell>
          <table:table-cell office:value-type="float" office:value="18.9802069664001" calcext:value-type="float">
            <text:p>18.9802069664001</text:p>
          </table:table-cell>
          <table:table-cell office:value-type="float" office:value="19.0135633945465" calcext:value-type="float">
            <text:p>19.0135633945465</text:p>
          </table:table-cell>
          <table:table-cell office:value-type="float" office:value="19.0469200611114" calcext:value-type="float">
            <text:p>19.0469200611114</text:p>
          </table:table-cell>
          <table:table-cell office:value-type="float" office:value="19.0802764892578" calcext:value-type="float">
            <text:p>19.0802764892578</text:p>
          </table:table-cell>
          <table:table-cell office:value-type="float" office:value="19.1136329174042" calcext:value-type="float">
            <text:p>19.1136329174042</text:p>
          </table:table-cell>
          <table:table-cell office:value-type="float" office:value="19.1469895839691" calcext:value-type="float">
            <text:p>19.1469895839691</text:p>
          </table:table-cell>
          <table:table-cell office:value-type="float" office:value="19.1803462505341" calcext:value-type="float">
            <text:p>19.1803462505341</text:p>
          </table:table-cell>
          <table:table-cell office:value-type="float" office:value="19.2804157733917" calcext:value-type="float">
            <text:p>19.2804157733917</text:p>
          </table:table-cell>
          <table:table-cell office:value-type="float" office:value="19.347128868103" calcext:value-type="float">
            <text:p>19.347128868103</text:p>
          </table:table-cell>
          <table:table-cell office:value-type="float" office:value="19.4138417243958" calcext:value-type="float">
            <text:p>19.4138417243958</text:p>
          </table:table-cell>
          <table:table-cell office:value-type="float" office:value="19.5139112472534" calcext:value-type="float">
            <text:p>19.5139112472534</text:p>
          </table:table-cell>
          <table:table-cell office:value-type="float" office:value="19.5472679138184" calcext:value-type="float">
            <text:p>19.5472679138184</text:p>
          </table:table-cell>
          <table:table-cell office:value-type="float" office:value="19.5806245803833" calcext:value-type="float">
            <text:p>19.5806245803833</text:p>
          </table:table-cell>
          <table:table-cell office:value-type="float" office:value="19.6139812469482" calcext:value-type="float">
            <text:p>19.6139812469482</text:p>
          </table:table-cell>
          <table:table-cell office:value-type="float" office:value="19.6473376750946" calcext:value-type="float">
            <text:p>19.6473376750946</text:p>
          </table:table-cell>
          <table:table-cell office:value-type="float" office:value="19.6806943416595" calcext:value-type="float">
            <text:p>19.6806943416595</text:p>
          </table:table-cell>
          <table:table-cell office:value-type="float" office:value="19.7140507698059" calcext:value-type="float">
            <text:p>19.7140507698059</text:p>
          </table:table-cell>
          <table:table-cell office:value-type="float" office:value="19.7807652950287" calcext:value-type="float">
            <text:p>19.7807652950287</text:p>
          </table:table-cell>
          <table:table-cell office:value-type="float" office:value="19.8141224384308" calcext:value-type="float">
            <text:p>19.8141224384308</text:p>
          </table:table-cell>
          <table:table-cell office:value-type="float" office:value="19.8808374404907" calcext:value-type="float">
            <text:p>19.8808374404907</text:p>
          </table:table-cell>
          <table:table-cell office:value-type="float" office:value="19.9475519657135" calcext:value-type="float">
            <text:p>19.9475519657135</text:p>
          </table:table-cell>
          <table:table-cell office:value-type="float" office:value="20.0142667293549" calcext:value-type="float">
            <text:p>20.0142667293549</text:p>
          </table:table-cell>
          <table:table-cell office:value-type="float" office:value="20.0809814929962" calcext:value-type="float">
            <text:p>20.0809814929962</text:p>
          </table:table-cell>
          <table:table-cell office:value-type="float" office:value="20.1476962566376" calcext:value-type="float">
            <text:p>20.1476962566376</text:p>
          </table:table-cell>
          <table:table-cell office:value-type="float" office:value="20.2144110202789" calcext:value-type="float">
            <text:p>20.2144110202789</text:p>
          </table:table-cell>
          <table:table-cell office:value-type="float" office:value="20.2811262607574" calcext:value-type="float">
            <text:p>20.2811262607574</text:p>
          </table:table-cell>
          <table:table-cell office:value-type="float" office:value="20.3811986446381" calcext:value-type="float">
            <text:p>20.3811986446381</text:p>
          </table:table-cell>
          <table:table-cell office:value-type="float" office:value="20.4145560264587" calcext:value-type="float">
            <text:p>20.4145560264587</text:p>
          </table:table-cell>
          <table:table-cell office:value-type="float" office:value="20.4479138851166" calcext:value-type="float">
            <text:p>20.4479138851166</text:p>
          </table:table-cell>
          <table:table-cell office:value-type="float" office:value="20.4812712669373" calcext:value-type="float">
            <text:p>20.4812712669373</text:p>
          </table:table-cell>
          <table:table-cell office:value-type="float" office:value="20.5479862689972" calcext:value-type="float">
            <text:p>20.5479862689972</text:p>
          </table:table-cell>
          <table:table-cell office:value-type="float" office:value="20.5813438892365" calcext:value-type="float">
            <text:p>20.5813438892365</text:p>
          </table:table-cell>
          <table:table-cell office:value-type="float" office:value="20.6147015094757" calcext:value-type="float">
            <text:p>20.6147015094757</text:p>
          </table:table-cell>
          <table:table-cell office:value-type="float" office:value="20.7147743701935" calcext:value-type="float">
            <text:p>20.7147743701935</text:p>
          </table:table-cell>
          <table:table-cell office:value-type="float" office:value="20.7814843654633" calcext:value-type="float">
            <text:p>20.7814843654633</text:p>
          </table:table-cell>
          <table:table-cell office:value-type="float" office:value="20.8148396015167" calcext:value-type="float">
            <text:p>20.8148396015167</text:p>
          </table:table-cell>
          <table:table-cell office:value-type="float" office:value="20.9149043560028" calcext:value-type="float">
            <text:p>20.9149043560028</text:p>
          </table:table-cell>
          <table:table-cell office:value-type="float" office:value="20.981614112854" calcext:value-type="float">
            <text:p>20.981614112854</text:p>
          </table:table-cell>
          <table:table-cell office:value-type="float" office:value="21.0149688720703" calcext:value-type="float">
            <text:p>21.0149688720703</text:p>
          </table:table-cell>
          <table:table-cell office:value-type="float" office:value="21.0483238697052" calcext:value-type="float">
            <text:p>21.0483238697052</text:p>
          </table:table-cell>
          <table:table-cell office:value-type="float" office:value="21.0816786289215" calcext:value-type="float">
            <text:p>21.0816786289215</text:p>
          </table:table-cell>
          <table:table-cell office:value-type="float" office:value="21.1150333881378" calcext:value-type="float">
            <text:p>21.1150333881378</text:p>
          </table:table-cell>
          <table:table-cell office:value-type="float" office:value="21.1817429065704" calcext:value-type="float">
            <text:p>21.1817429065704</text:p>
          </table:table-cell>
          <table:table-cell office:value-type="float" office:value="21.2150979042053" calcext:value-type="float">
            <text:p>21.2150979042053</text:p>
          </table:table-cell>
          <table:table-cell office:value-type="float" office:value="21.2484524250031" calcext:value-type="float">
            <text:p>21.2484524250031</text:p>
          </table:table-cell>
          <table:table-cell office:value-type="float" office:value="21.2818071842194" calcext:value-type="float">
            <text:p>21.2818071842194</text:p>
          </table:table-cell>
          <table:table-cell office:value-type="float" office:value="21.3151619434357" calcext:value-type="float">
            <text:p>21.3151619434357</text:p>
          </table:table-cell>
          <table:table-cell office:value-type="float" office:value="21.3485164642334" calcext:value-type="float">
            <text:p>21.3485164642334</text:p>
          </table:table-cell>
          <table:table-cell office:value-type="float" office:value="21.3818709850311" calcext:value-type="float">
            <text:p>21.3818709850311</text:p>
          </table:table-cell>
          <table:table-cell office:value-type="float" office:value="21.4152257442474" calcext:value-type="float">
            <text:p>21.4152257442474</text:p>
          </table:table-cell>
          <table:table-cell office:value-type="float" office:value="21.4819350242615" calcext:value-type="float">
            <text:p>21.4819350242615</text:p>
          </table:table-cell>
          <table:table-cell office:value-type="float" office:value="21.5152895450592" calcext:value-type="float">
            <text:p>21.5152895450592</text:p>
          </table:table-cell>
          <table:table-cell office:value-type="float" office:value="21.6153531074524" calcext:value-type="float">
            <text:p>21.6153531074524</text:p>
          </table:table-cell>
          <table:table-cell office:value-type="float" office:value="21.6820619106293" calcext:value-type="float">
            <text:p>21.6820619106293</text:p>
          </table:table-cell>
          <table:table-cell office:value-type="float" office:value="21.7487726211548" calcext:value-type="float">
            <text:p>21.7487726211548</text:p>
          </table:table-cell>
          <table:table-cell office:value-type="float" office:value="21.8154850006103" calcext:value-type="float">
            <text:p>21.8154850006103</text:p>
          </table:table-cell>
          <table:table-cell office:value-type="float" office:value="21.8821973800659" calcext:value-type="float">
            <text:p>21.8821973800659</text:p>
          </table:table-cell>
          <table:table-cell office:value-type="float" office:value="21.9489097595215" calcext:value-type="float">
            <text:p>21.9489097595215</text:p>
          </table:table-cell>
          <table:table-cell office:value-type="float" office:value="22.0156223773956" calcext:value-type="float">
            <text:p>22.0156223773956</text:p>
          </table:table-cell>
          <table:table-cell office:value-type="float" office:value="22.0489785671234" calcext:value-type="float">
            <text:p>22.0489785671234</text:p>
          </table:table-cell>
          <table:table-cell office:value-type="float" office:value="22.0823347568512" calcext:value-type="float">
            <text:p>22.0823347568512</text:p>
          </table:table-cell>
          <table:table-cell office:value-type="float" office:value="22.1490468978882" calcext:value-type="float">
            <text:p>22.1490468978882</text:p>
          </table:table-cell>
          <table:table-cell office:value-type="float" office:value="22.182403087616" calcext:value-type="float">
            <text:p>22.182403087616</text:p>
          </table:table-cell>
          <table:table-cell office:value-type="float" office:value="22.2157592773438" calcext:value-type="float">
            <text:p>22.2157592773438</text:p>
          </table:table-cell>
          <table:table-cell office:value-type="float" office:value="22.2824714183807" calcext:value-type="float">
            <text:p>22.2824714183807</text:p>
          </table:table-cell>
          <table:table-cell office:value-type="float" office:value="22.3491837978363" calcext:value-type="float">
            <text:p>22.3491837978363</text:p>
          </table:table-cell>
          <table:table-cell office:value-type="float" office:value="22.4158959388733" calcext:value-type="float">
            <text:p>22.4158959388733</text:p>
          </table:table-cell>
          <table:table-cell office:value-type="float" office:value="22.4826080799103" calcext:value-type="float">
            <text:p>22.4826080799103</text:p>
          </table:table-cell>
          <table:table-cell office:value-type="float" office:value="22.5493204593658" calcext:value-type="float">
            <text:p>22.5493204593658</text:p>
          </table:table-cell>
          <table:table-cell office:value-type="float" office:value="22.6160326004028" calcext:value-type="float">
            <text:p>22.6160326004028</text:p>
          </table:table-cell>
          <table:table-cell office:value-type="float" office:value="22.6827447414398" calcext:value-type="float">
            <text:p>22.6827447414398</text:p>
          </table:table-cell>
          <table:table-cell office:value-type="float" office:value="22.716100692749" calcext:value-type="float">
            <text:p>22.716100692749</text:p>
          </table:table-cell>
          <table:table-cell office:value-type="float" office:value="22.7494597434998" calcext:value-type="float">
            <text:p>22.7494597434998</text:p>
          </table:table-cell>
          <table:table-cell office:value-type="float" office:value="22.7828187942505" calcext:value-type="float">
            <text:p>22.7828187942505</text:p>
          </table:table-cell>
          <table:table-cell office:value-type="float" office:value="22.8161776065826" calcext:value-type="float">
            <text:p>22.8161776065826</text:p>
          </table:table-cell>
          <table:table-cell office:value-type="float" office:value="22.8828957080841" calcext:value-type="float">
            <text:p>22.8828957080841</text:p>
          </table:table-cell>
          <table:table-cell office:value-type="float" office:value="22.9162547588348" calcext:value-type="float">
            <text:p>22.9162547588348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6964500656661" calcext:value-type="float">
            <text:p>0.146964500656661</text:p>
          </table:table-cell>
          <table:table-cell office:value-type="float" office:value="0.147023087029315" calcext:value-type="float">
            <text:p>0.147023087029315</text:p>
          </table:table-cell>
          <table:table-cell office:value-type="float" office:value="0.146851541307769" calcext:value-type="float">
            <text:p>0.146851541307769</text:p>
          </table:table-cell>
          <table:table-cell office:value-type="float" office:value="0.14689662156869" calcext:value-type="float">
            <text:p>0.14689662156869</text:p>
          </table:table-cell>
          <table:table-cell office:value-type="float" office:value="0.147086106558818" calcext:value-type="float">
            <text:p>0.147086106558818</text:p>
          </table:table-cell>
          <table:table-cell office:value-type="float" office:value="0.147108522605106" calcext:value-type="float">
            <text:p>0.147108522605106</text:p>
          </table:table-cell>
          <table:table-cell office:value-type="float" office:value="0.147090529590076" calcext:value-type="float">
            <text:p>0.147090529590076</text:p>
          </table:table-cell>
          <table:table-cell office:value-type="float" office:value="0.147205269269885" calcext:value-type="float">
            <text:p>0.147205269269885</text:p>
          </table:table-cell>
          <table:table-cell office:value-type="float" office:value="0.147108909099088" calcext:value-type="float">
            <text:p>0.147108909099088</text:p>
          </table:table-cell>
          <table:table-cell office:value-type="float" office:value="0.147057814676858" calcext:value-type="float">
            <text:p>0.147057814676858</text:p>
          </table:table-cell>
          <table:table-cell office:value-type="float" office:value="0.146994729789743" calcext:value-type="float">
            <text:p>0.146994729789743</text:p>
          </table:table-cell>
          <table:table-cell office:value-type="float" office:value="0.146990512764717" calcext:value-type="float">
            <text:p>0.146990512764717</text:p>
          </table:table-cell>
          <table:table-cell office:value-type="float" office:value="0.147108723945228" calcext:value-type="float">
            <text:p>0.147108723945228</text:p>
          </table:table-cell>
          <table:table-cell office:value-type="float" office:value="0.147111711398498" calcext:value-type="float">
            <text:p>0.147111711398498</text:p>
          </table:table-cell>
          <table:table-cell office:value-type="float" office:value="0.147156471321249" calcext:value-type="float">
            <text:p>0.147156471321249</text:p>
          </table:table-cell>
          <table:table-cell office:value-type="float" office:value="0.146946169127909" calcext:value-type="float">
            <text:p>0.146946169127909</text:p>
          </table:table-cell>
          <table:table-cell office:value-type="float" office:value="0.146967990122213" calcext:value-type="float">
            <text:p>0.146967990122213</text:p>
          </table:table-cell>
          <table:table-cell office:value-type="float" office:value="0.147114362316847" calcext:value-type="float">
            <text:p>0.147114362316847</text:p>
          </table:table-cell>
          <table:table-cell office:value-type="float" office:value="0.14704932943257" calcext:value-type="float">
            <text:p>0.14704932943257</text:p>
          </table:table-cell>
          <table:table-cell office:value-type="float" office:value="0.147061435811699" calcext:value-type="float">
            <text:p>0.147061435811699</text:p>
          </table:table-cell>
          <table:table-cell office:value-type="float" office:value="0.147133178929325" calcext:value-type="float">
            <text:p>0.147133178929325</text:p>
          </table:table-cell>
          <table:table-cell office:value-type="float" office:value="0.146991119814116" calcext:value-type="float">
            <text:p>0.146991119814116</text:p>
          </table:table-cell>
          <table:table-cell office:value-type="float" office:value="0.14706726977602" calcext:value-type="float">
            <text:p>0.14706726977602</text:p>
          </table:table-cell>
          <table:table-cell office:value-type="float" office:value="0.147121439309722" calcext:value-type="float">
            <text:p>0.147121439309722</text:p>
          </table:table-cell>
          <table:table-cell office:value-type="float" office:value="0.147194192637902" calcext:value-type="float">
            <text:p>0.147194192637902</text:p>
          </table:table-cell>
          <table:table-cell office:value-type="float" office:value="0.146966674260256" calcext:value-type="float">
            <text:p>0.146966674260256</text:p>
          </table:table-cell>
          <table:table-cell office:value-type="float" office:value="0.147053264811251" calcext:value-type="float">
            <text:p>0.147053264811251</text:p>
          </table:table-cell>
          <table:table-cell office:value-type="float" office:value="0.147100409819274" calcext:value-type="float">
            <text:p>0.147100409819274</text:p>
          </table:table-cell>
          <table:table-cell office:value-type="float" office:value="0.14691788789405" calcext:value-type="float">
            <text:p>0.14691788789405</text:p>
          </table:table-cell>
          <table:table-cell office:value-type="float" office:value="0.146977358624558" calcext:value-type="float">
            <text:p>0.146977358624558</text:p>
          </table:table-cell>
          <table:table-cell office:value-type="float" office:value="0.147010312799761" calcext:value-type="float">
            <text:p>0.147010312799761</text:p>
          </table:table-cell>
          <table:table-cell office:value-type="float" office:value="0.147064609210234" calcext:value-type="float">
            <text:p>0.147064609210234</text:p>
          </table:table-cell>
          <table:table-cell office:value-type="float" office:value="0.147063591694797" calcext:value-type="float">
            <text:p>0.147063591694797</text:p>
          </table:table-cell>
          <table:table-cell office:value-type="float" office:value="0.146934080777175" calcext:value-type="float">
            <text:p>0.146934080777175</text:p>
          </table:table-cell>
          <table:table-cell office:value-type="float" office:value="0.147030912744098" calcext:value-type="float">
            <text:p>0.147030912744098</text:p>
          </table:table-cell>
          <table:table-cell office:value-type="float" office:value="0.147025588342722" calcext:value-type="float">
            <text:p>0.147025588342722</text:p>
          </table:table-cell>
          <table:table-cell office:value-type="float" office:value="0.146981753012329" calcext:value-type="float">
            <text:p>0.146981753012329</text:p>
          </table:table-cell>
          <table:table-cell office:value-type="float" office:value="0.146891917148791" calcext:value-type="float">
            <text:p>0.146891917148791</text:p>
          </table:table-cell>
          <table:table-cell office:value-type="float" office:value="0.147163183985806" calcext:value-type="float">
            <text:p>0.147163183985806</text:p>
          </table:table-cell>
          <table:table-cell office:value-type="float" office:value="0.146971490313866" calcext:value-type="float">
            <text:p>0.146971490313866</text:p>
          </table:table-cell>
          <table:table-cell office:value-type="float" office:value="0.146950434709795" calcext:value-type="float">
            <text:p>0.146950434709795</text:p>
          </table:table-cell>
          <table:table-cell office:value-type="float" office:value="0.146977730884598" calcext:value-type="float">
            <text:p>0.146977730884598</text:p>
          </table:table-cell>
          <table:table-cell office:value-type="float" office:value="0.147072132717039" calcext:value-type="float">
            <text:p>0.147072132717039</text:p>
          </table:table-cell>
          <table:table-cell office:value-type="float" office:value="0.147001040874121" calcext:value-type="float">
            <text:p>0.147001040874121</text:p>
          </table:table-cell>
          <table:table-cell office:value-type="float" office:value="0.147152863480284" calcext:value-type="float">
            <text:p>0.147152863480284</text:p>
          </table:table-cell>
          <table:table-cell office:value-type="float" office:value="0.147151237579737" calcext:value-type="float">
            <text:p>0.147151237579737</text:p>
          </table:table-cell>
          <table:table-cell office:value-type="float" office:value="0.147116790692386" calcext:value-type="float">
            <text:p>0.147116790692386</text:p>
          </table:table-cell>
          <table:table-cell office:value-type="float" office:value="0.147072223106831" calcext:value-type="float">
            <text:p>0.147072223106831</text:p>
          </table:table-cell>
          <table:table-cell office:value-type="float" office:value="0.147000497231657" calcext:value-type="float">
            <text:p>0.147000497231657</text:p>
          </table:table-cell>
          <table:table-cell office:value-type="float" office:value="0.147111939825911" calcext:value-type="float">
            <text:p>0.147111939825911</text:p>
          </table:table-cell>
          <table:table-cell office:value-type="float" office:value="0.147054172482679" calcext:value-type="float">
            <text:p>0.147054172482679</text:p>
          </table:table-cell>
          <table:table-cell office:value-type="float" office:value="0.147091994107975" calcext:value-type="float">
            <text:p>0.147091994107975</text:p>
          </table:table-cell>
          <table:table-cell office:value-type="float" office:value="0.147004350059475" calcext:value-type="float">
            <text:p>0.147004350059475</text:p>
          </table:table-cell>
          <table:table-cell office:value-type="float" office:value="0.147345138689323" calcext:value-type="float">
            <text:p>0.147345138689323</text:p>
          </table:table-cell>
          <table:table-cell office:value-type="float" office:value="0.147143080613324" calcext:value-type="float">
            <text:p>0.147143080613324</text:p>
          </table:table-cell>
          <table:table-cell office:value-type="float" office:value="0.147296856458443" calcext:value-type="float">
            <text:p>0.147296856458443</text:p>
          </table:table-cell>
          <table:table-cell office:value-type="float" office:value="0.147101068894035" calcext:value-type="float">
            <text:p>0.147101068894035</text:p>
          </table:table-cell>
          <table:table-cell office:value-type="float" office:value="0.147169507380089" calcext:value-type="float">
            <text:p>0.147169507380089</text:p>
          </table:table-cell>
          <table:table-cell office:value-type="float" office:value="0.146939414419142" calcext:value-type="float">
            <text:p>0.146939414419142</text:p>
          </table:table-cell>
          <table:table-cell office:value-type="float" office:value="0.147155169334448" calcext:value-type="float">
            <text:p>0.147155169334448</text:p>
          </table:table-cell>
          <table:table-cell office:value-type="float" office:value="0.147293385725879" calcext:value-type="float">
            <text:p>0.147293385725879</text:p>
          </table:table-cell>
          <table:table-cell office:value-type="float" office:value="0.147096215878582" calcext:value-type="float">
            <text:p>0.147096215878582</text:p>
          </table:table-cell>
          <table:table-cell office:value-type="float" office:value="0.147083009397436" calcext:value-type="float">
            <text:p>0.147083009397436</text:p>
          </table:table-cell>
          <table:table-cell office:value-type="float" office:value="0.147126498949843" calcext:value-type="float">
            <text:p>0.147126498949843</text:p>
          </table:table-cell>
          <table:table-cell office:value-type="float" office:value="0.146982895225474" calcext:value-type="float">
            <text:p>0.146982895225474</text:p>
          </table:table-cell>
          <table:table-cell office:value-type="float" office:value="0.147061526358382" calcext:value-type="float">
            <text:p>0.147061526358382</text:p>
          </table:table-cell>
          <table:table-cell office:value-type="float" office:value="0.147098925451826" calcext:value-type="float">
            <text:p>0.147098925451826</text:p>
          </table:table-cell>
          <table:table-cell office:value-type="float" office:value="0.147218260697046" calcext:value-type="float">
            <text:p>0.147218260697046</text:p>
          </table:table-cell>
          <table:table-cell office:value-type="float" office:value="0.147121667886775" calcext:value-type="float">
            <text:p>0.147121667886775</text:p>
          </table:table-cell>
          <table:table-cell office:value-type="float" office:value="0.146974400954206" calcext:value-type="float">
            <text:p>0.146974400954206</text:p>
          </table:table-cell>
          <table:table-cell office:value-type="float" office:value="0.146352017447706" calcext:value-type="float">
            <text:p>0.146352017447706</text:p>
          </table:table-cell>
          <table:table-cell office:value-type="float" office:value="0.14640142208727" calcext:value-type="float">
            <text:p>0.14640142208727</text:p>
          </table:table-cell>
          <table:table-cell office:value-type="float" office:value="0.146645623937599" calcext:value-type="float">
            <text:p>0.146645623937599</text:p>
          </table:table-cell>
          <table:table-cell office:value-type="float" office:value="0.14703273218389" calcext:value-type="float">
            <text:p>0.14703273218389</text:p>
          </table:table-cell>
          <table:table-cell office:value-type="float" office:value="0.147088829452178" calcext:value-type="float">
            <text:p>0.147088829452178</text:p>
          </table:table-cell>
          <table:table-cell office:value-type="float" office:value="0.147404788048983" calcext:value-type="float">
            <text:p>0.147404788048983</text:p>
          </table:table-cell>
          <table:table-cell office:value-type="float" office:value="0.1475876927986" calcext:value-type="float">
            <text:p>0.1475876927986</text:p>
          </table:table-cell>
          <table:table-cell office:value-type="float" office:value="0.14752505284275" calcext:value-type="float">
            <text:p>0.14752505284275</text:p>
          </table:table-cell>
          <table:table-cell office:value-type="float" office:value="0.146249737094673" calcext:value-type="float">
            <text:p>0.146249737094673</text:p>
          </table:table-cell>
          <table:table-cell office:value-type="float" office:value="0.142139292136309" calcext:value-type="float">
            <text:p>0.142139292136309</text:p>
          </table:table-cell>
          <table:table-cell office:value-type="float" office:value="0.164061986521803" calcext:value-type="float">
            <text:p>0.164061986521803</text:p>
          </table:table-cell>
          <table:table-cell office:value-type="float" office:value="0.207658484847102" calcext:value-type="float">
            <text:p>0.207658484847102</text:p>
          </table:table-cell>
          <table:table-cell office:value-type="float" office:value="0.192728812948278" calcext:value-type="float">
            <text:p>0.192728812948278</text:p>
          </table:table-cell>
          <table:table-cell office:value-type="float" office:value="0.192078825414025" calcext:value-type="float">
            <text:p>0.192078825414025</text:p>
          </table:table-cell>
          <table:table-cell office:value-type="float" office:value="0.194424293274182" calcext:value-type="float">
            <text:p>0.194424293274182</text:p>
          </table:table-cell>
          <table:table-cell office:value-type="float" office:value="0.195631512237371" calcext:value-type="float">
            <text:p>0.195631512237371</text:p>
          </table:table-cell>
          <table:table-cell office:value-type="float" office:value="0.193610176208085" calcext:value-type="float">
            <text:p>0.193610176208085</text:p>
          </table:table-cell>
          <table:table-cell office:value-type="float" office:value="0.194725444220856" calcext:value-type="float">
            <text:p>0.194725444220856</text:p>
          </table:table-cell>
          <table:table-cell office:value-type="float" office:value="0.19906270840677" calcext:value-type="float">
            <text:p>0.19906270840677</text:p>
          </table:table-cell>
          <table:table-cell office:value-type="float" office:value="0.203786086488245" calcext:value-type="float">
            <text:p>0.203786086488245</text:p>
          </table:table-cell>
          <table:table-cell office:value-type="float" office:value="0.203916749661166" calcext:value-type="float">
            <text:p>0.203916749661166</text:p>
          </table:table-cell>
          <table:table-cell office:value-type="float" office:value="0.199696632120019" calcext:value-type="float">
            <text:p>0.199696632120019</text:p>
          </table:table-cell>
          <table:table-cell office:value-type="float" office:value="0.191403640954216" calcext:value-type="float">
            <text:p>0.191403640954216</text:p>
          </table:table-cell>
          <table:table-cell office:value-type="float" office:value="0.186676266255447" calcext:value-type="float">
            <text:p>0.186676266255447</text:p>
          </table:table-cell>
          <table:table-cell office:value-type="float" office:value="0.184780875455803" calcext:value-type="float">
            <text:p>0.184780875455803</text:p>
          </table:table-cell>
          <table:table-cell office:value-type="float" office:value="0.185854438092003" calcext:value-type="float">
            <text:p>0.185854438092003</text:p>
          </table:table-cell>
          <table:table-cell office:value-type="float" office:value="0.188070586341057" calcext:value-type="float">
            <text:p>0.188070586341057</text:p>
          </table:table-cell>
          <table:table-cell office:value-type="float" office:value="0.198821231475513" calcext:value-type="float">
            <text:p>0.198821231475513</text:p>
          </table:table-cell>
          <table:table-cell office:value-type="float" office:value="0.200422064247373" calcext:value-type="float">
            <text:p>0.200422064247373</text:p>
          </table:table-cell>
          <table:table-cell office:value-type="float" office:value="0.199285586983028" calcext:value-type="float">
            <text:p>0.199285586983028</text:p>
          </table:table-cell>
          <table:table-cell office:value-type="float" office:value="0.14572021071252" calcext:value-type="float">
            <text:p>0.14572021071252</text:p>
          </table:table-cell>
          <table:table-cell office:value-type="float" office:value="0.142581310685893" calcext:value-type="float">
            <text:p>0.142581310685893</text:p>
          </table:table-cell>
          <table:table-cell office:value-type="float" office:value="0.137326506835942" calcext:value-type="float">
            <text:p>0.137326506835942</text:p>
          </table:table-cell>
          <table:table-cell office:value-type="float" office:value="0.129583619107907" calcext:value-type="float">
            <text:p>0.129583619107907</text:p>
          </table:table-cell>
          <table:table-cell office:value-type="float" office:value="0.122964264579397" calcext:value-type="float">
            <text:p>0.122964264579397</text:p>
          </table:table-cell>
          <table:table-cell office:value-type="float" office:value="0.122560636651061" calcext:value-type="float">
            <text:p>0.122560636651061</text:p>
          </table:table-cell>
          <table:table-cell office:value-type="float" office:value="0.123163220976619" calcext:value-type="float">
            <text:p>0.123163220976619</text:p>
          </table:table-cell>
          <table:table-cell office:value-type="float" office:value="0.13934446967458" calcext:value-type="float">
            <text:p>0.13934446967458</text:p>
          </table:table-cell>
          <table:table-cell office:value-type="float" office:value="0.141725658854069" calcext:value-type="float">
            <text:p>0.141725658854069</text:p>
          </table:table-cell>
          <table:table-cell office:value-type="float" office:value="0.147279739929893" calcext:value-type="float">
            <text:p>0.147279739929893</text:p>
          </table:table-cell>
          <table:table-cell office:value-type="float" office:value="0.153077867959188" calcext:value-type="float">
            <text:p>0.153077867959188</text:p>
          </table:table-cell>
          <table:table-cell office:value-type="float" office:value="0.157732804503337" calcext:value-type="float">
            <text:p>0.157732804503337</text:p>
          </table:table-cell>
          <table:table-cell office:value-type="float" office:value="0.16053114808381" calcext:value-type="float">
            <text:p>0.16053114808381</text:p>
          </table:table-cell>
          <table:table-cell office:value-type="float" office:value="0.162724130641764" calcext:value-type="float">
            <text:p>0.162724130641764</text:p>
          </table:table-cell>
          <table:table-cell office:value-type="float" office:value="0.162845047327412" calcext:value-type="float">
            <text:p>0.162845047327412</text:p>
          </table:table-cell>
          <table:table-cell office:value-type="float" office:value="0.162733123763751" calcext:value-type="float">
            <text:p>0.162733123763751</text:p>
          </table:table-cell>
          <table:table-cell office:value-type="float" office:value="0.158347527654517" calcext:value-type="float">
            <text:p>0.158347527654517</text:p>
          </table:table-cell>
          <table:table-cell office:value-type="float" office:value="0.149565168076266" calcext:value-type="float">
            <text:p>0.149565168076266</text:p>
          </table:table-cell>
          <table:table-cell office:value-type="float" office:value="0.142577448845979" calcext:value-type="float">
            <text:p>0.142577448845979</text:p>
          </table:table-cell>
          <table:table-cell office:value-type="float" office:value="0.204728713947145" calcext:value-type="float">
            <text:p>0.204728713947145</text:p>
          </table:table-cell>
          <table:table-cell office:value-type="float" office:value="0.205815376219655" calcext:value-type="float">
            <text:p>0.205815376219655</text:p>
          </table:table-cell>
          <table:table-cell office:value-type="float" office:value="0.209975102428447" calcext:value-type="float">
            <text:p>0.209975102428447</text:p>
          </table:table-cell>
          <table:table-cell office:value-type="float" office:value="0.209611347849111" calcext:value-type="float">
            <text:p>0.209611347849111</text:p>
          </table:table-cell>
          <table:table-cell office:value-type="float" office:value="0.209614387998153" calcext:value-type="float">
            <text:p>0.209614387998153</text:p>
          </table:table-cell>
          <table:table-cell office:value-type="float" office:value="0.209471126252943" calcext:value-type="float">
            <text:p>0.209471126252943</text:p>
          </table:table-cell>
          <table:table-cell office:value-type="float" office:value="0.206998011740784" calcext:value-type="float">
            <text:p>0.206998011740784</text:p>
          </table:table-cell>
          <table:table-cell office:value-type="float" office:value="0.214409837834085" calcext:value-type="float">
            <text:p>0.214409837834085</text:p>
          </table:table-cell>
          <table:table-cell office:value-type="float" office:value="0.208475474347929" calcext:value-type="float">
            <text:p>0.208475474347929</text:p>
          </table:table-cell>
          <table:table-cell office:value-type="float" office:value="0.201164048740847" calcext:value-type="float">
            <text:p>0.201164048740847</text:p>
          </table:table-cell>
          <table:table-cell office:value-type="float" office:value="0.199343814260027" calcext:value-type="float">
            <text:p>0.199343814260027</text:p>
          </table:table-cell>
          <table:table-cell office:value-type="float" office:value="0.200783295825064" calcext:value-type="float">
            <text:p>0.200783295825064</text:p>
          </table:table-cell>
          <table:table-cell office:value-type="float" office:value="0.203001258351697" calcext:value-type="float">
            <text:p>0.203001258351697</text:p>
          </table:table-cell>
          <table:table-cell office:value-type="float" office:value="0.20525475272762" calcext:value-type="float">
            <text:p>0.20525475272762</text:p>
          </table:table-cell>
          <table:table-cell office:value-type="float" office:value="0.205509274245562" calcext:value-type="float">
            <text:p>0.205509274245562</text:p>
          </table:table-cell>
          <table:table-cell office:value-type="float" office:value="0.208788204839161" calcext:value-type="float">
            <text:p>0.208788204839161</text:p>
          </table:table-cell>
          <table:table-cell office:value-type="float" office:value="0.208519700163919" calcext:value-type="float">
            <text:p>0.208519700163919</text:p>
          </table:table-cell>
          <table:table-cell office:value-type="float" office:value="0.217234728218075" calcext:value-type="float">
            <text:p>0.217234728218075</text:p>
          </table:table-cell>
          <table:table-cell office:value-type="float" office:value="0.140789294231586" calcext:value-type="float">
            <text:p>0.140789294231586</text:p>
          </table:table-cell>
          <table:table-cell office:value-type="float" office:value="0.135125906079859" calcext:value-type="float">
            <text:p>0.135125906079859</text:p>
          </table:table-cell>
          <table:table-cell office:value-type="float" office:value="0.129051285432365" calcext:value-type="float">
            <text:p>0.129051285432365</text:p>
          </table:table-cell>
          <table:table-cell office:value-type="float" office:value="0.119727403564216" calcext:value-type="float">
            <text:p>0.119727403564216</text:p>
          </table:table-cell>
          <table:table-cell office:value-type="float" office:value="0.1210945937455" calcext:value-type="float">
            <text:p>0.1210945937455</text:p>
          </table:table-cell>
          <table:table-cell office:value-type="float" office:value="0.121870172340017" calcext:value-type="float">
            <text:p>0.121870172340017</text:p>
          </table:table-cell>
          <table:table-cell office:value-type="float" office:value="0.122316819648421" calcext:value-type="float">
            <text:p>0.122316819648421</text:p>
          </table:table-cell>
          <table:table-cell office:value-type="float" office:value="0.124955819474714" calcext:value-type="float">
            <text:p>0.124955819474714</text:p>
          </table:table-cell>
          <table:table-cell office:value-type="float" office:value="0.130094049317613" calcext:value-type="float">
            <text:p>0.130094049317613</text:p>
          </table:table-cell>
          <table:table-cell office:value-type="float" office:value="0.135139313527782" calcext:value-type="float">
            <text:p>0.135139313527782</text:p>
          </table:table-cell>
          <table:table-cell office:value-type="float" office:value="0.135657045996462" calcext:value-type="float">
            <text:p>0.135657045996462</text:p>
          </table:table-cell>
          <table:table-cell office:value-type="float" office:value="0.141849140259645" calcext:value-type="float">
            <text:p>0.141849140259645</text:p>
          </table:table-cell>
          <table:table-cell office:value-type="float" office:value="0.152760573912096" calcext:value-type="float">
            <text:p>0.152760573912096</text:p>
          </table:table-cell>
          <table:table-cell office:value-type="float" office:value="0.1557039532406" calcext:value-type="float">
            <text:p>0.1557039532406</text:p>
          </table:table-cell>
          <table:table-cell office:value-type="float" office:value="0.159125083454584" calcext:value-type="float">
            <text:p>0.159125083454584</text:p>
          </table:table-cell>
          <table:table-cell office:value-type="float" office:value="0.155985306992035" calcext:value-type="float">
            <text:p>0.155985306992035</text:p>
          </table:table-cell>
          <table:table-cell office:value-type="float" office:value="0.146209753879877" calcext:value-type="float">
            <text:p>0.146209753879877</text:p>
          </table:table-cell>
          <table:table-cell office:value-type="float" office:value="0.142231765354356" calcext:value-type="float">
            <text:p>0.142231765354356</text:p>
          </table:table-cell>
          <table:table-cell office:value-type="float" office:value="0.135333928174652" calcext:value-type="float">
            <text:p>0.135333928174652</text:p>
          </table:table-cell>
          <table:table-cell office:value-type="float" office:value="0.207160240373105" calcext:value-type="float">
            <text:p>0.207160240373105</text:p>
          </table:table-cell>
          <table:table-cell office:value-type="float" office:value="0.207427603146217" calcext:value-type="float">
            <text:p>0.207427603146217</text:p>
          </table:table-cell>
          <table:table-cell office:value-type="float" office:value="0.207249409876463" calcext:value-type="float">
            <text:p>0.207249409876463</text:p>
          </table:table-cell>
          <table:table-cell office:value-type="float" office:value="0.212005485841167" calcext:value-type="float">
            <text:p>0.212005485841167</text:p>
          </table:table-cell>
          <table:table-cell office:value-type="float" office:value="0.209156686045125" calcext:value-type="float">
            <text:p>0.209156686045125</text:p>
          </table:table-cell>
          <table:table-cell office:value-type="float" office:value="0.209206209333057" calcext:value-type="float">
            <text:p>0.209206209333057</text:p>
          </table:table-cell>
          <table:table-cell office:value-type="float" office:value="0.204229178360587" calcext:value-type="float">
            <text:p>0.204229178360587</text:p>
          </table:table-cell>
          <table:table-cell office:value-type="float" office:value="0.213363964058051" calcext:value-type="float">
            <text:p>0.213363964058051</text:p>
          </table:table-cell>
          <table:table-cell office:value-type="float" office:value="0.209681157978312" calcext:value-type="float">
            <text:p>0.209681157978312</text:p>
          </table:table-cell>
          <table:table-cell office:value-type="float" office:value="0.202248588100113" calcext:value-type="float">
            <text:p>0.202248588100113</text:p>
          </table:table-cell>
          <table:table-cell office:value-type="float" office:value="0.216053898440187" calcext:value-type="float">
            <text:p>0.216053898440187</text:p>
          </table:table-cell>
          <table:table-cell office:value-type="float" office:value="0.154609146103276" calcext:value-type="float">
            <text:p>0.154609146103276</text:p>
          </table:table-cell>
          <table:table-cell office:value-type="float" office:value="0.148989121575782" calcext:value-type="float">
            <text:p>0.148989121575782</text:p>
          </table:table-cell>
          <table:table-cell office:value-type="float" office:value="0.136544976107006" calcext:value-type="float">
            <text:p>0.136544976107006</text:p>
          </table:table-cell>
          <table:table-cell office:value-type="float" office:value="0.129829435143393" calcext:value-type="float">
            <text:p>0.129829435143393</text:p>
          </table:table-cell>
          <table:table-cell office:value-type="float" office:value="0.133947569044999" calcext:value-type="float">
            <text:p>0.133947569044999</text:p>
          </table:table-cell>
          <table:table-cell office:value-type="float" office:value="0.13215907673046" calcext:value-type="float">
            <text:p>0.13215907673046</text:p>
          </table:table-cell>
          <table:table-cell office:value-type="float" office:value="0.142284017347549" calcext:value-type="float">
            <text:p>0.142284017347549</text:p>
          </table:table-cell>
          <table:table-cell office:value-type="float" office:value="0.151265455483861" calcext:value-type="float">
            <text:p>0.151265455483861</text:p>
          </table:table-cell>
          <table:table-cell office:value-type="float" office:value="0.163669621900649" calcext:value-type="float">
            <text:p>0.163669621900649</text:p>
          </table:table-cell>
          <table:table-cell office:value-type="float" office:value="0.1737313349899" calcext:value-type="float">
            <text:p>0.1737313349899</text:p>
          </table:table-cell>
          <table:table-cell office:value-type="float" office:value="0.177568578499582" calcext:value-type="float">
            <text:p>0.177568578499582</text:p>
          </table:table-cell>
          <table:table-cell office:value-type="float" office:value="0.145831558328376" calcext:value-type="float">
            <text:p>0.145831558328376</text:p>
          </table:table-cell>
          <table:table-cell office:value-type="float" office:value="0.157871236496613" calcext:value-type="float">
            <text:p>0.157871236496613</text:p>
          </table:table-cell>
          <table:table-cell office:value-type="float" office:value="0.212973416625121" calcext:value-type="float">
            <text:p>0.212973416625121</text:p>
          </table:table-cell>
          <table:table-cell office:value-type="float" office:value="0.21365840891575" calcext:value-type="float">
            <text:p>0.21365840891575</text:p>
          </table:table-cell>
          <table:table-cell office:value-type="float" office:value="0.207079797844849" calcext:value-type="float">
            <text:p>0.207079797844849</text:p>
          </table:table-cell>
          <table:table-cell office:value-type="float" office:value="0.208103470860823" calcext:value-type="float">
            <text:p>0.208103470860823</text:p>
          </table:table-cell>
          <table:table-cell office:value-type="float" office:value="0.145966679889029" calcext:value-type="float">
            <text:p>0.145966679889029</text:p>
          </table:table-cell>
          <table:table-cell office:value-type="float" office:value="0.132173293040709" calcext:value-type="float">
            <text:p>0.132173293040709</text:p>
          </table:table-cell>
          <table:table-cell office:value-type="float" office:value="0.125390816335807" calcext:value-type="float">
            <text:p>0.125390816335807</text:p>
          </table:table-cell>
          <table:table-cell office:value-type="float" office:value="0.124460438381073" calcext:value-type="float">
            <text:p>0.124460438381073</text:p>
          </table:table-cell>
          <table:table-cell office:value-type="float" office:value="0.127645168248553" calcext:value-type="float">
            <text:p>0.127645168248553</text:p>
          </table:table-cell>
          <table:table-cell office:value-type="float" office:value="0.135297383776557" calcext:value-type="float">
            <text:p>0.135297383776557</text:p>
          </table:table-cell>
          <table:table-cell office:value-type="float" office:value="0.145755660557029" calcext:value-type="float">
            <text:p>0.145755660557029</text:p>
          </table:table-cell>
          <table:table-cell office:value-type="float" office:value="0.161799760350437" calcext:value-type="float">
            <text:p>0.161799760350437</text:p>
          </table:table-cell>
          <table:table-cell office:value-type="float" office:value="0.164545602878657" calcext:value-type="float">
            <text:p>0.164545602878657</text:p>
          </table:table-cell>
          <table:table-cell office:value-type="float" office:value="0.165659472625779" calcext:value-type="float">
            <text:p>0.165659472625779</text:p>
          </table:table-cell>
          <table:table-cell office:value-type="float" office:value="0.159930755276597" calcext:value-type="float">
            <text:p>0.159930755276597</text:p>
          </table:table-cell>
          <table:table-cell office:value-type="float" office:value="0.154376821436144" calcext:value-type="float">
            <text:p>0.154376821436144</text:p>
          </table:table-cell>
          <table:table-cell office:value-type="float" office:value="0.146362568648483" calcext:value-type="float">
            <text:p>0.146362568648483</text:p>
          </table:table-cell>
          <table:table-cell office:value-type="float" office:value="0.134868799613745" calcext:value-type="float">
            <text:p>0.134868799613745</text:p>
          </table:table-cell>
          <table:table-cell office:value-type="float" office:value="0.134947469305695" calcext:value-type="float">
            <text:p>0.134947469305695</text:p>
          </table:table-cell>
          <table:table-cell office:value-type="float" office:value="0.147012973613556" calcext:value-type="float">
            <text:p>0.147012973613556</text:p>
          </table:table-cell>
          <table:table-cell office:value-type="float" office:value="0.205444636458699" calcext:value-type="float">
            <text:p>0.205444636458699</text:p>
          </table:table-cell>
          <table:table-cell office:value-type="float" office:value="0.210357506862034" calcext:value-type="float">
            <text:p>0.210357506862034</text:p>
          </table:table-cell>
          <table:table-cell office:value-type="float" office:value="0.211669224799152" calcext:value-type="float">
            <text:p>0.211669224799152</text:p>
          </table:table-cell>
          <table:table-cell office:value-type="float" office:value="0.208631638741905" calcext:value-type="float">
            <text:p>0.208631638741905</text:p>
          </table:table-cell>
          <table:table-cell office:value-type="float" office:value="0.210770717208284" calcext:value-type="float">
            <text:p>0.210770717208284</text:p>
          </table:table-cell>
          <table:table-cell office:value-type="float" office:value="0.210068628671011" calcext:value-type="float">
            <text:p>0.210068628671011</text:p>
          </table:table-cell>
          <table:table-cell office:value-type="float" office:value="0.206858172759362" calcext:value-type="float">
            <text:p>0.206858172759362</text:p>
          </table:table-cell>
          <table:table-cell office:value-type="float" office:value="0.210113609622825" calcext:value-type="float">
            <text:p>0.210113609622825</text:p>
          </table:table-cell>
          <table:table-cell office:value-type="float" office:value="0.22360341713919" calcext:value-type="float">
            <text:p>0.22360341713919</text:p>
          </table:table-cell>
          <table:table-cell office:value-type="float" office:value="0.211999712148191" calcext:value-type="float">
            <text:p>0.211999712148191</text:p>
          </table:table-cell>
          <table:table-cell office:value-type="float" office:value="0.206930060535441" calcext:value-type="float">
            <text:p>0.206930060535441</text:p>
          </table:table-cell>
          <table:table-cell office:value-type="float" office:value="0.2047121073702" calcext:value-type="float">
            <text:p>0.2047121073702</text:p>
          </table:table-cell>
          <table:table-cell office:value-type="float" office:value="0.205199670397432" calcext:value-type="float">
            <text:p>0.205199670397432</text:p>
          </table:table-cell>
          <table:table-cell office:value-type="float" office:value="0.214467003970159" calcext:value-type="float">
            <text:p>0.214467003970159</text:p>
          </table:table-cell>
          <table:table-cell office:value-type="float" office:value="0.215634061764307" calcext:value-type="float">
            <text:p>0.215634061764307</text:p>
          </table:table-cell>
          <table:table-cell office:value-type="float" office:value="0.214266029336491" calcext:value-type="float">
            <text:p>0.214266029336491</text:p>
          </table:table-cell>
          <table:table-cell office:value-type="float" office:value="0.212808407553904" calcext:value-type="float">
            <text:p>0.212808407553904</text:p>
          </table:table-cell>
          <table:table-cell office:value-type="float" office:value="0.213522432980511" calcext:value-type="float">
            <text:p>0.213522432980511</text:p>
          </table:table-cell>
          <table:table-cell office:value-type="float" office:value="0.14280400409713" calcext:value-type="float">
            <text:p>0.14280400409713</text:p>
          </table:table-cell>
          <table:table-cell office:value-type="float" office:value="0.139845474212599" calcext:value-type="float">
            <text:p>0.139845474212599</text:p>
          </table:table-cell>
          <table:table-cell office:value-type="float" office:value="0.130329366040803" calcext:value-type="float">
            <text:p>0.130329366040803</text:p>
          </table:table-cell>
          <table:table-cell office:value-type="float" office:value="0.131167995139643" calcext:value-type="float">
            <text:p>0.131167995139643</text:p>
          </table:table-cell>
          <table:table-cell office:value-type="float" office:value="0.12819536453994" calcext:value-type="float">
            <text:p>0.12819536453994</text:p>
          </table:table-cell>
          <table:table-cell office:value-type="float" office:value="0.128985814254779" calcext:value-type="float">
            <text:p>0.128985814254779</text:p>
          </table:table-cell>
          <table:table-cell office:value-type="float" office:value="0.13263808441435" calcext:value-type="float">
            <text:p>0.13263808441435</text:p>
          </table:table-cell>
          <table:table-cell office:value-type="float" office:value="0.141356429630211" calcext:value-type="float">
            <text:p>0.141356429630211</text:p>
          </table:table-cell>
          <table:table-cell office:value-type="float" office:value="0.145886773528133" calcext:value-type="float">
            <text:p>0.145886773528133</text:p>
          </table:table-cell>
          <table:table-cell office:value-type="float" office:value="0.156288895508433" calcext:value-type="float">
            <text:p>0.156288895508433</text:p>
          </table:table-cell>
          <table:table-cell office:value-type="float" office:value="0.167853696921415" calcext:value-type="float">
            <text:p>0.167853696921415</text:p>
          </table:table-cell>
          <table:table-cell office:value-type="float" office:value="0.17471577406747" calcext:value-type="float">
            <text:p>0.17471577406747</text:p>
          </table:table-cell>
          <table:table-cell office:value-type="float" office:value="0.161310828557072" calcext:value-type="float">
            <text:p>0.161310828557072</text:p>
          </table:table-cell>
          <table:table-cell office:value-type="float" office:value="0.15241486034726" calcext:value-type="float">
            <text:p>0.15241486034726</text:p>
          </table:table-cell>
          <table:table-cell office:value-type="float" office:value="0.153020719028363" calcext:value-type="float">
            <text:p>0.153020719028363</text:p>
          </table:table-cell>
          <table:table-cell office:value-type="float" office:value="0.152430411439701" calcext:value-type="float">
            <text:p>0.152430411439701</text:p>
          </table:table-cell>
          <table:table-cell office:value-type="float" office:value="0.207297794537894" calcext:value-type="float">
            <text:p>0.207297794537894</text:p>
          </table:table-cell>
          <table:table-cell office:value-type="float" office:value="0.208531586288227" calcext:value-type="float">
            <text:p>0.208531586288227</text:p>
          </table:table-cell>
          <table:table-cell office:value-type="float" office:value="0.198577108340067" calcext:value-type="float">
            <text:p>0.198577108340067</text:p>
          </table:table-cell>
          <table:table-cell office:value-type="float" office:value="0.194070774041821" calcext:value-type="float">
            <text:p>0.194070774041821</text:p>
          </table:table-cell>
          <table:table-cell office:value-type="float" office:value="0.195564974126177" calcext:value-type="float">
            <text:p>0.195564974126177</text:p>
          </table:table-cell>
          <table:table-cell office:value-type="float" office:value="0.197133624737248" calcext:value-type="float">
            <text:p>0.197133624737248</text:p>
          </table:table-cell>
          <table:table-cell office:value-type="float" office:value="0.200100041399233" calcext:value-type="float">
            <text:p>0.200100041399233</text:p>
          </table:table-cell>
          <table:table-cell office:value-type="float" office:value="0.19933341349523" calcext:value-type="float">
            <text:p>0.19933341349523</text:p>
          </table:table-cell>
          <table:table-cell office:value-type="float" office:value="0.197862237876954" calcext:value-type="float">
            <text:p>0.197862237876954</text:p>
          </table:table-cell>
          <table:table-cell office:value-type="float" office:value="0.199396127180416" calcext:value-type="float">
            <text:p>0.199396127180416</text:p>
          </table:table-cell>
          <table:table-cell office:value-type="float" office:value="0.203315640688082" calcext:value-type="float">
            <text:p>0.203315640688082</text:p>
          </table:table-cell>
          <table:table-cell office:value-type="float" office:value="0.21111544933728" calcext:value-type="float">
            <text:p>0.21111544933728</text:p>
          </table:table-cell>
          <table:table-cell office:value-type="float" office:value="0.208082670772721" calcext:value-type="float">
            <text:p>0.208082670772721</text:p>
          </table:table-cell>
          <table:table-cell office:value-type="float" office:value="0.195815783598566" calcext:value-type="float">
            <text:p>0.195815783598566</text:p>
          </table:table-cell>
          <table:table-cell office:value-type="float" office:value="0.191421687340743" calcext:value-type="float">
            <text:p>0.191421687340743</text:p>
          </table:table-cell>
          <table:table-cell office:value-type="float" office:value="0.188127460961192" calcext:value-type="float">
            <text:p>0.188127460961192</text:p>
          </table:table-cell>
          <table:table-cell office:value-type="float" office:value="0.189113763025187" calcext:value-type="float">
            <text:p>0.189113763025187</text:p>
          </table:table-cell>
          <table:table-cell office:value-type="float" office:value="0.193369427036969" calcext:value-type="float">
            <text:p>0.193369427036969</text:p>
          </table:table-cell>
          <table:table-cell office:value-type="float" office:value="0.196768350560319" calcext:value-type="float">
            <text:p>0.196768350560319</text:p>
          </table:table-cell>
          <table:table-cell office:value-type="float" office:value="0.197989433183449" calcext:value-type="float">
            <text:p>0.197989433183449</text:p>
          </table:table-cell>
          <table:table-cell office:value-type="float" office:value="0.196434787180792" calcext:value-type="float">
            <text:p>0.196434787180792</text:p>
          </table:table-cell>
          <table:table-cell office:value-type="float" office:value="0.195974162028886" calcext:value-type="float">
            <text:p>0.195974162028886</text:p>
          </table:table-cell>
          <table:table-cell office:value-type="float" office:value="0.193844770961598" calcext:value-type="float">
            <text:p>0.193844770961598</text:p>
          </table:table-cell>
          <table:table-cell office:value-type="float" office:value="0.194175653160002" calcext:value-type="float">
            <text:p>0.194175653160002</text:p>
          </table:table-cell>
          <table:table-cell office:value-type="float" office:value="0.134909326902871" calcext:value-type="float">
            <text:p>0.134909326902871</text:p>
          </table:table-cell>
          <table:table-cell office:value-type="float" office:value="0.125228590495823" calcext:value-type="float">
            <text:p>0.125228590495823</text:p>
          </table:table-cell>
          <table:table-cell office:value-type="float" office:value="0.12052608312091" calcext:value-type="float">
            <text:p>0.12052608312091</text:p>
          </table:table-cell>
          <table:table-cell office:value-type="float" office:value="0.114088426349305" calcext:value-type="float">
            <text:p>0.114088426349305</text:p>
          </table:table-cell>
          <table:table-cell office:value-type="float" office:value="0.118181299841444" calcext:value-type="float">
            <text:p>0.118181299841444</text:p>
          </table:table-cell>
          <table:table-cell office:value-type="float" office:value="0.115790655367329" calcext:value-type="float">
            <text:p>0.115790655367329</text:p>
          </table:table-cell>
          <table:table-cell office:value-type="float" office:value="0.114955911973181" calcext:value-type="float">
            <text:p>0.114955911973181</text:p>
          </table:table-cell>
          <table:table-cell office:value-type="float" office:value="0.126858827453301" calcext:value-type="float">
            <text:p>0.126858827453301</text:p>
          </table:table-cell>
          <table:table-cell office:value-type="float" office:value="0.136833901586992" calcext:value-type="float">
            <text:p>0.136833901586992</text:p>
          </table:table-cell>
          <table:table-cell office:value-type="float" office:value="0.149258835886655" calcext:value-type="float">
            <text:p>0.149258835886655</text:p>
          </table:table-cell>
          <table:table-cell office:value-type="float" office:value="0.156442705389309" calcext:value-type="float">
            <text:p>0.156442705389309</text:p>
          </table:table-cell>
          <table:table-cell office:value-type="float" office:value="0.159225890241575" calcext:value-type="float">
            <text:p>0.159225890241575</text:p>
          </table:table-cell>
          <table:table-cell office:value-type="float" office:value="0.153473561643921" calcext:value-type="float">
            <text:p>0.153473561643921</text:p>
          </table:table-cell>
          <table:table-cell office:value-type="float" office:value="0.139801737325796" calcext:value-type="float">
            <text:p>0.139801737325796</text:p>
          </table:table-cell>
          <table:table-cell office:value-type="float" office:value="0.144925431239818" calcext:value-type="float">
            <text:p>0.144925431239818</text:p>
          </table:table-cell>
          <table:table-cell office:value-type="float" office:value="0.146472904457672" calcext:value-type="float">
            <text:p>0.146472904457672</text:p>
          </table:table-cell>
          <table:table-cell office:value-type="float" office:value="0.146566787868913" calcext:value-type="float">
            <text:p>0.146566787868913</text:p>
          </table:table-cell>
          <table:table-cell office:value-type="float" office:value="0.146395565586551" calcext:value-type="float">
            <text:p>0.146395565586551</text:p>
          </table:table-cell>
          <table:table-cell office:value-type="float" office:value="0.144772375307838" calcext:value-type="float">
            <text:p>0.144772375307838</text:p>
          </table:table-cell>
          <table:table-cell office:value-type="float" office:value="0.142899752623135" calcext:value-type="float">
            <text:p>0.142899752623135</text:p>
          </table:table-cell>
          <table:table-cell office:value-type="float" office:value="0.142035340496387" calcext:value-type="float">
            <text:p>0.142035340496387</text:p>
          </table:table-cell>
          <table:table-cell office:value-type="float" office:value="0.144865954017644" calcext:value-type="float">
            <text:p>0.144865954017644</text:p>
          </table:table-cell>
          <table:table-cell office:value-type="float" office:value="0.143428263802416" calcext:value-type="float">
            <text:p>0.143428263802416</text:p>
          </table:table-cell>
          <table:table-cell office:value-type="float" office:value="0.142790949701149" calcext:value-type="float">
            <text:p>0.142790949701149</text:p>
          </table:table-cell>
          <table:table-cell office:value-type="float" office:value="0.143335044907915" calcext:value-type="float">
            <text:p>0.143335044907915</text:p>
          </table:table-cell>
          <table:table-cell office:value-type="float" office:value="0.142942322801944" calcext:value-type="float">
            <text:p>0.142942322801944</text:p>
          </table:table-cell>
          <table:table-cell office:value-type="float" office:value="0.143143318774413" calcext:value-type="float">
            <text:p>0.143143318774413</text:p>
          </table:table-cell>
          <table:table-cell office:value-type="float" office:value="0.1431462547112" calcext:value-type="float">
            <text:p>0.1431462547112</text:p>
          </table:table-cell>
          <table:table-cell office:value-type="float" office:value="0.143211494387686" calcext:value-type="float">
            <text:p>0.143211494387686</text:p>
          </table:table-cell>
          <table:table-cell office:value-type="float" office:value="0.143100149737584" calcext:value-type="float">
            <text:p>0.143100149737584</text:p>
          </table:table-cell>
          <table:table-cell office:value-type="float" office:value="0.143207905176036" calcext:value-type="float">
            <text:p>0.143207905176036</text:p>
          </table:table-cell>
          <table:table-cell office:value-type="float" office:value="0.143246016928916" calcext:value-type="float">
            <text:p>0.143246016928916</text:p>
          </table:table-cell>
          <table:table-cell office:value-type="float" office:value="0.143133522553376" calcext:value-type="float">
            <text:p>0.143133522553376</text:p>
          </table:table-cell>
          <table:table-cell office:value-type="float" office:value="0.143220913955337" calcext:value-type="float">
            <text:p>0.143220913955337</text:p>
          </table:table-cell>
          <table:table-cell office:value-type="float" office:value="0.143094152359231" calcext:value-type="float">
            <text:p>0.143094152359231</text:p>
          </table:table-cell>
          <table:table-cell office:value-type="float" office:value="0.143202535556438" calcext:value-type="float">
            <text:p>0.143202535556438</text:p>
          </table:table-cell>
          <table:table-cell office:value-type="float" office:value="0.143238505682378" calcext:value-type="float">
            <text:p>0.143238505682378</text:p>
          </table:table-cell>
          <table:table-cell office:value-type="float" office:value="0.143195378191965" calcext:value-type="float">
            <text:p>0.143195378191965</text:p>
          </table:table-cell>
          <table:table-cell office:value-type="float" office:value="0.143240251711034" calcext:value-type="float">
            <text:p>0.143240251711034</text:p>
          </table:table-cell>
          <table:table-cell office:value-type="float" office:value="0.143086589348286" calcext:value-type="float">
            <text:p>0.143086589348286</text:p>
          </table:table-cell>
          <table:table-cell office:value-type="float" office:value="0.143135497203117" calcext:value-type="float">
            <text:p>0.143135497203117</text:p>
          </table:table-cell>
          <table:table-cell office:value-type="float" office:value="0.143221492016133" calcext:value-type="float">
            <text:p>0.143221492016133</text:p>
          </table:table-cell>
          <table:table-cell office:value-type="float" office:value="0.143175870543447" calcext:value-type="float">
            <text:p>0.143175870543447</text:p>
          </table:table-cell>
          <table:table-cell office:value-type="float" office:value="0.143126688073038" calcext:value-type="float">
            <text:p>0.143126688073038</text:p>
          </table:table-cell>
          <table:table-cell office:value-type="float" office:value="0.143107433758769" calcext:value-type="float">
            <text:p>0.143107433758769</text:p>
          </table:table-cell>
          <table:table-cell office:value-type="float" office:value="0.143098465161886" calcext:value-type="float">
            <text:p>0.143098465161886</text:p>
          </table:table-cell>
          <table:table-cell office:value-type="float" office:value="0.143052959612539" calcext:value-type="float">
            <text:p>0.143052959612539</text:p>
          </table:table-cell>
          <table:table-cell office:value-type="float" office:value="0.143217995755596" calcext:value-type="float">
            <text:p>0.143217995755596</text:p>
          </table:table-cell>
          <table:table-cell office:value-type="float" office:value="0.143051474280082" calcext:value-type="float">
            <text:p>0.143051474280082</text:p>
          </table:table-cell>
          <table:table-cell office:value-type="float" office:value="0.143138673534998" calcext:value-type="float">
            <text:p>0.143138673534998</text:p>
          </table:table-cell>
          <table:table-cell office:value-type="float" office:value="0.143199584909762" calcext:value-type="float">
            <text:p>0.143199584909762</text:p>
          </table:table-cell>
          <table:table-cell office:value-type="float" office:value="0.142966505633799" calcext:value-type="float">
            <text:p>0.142966505633799</text:p>
          </table:table-cell>
          <table:table-cell office:value-type="float" office:value="0.143129051521381" calcext:value-type="float">
            <text:p>0.143129051521381</text:p>
          </table:table-cell>
          <table:table-cell office:value-type="float" office:value="0.143274384132978" calcext:value-type="float">
            <text:p>0.143274384132978</text:p>
          </table:table-cell>
          <table:table-cell office:value-type="float" office:value="0.143065324735013" calcext:value-type="float">
            <text:p>0.143065324735013</text:p>
          </table:table-cell>
          <table:table-cell office:value-type="float" office:value="0.143231771797886" calcext:value-type="float">
            <text:p>0.143231771797886</text:p>
          </table:table-cell>
          <table:table-cell office:value-type="float" office:value="0.143096702649479" calcext:value-type="float">
            <text:p>0.143096702649479</text:p>
          </table:table-cell>
          <table:table-cell office:value-type="float" office:value="0.143144737107048" calcext:value-type="float">
            <text:p>0.143144737107048</text:p>
          </table:table-cell>
          <table:table-cell office:value-type="float" office:value="0.143145668547416" calcext:value-type="float">
            <text:p>0.143145668547416</text:p>
          </table:table-cell>
          <table:table-cell office:value-type="float" office:value="0.143131309136727" calcext:value-type="float">
            <text:p>0.143131309136727</text:p>
          </table:table-cell>
          <table:table-cell office:value-type="float" office:value="0.143097195986524" calcext:value-type="float">
            <text:p>0.143097195986524</text:p>
          </table:table-cell>
          <table:table-cell office:value-type="float" office:value="0.143122753412747" calcext:value-type="float">
            <text:p>0.143122753412747</text:p>
          </table:table-cell>
          <table:table-cell office:value-type="float" office:value="0.143229613057382" calcext:value-type="float">
            <text:p>0.143229613057382</text:p>
          </table:table-cell>
          <table:table-cell office:value-type="float" office:value="0.143150893280519" calcext:value-type="float">
            <text:p>0.143150893280519</text:p>
          </table:table-cell>
          <table:table-cell office:value-type="float" office:value="0.14310393691252" calcext:value-type="float">
            <text:p>0.14310393691252</text:p>
          </table:table-cell>
          <table:table-cell office:value-type="float" office:value="0.143194181071612" calcext:value-type="float">
            <text:p>0.143194181071612</text:p>
          </table:table-cell>
          <table:table-cell office:value-type="float" office:value="0.143193309216639" calcext:value-type="float">
            <text:p>0.143193309216639</text:p>
          </table:table-cell>
          <table:table-cell office:value-type="float" office:value="0.143122177076318" calcext:value-type="float">
            <text:p>0.143122177076318</text:p>
          </table:table-cell>
          <table:table-cell office:value-type="float" office:value="0.143120804557866" calcext:value-type="float">
            <text:p>0.143120804557866</text:p>
          </table:table-cell>
          <table:table-cell office:value-type="float" office:value="0.143110252122616" calcext:value-type="float">
            <text:p>0.143110252122616</text:p>
          </table:table-cell>
          <table:table-cell office:value-type="float" office:value="0.143313826458052" calcext:value-type="float">
            <text:p>0.143313826458052</text:p>
          </table:table-cell>
          <table:table-cell office:value-type="float" office:value="0.143134599782069" calcext:value-type="float">
            <text:p>0.143134599782069</text:p>
          </table:table-cell>
          <table:table-cell office:value-type="float" office:value="0.143244523560501" calcext:value-type="float">
            <text:p>0.143244523560501</text:p>
          </table:table-cell>
          <table:table-cell office:value-type="float" office:value="0.143266443597588" calcext:value-type="float">
            <text:p>0.143266443597588</text:p>
          </table:table-cell>
          <table:table-cell office:value-type="float" office:value="0.143148932684327" calcext:value-type="float">
            <text:p>0.143148932684327</text:p>
          </table:table-cell>
          <table:table-cell office:value-type="float" office:value="0.143193050391806" calcext:value-type="float">
            <text:p>0.143193050391806</text:p>
          </table:table-cell>
          <table:table-cell office:value-type="float" office:value="0.143245062039788" calcext:value-type="float">
            <text:p>0.143245062039788</text:p>
          </table:table-cell>
          <table:table-cell office:value-type="float" office:value="0.143226694380112" calcext:value-type="float">
            <text:p>0.143226694380112</text:p>
          </table:table-cell>
          <table:table-cell office:value-type="float" office:value="0.143203837062541" calcext:value-type="float">
            <text:p>0.143203837062541</text:p>
          </table:table-cell>
          <table:table-cell office:value-type="float" office:value="0.143074762108889" calcext:value-type="float">
            <text:p>0.143074762108889</text:p>
          </table:table-cell>
          <table:table-cell office:value-type="float" office:value="0.143147336725632" calcext:value-type="float">
            <text:p>0.143147336725632</text:p>
          </table:table-cell>
          <table:table-cell office:value-type="float" office:value="0.143238701764025" calcext:value-type="float">
            <text:p>0.143238701764025</text:p>
          </table:table-cell>
          <table:table-cell office:value-type="float" office:value="0.143178344402515" calcext:value-type="float">
            <text:p>0.143178344402515</text:p>
          </table:table-cell>
          <table:table-cell office:value-type="float" office:value="0.143208965885906" calcext:value-type="float">
            <text:p>0.143208965885906</text:p>
          </table:table-cell>
          <table:table-cell office:value-type="float" office:value="0.143226732631549" calcext:value-type="float">
            <text:p>0.143226732631549</text:p>
          </table:table-cell>
          <table:table-cell office:value-type="float" office:value="0.14312208591992" calcext:value-type="float">
            <text:p>0.14312208591992</text:p>
          </table:table-cell>
          <table:table-cell office:value-type="float" office:value="0.143173398436815" calcext:value-type="float">
            <text:p>0.143173398436815</text:p>
          </table:table-cell>
          <table:table-cell office:value-type="float" office:value="0.143207365040547" calcext:value-type="float">
            <text:p>0.143207365040547</text:p>
          </table:table-cell>
          <table:table-cell office:value-type="float" office:value="0.143232751588833" calcext:value-type="float">
            <text:p>0.143232751588833</text:p>
          </table:table-cell>
          <table:table-cell office:value-type="float" office:value="0.143148025006681" calcext:value-type="float">
            <text:p>0.143148025006681</text:p>
          </table:table-cell>
          <table:table-cell office:value-type="float" office:value="0.143156291832267" calcext:value-type="float">
            <text:p>0.143156291832267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9505543421938" calcext:value-type="float">
            <text:p>-0.022950554342194</text:p>
          </table:table-cell>
          <table:table-cell office:value-type="float" office:value="-0.0229790916079695" calcext:value-type="float">
            <text:p>-0.02297909160797</text:p>
          </table:table-cell>
          <table:table-cell office:value-type="float" office:value="-0.0229290976530659" calcext:value-type="float">
            <text:p>-0.022929097653066</text:p>
          </table:table-cell>
          <table:table-cell office:value-type="float" office:value="-0.022930869232192" calcext:value-type="float">
            <text:p>-0.022930869232192</text:p>
          </table:table-cell>
          <table:table-cell office:value-type="float" office:value="-0.022979648895485" calcext:value-type="float">
            <text:p>-0.022979648895485</text:p>
          </table:table-cell>
          <table:table-cell office:value-type="float" office:value="-0.0229838600568745" calcext:value-type="float">
            <text:p>-0.022983860056875</text:p>
          </table:table-cell>
          <table:table-cell office:value-type="float" office:value="-0.0229955463159633" calcext:value-type="float">
            <text:p>-0.022995546315963</text:p>
          </table:table-cell>
          <table:table-cell office:value-type="float" office:value="-0.0230016668690414" calcext:value-type="float">
            <text:p>-0.023001666869041</text:p>
          </table:table-cell>
          <table:table-cell office:value-type="float" office:value="-0.0229815987675531" calcext:value-type="float">
            <text:p>-0.022981598767553</text:p>
          </table:table-cell>
          <table:table-cell office:value-type="float" office:value="-0.0229684289039409" calcext:value-type="float">
            <text:p>-0.022968428903941</text:p>
          </table:table-cell>
          <table:table-cell office:value-type="float" office:value="-0.0229723541323982" calcext:value-type="float">
            <text:p>-0.022972354132398</text:p>
          </table:table-cell>
          <table:table-cell office:value-type="float" office:value="-0.0229677269292116" calcext:value-type="float">
            <text:p>-0.022967726929212</text:p>
          </table:table-cell>
          <table:table-cell office:value-type="float" office:value="-0.0229954349191535" calcext:value-type="float">
            <text:p>-0.022995434919154</text:p>
          </table:table-cell>
          <table:table-cell office:value-type="float" office:value="-0.0229823180123068" calcext:value-type="float">
            <text:p>-0.022982318012307</text:p>
          </table:table-cell>
          <table:table-cell office:value-type="float" office:value="-0.0230044301895059" calcext:value-type="float">
            <text:p>-0.023004430189506</text:p>
          </table:table-cell>
          <table:table-cell office:value-type="float" office:value="-0.0229679431182886" calcext:value-type="float">
            <text:p>-0.022967943118289</text:p>
          </table:table-cell>
          <table:table-cell office:value-type="float" office:value="-0.022976358028642" calcext:value-type="float">
            <text:p>-0.022976358028642</text:p>
          </table:table-cell>
          <table:table-cell office:value-type="float" office:value="-0.0229932016108396" calcext:value-type="float">
            <text:p>-0.02299320161084</text:p>
          </table:table-cell>
          <table:table-cell office:value-type="float" office:value="-0.0229721247046594" calcext:value-type="float">
            <text:p>-0.022972124704659</text:p>
          </table:table-cell>
          <table:table-cell office:value-type="float" office:value="-0.0229802072747895" calcext:value-type="float">
            <text:p>-0.02298020727479</text:p>
          </table:table-cell>
          <table:table-cell office:value-type="float" office:value="-0.0229757803621343" calcext:value-type="float">
            <text:p>-0.022975780362134</text:p>
          </table:table-cell>
          <table:table-cell office:value-type="float" office:value="-0.0229586042245903" calcext:value-type="float">
            <text:p>-0.02295860422459</text:p>
          </table:table-cell>
          <table:table-cell office:value-type="float" office:value="-0.0229638203928763" calcext:value-type="float">
            <text:p>-0.022963820392876</text:p>
          </table:table-cell>
          <table:table-cell office:value-type="float" office:value="-0.0229837505141954" calcext:value-type="float">
            <text:p>-0.022983750514195</text:p>
          </table:table-cell>
          <table:table-cell office:value-type="float" office:value="-0.0229932050889923" calcext:value-type="float">
            <text:p>-0.022993205088992</text:p>
          </table:table-cell>
          <table:table-cell office:value-type="float" office:value="-0.0229648474776066" calcext:value-type="float">
            <text:p>-0.022964847477607</text:p>
          </table:table-cell>
          <table:table-cell office:value-type="float" office:value="-0.0229707094291655" calcext:value-type="float">
            <text:p>-0.022970709429166</text:p>
          </table:table-cell>
          <table:table-cell office:value-type="float" office:value="-0.0229758884023537" calcext:value-type="float">
            <text:p>-0.022975888402354</text:p>
          </table:table-cell>
          <table:table-cell office:value-type="float" office:value="-0.0229600633922001" calcext:value-type="float">
            <text:p>-0.0229600633922</text:p>
          </table:table-cell>
          <table:table-cell office:value-type="float" office:value="-0.0229438756856107" calcext:value-type="float">
            <text:p>-0.022943875685611</text:p>
          </table:table-cell>
          <table:table-cell office:value-type="float" office:value="-0.0229852491387454" calcext:value-type="float">
            <text:p>-0.022985249138745</text:p>
          </table:table-cell>
          <table:table-cell office:value-type="float" office:value="-0.0229669844492646" calcext:value-type="float">
            <text:p>-0.022966984449265</text:p>
          </table:table-cell>
          <table:table-cell office:value-type="float" office:value="-0.0229746016758208" calcext:value-type="float">
            <text:p>-0.022974601675821</text:p>
          </table:table-cell>
          <table:table-cell office:value-type="float" office:value="-0.0229515459174366" calcext:value-type="float">
            <text:p>-0.022951545917437</text:p>
          </table:table-cell>
          <table:table-cell office:value-type="float" office:value="-0.0229639937363179" calcext:value-type="float">
            <text:p>-0.022963993736318</text:p>
          </table:table-cell>
          <table:table-cell office:value-type="float" office:value="-0.0229749520425872" calcext:value-type="float">
            <text:p>-0.022974952042587</text:p>
          </table:table-cell>
          <table:table-cell office:value-type="float" office:value="-0.0229522311262668" calcext:value-type="float">
            <text:p>-0.022952231126267</text:p>
          </table:table-cell>
          <table:table-cell office:value-type="float" office:value="-0.0229332896679731" calcext:value-type="float">
            <text:p>-0.022933289667973</text:p>
          </table:table-cell>
          <table:table-cell office:value-type="float" office:value="-0.0229883751898018" calcext:value-type="float">
            <text:p>-0.022988375189802</text:p>
          </table:table-cell>
          <table:table-cell office:value-type="float" office:value="-0.0229685836412211" calcext:value-type="float">
            <text:p>-0.022968583641221</text:p>
          </table:table-cell>
          <table:table-cell office:value-type="float" office:value="-0.0229468769026994" calcext:value-type="float">
            <text:p>-0.022946876902699</text:p>
          </table:table-cell>
          <table:table-cell office:value-type="float" office:value="-0.0229703975084231" calcext:value-type="float">
            <text:p>-0.022970397508423</text:p>
          </table:table-cell>
          <table:table-cell office:value-type="float" office:value="-0.0229651035331126" calcext:value-type="float">
            <text:p>-0.022965103533113</text:p>
          </table:table-cell>
          <table:table-cell office:value-type="float" office:value="-0.0229614987422629" calcext:value-type="float">
            <text:p>-0.022961498742263</text:p>
          </table:table-cell>
          <table:table-cell office:value-type="float" office:value="-0.022994317946845" calcext:value-type="float">
            <text:p>-0.022994317946845</text:p>
          </table:table-cell>
          <table:table-cell office:value-type="float" office:value="-0.0229849144793474" calcext:value-type="float">
            <text:p>-0.022984914479347</text:p>
          </table:table-cell>
          <table:table-cell office:value-type="float" office:value="-0.0229753215234859" calcext:value-type="float">
            <text:p>-0.022975321523486</text:p>
          </table:table-cell>
          <table:table-cell office:value-type="float" office:value="-0.0229849600760931" calcext:value-type="float">
            <text:p>-0.022984960076093</text:p>
          </table:table-cell>
          <table:table-cell office:value-type="float" office:value="-0.0229650709384885" calcext:value-type="float">
            <text:p>-0.022965070938489</text:p>
          </table:table-cell>
          <table:table-cell office:value-type="float" office:value="-0.0229894924077653" calcext:value-type="float">
            <text:p>-0.022989492407765</text:p>
          </table:table-cell>
          <table:table-cell office:value-type="float" office:value="-0.0229657313973239" calcext:value-type="float">
            <text:p>-0.022965731397324</text:p>
          </table:table-cell>
          <table:table-cell office:value-type="float" office:value="-0.0229725526438206" calcext:value-type="float">
            <text:p>-0.022972552643821</text:p>
          </table:table-cell>
          <table:table-cell office:value-type="float" office:value="-0.0229566051294859" calcext:value-type="float">
            <text:p>-0.022956605129486</text:p>
          </table:table-cell>
          <table:table-cell office:value-type="float" office:value="-0.0230065870357436" calcext:value-type="float">
            <text:p>-0.023006587035744</text:p>
          </table:table-cell>
          <table:table-cell office:value-type="float" office:value="-0.0229265561670777" calcext:value-type="float">
            <text:p>-0.022926556167078</text:p>
          </table:table-cell>
          <table:table-cell office:value-type="float" office:value="-0.0229665371213778" calcext:value-type="float">
            <text:p>-0.022966537121378</text:p>
          </table:table-cell>
          <table:table-cell office:value-type="float" office:value="-0.0229792007008761" calcext:value-type="float">
            <text:p>-0.022979200700876</text:p>
          </table:table-cell>
          <table:table-cell office:value-type="float" office:value="-0.0230359465811208" calcext:value-type="float">
            <text:p>-0.023035946581121</text:p>
          </table:table-cell>
          <table:table-cell office:value-type="float" office:value="-0.0229496100896564" calcext:value-type="float">
            <text:p>-0.022949610089656</text:p>
          </table:table-cell>
          <table:table-cell office:value-type="float" office:value="-0.0229761411208995" calcext:value-type="float">
            <text:p>-0.0229761411209</text:p>
          </table:table-cell>
          <table:table-cell office:value-type="float" office:value="-0.022978679120249" calcext:value-type="float">
            <text:p>-0.022978679120249</text:p>
          </table:table-cell>
          <table:table-cell office:value-type="float" office:value="-0.0229633012442557" calcext:value-type="float">
            <text:p>-0.022963301244256</text:p>
          </table:table-cell>
          <table:table-cell office:value-type="float" office:value="-0.0229797905469729" calcext:value-type="float">
            <text:p>-0.022979790546973</text:p>
          </table:table-cell>
          <table:table-cell office:value-type="float" office:value="-0.0229736017214202" calcext:value-type="float">
            <text:p>-0.02297360172142</text:p>
          </table:table-cell>
          <table:table-cell office:value-type="float" office:value="-0.0229533444481675" calcext:value-type="float">
            <text:p>-0.022953344448168</text:p>
          </table:table-cell>
          <table:table-cell office:value-type="float" office:value="-0.0229657959894091" calcext:value-type="float">
            <text:p>-0.022965795989409</text:p>
          </table:table-cell>
          <table:table-cell office:value-type="float" office:value="-0.0229587479428467" calcext:value-type="float">
            <text:p>-0.022958747942847</text:p>
          </table:table-cell>
          <table:table-cell office:value-type="float" office:value="-0.0230039147945334" calcext:value-type="float">
            <text:p>-0.023003914794533</text:p>
          </table:table-cell>
          <table:table-cell office:value-type="float" office:value="-0.0229752101765871" calcext:value-type="float">
            <text:p>-0.022975210176587</text:p>
          </table:table-cell>
          <table:table-cell office:value-type="float" office:value="-0.0227516634730336" calcext:value-type="float">
            <text:p>-0.022751663473034</text:p>
          </table:table-cell>
          <table:table-cell office:value-type="float" office:value="-0.0225744397323453" calcext:value-type="float">
            <text:p>-0.022574439732345</text:p>
          </table:table-cell>
          <table:table-cell office:value-type="float" office:value="-0.0221238523668838" calcext:value-type="float">
            <text:p>-0.022123852366884</text:p>
          </table:table-cell>
          <table:table-cell office:value-type="float" office:value="-0.0210729955840041" calcext:value-type="float">
            <text:p>-0.021072995584004</text:p>
          </table:table-cell>
          <table:table-cell office:value-type="float" office:value="-0.0198021403122211" calcext:value-type="float">
            <text:p>-0.019802140312221</text:p>
          </table:table-cell>
          <table:table-cell office:value-type="float" office:value="-0.0192945204899665" calcext:value-type="float">
            <text:p>-0.019294520489967</text:p>
          </table:table-cell>
          <table:table-cell office:value-type="float" office:value="-0.0192414157453801" calcext:value-type="float">
            <text:p>-0.01924141574538</text:p>
          </table:table-cell>
          <table:table-cell office:value-type="float" office:value="-0.0192986700610233" calcext:value-type="float">
            <text:p>-0.019298670061023</text:p>
          </table:table-cell>
          <table:table-cell office:value-type="float" office:value="-0.0195737021557388" calcext:value-type="float">
            <text:p>-0.019573702155739</text:p>
          </table:table-cell>
          <table:table-cell office:value-type="float" office:value="-0.0191019822381174" calcext:value-type="float">
            <text:p>-0.019101982238117</text:p>
          </table:table-cell>
          <table:table-cell office:value-type="float" office:value="-0.0175494723972961" calcext:value-type="float">
            <text:p>-0.017549472397296</text:p>
          </table:table-cell>
          <table:table-cell office:value-type="float" office:value="-0.0377909080250526" calcext:value-type="float">
            <text:p>-0.037790908025053</text:p>
          </table:table-cell>
          <table:table-cell office:value-type="float" office:value="-0.0427852363521846" calcext:value-type="float">
            <text:p>-0.042785236352185</text:p>
          </table:table-cell>
          <table:table-cell office:value-type="float" office:value="-0.0628786821535195" calcext:value-type="float">
            <text:p>-0.06287868215352</text:p>
          </table:table-cell>
          <table:table-cell office:value-type="float" office:value="-0.0627151356114683" calcext:value-type="float">
            <text:p>-0.062715135611468</text:p>
          </table:table-cell>
          <table:table-cell office:value-type="float" office:value="-0.061705598907715" calcext:value-type="float">
            <text:p>-0.061705598907715</text:p>
          </table:table-cell>
          <table:table-cell office:value-type="float" office:value="-0.0627387934363691" calcext:value-type="float">
            <text:p>-0.062738793436369</text:p>
          </table:table-cell>
          <table:table-cell office:value-type="float" office:value="-0.0638960147191616" calcext:value-type="float">
            <text:p>-0.063896014719162</text:p>
          </table:table-cell>
          <table:table-cell office:value-type="float" office:value="-0.0604668280534107" calcext:value-type="float">
            <text:p>-0.060466828053411</text:p>
          </table:table-cell>
          <table:table-cell office:value-type="float" office:value="-0.0528088439113836" calcext:value-type="float">
            <text:p>-0.052808843911384</text:p>
          </table:table-cell>
          <table:table-cell office:value-type="float" office:value="-0.0247010528554586" calcext:value-type="float">
            <text:p>-0.024701052855459</text:p>
          </table:table-cell>
          <table:table-cell office:value-type="float" office:value="-0.0215929076684872" calcext:value-type="float">
            <text:p>-0.021592907668487</text:p>
          </table:table-cell>
          <table:table-cell office:value-type="float" office:value="-0.020913991872665" calcext:value-type="float">
            <text:p>-0.020913991872665</text:p>
          </table:table-cell>
          <table:table-cell office:value-type="float" office:value="-0.0215734309605017" calcext:value-type="float">
            <text:p>-0.021573430960502</text:p>
          </table:table-cell>
          <table:table-cell office:value-type="float" office:value="-0.018793878921249" calcext:value-type="float">
            <text:p>-0.018793878921249</text:p>
          </table:table-cell>
          <table:table-cell office:value-type="float" office:value="-0.0177148886446885" calcext:value-type="float">
            <text:p>-0.017714888644689</text:p>
          </table:table-cell>
          <table:table-cell office:value-type="float" office:value="-0.0184448692558809" calcext:value-type="float">
            <text:p>-0.018444869255881</text:p>
          </table:table-cell>
          <table:table-cell office:value-type="float" office:value="-0.0184819082429844" calcext:value-type="float">
            <text:p>-0.018481908242984</text:p>
          </table:table-cell>
          <table:table-cell office:value-type="float" office:value="-0.0160411735626689" calcext:value-type="float">
            <text:p>-0.016041173562669</text:p>
          </table:table-cell>
          <table:table-cell office:value-type="float" office:value="-0.0156017409962544" calcext:value-type="float">
            <text:p>-0.015601740996254</text:p>
          </table:table-cell>
          <table:table-cell office:value-type="float" office:value="-0.0158344943001268" calcext:value-type="float">
            <text:p>-0.015834494300127</text:p>
          </table:table-cell>
          <table:table-cell office:value-type="float" office:value="-0.0562100886536793" calcext:value-type="float">
            <text:p>-0.056210088653679</text:p>
          </table:table-cell>
          <table:table-cell office:value-type="float" office:value="-0.0549030950295587" calcext:value-type="float">
            <text:p>-0.054903095029559</text:p>
          </table:table-cell>
          <table:table-cell office:value-type="float" office:value="-0.053340425615967" calcext:value-type="float">
            <text:p>-0.053340425615967</text:p>
          </table:table-cell>
          <table:table-cell office:value-type="float" office:value="-0.0482576023031051" calcext:value-type="float">
            <text:p>-0.048257602303105</text:p>
          </table:table-cell>
          <table:table-cell office:value-type="float" office:value="-0.0441346969953959" calcext:value-type="float">
            <text:p>-0.044134696995396</text:p>
          </table:table-cell>
          <table:table-cell office:value-type="float" office:value="-0.0421002814531015" calcext:value-type="float">
            <text:p>-0.042100281453102</text:p>
          </table:table-cell>
          <table:table-cell office:value-type="float" office:value="-0.0383294039642415" calcext:value-type="float">
            <text:p>-0.038329403964242</text:p>
          </table:table-cell>
          <table:table-cell office:value-type="float" office:value="-0.0240414169793467" calcext:value-type="float">
            <text:p>-0.024041416979347</text:p>
          </table:table-cell>
          <table:table-cell office:value-type="float" office:value="-0.0248266281364629" calcext:value-type="float">
            <text:p>-0.024826628136463</text:p>
          </table:table-cell>
          <table:table-cell office:value-type="float" office:value="-0.0246519712965623" calcext:value-type="float">
            <text:p>-0.024651971296562</text:p>
          </table:table-cell>
          <table:table-cell office:value-type="float" office:value="-0.0234467798814566" calcext:value-type="float">
            <text:p>-0.023446779881457</text:p>
          </table:table-cell>
          <table:table-cell office:value-type="float" office:value="-0.0222136117444704" calcext:value-type="float">
            <text:p>-0.02221361174447</text:p>
          </table:table-cell>
          <table:table-cell office:value-type="float" office:value="-0.0220119521687655" calcext:value-type="float">
            <text:p>-0.022011952168766</text:p>
          </table:table-cell>
          <table:table-cell office:value-type="float" office:value="-0.0227444011283114" calcext:value-type="float">
            <text:p>-0.022744401128311</text:p>
          </table:table-cell>
          <table:table-cell office:value-type="float" office:value="-0.0229887387659594" calcext:value-type="float">
            <text:p>-0.022988738765959</text:p>
          </table:table-cell>
          <table:table-cell office:value-type="float" office:value="-0.0229200194784475" calcext:value-type="float">
            <text:p>-0.022920019478448</text:p>
          </table:table-cell>
          <table:table-cell office:value-type="float" office:value="-0.0215952037859402" calcext:value-type="float">
            <text:p>-0.02159520378594</text:p>
          </table:table-cell>
          <table:table-cell office:value-type="float" office:value="-0.0170010437465893" calcext:value-type="float">
            <text:p>-0.017001043746589</text:p>
          </table:table-cell>
          <table:table-cell office:value-type="float" office:value="-0.0165027890590523" calcext:value-type="float">
            <text:p>-0.016502789059052</text:p>
          </table:table-cell>
          <table:table-cell office:value-type="float" office:value="-0.057795087133731" calcext:value-type="float">
            <text:p>-0.057795087133731</text:p>
          </table:table-cell>
          <table:table-cell office:value-type="float" office:value="-0.0593017923880492" calcext:value-type="float">
            <text:p>-0.059301792388049</text:p>
          </table:table-cell>
          <table:table-cell office:value-type="float" office:value="-0.0580566420382443" calcext:value-type="float">
            <text:p>-0.058056642038244</text:p>
          </table:table-cell>
          <table:table-cell office:value-type="float" office:value="-0.0567936042638444" calcext:value-type="float">
            <text:p>-0.056793604263844</text:p>
          </table:table-cell>
          <table:table-cell office:value-type="float" office:value="-0.0563846144854766" calcext:value-type="float">
            <text:p>-0.056384614485477</text:p>
          </table:table-cell>
          <table:table-cell office:value-type="float" office:value="-0.0591073928362188" calcext:value-type="float">
            <text:p>-0.059107392836219</text:p>
          </table:table-cell>
          <table:table-cell office:value-type="float" office:value="-0.0588234044372087" calcext:value-type="float">
            <text:p>-0.058823404437209</text:p>
          </table:table-cell>
          <table:table-cell office:value-type="float" office:value="-0.0292203142650904" calcext:value-type="float">
            <text:p>-0.02922031426509</text:p>
          </table:table-cell>
          <table:table-cell office:value-type="float" office:value="-0.0249406473908413" calcext:value-type="float">
            <text:p>-0.024940647390841</text:p>
          </table:table-cell>
          <table:table-cell office:value-type="float" office:value="-0.0242732911197713" calcext:value-type="float">
            <text:p>-0.024273291119771</text:p>
          </table:table-cell>
          <table:table-cell office:value-type="float" office:value="-0.0247921544154904" calcext:value-type="float">
            <text:p>-0.02479215441549</text:p>
          </table:table-cell>
          <table:table-cell office:value-type="float" office:value="-0.0249325138938786" calcext:value-type="float">
            <text:p>-0.024932513893879</text:p>
          </table:table-cell>
          <table:table-cell office:value-type="float" office:value="-0.0249042287862456" calcext:value-type="float">
            <text:p>-0.024904228786246</text:p>
          </table:table-cell>
          <table:table-cell office:value-type="float" office:value="-0.0231960537432452" calcext:value-type="float">
            <text:p>-0.023196053743245</text:p>
          </table:table-cell>
          <table:table-cell office:value-type="float" office:value="-0.0222422146798089" calcext:value-type="float">
            <text:p>-0.022242214679809</text:p>
          </table:table-cell>
          <table:table-cell office:value-type="float" office:value="-0.0195698264073486" calcext:value-type="float">
            <text:p>-0.019569826407349</text:p>
          </table:table-cell>
          <table:table-cell office:value-type="float" office:value="-0.0162340092396028" calcext:value-type="float">
            <text:p>-0.016234009239603</text:p>
          </table:table-cell>
          <table:table-cell office:value-type="float" office:value="-0.0179996465407417" calcext:value-type="float">
            <text:p>-0.017999646540742</text:p>
          </table:table-cell>
          <table:table-cell office:value-type="float" office:value="-0.056670777450118" calcext:value-type="float">
            <text:p>-0.056670777450118</text:p>
          </table:table-cell>
          <table:table-cell office:value-type="float" office:value="-0.0545752177598613" calcext:value-type="float">
            <text:p>-0.054575217759861</text:p>
          </table:table-cell>
          <table:table-cell office:value-type="float" office:value="-0.0495099761065958" calcext:value-type="float">
            <text:p>-0.049509976106596</text:p>
          </table:table-cell>
          <table:table-cell office:value-type="float" office:value="-0.0399972684440546" calcext:value-type="float">
            <text:p>-0.039997268444055</text:p>
          </table:table-cell>
          <table:table-cell office:value-type="float" office:value="-0.0383155590614649" calcext:value-type="float">
            <text:p>-0.038315559061465</text:p>
          </table:table-cell>
          <table:table-cell office:value-type="float" office:value="-0.0358858663633202" calcext:value-type="float">
            <text:p>-0.03588586636332</text:p>
          </table:table-cell>
          <table:table-cell office:value-type="float" office:value="-0.0333139586844068" calcext:value-type="float">
            <text:p>-0.033313958684407</text:p>
          </table:table-cell>
          <table:table-cell office:value-type="float" office:value="-0.0216205238692048" calcext:value-type="float">
            <text:p>-0.021620523869205</text:p>
          </table:table-cell>
          <table:table-cell office:value-type="float" office:value="-0.0226420577994276" calcext:value-type="float">
            <text:p>-0.022642057799428</text:p>
          </table:table-cell>
          <table:table-cell office:value-type="float" office:value="-0.0258889368787246" calcext:value-type="float">
            <text:p>-0.025888936878725</text:p>
          </table:table-cell>
          <table:table-cell office:value-type="float" office:value="-0.0270382124427933" calcext:value-type="float">
            <text:p>-0.027038212442793</text:p>
          </table:table-cell>
          <table:table-cell office:value-type="float" office:value="-0.0269202414618565" calcext:value-type="float">
            <text:p>-0.026920241461857</text:p>
          </table:table-cell>
          <table:table-cell office:value-type="float" office:value="-0.0247597006331746" calcext:value-type="float">
            <text:p>-0.024759700633175</text:p>
          </table:table-cell>
          <table:table-cell office:value-type="float" office:value="-0.0247853717258218" calcext:value-type="float">
            <text:p>-0.024785371725822</text:p>
          </table:table-cell>
          <table:table-cell office:value-type="float" office:value="-0.0258518343480241" calcext:value-type="float">
            <text:p>-0.025851834348024</text:p>
          </table:table-cell>
          <table:table-cell office:value-type="float" office:value="-0.0254387928374379" calcext:value-type="float">
            <text:p>-0.025438792837438</text:p>
          </table:table-cell>
          <table:table-cell office:value-type="float" office:value="-0.0233202541362074" calcext:value-type="float">
            <text:p>-0.023320254136207</text:p>
          </table:table-cell>
          <table:table-cell office:value-type="float" office:value="-0.0213954946483281" calcext:value-type="float">
            <text:p>-0.021395494648328</text:p>
          </table:table-cell>
          <table:table-cell office:value-type="float" office:value="-0.0189883343138265" calcext:value-type="float">
            <text:p>-0.018988334313827</text:p>
          </table:table-cell>
          <table:table-cell office:value-type="float" office:value="-0.0494484163739778" calcext:value-type="float">
            <text:p>-0.049448416373978</text:p>
          </table:table-cell>
          <table:table-cell office:value-type="float" office:value="-0.0546183388792279" calcext:value-type="float">
            <text:p>-0.054618338879228</text:p>
          </table:table-cell>
          <table:table-cell office:value-type="float" office:value="-0.0582184975588478" calcext:value-type="float">
            <text:p>-0.058218497558848</text:p>
          </table:table-cell>
          <table:table-cell office:value-type="float" office:value="-0.0649310082097712" calcext:value-type="float">
            <text:p>-0.064931008209771</text:p>
          </table:table-cell>
          <table:table-cell office:value-type="float" office:value="-0.0642170316454515" calcext:value-type="float">
            <text:p>-0.064217031645452</text:p>
          </table:table-cell>
          <table:table-cell office:value-type="float" office:value="-0.066382149372815" calcext:value-type="float">
            <text:p>-0.066382149372815</text:p>
          </table:table-cell>
          <table:table-cell office:value-type="float" office:value="-0.0671288713294052" calcext:value-type="float">
            <text:p>-0.067128871329405</text:p>
          </table:table-cell>
          <table:table-cell office:value-type="float" office:value="-0.0239745489275266" calcext:value-type="float">
            <text:p>-0.023974548927527</text:p>
          </table:table-cell>
          <table:table-cell office:value-type="float" office:value="-0.0226291323159762" calcext:value-type="float">
            <text:p>-0.022629132315976</text:p>
          </table:table-cell>
          <table:table-cell office:value-type="float" office:value="-0.0202452960166611" calcext:value-type="float">
            <text:p>-0.020245296016661</text:p>
          </table:table-cell>
          <table:table-cell office:value-type="float" office:value="-0.014867745551966" calcext:value-type="float">
            <text:p>-0.014867745551966</text:p>
          </table:table-cell>
          <table:table-cell office:value-type="float" office:value="-0.0525267754702276" calcext:value-type="float">
            <text:p>-0.052526775470228</text:p>
          </table:table-cell>
          <table:table-cell office:value-type="float" office:value="-0.0507781388834023" calcext:value-type="float">
            <text:p>-0.050778138883402</text:p>
          </table:table-cell>
          <table:table-cell office:value-type="float" office:value="-0.0413920223030646" calcext:value-type="float">
            <text:p>-0.041392022303065</text:p>
          </table:table-cell>
          <table:table-cell office:value-type="float" office:value="-0.0356500447795938" calcext:value-type="float">
            <text:p>-0.035650044779594</text:p>
          </table:table-cell>
          <table:table-cell office:value-type="float" office:value="-0.0329403975458687" calcext:value-type="float">
            <text:p>-0.032940397545869</text:p>
          </table:table-cell>
          <table:table-cell office:value-type="float" office:value="-0.0273108478506774" calcext:value-type="float">
            <text:p>-0.027310847850677</text:p>
          </table:table-cell>
          <table:table-cell office:value-type="float" office:value="-0.0224936342648092" calcext:value-type="float">
            <text:p>-0.022493634264809</text:p>
          </table:table-cell>
          <table:table-cell office:value-type="float" office:value="-0.0271187878511211" calcext:value-type="float">
            <text:p>-0.027118787851121</text:p>
          </table:table-cell>
          <table:table-cell office:value-type="float" office:value="-0.0257789877418221" calcext:value-type="float">
            <text:p>-0.025778987741822</text:p>
          </table:table-cell>
          <table:table-cell office:value-type="float" office:value="-0.0250997707527848" calcext:value-type="float">
            <text:p>-0.025099770752785</text:p>
          </table:table-cell>
          <table:table-cell office:value-type="float" office:value="-0.0261325460932116" calcext:value-type="float">
            <text:p>-0.026132546093212</text:p>
          </table:table-cell>
          <table:table-cell office:value-type="float" office:value="-0.0234027071100701" calcext:value-type="float">
            <text:p>-0.02340270711007</text:p>
          </table:table-cell>
          <table:table-cell office:value-type="float" office:value="-0.0491109114763539" calcext:value-type="float">
            <text:p>-0.049110911476354</text:p>
          </table:table-cell>
          <table:table-cell office:value-type="float" office:value="-0.0557888534773966" calcext:value-type="float">
            <text:p>-0.055788853477397</text:p>
          </table:table-cell>
          <table:table-cell office:value-type="float" office:value="-0.0236890627809477" calcext:value-type="float">
            <text:p>-0.023689062780948</text:p>
          </table:table-cell>
          <table:table-cell office:value-type="float" office:value="-0.0206042515104085" calcext:value-type="float">
            <text:p>-0.020604251510409</text:p>
          </table:table-cell>
          <table:table-cell office:value-type="float" office:value="-0.0196472339047785" calcext:value-type="float">
            <text:p>-0.019647233904779</text:p>
          </table:table-cell>
          <table:table-cell office:value-type="float" office:value="-0.040689117791966" calcext:value-type="float">
            <text:p>-0.040689117791966</text:p>
          </table:table-cell>
          <table:table-cell office:value-type="float" office:value="-0.0291581737971374" calcext:value-type="float">
            <text:p>-0.029158173797137</text:p>
          </table:table-cell>
          <table:table-cell office:value-type="float" office:value="-0.0180322822157678" calcext:value-type="float">
            <text:p>-0.018032282215768</text:p>
          </table:table-cell>
          <table:table-cell office:value-type="float" office:value="-0.0137120155978516" calcext:value-type="float">
            <text:p>-0.013712015597852</text:p>
          </table:table-cell>
          <table:table-cell office:value-type="float" office:value="-0.0149994994554453" calcext:value-type="float">
            <text:p>-0.014999499455445</text:p>
          </table:table-cell>
          <table:table-cell office:value-type="float" office:value="-0.024359915124436" calcext:value-type="float">
            <text:p>-0.024359915124436</text:p>
          </table:table-cell>
          <table:table-cell office:value-type="float" office:value="-0.0267152418195811" calcext:value-type="float">
            <text:p>-0.026715241819581</text:p>
          </table:table-cell>
          <table:table-cell office:value-type="float" office:value="-0.0260657396195901" calcext:value-type="float">
            <text:p>-0.02606573961959</text:p>
          </table:table-cell>
          <table:table-cell office:value-type="float" office:value="-0.0258002866877777" calcext:value-type="float">
            <text:p>-0.025800286687778</text:p>
          </table:table-cell>
          <table:table-cell office:value-type="float" office:value="-0.0251575490468674" calcext:value-type="float">
            <text:p>-0.025157549046867</text:p>
          </table:table-cell>
          <table:table-cell office:value-type="float" office:value="-0.0236990761856598" calcext:value-type="float">
            <text:p>-0.02369907618566</text:p>
          </table:table-cell>
          <table:table-cell office:value-type="float" office:value="-0.0236496159285556" calcext:value-type="float">
            <text:p>-0.023649615928556</text:p>
          </table:table-cell>
          <table:table-cell office:value-type="float" office:value="-0.0221355891200018" calcext:value-type="float">
            <text:p>-0.022135589120002</text:p>
          </table:table-cell>
          <table:table-cell office:value-type="float" office:value="-0.0260501116251122" calcext:value-type="float">
            <text:p>-0.026050111625112</text:p>
          </table:table-cell>
          <table:table-cell office:value-type="float" office:value="-0.0326024436489967" calcext:value-type="float">
            <text:p>-0.032602443648997</text:p>
          </table:table-cell>
          <table:table-cell office:value-type="float" office:value="-0.0415930192620224" calcext:value-type="float">
            <text:p>-0.041593019262022</text:p>
          </table:table-cell>
          <table:table-cell office:value-type="float" office:value="-0.0527314304078208" calcext:value-type="float">
            <text:p>-0.052731430407821</text:p>
          </table:table-cell>
          <table:table-cell office:value-type="float" office:value="-0.0601155630333751" calcext:value-type="float">
            <text:p>-0.060115563033375</text:p>
          </table:table-cell>
          <table:table-cell office:value-type="float" office:value="-0.0643905825133334" calcext:value-type="float">
            <text:p>-0.064390582513333</text:p>
          </table:table-cell>
          <table:table-cell office:value-type="float" office:value="-0.0628080393260937" calcext:value-type="float">
            <text:p>-0.062808039326094</text:p>
          </table:table-cell>
          <table:table-cell office:value-type="float" office:value="-0.0628931410173105" calcext:value-type="float">
            <text:p>-0.062893141017311</text:p>
          </table:table-cell>
          <table:table-cell office:value-type="float" office:value="-0.0641347200918482" calcext:value-type="float">
            <text:p>-0.064134720091848</text:p>
          </table:table-cell>
          <table:table-cell office:value-type="float" office:value="-0.0650292774936655" calcext:value-type="float">
            <text:p>-0.065029277493666</text:p>
          </table:table-cell>
          <table:table-cell office:value-type="float" office:value="-0.0602062749089359" calcext:value-type="float">
            <text:p>-0.060206274908936</text:p>
          </table:table-cell>
          <table:table-cell office:value-type="float" office:value="-0.0234873027731152" calcext:value-type="float">
            <text:p>-0.023487302773115</text:p>
          </table:table-cell>
          <table:table-cell office:value-type="float" office:value="-0.0198954289159924" calcext:value-type="float">
            <text:p>-0.019895428915992</text:p>
          </table:table-cell>
          <table:table-cell office:value-type="float" office:value="-0.0179988164714274" calcext:value-type="float">
            <text:p>-0.017998816471427</text:p>
          </table:table-cell>
          <table:table-cell office:value-type="float" office:value="-0.0170506395243849" calcext:value-type="float">
            <text:p>-0.017050639524385</text:p>
          </table:table-cell>
          <table:table-cell office:value-type="float" office:value="-0.0165801453687506" calcext:value-type="float">
            <text:p>-0.016580145368751</text:p>
          </table:table-cell>
          <table:table-cell office:value-type="float" office:value="-0.0135484680802475" calcext:value-type="float">
            <text:p>-0.013548468080248</text:p>
          </table:table-cell>
          <table:table-cell office:value-type="float" office:value="-0.0102810470434276" calcext:value-type="float">
            <text:p>-0.010281047043428</text:p>
          </table:table-cell>
          <table:table-cell office:value-type="float" office:value="-0.00961305182992873" calcext:value-type="float">
            <text:p>-0.009613051829929</text:p>
          </table:table-cell>
          <table:table-cell office:value-type="float" office:value="-0.00979593714753585" calcext:value-type="float">
            <text:p>-0.009795937147536</text:p>
          </table:table-cell>
          <table:table-cell office:value-type="float" office:value="-0.00954733562250995" calcext:value-type="float">
            <text:p>-0.00954733562251</text:p>
          </table:table-cell>
          <table:table-cell office:value-type="float" office:value="-0.0422357461380986" calcext:value-type="float">
            <text:p>-0.042235746138099</text:p>
          </table:table-cell>
          <table:table-cell office:value-type="float" office:value="-0.0395769212781422" calcext:value-type="float">
            <text:p>-0.039576921278142</text:p>
          </table:table-cell>
          <table:table-cell office:value-type="float" office:value="-0.0325753171437982" calcext:value-type="float">
            <text:p>-0.032575317143798</text:p>
          </table:table-cell>
          <table:table-cell office:value-type="float" office:value="-0.0244425387586162" calcext:value-type="float">
            <text:p>-0.024442538758616</text:p>
          </table:table-cell>
          <table:table-cell office:value-type="float" office:value="-0.0218273426175923" calcext:value-type="float">
            <text:p>-0.021827342617592</text:p>
          </table:table-cell>
          <table:table-cell office:value-type="float" office:value="-0.0183328324718976" calcext:value-type="float">
            <text:p>-0.018332832471898</text:p>
          </table:table-cell>
          <table:table-cell office:value-type="float" office:value="-0.0160406287418816" calcext:value-type="float">
            <text:p>-0.016040628741882</text:p>
          </table:table-cell>
          <table:table-cell office:value-type="float" office:value="-0.0216166801374887" calcext:value-type="float">
            <text:p>-0.021616680137489</text:p>
          </table:table-cell>
          <table:table-cell office:value-type="float" office:value="-0.02527258265953" calcext:value-type="float">
            <text:p>-0.02527258265953</text:p>
          </table:table-cell>
          <table:table-cell office:value-type="float" office:value="-0.0240643462917976" calcext:value-type="float">
            <text:p>-0.024064346291798</text:p>
          </table:table-cell>
          <table:table-cell office:value-type="float" office:value="-0.0227462953262455" calcext:value-type="float">
            <text:p>-0.022746295326246</text:p>
          </table:table-cell>
          <table:table-cell office:value-type="float" office:value="-0.0233148068172838" calcext:value-type="float">
            <text:p>-0.023314806817284</text:p>
          </table:table-cell>
          <table:table-cell office:value-type="float" office:value="-0.0200091227871377" calcext:value-type="float">
            <text:p>-0.020009122787138</text:p>
          </table:table-cell>
          <table:table-cell office:value-type="float" office:value="-0.0180855673068031" calcext:value-type="float">
            <text:p>-0.018085567306803</text:p>
          </table:table-cell>
          <table:table-cell office:value-type="float" office:value="-0.0196380395558131" calcext:value-type="float">
            <text:p>-0.019638039555813</text:p>
          </table:table-cell>
          <table:table-cell office:value-type="float" office:value="-0.0280501993577051" calcext:value-type="float">
            <text:p>-0.028050199357705</text:p>
          </table:table-cell>
          <table:table-cell office:value-type="float" office:value="-0.0393869014085202" calcext:value-type="float">
            <text:p>-0.03938690140852</text:p>
          </table:table-cell>
          <table:table-cell office:value-type="float" office:value="-0.0525248221773013" calcext:value-type="float">
            <text:p>-0.052524822177301</text:p>
          </table:table-cell>
          <table:table-cell office:value-type="float" office:value="-0.0583529135845147" calcext:value-type="float">
            <text:p>-0.058352913584515</text:p>
          </table:table-cell>
          <table:table-cell office:value-type="float" office:value="-0.0593730705999081" calcext:value-type="float">
            <text:p>-0.059373070599908</text:p>
          </table:table-cell>
          <table:table-cell office:value-type="float" office:value="-0.0585427798871466" calcext:value-type="float">
            <text:p>-0.058542779887147</text:p>
          </table:table-cell>
          <table:table-cell office:value-type="float" office:value="-0.0574044826788098" calcext:value-type="float">
            <text:p>-0.05740448267881</text:p>
          </table:table-cell>
          <table:table-cell office:value-type="float" office:value="-0.0574787781670786" calcext:value-type="float">
            <text:p>-0.057478778167079</text:p>
          </table:table-cell>
          <table:table-cell office:value-type="float" office:value="-0.0586878277050527" calcext:value-type="float">
            <text:p>-0.058687827705053</text:p>
          </table:table-cell>
          <table:table-cell office:value-type="float" office:value="-0.0590374167511447" calcext:value-type="float">
            <text:p>-0.059037416751145</text:p>
          </table:table-cell>
          <table:table-cell office:value-type="float" office:value="-0.0543415491703413" calcext:value-type="float">
            <text:p>-0.054341549170341</text:p>
          </table:table-cell>
          <table:table-cell office:value-type="float" office:value="-0.0503229097123022" calcext:value-type="float">
            <text:p>-0.050322909712302</text:p>
          </table:table-cell>
          <table:table-cell office:value-type="float" office:value="-0.0282900618012465" calcext:value-type="float">
            <text:p>-0.028290061801247</text:p>
          </table:table-cell>
          <table:table-cell office:value-type="float" office:value="-0.0239476246735255" calcext:value-type="float">
            <text:p>-0.023947624673526</text:p>
          </table:table-cell>
          <table:table-cell office:value-type="float" office:value="-0.0222408184129034" calcext:value-type="float">
            <text:p>-0.022240818412903</text:p>
          </table:table-cell>
          <table:table-cell office:value-type="float" office:value="-0.0216756518203531" calcext:value-type="float">
            <text:p>-0.021675651820353</text:p>
          </table:table-cell>
          <table:table-cell office:value-type="float" office:value="-0.0213763457559876" calcext:value-type="float">
            <text:p>-0.021376345755988</text:p>
          </table:table-cell>
          <table:table-cell office:value-type="float" office:value="-0.0196805365220117" calcext:value-type="float">
            <text:p>-0.019680536522012</text:p>
          </table:table-cell>
          <table:table-cell office:value-type="float" office:value="-0.0183242760649816" calcext:value-type="float">
            <text:p>-0.018324276064982</text:p>
          </table:table-cell>
          <table:table-cell office:value-type="float" office:value="-0.0154368148060273" calcext:value-type="float">
            <text:p>-0.015436814806027</text:p>
          </table:table-cell>
          <table:table-cell office:value-type="float" office:value="-0.0142027670895925" calcext:value-type="float">
            <text:p>-0.014202767089593</text:p>
          </table:table-cell>
          <table:table-cell office:value-type="float" office:value="-0.0133657338209474" calcext:value-type="float">
            <text:p>-0.013365733820947</text:p>
          </table:table-cell>
          <table:table-cell office:value-type="float" office:value="-0.013397938398662" calcext:value-type="float">
            <text:p>-0.013397938398662</text:p>
          </table:table-cell>
          <table:table-cell office:value-type="float" office:value="-0.0131262483587405" calcext:value-type="float">
            <text:p>-0.013126248358741</text:p>
          </table:table-cell>
          <table:table-cell office:value-type="float" office:value="-0.0120339272859126" calcext:value-type="float">
            <text:p>-0.012033927285913</text:p>
          </table:table-cell>
          <table:table-cell office:value-type="float" office:value="-0.0528263843276172" calcext:value-type="float">
            <text:p>-0.052826384327617</text:p>
          </table:table-cell>
          <table:table-cell office:value-type="float" office:value="-0.0484352015955701" calcext:value-type="float">
            <text:p>-0.04843520159557</text:p>
          </table:table-cell>
          <table:table-cell office:value-type="float" office:value="-0.0438667086007226" calcext:value-type="float">
            <text:p>-0.043866708600723</text:p>
          </table:table-cell>
          <table:table-cell office:value-type="float" office:value="-0.0394329296576294" calcext:value-type="float">
            <text:p>-0.039432929657629</text:p>
          </table:table-cell>
          <table:table-cell office:value-type="float" office:value="-0.0372072292913899" calcext:value-type="float">
            <text:p>-0.03720722929139</text:p>
          </table:table-cell>
          <table:table-cell office:value-type="float" office:value="-0.0342297922290717" calcext:value-type="float">
            <text:p>-0.034229792229072</text:p>
          </table:table-cell>
          <table:table-cell office:value-type="float" office:value="-0.0299962198828049" calcext:value-type="float">
            <text:p>-0.029996219882805</text:p>
          </table:table-cell>
          <table:table-cell office:value-type="float" office:value="-0.0227590303847843" calcext:value-type="float">
            <text:p>-0.022759030384784</text:p>
          </table:table-cell>
          <table:table-cell office:value-type="float" office:value="-0.0249279669614984" calcext:value-type="float">
            <text:p>-0.024927966961498</text:p>
          </table:table-cell>
          <table:table-cell office:value-type="float" office:value="-0.0233538371206396" calcext:value-type="float">
            <text:p>-0.02335383712064</text:p>
          </table:table-cell>
          <table:table-cell office:value-type="float" office:value="-0.0223451338644954" calcext:value-type="float">
            <text:p>-0.022345133864495</text:p>
          </table:table-cell>
          <table:table-cell office:value-type="float" office:value="-0.0236858195719097" calcext:value-type="float">
            <text:p>-0.02368581957191</text:p>
          </table:table-cell>
          <table:table-cell office:value-type="float" office:value="-0.0222853601981879" calcext:value-type="float">
            <text:p>-0.022285360198188</text:p>
          </table:table-cell>
          <table:table-cell office:value-type="float" office:value="-0.016636531035168" calcext:value-type="float">
            <text:p>-0.016636531035168</text:p>
          </table:table-cell>
          <table:table-cell office:value-type="float" office:value="-0.0171015910451517" calcext:value-type="float">
            <text:p>-0.017101591045152</text:p>
          </table:table-cell>
          <table:table-cell office:value-type="float" office:value="-0.0188589647901813" calcext:value-type="float">
            <text:p>-0.018858964790181</text:p>
          </table:table-cell>
          <table:table-cell office:value-type="float" office:value="-0.0195745011515964" calcext:value-type="float">
            <text:p>-0.019574501151596</text:p>
          </table:table-cell>
          <table:table-cell office:value-type="float" office:value="-0.0196529820722368" calcext:value-type="float">
            <text:p>-0.019652982072237</text:p>
          </table:table-cell>
          <table:table-cell office:value-type="float" office:value="-0.0185971666548768" calcext:value-type="float">
            <text:p>-0.018597166654877</text:p>
          </table:table-cell>
          <table:table-cell office:value-type="float" office:value="-0.0177645821515058" calcext:value-type="float">
            <text:p>-0.017764582151506</text:p>
          </table:table-cell>
          <table:table-cell office:value-type="float" office:value="-0.0172556838933033" calcext:value-type="float">
            <text:p>-0.017255683893303</text:p>
          </table:table-cell>
          <table:table-cell office:value-type="float" office:value="-0.0184562173293025" calcext:value-type="float">
            <text:p>-0.018456217329303</text:p>
          </table:table-cell>
          <table:table-cell office:value-type="float" office:value="-0.0182250824482675" calcext:value-type="float">
            <text:p>-0.018225082448268</text:p>
          </table:table-cell>
          <table:table-cell office:value-type="float" office:value="-0.0179222818137071" calcext:value-type="float">
            <text:p>-0.017922281813707</text:p>
          </table:table-cell>
          <table:table-cell office:value-type="float" office:value="-0.0181797819364929" calcext:value-type="float">
            <text:p>-0.018179781936493</text:p>
          </table:table-cell>
          <table:table-cell office:value-type="float" office:value="-0.0180863079520024" calcext:value-type="float">
            <text:p>-0.018086307952002</text:p>
          </table:table-cell>
          <table:table-cell office:value-type="float" office:value="-0.0180151673909043" calcext:value-type="float">
            <text:p>-0.018015167390904</text:p>
          </table:table-cell>
          <table:table-cell office:value-type="float" office:value="-0.0178555942974186" calcext:value-type="float">
            <text:p>-0.017855594297419</text:p>
          </table:table-cell>
          <table:table-cell office:value-type="float" office:value="-0.0177639752181338" calcext:value-type="float">
            <text:p>-0.017763975218134</text:p>
          </table:table-cell>
          <table:table-cell office:value-type="float" office:value="-0.0177439723565532" calcext:value-type="float">
            <text:p>-0.017743972356553</text:p>
          </table:table-cell>
          <table:table-cell office:value-type="float" office:value="-0.0178028870402497" calcext:value-type="float">
            <text:p>-0.01780288704025</text:p>
          </table:table-cell>
          <table:table-cell office:value-type="float" office:value="-0.0178341628569204" calcext:value-type="float">
            <text:p>-0.01783416285692</text:p>
          </table:table-cell>
          <table:table-cell office:value-type="float" office:value="-0.0178043019137365" calcext:value-type="float">
            <text:p>-0.017804301913737</text:p>
          </table:table-cell>
          <table:table-cell office:value-type="float" office:value="-0.0177677267165316" calcext:value-type="float">
            <text:p>-0.017767726716532</text:p>
          </table:table-cell>
          <table:table-cell office:value-type="float" office:value="-0.0177762951682608" calcext:value-type="float">
            <text:p>-0.017776295168261</text:p>
          </table:table-cell>
          <table:table-cell office:value-type="float" office:value="-0.0177709353984158" calcext:value-type="float">
            <text:p>-0.017770935398416</text:p>
          </table:table-cell>
          <table:table-cell office:value-type="float" office:value="-0.0177708481814039" calcext:value-type="float">
            <text:p>-0.017770848181404</text:p>
          </table:table-cell>
          <table:table-cell office:value-type="float" office:value="-0.0177761288569183" calcext:value-type="float">
            <text:p>-0.017776128856918</text:p>
          </table:table-cell>
          <table:table-cell office:value-type="float" office:value="-0.0177903623585444" calcext:value-type="float">
            <text:p>-0.017790362358544</text:p>
          </table:table-cell>
          <table:table-cell office:value-type="float" office:value="-0.0177571923735622" calcext:value-type="float">
            <text:p>-0.017757192373562</text:p>
          </table:table-cell>
          <table:table-cell office:value-type="float" office:value="-0.0177530793870414" calcext:value-type="float">
            <text:p>-0.017753079387041</text:p>
          </table:table-cell>
          <table:table-cell office:value-type="float" office:value="-0.0177667467803379" calcext:value-type="float">
            <text:p>-0.017766746780338</text:p>
          </table:table-cell>
          <table:table-cell office:value-type="float" office:value="-0.0177603883471589" calcext:value-type="float">
            <text:p>-0.017760388347159</text:p>
          </table:table-cell>
          <table:table-cell office:value-type="float" office:value="-0.0177496692098527" calcext:value-type="float">
            <text:p>-0.017749669209853</text:p>
          </table:table-cell>
          <table:table-cell office:value-type="float" office:value="-0.0177569782953247" calcext:value-type="float">
            <text:p>-0.017756978295325</text:p>
          </table:table-cell>
          <table:table-cell office:value-type="float" office:value="-0.0177477964934355" calcext:value-type="float">
            <text:p>-0.017747796493436</text:p>
          </table:table-cell>
          <table:table-cell office:value-type="float" office:value="-0.0177594251586004" calcext:value-type="float">
            <text:p>-0.0177594251586</text:p>
          </table:table-cell>
          <table:table-cell office:value-type="float" office:value="-0.0177727829749137" calcext:value-type="float">
            <text:p>-0.017772782974914</text:p>
          </table:table-cell>
          <table:table-cell office:value-type="float" office:value="-0.0177511820717595" calcext:value-type="float">
            <text:p>-0.01775118207176</text:p>
          </table:table-cell>
          <table:table-cell office:value-type="float" office:value="-0.0177504940186044" calcext:value-type="float">
            <text:p>-0.017750494018604</text:p>
          </table:table-cell>
          <table:table-cell office:value-type="float" office:value="-0.0177534387924456" calcext:value-type="float">
            <text:p>-0.017753438792446</text:p>
          </table:table-cell>
          <table:table-cell office:value-type="float" office:value="-0.0177309259613647" calcext:value-type="float">
            <text:p>-0.017730925961365</text:p>
          </table:table-cell>
          <table:table-cell office:value-type="float" office:value="-0.0177471871810376" calcext:value-type="float">
            <text:p>-0.017747187181038</text:p>
          </table:table-cell>
          <table:table-cell office:value-type="float" office:value="-0.017761713262411" calcext:value-type="float">
            <text:p>-0.017761713262411</text:p>
          </table:table-cell>
          <table:table-cell office:value-type="float" office:value="-0.0177087607937839" calcext:value-type="float">
            <text:p>-0.017708760793784</text:p>
          </table:table-cell>
          <table:table-cell office:value-type="float" office:value="-0.0177421292949927" calcext:value-type="float">
            <text:p>-0.017742129294993</text:p>
          </table:table-cell>
          <table:table-cell office:value-type="float" office:value="-0.0177341604980891" calcext:value-type="float">
            <text:p>-0.017734160498089</text:p>
          </table:table-cell>
          <table:table-cell office:value-type="float" office:value="-0.0177322826088744" calcext:value-type="float">
            <text:p>-0.017732282608874</text:p>
          </table:table-cell>
          <table:table-cell office:value-type="float" office:value="-0.0177216876931622" calcext:value-type="float">
            <text:p>-0.017721687693162</text:p>
          </table:table-cell>
          <table:table-cell office:value-type="float" office:value="-0.017726957819205" calcext:value-type="float">
            <text:p>-0.017726957819205</text:p>
          </table:table-cell>
          <table:table-cell office:value-type="float" office:value="-0.0177316846268503" calcext:value-type="float">
            <text:p>-0.01773168462685</text:p>
          </table:table-cell>
          <table:table-cell office:value-type="float" office:value="-0.0177348400336355" calcext:value-type="float">
            <text:p>-0.017734840033636</text:p>
          </table:table-cell>
          <table:table-cell office:value-type="float" office:value="-0.0177446878105219" calcext:value-type="float">
            <text:p>-0.017744687810522</text:p>
          </table:table-cell>
          <table:table-cell office:value-type="float" office:value="-0.0177344757565434" calcext:value-type="float">
            <text:p>-0.017734475756543</text:p>
          </table:table-cell>
          <table:table-cell office:value-type="float" office:value="-0.0177244879868752" calcext:value-type="float">
            <text:p>-0.017724487986875</text:p>
          </table:table-cell>
          <table:table-cell office:value-type="float" office:value="-0.0177253541755673" calcext:value-type="float">
            <text:p>-0.017725354175567</text:p>
          </table:table-cell>
          <table:table-cell office:value-type="float" office:value="-0.0177390354688214" calcext:value-type="float">
            <text:p>-0.017739035468821</text:p>
          </table:table-cell>
          <table:table-cell office:value-type="float" office:value="-0.0177315237763825" calcext:value-type="float">
            <text:p>-0.017731523776383</text:p>
          </table:table-cell>
          <table:table-cell office:value-type="float" office:value="-0.0177312885523854" calcext:value-type="float">
            <text:p>-0.017731288552385</text:p>
          </table:table-cell>
          <table:table-cell office:value-type="float" office:value="-0.0177166939443767" calcext:value-type="float">
            <text:p>-0.017716693944377</text:p>
          </table:table-cell>
          <table:table-cell office:value-type="float" office:value="-0.0177528490575866" calcext:value-type="float">
            <text:p>-0.017752849057587</text:p>
          </table:table-cell>
          <table:table-cell office:value-type="float" office:value="-0.0177185812980388" calcext:value-type="float">
            <text:p>-0.017718581298039</text:p>
          </table:table-cell>
          <table:table-cell office:value-type="float" office:value="-0.0177336396634826" calcext:value-type="float">
            <text:p>-0.017733639663483</text:p>
          </table:table-cell>
          <table:table-cell office:value-type="float" office:value="-0.0177368742605788" calcext:value-type="float">
            <text:p>-0.017736874260579</text:p>
          </table:table-cell>
          <table:table-cell office:value-type="float" office:value="-0.0177352779029501" calcext:value-type="float">
            <text:p>-0.01773527790295</text:p>
          </table:table-cell>
          <table:table-cell office:value-type="float" office:value="-0.0177376518544337" calcext:value-type="float">
            <text:p>-0.017737651854434</text:p>
          </table:table-cell>
          <table:table-cell office:value-type="float" office:value="-0.017748541678761" calcext:value-type="float">
            <text:p>-0.017748541678761</text:p>
          </table:table-cell>
          <table:table-cell office:value-type="float" office:value="-0.0177364813160292" calcext:value-type="float">
            <text:p>-0.017736481316029</text:p>
          </table:table-cell>
          <table:table-cell office:value-type="float" office:value="-0.0177373506877676" calcext:value-type="float">
            <text:p>-0.017737350687768</text:p>
          </table:table-cell>
          <table:table-cell office:value-type="float" office:value="-0.0177035883778697" calcext:value-type="float">
            <text:p>-0.01770358837787</text:p>
          </table:table-cell>
          <table:table-cell office:value-type="float" office:value="-0.0177342918045913" calcext:value-type="float">
            <text:p>-0.017734291804591</text:p>
          </table:table-cell>
          <table:table-cell office:value-type="float" office:value="-0.0177273928189248" calcext:value-type="float">
            <text:p>-0.017727392818925</text:p>
          </table:table-cell>
          <table:table-cell office:value-type="float" office:value="-0.0177264089991905" calcext:value-type="float">
            <text:p>-0.017726408999191</text:p>
          </table:table-cell>
          <table:table-cell office:value-type="float" office:value="-0.0177367550042453" calcext:value-type="float">
            <text:p>-0.017736755004245</text:p>
          </table:table-cell>
          <table:table-cell office:value-type="float" office:value="-0.0177307808223212" calcext:value-type="float">
            <text:p>-0.017730780822321</text:p>
          </table:table-cell>
          <table:table-cell office:value-type="float" office:value="-0.0177070614523758" calcext:value-type="float">
            <text:p>-0.017707061452376</text:p>
          </table:table-cell>
          <table:table-cell office:value-type="float" office:value="-0.0177195279488543" calcext:value-type="float">
            <text:p>-0.017719527948854</text:p>
          </table:table-cell>
          <table:table-cell office:value-type="float" office:value="-0.0177338209278533" calcext:value-type="float">
            <text:p>-0.017733820927853</text:p>
          </table:table-cell>
          <table:table-cell office:value-type="float" office:value="-0.0177421449987438" calcext:value-type="float">
            <text:p>-0.017742144998744</text:p>
          </table:table-cell>
          <table:table-cell office:value-type="float" office:value="-0.0177134400925867" calcext:value-type="float">
            <text:p>-0.017713440092587</text:p>
          </table:table-cell>
          <table:table-cell office:value-type="float" office:value="-0.0177075901172766" calcext:value-type="float">
            <text:p>-0.017707590117277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93360132045728" calcext:value-type="float">
            <text:p>0.493360132045728</text:p>
          </table:table-cell>
          <table:table-cell office:value-type="float" office:value="0.493577229784006" calcext:value-type="float">
            <text:p>0.493577229784006</text:p>
          </table:table-cell>
          <table:table-cell office:value-type="float" office:value="0.492979868567165" calcext:value-type="float">
            <text:p>0.492979868567165</text:p>
          </table:table-cell>
          <table:table-cell office:value-type="float" office:value="0.493138102201332" calcext:value-type="float">
            <text:p>0.493138102201332</text:p>
          </table:table-cell>
          <table:table-cell office:value-type="float" office:value="0.493787638465817" calcext:value-type="float">
            <text:p>0.493787638465817</text:p>
          </table:table-cell>
          <table:table-cell office:value-type="float" office:value="0.493919437551333" calcext:value-type="float">
            <text:p>0.493919437551333</text:p>
          </table:table-cell>
          <table:table-cell office:value-type="float" office:value="0.493844774038022" calcext:value-type="float">
            <text:p>0.493844774038022</text:p>
          </table:table-cell>
          <table:table-cell office:value-type="float" office:value="0.494181698233229" calcext:value-type="float">
            <text:p>0.494181698233229</text:p>
          </table:table-cell>
          <table:table-cell office:value-type="float" office:value="0.493893463427442" calcext:value-type="float">
            <text:p>0.493893463427442</text:p>
          </table:table-cell>
          <table:table-cell office:value-type="float" office:value="0.49368882402988" calcext:value-type="float">
            <text:p>0.49368882402988</text:p>
          </table:table-cell>
          <table:table-cell office:value-type="float" office:value="0.493438873877153" calcext:value-type="float">
            <text:p>0.493438873877153</text:p>
          </table:table-cell>
          <table:table-cell office:value-type="float" office:value="0.493473261694898" calcext:value-type="float">
            <text:p>0.493473261694898</text:p>
          </table:table-cell>
          <table:table-cell office:value-type="float" office:value="0.493870247942515" calcext:value-type="float">
            <text:p>0.493870247942515</text:p>
          </table:table-cell>
          <table:table-cell office:value-type="float" office:value="0.493867140606474" calcext:value-type="float">
            <text:p>0.493867140606474</text:p>
          </table:table-cell>
          <table:table-cell office:value-type="float" office:value="0.494026331416339" calcext:value-type="float">
            <text:p>0.494026331416339</text:p>
          </table:table-cell>
          <table:table-cell office:value-type="float" office:value="0.493344735294415" calcext:value-type="float">
            <text:p>0.493344735294415</text:p>
          </table:table-cell>
          <table:table-cell office:value-type="float" office:value="0.493411662817532" calcext:value-type="float">
            <text:p>0.493411662817532</text:p>
          </table:table-cell>
          <table:table-cell office:value-type="float" office:value="0.493876728106832" calcext:value-type="float">
            <text:p>0.493876728106832</text:p>
          </table:table-cell>
          <table:table-cell office:value-type="float" office:value="0.493661836046081" calcext:value-type="float">
            <text:p>0.493661836046081</text:p>
          </table:table-cell>
          <table:table-cell office:value-type="float" office:value="0.493742467155934" calcext:value-type="float">
            <text:p>0.493742467155934</text:p>
          </table:table-cell>
          <table:table-cell office:value-type="float" office:value="0.493970903735728" calcext:value-type="float">
            <text:p>0.493970903735728</text:p>
          </table:table-cell>
          <table:table-cell office:value-type="float" office:value="0.49351955318457" calcext:value-type="float">
            <text:p>0.49351955318457</text:p>
          </table:table-cell>
          <table:table-cell office:value-type="float" office:value="0.493742314874847" calcext:value-type="float">
            <text:p>0.493742314874847</text:p>
          </table:table-cell>
          <table:table-cell office:value-type="float" office:value="0.493936044221114" calcext:value-type="float">
            <text:p>0.493936044221114</text:p>
          </table:table-cell>
          <table:table-cell office:value-type="float" office:value="0.494148721253189" calcext:value-type="float">
            <text:p>0.494148721253189</text:p>
          </table:table-cell>
          <table:table-cell office:value-type="float" office:value="0.493425403694636" calcext:value-type="float">
            <text:p>0.493425403694636</text:p>
          </table:table-cell>
          <table:table-cell office:value-type="float" office:value="0.493678336071295" calcext:value-type="float">
            <text:p>0.493678336071295</text:p>
          </table:table-cell>
          <table:table-cell office:value-type="float" office:value="0.493858624277052" calcext:value-type="float">
            <text:p>0.493858624277052</text:p>
          </table:table-cell>
          <table:table-cell office:value-type="float" office:value="0.493211708448638" calcext:value-type="float">
            <text:p>0.493211708448638</text:p>
          </table:table-cell>
          <table:table-cell office:value-type="float" office:value="0.493411664857117" calcext:value-type="float">
            <text:p>0.493411664857117</text:p>
          </table:table-cell>
          <table:table-cell office:value-type="float" office:value="0.493537375486272" calcext:value-type="float">
            <text:p>0.493537375486272</text:p>
          </table:table-cell>
          <table:table-cell office:value-type="float" office:value="0.493713531762745" calcext:value-type="float">
            <text:p>0.493713531762745</text:p>
          </table:table-cell>
          <table:table-cell office:value-type="float" office:value="0.493734040687345" calcext:value-type="float">
            <text:p>0.493734040687345</text:p>
          </table:table-cell>
          <table:table-cell office:value-type="float" office:value="0.493256888847628" calcext:value-type="float">
            <text:p>0.493256888847628</text:p>
          </table:table-cell>
          <table:table-cell office:value-type="float" office:value="0.493587363968801" calcext:value-type="float">
            <text:p>0.493587363968801</text:p>
          </table:table-cell>
          <table:table-cell office:value-type="float" office:value="0.493621378541219" calcext:value-type="float">
            <text:p>0.493621378541219</text:p>
          </table:table-cell>
          <table:table-cell office:value-type="float" office:value="0.493459111013171" calcext:value-type="float">
            <text:p>0.493459111013171</text:p>
          </table:table-cell>
          <table:table-cell office:value-type="float" office:value="0.49312113138836" calcext:value-type="float">
            <text:p>0.49312113138836</text:p>
          </table:table-cell>
          <table:table-cell office:value-type="float" office:value="0.494045954529649" calcext:value-type="float">
            <text:p>0.494045954529649</text:p>
          </table:table-cell>
          <table:table-cell office:value-type="float" office:value="0.493427332758394" calcext:value-type="float">
            <text:p>0.493427332758394</text:p>
          </table:table-cell>
          <table:table-cell office:value-type="float" office:value="0.493342718397328" calcext:value-type="float">
            <text:p>0.493342718397328</text:p>
          </table:table-cell>
          <table:table-cell office:value-type="float" office:value="0.493436001785319" calcext:value-type="float">
            <text:p>0.493436001785319</text:p>
          </table:table-cell>
          <table:table-cell office:value-type="float" office:value="0.493744385290606" calcext:value-type="float">
            <text:p>0.493744385290606</text:p>
          </table:table-cell>
          <table:table-cell office:value-type="float" office:value="0.493505514434059" calcext:value-type="float">
            <text:p>0.493505514434059</text:p>
          </table:table-cell>
          <table:table-cell office:value-type="float" office:value="0.494029351417241" calcext:value-type="float">
            <text:p>0.494029351417241</text:p>
          </table:table-cell>
          <table:table-cell office:value-type="float" office:value="0.493992368750517" calcext:value-type="float">
            <text:p>0.493992368750517</text:p>
          </table:table-cell>
          <table:table-cell office:value-type="float" office:value="0.493872929724616" calcext:value-type="float">
            <text:p>0.493872929724616</text:p>
          </table:table-cell>
          <table:table-cell office:value-type="float" office:value="0.493740446972863" calcext:value-type="float">
            <text:p>0.493740446972863</text:p>
          </table:table-cell>
          <table:table-cell office:value-type="float" office:value="0.493551309560642" calcext:value-type="float">
            <text:p>0.493551309560642</text:p>
          </table:table-cell>
          <table:table-cell office:value-type="float" office:value="0.49388519240911" calcext:value-type="float">
            <text:p>0.49388519240911</text:p>
          </table:table-cell>
          <table:table-cell office:value-type="float" office:value="0.493651210742989" calcext:value-type="float">
            <text:p>0.493651210742989</text:p>
          </table:table-cell>
          <table:table-cell office:value-type="float" office:value="0.493808548387211" calcext:value-type="float">
            <text:p>0.493808548387211</text:p>
          </table:table-cell>
          <table:table-cell office:value-type="float" office:value="0.493502815139449" calcext:value-type="float">
            <text:p>0.493502815139449</text:p>
          </table:table-cell>
          <table:table-cell office:value-type="float" office:value="0.494708873802282" calcext:value-type="float">
            <text:p>0.494708873802282</text:p>
          </table:table-cell>
          <table:table-cell office:value-type="float" office:value="0.494201521804333" calcext:value-type="float">
            <text:p>0.494201521804333</text:p>
          </table:table-cell>
          <table:table-cell office:value-type="float" office:value="0.494728011190718" calcext:value-type="float">
            <text:p>0.494728011190718</text:p>
          </table:table-cell>
          <table:table-cell office:value-type="float" office:value="0.49369823253458" calcext:value-type="float">
            <text:p>0.49369823253458</text:p>
          </table:table-cell>
          <table:table-cell office:value-type="float" office:value="0.494012907118615" calcext:value-type="float">
            <text:p>0.494012907118615</text:p>
          </table:table-cell>
          <table:table-cell office:value-type="float" office:value="0.493474762752933" calcext:value-type="float">
            <text:p>0.493474762752933</text:p>
          </table:table-cell>
          <table:table-cell office:value-type="float" office:value="0.494065703365269" calcext:value-type="float">
            <text:p>0.494065703365269</text:p>
          </table:table-cell>
          <table:table-cell office:value-type="float" office:value="0.494427533303507" calcext:value-type="float">
            <text:p>0.494427533303507</text:p>
          </table:table-cell>
          <table:table-cell office:value-type="float" office:value="0.493900072734232" calcext:value-type="float">
            <text:p>0.493900072734232</text:p>
          </table:table-cell>
          <table:table-cell office:value-type="float" office:value="0.493875689593993" calcext:value-type="float">
            <text:p>0.493875689593993</text:p>
          </table:table-cell>
          <table:table-cell office:value-type="float" office:value="0.493759046862243" calcext:value-type="float">
            <text:p>0.493759046862243</text:p>
          </table:table-cell>
          <table:table-cell office:value-type="float" office:value="0.493571848044487" calcext:value-type="float">
            <text:p>0.493571848044487</text:p>
          </table:table-cell>
          <table:table-cell office:value-type="float" office:value="0.493868945118672" calcext:value-type="float">
            <text:p>0.493868945118672</text:p>
          </table:table-cell>
          <table:table-cell office:value-type="float" office:value="0.493714680981655" calcext:value-type="float">
            <text:p>0.493714680981655</text:p>
          </table:table-cell>
          <table:table-cell office:value-type="float" office:value="0.494269164882399" calcext:value-type="float">
            <text:p>0.494269164882399</text:p>
          </table:table-cell>
          <table:table-cell office:value-type="float" office:value="0.493863799055601" calcext:value-type="float">
            <text:p>0.493863799055601</text:p>
          </table:table-cell>
          <table:table-cell office:value-type="float" office:value="0.494012049287066" calcext:value-type="float">
            <text:p>0.494012049287066</text:p>
          </table:table-cell>
          <table:table-cell office:value-type="float" office:value="0.493385939174374" calcext:value-type="float">
            <text:p>0.493385939174374</text:p>
          </table:table-cell>
          <table:table-cell office:value-type="float" office:value="0.494365083864869" calcext:value-type="float">
            <text:p>0.494365083864869</text:p>
          </table:table-cell>
          <table:table-cell office:value-type="float" office:value="0.497147431588673" calcext:value-type="float">
            <text:p>0.497147431588673</text:p>
          </table:table-cell>
          <table:table-cell office:value-type="float" office:value="0.502419300719722" calcext:value-type="float">
            <text:p>0.502419300719722</text:p>
          </table:table-cell>
          <table:table-cell office:value-type="float" office:value="0.504176100211271" calcext:value-type="float">
            <text:p>0.504176100211271</text:p>
          </table:table-cell>
          <table:table-cell office:value-type="float" office:value="0.50631503612685" calcext:value-type="float">
            <text:p>0.50631503612685</text:p>
          </table:table-cell>
          <table:table-cell office:value-type="float" office:value="0.507432220250729" calcext:value-type="float">
            <text:p>0.507432220250729</text:p>
          </table:table-cell>
          <table:table-cell office:value-type="float" office:value="0.505441933687979" calcext:value-type="float">
            <text:p>0.505441933687979</text:p>
          </table:table-cell>
          <table:table-cell office:value-type="float" office:value="0.495403071916499" calcext:value-type="float">
            <text:p>0.495403071916499</text:p>
          </table:table-cell>
          <table:table-cell office:value-type="float" office:value="0.476019006183965" calcext:value-type="float">
            <text:p>0.476019006183965</text:p>
          </table:table-cell>
          <table:table-cell office:value-type="float" office:value="0.501918246828014" calcext:value-type="float">
            <text:p>0.501918246828014</text:p>
          </table:table-cell>
          <table:table-cell office:value-type="float" office:value="0.526774455925388" calcext:value-type="float">
            <text:p>0.526774455925388</text:p>
          </table:table-cell>
          <table:table-cell office:value-type="float" office:value="0.554123276863527" calcext:value-type="float">
            <text:p>0.554123276863527</text:p>
          </table:table-cell>
          <table:table-cell office:value-type="float" office:value="0.555180493960284" calcext:value-type="float">
            <text:p>0.555180493960284</text:p>
          </table:table-cell>
          <table:table-cell office:value-type="float" office:value="0.557601388237945" calcext:value-type="float">
            <text:p>0.557601388237945</text:p>
          </table:table-cell>
          <table:table-cell office:value-type="float" office:value="0.562034594789349" calcext:value-type="float">
            <text:p>0.562034594789349</text:p>
          </table:table-cell>
          <table:table-cell office:value-type="float" office:value="0.562935243123897" calcext:value-type="float">
            <text:p>0.562935243123897</text:p>
          </table:table-cell>
          <table:table-cell office:value-type="float" office:value="0.566324386672706" calcext:value-type="float">
            <text:p>0.566324386672706</text:p>
          </table:table-cell>
          <table:table-cell office:value-type="float" office:value="0.558947491791717" calcext:value-type="float">
            <text:p>0.558947491791717</text:p>
          </table:table-cell>
          <table:table-cell office:value-type="float" office:value="0.511079366815446" calcext:value-type="float">
            <text:p>0.511079366815446</text:p>
          </table:table-cell>
          <table:table-cell office:value-type="float" office:value="0.506212570166242" calcext:value-type="float">
            <text:p>0.506212570166242</text:p>
          </table:table-cell>
          <table:table-cell office:value-type="float" office:value="0.498898252811098" calcext:value-type="float">
            <text:p>0.498898252811098</text:p>
          </table:table-cell>
          <table:table-cell office:value-type="float" office:value="0.485261627867933" calcext:value-type="float">
            <text:p>0.485261627867933</text:p>
          </table:table-cell>
          <table:table-cell office:value-type="float" office:value="0.488418331881165" calcext:value-type="float">
            <text:p>0.488418331881165</text:p>
          </table:table-cell>
          <table:table-cell office:value-type="float" office:value="0.48870499512376" calcext:value-type="float">
            <text:p>0.48870499512376</text:p>
          </table:table-cell>
          <table:table-cell office:value-type="float" office:value="0.491434147092331" calcext:value-type="float">
            <text:p>0.491434147092331</text:p>
          </table:table-cell>
          <table:table-cell office:value-type="float" office:value="0.48887469217601" calcext:value-type="float">
            <text:p>0.48887469217601</text:p>
          </table:table-cell>
          <table:table-cell office:value-type="float" office:value="0.478306780208191" calcext:value-type="float">
            <text:p>0.478306780208191</text:p>
          </table:table-cell>
          <table:table-cell office:value-type="float" office:value="0.478114767896796" calcext:value-type="float">
            <text:p>0.478114767896796</text:p>
          </table:table-cell>
          <table:table-cell office:value-type="float" office:value="0.480958334446152" calcext:value-type="float">
            <text:p>0.480958334446152</text:p>
          </table:table-cell>
          <table:table-cell office:value-type="float" office:value="0.543330802266379" calcext:value-type="float">
            <text:p>0.543330802266379</text:p>
          </table:table-cell>
          <table:table-cell office:value-type="float" office:value="0.544304289140649" calcext:value-type="float">
            <text:p>0.544304289140649</text:p>
          </table:table-cell>
          <table:table-cell office:value-type="float" office:value="0.549646687933644" calcext:value-type="float">
            <text:p>0.549646687933644</text:p>
          </table:table-cell>
          <table:table-cell office:value-type="float" office:value="0.530878466129472" calcext:value-type="float">
            <text:p>0.530878466129472</text:p>
          </table:table-cell>
          <table:table-cell office:value-type="float" office:value="0.509993471457696" calcext:value-type="float">
            <text:p>0.509993471457696</text:p>
          </table:table-cell>
          <table:table-cell office:value-type="float" office:value="0.503720674723711" calcext:value-type="float">
            <text:p>0.503720674723711</text:p>
          </table:table-cell>
          <table:table-cell office:value-type="float" office:value="0.4796743588192" calcext:value-type="float">
            <text:p>0.4796743588192</text:p>
          </table:table-cell>
          <table:table-cell office:value-type="float" office:value="0.458210713134024" calcext:value-type="float">
            <text:p>0.458210713134024</text:p>
          </table:table-cell>
          <table:table-cell office:value-type="float" office:value="0.452844475562785" calcext:value-type="float">
            <text:p>0.452844475562785</text:p>
          </table:table-cell>
          <table:table-cell office:value-type="float" office:value="0.460553393205229" calcext:value-type="float">
            <text:p>0.460553393205229</text:p>
          </table:table-cell>
          <table:table-cell office:value-type="float" office:value="0.470333826880068" calcext:value-type="float">
            <text:p>0.470333826880068</text:p>
          </table:table-cell>
          <table:table-cell office:value-type="float" office:value="0.47954868460009" calcext:value-type="float">
            <text:p>0.47954868460009</text:p>
          </table:table-cell>
          <table:table-cell office:value-type="float" office:value="0.486693316937287" calcext:value-type="float">
            <text:p>0.486693316937287</text:p>
          </table:table-cell>
          <table:table-cell office:value-type="float" office:value="0.493480138778877" calcext:value-type="float">
            <text:p>0.493480138778877</text:p>
          </table:table-cell>
          <table:table-cell office:value-type="float" office:value="0.496281582272874" calcext:value-type="float">
            <text:p>0.496281582272874</text:p>
          </table:table-cell>
          <table:table-cell office:value-type="float" office:value="0.500691522322974" calcext:value-type="float">
            <text:p>0.500691522322974</text:p>
          </table:table-cell>
          <table:table-cell office:value-type="float" office:value="0.496287765116333" calcext:value-type="float">
            <text:p>0.496287765116333</text:p>
          </table:table-cell>
          <table:table-cell office:value-type="float" office:value="0.488290843899621" calcext:value-type="float">
            <text:p>0.488290843899621</text:p>
          </table:table-cell>
          <table:table-cell office:value-type="float" office:value="0.474866093070085" calcext:value-type="float">
            <text:p>0.474866093070085</text:p>
          </table:table-cell>
          <table:table-cell office:value-type="float" office:value="0.522273197396837" calcext:value-type="float">
            <text:p>0.522273197396837</text:p>
          </table:table-cell>
          <table:table-cell office:value-type="float" office:value="0.530163417559983" calcext:value-type="float">
            <text:p>0.530163417559983</text:p>
          </table:table-cell>
          <table:table-cell office:value-type="float" office:value="0.548060178816045" calcext:value-type="float">
            <text:p>0.548060178816045</text:p>
          </table:table-cell>
          <table:table-cell office:value-type="float" office:value="0.550994335545181" calcext:value-type="float">
            <text:p>0.550994335545181</text:p>
          </table:table-cell>
          <table:table-cell office:value-type="float" office:value="0.55487668870791" calcext:value-type="float">
            <text:p>0.55487668870791</text:p>
          </table:table-cell>
          <table:table-cell office:value-type="float" office:value="0.562052732863783" calcext:value-type="float">
            <text:p>0.562052732863783</text:p>
          </table:table-cell>
          <table:table-cell office:value-type="float" office:value="0.564044094917168" calcext:value-type="float">
            <text:p>0.564044094917168</text:p>
          </table:table-cell>
          <table:table-cell office:value-type="float" office:value="0.510656063542169" calcext:value-type="float">
            <text:p>0.510656063542169</text:p>
          </table:table-cell>
          <table:table-cell office:value-type="float" office:value="0.495735220186907" calcext:value-type="float">
            <text:p>0.495735220186907</text:p>
          </table:table-cell>
          <table:table-cell office:value-type="float" office:value="0.495986570596726" calcext:value-type="float">
            <text:p>0.495986570596726</text:p>
          </table:table-cell>
          <table:table-cell office:value-type="float" office:value="0.498347785371209" calcext:value-type="float">
            <text:p>0.498347785371209</text:p>
          </table:table-cell>
          <table:table-cell office:value-type="float" office:value="0.499402303751605" calcext:value-type="float">
            <text:p>0.499402303751605</text:p>
          </table:table-cell>
          <table:table-cell office:value-type="float" office:value="0.498586118105393" calcext:value-type="float">
            <text:p>0.498586118105393</text:p>
          </table:table-cell>
          <table:table-cell office:value-type="float" office:value="0.492080435195847" calcext:value-type="float">
            <text:p>0.492080435195847</text:p>
          </table:table-cell>
          <table:table-cell office:value-type="float" office:value="0.488575513226751" calcext:value-type="float">
            <text:p>0.488575513226751</text:p>
          </table:table-cell>
          <table:table-cell office:value-type="float" office:value="0.488732506793634" calcext:value-type="float">
            <text:p>0.488732506793634</text:p>
          </table:table-cell>
          <table:table-cell office:value-type="float" office:value="0.488723386072816" calcext:value-type="float">
            <text:p>0.488723386072816</text:p>
          </table:table-cell>
          <table:table-cell office:value-type="float" office:value="0.528060561285706" calcext:value-type="float">
            <text:p>0.528060561285706</text:p>
          </table:table-cell>
          <table:table-cell office:value-type="float" office:value="0.549129730053181" calcext:value-type="float">
            <text:p>0.549129730053181</text:p>
          </table:table-cell>
          <table:table-cell office:value-type="float" office:value="0.543924197357453" calcext:value-type="float">
            <text:p>0.543924197357453</text:p>
          </table:table-cell>
          <table:table-cell office:value-type="float" office:value="0.541547343055769" calcext:value-type="float">
            <text:p>0.541547343055769</text:p>
          </table:table-cell>
          <table:table-cell office:value-type="float" office:value="0.499669765966741" calcext:value-type="float">
            <text:p>0.499669765966741</text:p>
          </table:table-cell>
          <table:table-cell office:value-type="float" office:value="0.492417765385116" calcext:value-type="float">
            <text:p>0.492417765385116</text:p>
          </table:table-cell>
          <table:table-cell office:value-type="float" office:value="0.47895075490041" calcext:value-type="float">
            <text:p>0.47895075490041</text:p>
          </table:table-cell>
          <table:table-cell office:value-type="float" office:value="0.467443410123325" calcext:value-type="float">
            <text:p>0.467443410123325</text:p>
          </table:table-cell>
          <table:table-cell office:value-type="float" office:value="0.452621852904725" calcext:value-type="float">
            <text:p>0.452621852904725</text:p>
          </table:table-cell>
          <table:table-cell office:value-type="float" office:value="0.45548508991981" calcext:value-type="float">
            <text:p>0.45548508991981</text:p>
          </table:table-cell>
          <table:table-cell office:value-type="float" office:value="0.457080152788431" calcext:value-type="float">
            <text:p>0.457080152788431</text:p>
          </table:table-cell>
          <table:table-cell office:value-type="float" office:value="0.448461044489274" calcext:value-type="float">
            <text:p>0.448461044489274</text:p>
          </table:table-cell>
          <table:table-cell office:value-type="float" office:value="0.455543779673001" calcext:value-type="float">
            <text:p>0.455543779673001</text:p>
          </table:table-cell>
          <table:table-cell office:value-type="float" office:value="0.473874504893722" calcext:value-type="float">
            <text:p>0.473874504893722</text:p>
          </table:table-cell>
          <table:table-cell office:value-type="float" office:value="0.478836370200417" calcext:value-type="float">
            <text:p>0.478836370200417</text:p>
          </table:table-cell>
          <table:table-cell office:value-type="float" office:value="0.486607840959935" calcext:value-type="float">
            <text:p>0.486607840959935</text:p>
          </table:table-cell>
          <table:table-cell office:value-type="float" office:value="0.482277078178696" calcext:value-type="float">
            <text:p>0.482277078178696</text:p>
          </table:table-cell>
          <table:table-cell office:value-type="float" office:value="0.469451131297773" calcext:value-type="float">
            <text:p>0.469451131297773</text:p>
          </table:table-cell>
          <table:table-cell office:value-type="float" office:value="0.463564210159413" calcext:value-type="float">
            <text:p>0.463564210159413</text:p>
          </table:table-cell>
          <table:table-cell office:value-type="float" office:value="0.447003006028893" calcext:value-type="float">
            <text:p>0.447003006028893</text:p>
          </table:table-cell>
          <table:table-cell office:value-type="float" office:value="0.497938360254766" calcext:value-type="float">
            <text:p>0.497938360254766</text:p>
          </table:table-cell>
          <table:table-cell office:value-type="float" office:value="0.502265452416077" calcext:value-type="float">
            <text:p>0.502265452416077</text:p>
          </table:table-cell>
          <table:table-cell office:value-type="float" office:value="0.505267322803253" calcext:value-type="float">
            <text:p>0.505267322803253</text:p>
          </table:table-cell>
          <table:table-cell office:value-type="float" office:value="0.553526813424228" calcext:value-type="float">
            <text:p>0.553526813424228</text:p>
          </table:table-cell>
          <table:table-cell office:value-type="float" office:value="0.55900326055031" calcext:value-type="float">
            <text:p>0.55900326055031</text:p>
          </table:table-cell>
          <table:table-cell office:value-type="float" office:value="0.568729869858577" calcext:value-type="float">
            <text:p>0.568729869858577</text:p>
          </table:table-cell>
          <table:table-cell office:value-type="float" office:value="0.565816911036237" calcext:value-type="float">
            <text:p>0.565816911036237</text:p>
          </table:table-cell>
          <table:table-cell office:value-type="float" office:value="0.484999519196344" calcext:value-type="float">
            <text:p>0.484999519196344</text:p>
          </table:table-cell>
          <table:table-cell office:value-type="float" office:value="0.485060936964272" calcext:value-type="float">
            <text:p>0.485060936964272</text:p>
          </table:table-cell>
          <table:table-cell office:value-type="float" office:value="0.495517782481419" calcext:value-type="float">
            <text:p>0.495517782481419</text:p>
          </table:table-cell>
          <table:table-cell office:value-type="float" office:value="0.487225250320584" calcext:value-type="float">
            <text:p>0.487225250320584</text:p>
          </table:table-cell>
          <table:table-cell office:value-type="float" office:value="0.555806858602303" calcext:value-type="float">
            <text:p>0.555806858602303</text:p>
          </table:table-cell>
          <table:table-cell office:value-type="float" office:value="0.547143155981044" calcext:value-type="float">
            <text:p>0.547143155981044</text:p>
          </table:table-cell>
          <table:table-cell office:value-type="float" office:value="0.533804138198304" calcext:value-type="float">
            <text:p>0.533804138198304</text:p>
          </table:table-cell>
          <table:table-cell office:value-type="float" office:value="0.508585069511346" calcext:value-type="float">
            <text:p>0.508585069511346</text:p>
          </table:table-cell>
          <table:table-cell office:value-type="float" office:value="0.496719813538288" calcext:value-type="float">
            <text:p>0.496719813538288</text:p>
          </table:table-cell>
          <table:table-cell office:value-type="float" office:value="0.469781846681203" calcext:value-type="float">
            <text:p>0.469781846681203</text:p>
          </table:table-cell>
          <table:table-cell office:value-type="float" office:value="0.474995780899412" calcext:value-type="float">
            <text:p>0.474995780899412</text:p>
          </table:table-cell>
          <table:table-cell office:value-type="float" office:value="0.473348690416121" calcext:value-type="float">
            <text:p>0.473348690416121</text:p>
          </table:table-cell>
          <table:table-cell office:value-type="float" office:value="0.485865314694416" calcext:value-type="float">
            <text:p>0.485865314694416</text:p>
          </table:table-cell>
          <table:table-cell office:value-type="float" office:value="0.499410112660604" calcext:value-type="float">
            <text:p>0.499410112660604</text:p>
          </table:table-cell>
          <table:table-cell office:value-type="float" office:value="0.510206383961149" calcext:value-type="float">
            <text:p>0.510206383961149</text:p>
          </table:table-cell>
          <table:table-cell office:value-type="float" office:value="0.495478455943517" calcext:value-type="float">
            <text:p>0.495478455943517</text:p>
          </table:table-cell>
          <table:table-cell office:value-type="float" office:value="0.509254487028734" calcext:value-type="float">
            <text:p>0.509254487028734</text:p>
          </table:table-cell>
          <table:table-cell office:value-type="float" office:value="0.555766836037838" calcext:value-type="float">
            <text:p>0.555766836037838</text:p>
          </table:table-cell>
          <table:table-cell office:value-type="float" office:value="0.509084044676136" calcext:value-type="float">
            <text:p>0.509084044676136</text:p>
          </table:table-cell>
          <table:table-cell office:value-type="float" office:value="0.508226335380847" calcext:value-type="float">
            <text:p>0.508226335380847</text:p>
          </table:table-cell>
          <table:table-cell office:value-type="float" office:value="0.512775368537588" calcext:value-type="float">
            <text:p>0.512775368537588</text:p>
          </table:table-cell>
          <table:table-cell office:value-type="float" office:value="0.562478168244507" calcext:value-type="float">
            <text:p>0.562478168244507</text:p>
          </table:table-cell>
          <table:table-cell office:value-type="float" office:value="0.535550036215897" calcext:value-type="float">
            <text:p>0.535550036215897</text:p>
          </table:table-cell>
          <table:table-cell office:value-type="float" office:value="0.493350702343002" calcext:value-type="float">
            <text:p>0.493350702343002</text:p>
          </table:table-cell>
          <table:table-cell office:value-type="float" office:value="0.481455760321874" calcext:value-type="float">
            <text:p>0.481455760321874</text:p>
          </table:table-cell>
          <table:table-cell office:value-type="float" office:value="0.48881855386806" calcext:value-type="float">
            <text:p>0.48881855386806</text:p>
          </table:table-cell>
          <table:table-cell office:value-type="float" office:value="0.506669146673678" calcext:value-type="float">
            <text:p>0.506669146673678</text:p>
          </table:table-cell>
          <table:table-cell office:value-type="float" office:value="0.523397093837882" calcext:value-type="float">
            <text:p>0.523397093837882</text:p>
          </table:table-cell>
          <table:table-cell office:value-type="float" office:value="0.543466671380605" calcext:value-type="float">
            <text:p>0.543466671380605</text:p>
          </table:table-cell>
          <table:table-cell office:value-type="float" office:value="0.540792901752269" calcext:value-type="float">
            <text:p>0.540792901752269</text:p>
          </table:table-cell>
          <table:table-cell office:value-type="float" office:value="0.54329827211071" calcext:value-type="float">
            <text:p>0.54329827211071</text:p>
          </table:table-cell>
          <table:table-cell office:value-type="float" office:value="0.542498053425172" calcext:value-type="float">
            <text:p>0.542498053425172</text:p>
          </table:table-cell>
          <table:table-cell office:value-type="float" office:value="0.534597741187969" calcext:value-type="float">
            <text:p>0.534597741187969</text:p>
          </table:table-cell>
          <table:table-cell office:value-type="float" office:value="0.523355817630315" calcext:value-type="float">
            <text:p>0.523355817630315</text:p>
          </table:table-cell>
          <table:table-cell office:value-type="float" office:value="0.505024268528388" calcext:value-type="float">
            <text:p>0.505024268528388</text:p>
          </table:table-cell>
          <table:table-cell office:value-type="float" office:value="0.508296454492571" calcext:value-type="float">
            <text:p>0.508296454492571</text:p>
          </table:table-cell>
          <table:table-cell office:value-type="float" office:value="0.538940950909893" calcext:value-type="float">
            <text:p>0.538940950909893</text:p>
          </table:table-cell>
          <table:table-cell office:value-type="float" office:value="0.573159087259606" calcext:value-type="float">
            <text:p>0.573159087259606</text:p>
          </table:table-cell>
          <table:table-cell office:value-type="float" office:value="0.574653750473544" calcext:value-type="float">
            <text:p>0.574653750473544</text:p>
          </table:table-cell>
          <table:table-cell office:value-type="float" office:value="0.591636021726979" calcext:value-type="float">
            <text:p>0.591636021726979</text:p>
          </table:table-cell>
          <table:table-cell office:value-type="float" office:value="0.587934160878085" calcext:value-type="float">
            <text:p>0.587934160878085</text:p>
          </table:table-cell>
          <table:table-cell office:value-type="float" office:value="0.590892079885221" calcext:value-type="float">
            <text:p>0.590892079885221</text:p>
          </table:table-cell>
          <table:table-cell office:value-type="float" office:value="0.591720426393738" calcext:value-type="float">
            <text:p>0.591720426393738</text:p>
          </table:table-cell>
          <table:table-cell office:value-type="float" office:value="0.58931000974647" calcext:value-type="float">
            <text:p>0.58931000974647</text:p>
          </table:table-cell>
          <table:table-cell office:value-type="float" office:value="0.587863318374914" calcext:value-type="float">
            <text:p>0.587863318374914</text:p>
          </table:table-cell>
          <table:table-cell office:value-type="float" office:value="0.529931950452108" calcext:value-type="float">
            <text:p>0.529931950452108</text:p>
          </table:table-cell>
          <table:table-cell office:value-type="float" office:value="0.512443072903892" calcext:value-type="float">
            <text:p>0.512443072903892</text:p>
          </table:table-cell>
          <table:table-cell office:value-type="float" office:value="0.520408327607791" calcext:value-type="float">
            <text:p>0.520408327607791</text:p>
          </table:table-cell>
          <table:table-cell office:value-type="float" office:value="0.522283774527461" calcext:value-type="float">
            <text:p>0.522283774527461</text:p>
          </table:table-cell>
          <table:table-cell office:value-type="float" office:value="0.524127911299212" calcext:value-type="float">
            <text:p>0.524127911299212</text:p>
          </table:table-cell>
          <table:table-cell office:value-type="float" office:value="0.526892659471534" calcext:value-type="float">
            <text:p>0.526892659471534</text:p>
          </table:table-cell>
          <table:table-cell office:value-type="float" office:value="0.516226222907542" calcext:value-type="float">
            <text:p>0.516226222907542</text:p>
          </table:table-cell>
          <table:table-cell office:value-type="float" office:value="0.521100160579389" calcext:value-type="float">
            <text:p>0.521100160579389</text:p>
          </table:table-cell>
          <table:table-cell office:value-type="float" office:value="0.523095658481842" calcext:value-type="float">
            <text:p>0.523095658481842</text:p>
          </table:table-cell>
          <table:table-cell office:value-type="float" office:value="0.527071630702204" calcext:value-type="float">
            <text:p>0.527071630702204</text:p>
          </table:table-cell>
          <table:table-cell office:value-type="float" office:value="0.566406621968961" calcext:value-type="float">
            <text:p>0.566406621968961</text:p>
          </table:table-cell>
          <table:table-cell office:value-type="float" office:value="0.571876311432884" calcext:value-type="float">
            <text:p>0.571876311432884</text:p>
          </table:table-cell>
          <table:table-cell office:value-type="float" office:value="0.542917743078862" calcext:value-type="float">
            <text:p>0.542917743078862</text:p>
          </table:table-cell>
          <table:table-cell office:value-type="float" office:value="0.533077747424901" calcext:value-type="float">
            <text:p>0.533077747424901</text:p>
          </table:table-cell>
          <table:table-cell office:value-type="float" office:value="0.493775045338416" calcext:value-type="float">
            <text:p>0.493775045338416</text:p>
          </table:table-cell>
          <table:table-cell office:value-type="float" office:value="0.487438581137364" calcext:value-type="float">
            <text:p>0.487438581137364</text:p>
          </table:table-cell>
          <table:table-cell office:value-type="float" office:value="0.490611881925826" calcext:value-type="float">
            <text:p>0.490611881925826</text:p>
          </table:table-cell>
          <table:table-cell office:value-type="float" office:value="0.495400648708715" calcext:value-type="float">
            <text:p>0.495400648708715</text:p>
          </table:table-cell>
          <table:table-cell office:value-type="float" office:value="0.504766828803149" calcext:value-type="float">
            <text:p>0.504766828803149</text:p>
          </table:table-cell>
          <table:table-cell office:value-type="float" office:value="0.518909245872338" calcext:value-type="float">
            <text:p>0.518909245872338</text:p>
          </table:table-cell>
          <table:table-cell office:value-type="float" office:value="0.534312153856969" calcext:value-type="float">
            <text:p>0.534312153856969</text:p>
          </table:table-cell>
          <table:table-cell office:value-type="float" office:value="0.556664000620671" calcext:value-type="float">
            <text:p>0.556664000620671</text:p>
          </table:table-cell>
          <table:table-cell office:value-type="float" office:value="0.550663637018535" calcext:value-type="float">
            <text:p>0.550663637018535</text:p>
          </table:table-cell>
          <table:table-cell office:value-type="float" office:value="0.539049319060519" calcext:value-type="float">
            <text:p>0.539049319060519</text:p>
          </table:table-cell>
          <table:table-cell office:value-type="float" office:value="0.548367529457263" calcext:value-type="float">
            <text:p>0.548367529457263</text:p>
          </table:table-cell>
          <table:table-cell office:value-type="float" office:value="0.538524566478406" calcext:value-type="float">
            <text:p>0.538524566478406</text:p>
          </table:table-cell>
          <table:table-cell office:value-type="float" office:value="0.567261557052685" calcext:value-type="float">
            <text:p>0.567261557052685</text:p>
          </table:table-cell>
          <table:table-cell office:value-type="float" office:value="0.583312961105647" calcext:value-type="float">
            <text:p>0.583312961105647</text:p>
          </table:table-cell>
          <table:table-cell office:value-type="float" office:value="0.576689211838586" calcext:value-type="float">
            <text:p>0.576689211838586</text:p>
          </table:table-cell>
          <table:table-cell office:value-type="float" office:value="0.575600064801244" calcext:value-type="float">
            <text:p>0.575600064801244</text:p>
          </table:table-cell>
          <table:table-cell office:value-type="float" office:value="0.57970277222426" calcext:value-type="float">
            <text:p>0.57970277222426</text:p>
          </table:table-cell>
          <table:table-cell office:value-type="float" office:value="0.580297762902858" calcext:value-type="float">
            <text:p>0.580297762902858</text:p>
          </table:table-cell>
          <table:table-cell office:value-type="float" office:value="0.586227461104383" calcext:value-type="float">
            <text:p>0.586227461104383</text:p>
          </table:table-cell>
          <table:table-cell office:value-type="float" office:value="0.587651141149269" calcext:value-type="float">
            <text:p>0.587651141149269</text:p>
          </table:table-cell>
          <table:table-cell office:value-type="float" office:value="0.586324180326494" calcext:value-type="float">
            <text:p>0.586324180326494</text:p>
          </table:table-cell>
          <table:table-cell office:value-type="float" office:value="0.585794794509267" calcext:value-type="float">
            <text:p>0.585794794509267</text:p>
          </table:table-cell>
          <table:table-cell office:value-type="float" office:value="0.586732943814164" calcext:value-type="float">
            <text:p>0.586732943814164</text:p>
          </table:table-cell>
          <table:table-cell office:value-type="float" office:value="0.541233007811435" calcext:value-type="float">
            <text:p>0.541233007811435</text:p>
          </table:table-cell>
          <table:table-cell office:value-type="float" office:value="0.540086756882681" calcext:value-type="float">
            <text:p>0.540086756882681</text:p>
          </table:table-cell>
          <table:table-cell office:value-type="float" office:value="0.537789942786414" calcext:value-type="float">
            <text:p>0.537789942786414</text:p>
          </table:table-cell>
          <table:table-cell office:value-type="float" office:value="0.538232408661575" calcext:value-type="float">
            <text:p>0.538232408661575</text:p>
          </table:table-cell>
          <table:table-cell office:value-type="float" office:value="0.541904024661481" calcext:value-type="float">
            <text:p>0.541904024661481</text:p>
          </table:table-cell>
          <table:table-cell office:value-type="float" office:value="0.541360018837557" calcext:value-type="float">
            <text:p>0.541360018837557</text:p>
          </table:table-cell>
          <table:table-cell office:value-type="float" office:value="0.539761727483374" calcext:value-type="float">
            <text:p>0.539761727483374</text:p>
          </table:table-cell>
          <table:table-cell office:value-type="float" office:value="0.537571217764583" calcext:value-type="float">
            <text:p>0.537571217764583</text:p>
          </table:table-cell>
          <table:table-cell office:value-type="float" office:value="0.531092736595439" calcext:value-type="float">
            <text:p>0.531092736595439</text:p>
          </table:table-cell>
          <table:table-cell office:value-type="float" office:value="0.531953839690388" calcext:value-type="float">
            <text:p>0.531953839690388</text:p>
          </table:table-cell>
          <table:table-cell office:value-type="float" office:value="0.533579524092498" calcext:value-type="float">
            <text:p>0.533579524092498</text:p>
          </table:table-cell>
          <table:table-cell office:value-type="float" office:value="0.53668887049464" calcext:value-type="float">
            <text:p>0.53668887049464</text:p>
          </table:table-cell>
          <table:table-cell office:value-type="float" office:value="0.541525318359007" calcext:value-type="float">
            <text:p>0.541525318359007</text:p>
          </table:table-cell>
          <table:table-cell office:value-type="float" office:value="0.597405628086045" calcext:value-type="float">
            <text:p>0.597405628086045</text:p>
          </table:table-cell>
          <table:table-cell office:value-type="float" office:value="0.585723556372832" calcext:value-type="float">
            <text:p>0.585723556372832</text:p>
          </table:table-cell>
          <table:table-cell office:value-type="float" office:value="0.570752709036989" calcext:value-type="float">
            <text:p>0.570752709036989</text:p>
          </table:table-cell>
          <table:table-cell office:value-type="float" office:value="0.549428812265965" calcext:value-type="float">
            <text:p>0.549428812265965</text:p>
          </table:table-cell>
          <table:table-cell office:value-type="float" office:value="0.539952877278415" calcext:value-type="float">
            <text:p>0.539952877278415</text:p>
          </table:table-cell>
          <table:table-cell office:value-type="float" office:value="0.502479062220886" calcext:value-type="float">
            <text:p>0.502479062220886</text:p>
          </table:table-cell>
          <table:table-cell office:value-type="float" office:value="0.487578843391949" calcext:value-type="float">
            <text:p>0.487578843391949</text:p>
          </table:table-cell>
          <table:table-cell office:value-type="float" office:value="0.490162358857471" calcext:value-type="float">
            <text:p>0.490162358857471</text:p>
          </table:table-cell>
          <table:table-cell office:value-type="float" office:value="0.478899931196651" calcext:value-type="float">
            <text:p>0.478899931196651</text:p>
          </table:table-cell>
          <table:table-cell office:value-type="float" office:value="0.495959671520523" calcext:value-type="float">
            <text:p>0.495959671520523</text:p>
          </table:table-cell>
          <table:table-cell office:value-type="float" office:value="0.507502709546569" calcext:value-type="float">
            <text:p>0.507502709546569</text:p>
          </table:table-cell>
          <table:table-cell office:value-type="float" office:value="0.517347256820852" calcext:value-type="float">
            <text:p>0.517347256820852</text:p>
          </table:table-cell>
          <table:table-cell office:value-type="float" office:value="0.516410897363376" calcext:value-type="float">
            <text:p>0.516410897363376</text:p>
          </table:table-cell>
          <table:table-cell office:value-type="float" office:value="0.491406793285994" calcext:value-type="float">
            <text:p>0.491406793285994</text:p>
          </table:table-cell>
          <table:table-cell office:value-type="float" office:value="0.498723348039653" calcext:value-type="float">
            <text:p>0.498723348039653</text:p>
          </table:table-cell>
          <table:table-cell office:value-type="float" office:value="0.49979415923433" calcext:value-type="float">
            <text:p>0.49979415923433</text:p>
          </table:table-cell>
          <table:table-cell office:value-type="float" office:value="0.50135082817666" calcext:value-type="float">
            <text:p>0.50135082817666</text:p>
          </table:table-cell>
          <table:table-cell office:value-type="float" office:value="0.500889643378226" calcext:value-type="float">
            <text:p>0.500889643378226</text:p>
          </table:table-cell>
          <table:table-cell office:value-type="float" office:value="0.499666965795812" calcext:value-type="float">
            <text:p>0.499666965795812</text:p>
          </table:table-cell>
          <table:table-cell office:value-type="float" office:value="0.49609964687248" calcext:value-type="float">
            <text:p>0.49609964687248</text:p>
          </table:table-cell>
          <table:table-cell office:value-type="float" office:value="0.494196194005814" calcext:value-type="float">
            <text:p>0.494196194005814</text:p>
          </table:table-cell>
          <table:table-cell office:value-type="float" office:value="0.496283094531598" calcext:value-type="float">
            <text:p>0.496283094531598</text:p>
          </table:table-cell>
          <table:table-cell office:value-type="float" office:value="0.494292046987748" calcext:value-type="float">
            <text:p>0.494292046987748</text:p>
          </table:table-cell>
          <table:table-cell office:value-type="float" office:value="0.492641319283267" calcext:value-type="float">
            <text:p>0.492641319283267</text:p>
          </table:table-cell>
          <table:table-cell office:value-type="float" office:value="0.491880852139847" calcext:value-type="float">
            <text:p>0.491880852139847</text:p>
          </table:table-cell>
          <table:table-cell office:value-type="float" office:value="0.491122808645975" calcext:value-type="float">
            <text:p>0.491122808645975</text:p>
          </table:table-cell>
          <table:table-cell office:value-type="float" office:value="0.491439123085393" calcext:value-type="float">
            <text:p>0.491439123085393</text:p>
          </table:table-cell>
          <table:table-cell office:value-type="float" office:value="0.491504586584893" calcext:value-type="float">
            <text:p>0.491504586584893</text:p>
          </table:table-cell>
          <table:table-cell office:value-type="float" office:value="0.491863855219457" calcext:value-type="float">
            <text:p>0.491863855219457</text:p>
          </table:table-cell>
          <table:table-cell office:value-type="float" office:value="0.491900969860249" calcext:value-type="float">
            <text:p>0.491900969860249</text:p>
          </table:table-cell>
          <table:table-cell office:value-type="float" office:value="0.492143899437341" calcext:value-type="float">
            <text:p>0.492143899437341</text:p>
          </table:table-cell>
          <table:table-cell office:value-type="float" office:value="0.492076024311049" calcext:value-type="float">
            <text:p>0.492076024311049</text:p>
          </table:table-cell>
          <table:table-cell office:value-type="float" office:value="0.491744936401945" calcext:value-type="float">
            <text:p>0.491744936401945</text:p>
          </table:table-cell>
          <table:table-cell office:value-type="float" office:value="0.492220372144876" calcext:value-type="float">
            <text:p>0.492220372144876</text:p>
          </table:table-cell>
          <table:table-cell office:value-type="float" office:value="0.491913014282931" calcext:value-type="float">
            <text:p>0.491913014282931</text:p>
          </table:table-cell>
          <table:table-cell office:value-type="float" office:value="0.492083288882467" calcext:value-type="float">
            <text:p>0.492083288882467</text:p>
          </table:table-cell>
          <table:table-cell office:value-type="float" office:value="0.492201932282942" calcext:value-type="float">
            <text:p>0.492201932282942</text:p>
          </table:table-cell>
          <table:table-cell office:value-type="float" office:value="0.492182442956149" calcext:value-type="float">
            <text:p>0.492182442956149</text:p>
          </table:table-cell>
          <table:table-cell office:value-type="float" office:value="0.492205149432427" calcext:value-type="float">
            <text:p>0.492205149432427</text:p>
          </table:table-cell>
          <table:table-cell office:value-type="float" office:value="0.491659148575284" calcext:value-type="float">
            <text:p>0.491659148575284</text:p>
          </table:table-cell>
          <table:table-cell office:value-type="float" office:value="0.491979228259532" calcext:value-type="float">
            <text:p>0.491979228259532</text:p>
          </table:table-cell>
          <table:table-cell office:value-type="float" office:value="0.492168037025774" calcext:value-type="float">
            <text:p>0.492168037025774</text:p>
          </table:table-cell>
          <table:table-cell office:value-type="float" office:value="0.49215958749005" calcext:value-type="float">
            <text:p>0.49215958749005</text:p>
          </table:table-cell>
          <table:table-cell office:value-type="float" office:value="0.491898790552144" calcext:value-type="float">
            <text:p>0.491898790552144</text:p>
          </table:table-cell>
          <table:table-cell office:value-type="float" office:value="0.491813503187955" calcext:value-type="float">
            <text:p>0.491813503187955</text:p>
          </table:table-cell>
          <table:table-cell office:value-type="float" office:value="0.491873085872921" calcext:value-type="float">
            <text:p>0.491873085872921</text:p>
          </table:table-cell>
          <table:table-cell office:value-type="float" office:value="0.491648613919231" calcext:value-type="float">
            <text:p>0.491648613919231</text:p>
          </table:table-cell>
          <table:table-cell office:value-type="float" office:value="0.492265668774635" calcext:value-type="float">
            <text:p>0.492265668774635</text:p>
          </table:table-cell>
          <table:table-cell office:value-type="float" office:value="0.491670479169536" calcext:value-type="float">
            <text:p>0.491670479169536</text:p>
          </table:table-cell>
          <table:table-cell office:value-type="float" office:value="0.492020957802757" calcext:value-type="float">
            <text:p>0.492020957802757</text:p>
          </table:table-cell>
          <table:table-cell office:value-type="float" office:value="0.492239930798402" calcext:value-type="float">
            <text:p>0.492239930798402</text:p>
          </table:table-cell>
          <table:table-cell office:value-type="float" office:value="0.491429889274479" calcext:value-type="float">
            <text:p>0.491429889274479</text:p>
          </table:table-cell>
          <table:table-cell office:value-type="float" office:value="0.491968709967577" calcext:value-type="float">
            <text:p>0.491968709967577</text:p>
          </table:table-cell>
          <table:table-cell office:value-type="float" office:value="0.492457182394644" calcext:value-type="float">
            <text:p>0.492457182394644</text:p>
          </table:table-cell>
          <table:table-cell office:value-type="float" office:value="0.491813735543849" calcext:value-type="float">
            <text:p>0.491813735543849</text:p>
          </table:table-cell>
          <table:table-cell office:value-type="float" office:value="0.492404866128034" calcext:value-type="float">
            <text:p>0.492404866128034</text:p>
          </table:table-cell>
          <table:table-cell office:value-type="float" office:value="0.491892507547568" calcext:value-type="float">
            <text:p>0.491892507547568</text:p>
          </table:table-cell>
          <table:table-cell office:value-type="float" office:value="0.492120464657767" calcext:value-type="float">
            <text:p>0.492120464657767</text:p>
          </table:table-cell>
          <table:table-cell office:value-type="float" office:value="0.492017826938641" calcext:value-type="float">
            <text:p>0.492017826938641</text:p>
          </table:table-cell>
          <table:table-cell office:value-type="float" office:value="0.492074545704079" calcext:value-type="float">
            <text:p>0.492074545704079</text:p>
          </table:table-cell>
          <table:table-cell office:value-type="float" office:value="0.491918098211999" calcext:value-type="float">
            <text:p>0.491918098211999</text:p>
          </table:table-cell>
          <table:table-cell office:value-type="float" office:value="0.492043741362477" calcext:value-type="float">
            <text:p>0.492043741362477</text:p>
          </table:table-cell>
          <table:table-cell office:value-type="float" office:value="0.492367233884299" calcext:value-type="float">
            <text:p>0.492367233884299</text:p>
          </table:table-cell>
          <table:table-cell office:value-type="float" office:value="0.492122685682483" calcext:value-type="float">
            <text:p>0.492122685682483</text:p>
          </table:table-cell>
          <table:table-cell office:value-type="float" office:value="0.4919841260157" calcext:value-type="float">
            <text:p>0.4919841260157</text:p>
          </table:table-cell>
          <table:table-cell office:value-type="float" office:value="0.492261872936826" calcext:value-type="float">
            <text:p>0.492261872936826</text:p>
          </table:table-cell>
          <table:table-cell office:value-type="float" office:value="0.492266111738389" calcext:value-type="float">
            <text:p>0.492266111738389</text:p>
          </table:table-cell>
          <table:table-cell office:value-type="float" office:value="0.492050848601852" calcext:value-type="float">
            <text:p>0.492050848601852</text:p>
          </table:table-cell>
          <table:table-cell office:value-type="float" office:value="0.49198465323775" calcext:value-type="float">
            <text:p>0.49198465323775</text:p>
          </table:table-cell>
          <table:table-cell office:value-type="float" office:value="0.491963820087717" calcext:value-type="float">
            <text:p>0.491963820087717</text:p>
          </table:table-cell>
          <table:table-cell office:value-type="float" office:value="0.492685525734738" calcext:value-type="float">
            <text:p>0.492685525734738</text:p>
          </table:table-cell>
          <table:table-cell office:value-type="float" office:value="0.492077520756767" calcext:value-type="float">
            <text:p>0.492077520756767</text:p>
          </table:table-cell>
          <table:table-cell office:value-type="float" office:value="0.492402338764884" calcext:value-type="float">
            <text:p>0.492402338764884</text:p>
          </table:table-cell>
          <table:table-cell office:value-type="float" office:value="0.49250810700533" calcext:value-type="float">
            <text:p>0.49250810700533</text:p>
          </table:table-cell>
          <table:table-cell office:value-type="float" office:value="0.492096281301361" calcext:value-type="float">
            <text:p>0.492096281301361</text:p>
          </table:table-cell>
          <table:table-cell office:value-type="float" office:value="0.492292294593848" calcext:value-type="float">
            <text:p>0.492292294593848</text:p>
          </table:table-cell>
          <table:table-cell office:value-type="float" office:value="0.492436138634435" calcext:value-type="float">
            <text:p>0.492436138634435</text:p>
          </table:table-cell>
          <table:table-cell office:value-type="float" office:value="0.49243297738879" calcext:value-type="float">
            <text:p>0.49243297738879</text:p>
          </table:table-cell>
          <table:table-cell office:value-type="float" office:value="0.492263996817112" calcext:value-type="float">
            <text:p>0.492263996817112</text:p>
          </table:table-cell>
          <table:table-cell office:value-type="float" office:value="0.491866716175282" calcext:value-type="float">
            <text:p>0.491866716175282</text:p>
          </table:table-cell>
          <table:table-cell office:value-type="float" office:value="0.492139380957271" calcext:value-type="float">
            <text:p>0.492139380957271</text:p>
          </table:table-cell>
          <table:table-cell office:value-type="float" office:value="0.492393930926821" calcext:value-type="float">
            <text:p>0.492393930926821</text:p>
          </table:table-cell>
          <table:table-cell office:value-type="float" office:value="0.492221496086697" calcext:value-type="float">
            <text:p>0.492221496086697</text:p>
          </table:table-cell>
          <table:table-cell office:value-type="float" office:value="0.492315510859383" calcext:value-type="float">
            <text:p>0.492315510859383</text:p>
          </table:table-cell>
          <table:table-cell office:value-type="float" office:value="0.49234648462864" calcext:value-type="float">
            <text:p>0.49234648462864</text:p>
          </table:table-cell>
          <table:table-cell office:value-type="float" office:value="0.49206696734378" calcext:value-type="float">
            <text:p>0.49206696734378</text:p>
          </table:table-cell>
          <table:table-cell office:value-type="float" office:value="0.492187450837208" calcext:value-type="float">
            <text:p>0.492187450837208</text:p>
          </table:table-cell>
          <table:table-cell office:value-type="float" office:value="0.492358356397393" calcext:value-type="float">
            <text:p>0.492358356397393</text:p>
          </table:table-cell>
          <table:table-cell office:value-type="float" office:value="0.492399637366968" calcext:value-type="float">
            <text:p>0.492399637366968</text:p>
          </table:table-cell>
          <table:table-cell office:value-type="float" office:value="0.492156468590291" calcext:value-type="float">
            <text:p>0.492156468590291</text:p>
          </table:table-cell>
          <table:table-cell office:value-type="float" office:value="0.49211892235385" calcext:value-type="float">
            <text:p>0.49211892235385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0266730059266" calcext:value-type="float">
            <text:p>-0.210266730059266</text:p>
          </table:table-cell>
          <table:table-cell office:value-type="float" office:value="-0.210298432700923" calcext:value-type="float">
            <text:p>-0.210298432700923</text:p>
          </table:table-cell>
          <table:table-cell office:value-type="float" office:value="-0.210121245669184" calcext:value-type="float">
            <text:p>-0.210121245669184</text:p>
          </table:table-cell>
          <table:table-cell office:value-type="float" office:value="-0.210193493059787" calcext:value-type="float">
            <text:p>-0.210193493059787</text:p>
          </table:table-cell>
          <table:table-cell office:value-type="float" office:value="-0.21037699866629" calcext:value-type="float">
            <text:p>-0.21037699866629</text:p>
          </table:table-cell>
          <table:table-cell office:value-type="float" office:value="-0.210374986411555" calcext:value-type="float">
            <text:p>-0.210374986411555</text:p>
          </table:table-cell>
          <table:table-cell office:value-type="float" office:value="-0.210398213458471" calcext:value-type="float">
            <text:p>-0.210398213458471</text:p>
          </table:table-cell>
          <table:table-cell office:value-type="float" office:value="-0.210497230758825" calcext:value-type="float">
            <text:p>-0.210497230758825</text:p>
          </table:table-cell>
          <table:table-cell office:value-type="float" office:value="-0.210403615648676" calcext:value-type="float">
            <text:p>-0.210403615648676</text:p>
          </table:table-cell>
          <table:table-cell office:value-type="float" office:value="-0.210346277396294" calcext:value-type="float">
            <text:p>-0.210346277396294</text:p>
          </table:table-cell>
          <table:table-cell office:value-type="float" office:value="-0.210294914359659" calcext:value-type="float">
            <text:p>-0.210294914359659</text:p>
          </table:table-cell>
          <table:table-cell office:value-type="float" office:value="-0.21028005283316" calcext:value-type="float">
            <text:p>-0.21028005283316</text:p>
          </table:table-cell>
          <table:table-cell office:value-type="float" office:value="-0.210411720816405" calcext:value-type="float">
            <text:p>-0.210411720816405</text:p>
          </table:table-cell>
          <table:table-cell office:value-type="float" office:value="-0.210407952107519" calcext:value-type="float">
            <text:p>-0.210407952107519</text:p>
          </table:table-cell>
          <table:table-cell office:value-type="float" office:value="-0.210451924078295" calcext:value-type="float">
            <text:p>-0.210451924078295</text:p>
          </table:table-cell>
          <table:table-cell office:value-type="float" office:value="-0.21024234344351" calcext:value-type="float">
            <text:p>-0.21024234344351</text:p>
          </table:table-cell>
          <table:table-cell office:value-type="float" office:value="-0.210242672444744" calcext:value-type="float">
            <text:p>-0.210242672444744</text:p>
          </table:table-cell>
          <table:table-cell office:value-type="float" office:value="-0.210402914600099" calcext:value-type="float">
            <text:p>-0.210402914600099</text:p>
          </table:table-cell>
          <table:table-cell office:value-type="float" office:value="-0.210339015482058" calcext:value-type="float">
            <text:p>-0.210339015482058</text:p>
          </table:table-cell>
          <table:table-cell office:value-type="float" office:value="-0.210360326212358" calcext:value-type="float">
            <text:p>-0.210360326212358</text:p>
          </table:table-cell>
          <table:table-cell office:value-type="float" office:value="-0.210430690798611" calcext:value-type="float">
            <text:p>-0.210430690798611</text:p>
          </table:table-cell>
          <table:table-cell office:value-type="float" office:value="-0.210289254132224" calcext:value-type="float">
            <text:p>-0.210289254132224</text:p>
          </table:table-cell>
          <table:table-cell office:value-type="float" office:value="-0.210376333499286" calcext:value-type="float">
            <text:p>-0.210376333499286</text:p>
          </table:table-cell>
          <table:table-cell office:value-type="float" office:value="-0.21040934223461" calcext:value-type="float">
            <text:p>-0.21040934223461</text:p>
          </table:table-cell>
          <table:table-cell office:value-type="float" office:value="-0.210475921160312" calcext:value-type="float">
            <text:p>-0.210475921160312</text:p>
          </table:table-cell>
          <table:table-cell office:value-type="float" office:value="-0.210270843630649" calcext:value-type="float">
            <text:p>-0.210270843630649</text:p>
          </table:table-cell>
          <table:table-cell office:value-type="float" office:value="-0.210334213369355" calcext:value-type="float">
            <text:p>-0.210334213369355</text:p>
          </table:table-cell>
          <table:table-cell office:value-type="float" office:value="-0.210392582227052" calcext:value-type="float">
            <text:p>-0.210392582227052</text:p>
          </table:table-cell>
          <table:table-cell office:value-type="float" office:value="-0.210201028276522" calcext:value-type="float">
            <text:p>-0.210201028276522</text:p>
          </table:table-cell>
          <table:table-cell office:value-type="float" office:value="-0.210257236728024" calcext:value-type="float">
            <text:p>-0.210257236728024</text:p>
          </table:table-cell>
          <table:table-cell office:value-type="float" office:value="-0.21030052546158" calcext:value-type="float">
            <text:p>-0.21030052546158</text:p>
          </table:table-cell>
          <table:table-cell office:value-type="float" office:value="-0.210342473181842" calcext:value-type="float">
            <text:p>-0.210342473181842</text:p>
          </table:table-cell>
          <table:table-cell office:value-type="float" office:value="-0.210349680612326" calcext:value-type="float">
            <text:p>-0.210349680612326</text:p>
          </table:table-cell>
          <table:table-cell office:value-type="float" office:value="-0.210224829710458" calcext:value-type="float">
            <text:p>-0.210224829710458</text:p>
          </table:table-cell>
          <table:table-cell office:value-type="float" office:value="-0.210335869856288" calcext:value-type="float">
            <text:p>-0.210335869856288</text:p>
          </table:table-cell>
          <table:table-cell office:value-type="float" office:value="-0.210299681043172" calcext:value-type="float">
            <text:p>-0.210299681043172</text:p>
          </table:table-cell>
          <table:table-cell office:value-type="float" office:value="-0.210266651271469" calcext:value-type="float">
            <text:p>-0.210266651271469</text:p>
          </table:table-cell>
          <table:table-cell office:value-type="float" office:value="-0.210186633564431" calcext:value-type="float">
            <text:p>-0.210186633564431</text:p>
          </table:table-cell>
          <table:table-cell office:value-type="float" office:value="-0.210452061318956" calcext:value-type="float">
            <text:p>-0.210452061318956</text:p>
          </table:table-cell>
          <table:table-cell office:value-type="float" office:value="-0.210267108551417" calcext:value-type="float">
            <text:p>-0.210267108551417</text:p>
          </table:table-cell>
          <table:table-cell office:value-type="float" office:value="-0.21024979412003" calcext:value-type="float">
            <text:p>-0.21024979412003</text:p>
          </table:table-cell>
          <table:table-cell office:value-type="float" office:value="-0.210273096250113" calcext:value-type="float">
            <text:p>-0.210273096250113</text:p>
          </table:table-cell>
          <table:table-cell office:value-type="float" office:value="-0.210361171617961" calcext:value-type="float">
            <text:p>-0.210361171617961</text:p>
          </table:table-cell>
          <table:table-cell office:value-type="float" office:value="-0.210300595156175" calcext:value-type="float">
            <text:p>-0.210300595156175</text:p>
          </table:table-cell>
          <table:table-cell office:value-type="float" office:value="-0.210454955541802" calcext:value-type="float">
            <text:p>-0.210454955541802</text:p>
          </table:table-cell>
          <table:table-cell office:value-type="float" office:value="-0.210432403239846" calcext:value-type="float">
            <text:p>-0.210432403239846</text:p>
          </table:table-cell>
          <table:table-cell office:value-type="float" office:value="-0.210398234363221" calcext:value-type="float">
            <text:p>-0.210398234363221</text:p>
          </table:table-cell>
          <table:table-cell office:value-type="float" office:value="-0.210359608675345" calcext:value-type="float">
            <text:p>-0.210359608675345</text:p>
          </table:table-cell>
          <table:table-cell office:value-type="float" office:value="-0.210296512649511" calcext:value-type="float">
            <text:p>-0.210296512649511</text:p>
          </table:table-cell>
          <table:table-cell office:value-type="float" office:value="-0.21040575062431" calcext:value-type="float">
            <text:p>-0.21040575062431</text:p>
          </table:table-cell>
          <table:table-cell office:value-type="float" office:value="-0.21035248862529" calcext:value-type="float">
            <text:p>-0.21035248862529</text:p>
          </table:table-cell>
          <table:table-cell office:value-type="float" office:value="-0.210364338298597" calcext:value-type="float">
            <text:p>-0.210364338298597</text:p>
          </table:table-cell>
          <table:table-cell office:value-type="float" office:value="-0.21029475763083" calcext:value-type="float">
            <text:p>-0.21029475763083</text:p>
          </table:table-cell>
          <table:table-cell office:value-type="float" office:value="-0.210643442937987" calcext:value-type="float">
            <text:p>-0.210643442937987</text:p>
          </table:table-cell>
          <table:table-cell office:value-type="float" office:value="-0.210449607706691" calcext:value-type="float">
            <text:p>-0.210449607706691</text:p>
          </table:table-cell>
          <table:table-cell office:value-type="float" office:value="-0.21059431728804" calcext:value-type="float">
            <text:p>-0.21059431728804</text:p>
          </table:table-cell>
          <table:table-cell office:value-type="float" office:value="-0.210384129008356" calcext:value-type="float">
            <text:p>-0.210384129008356</text:p>
          </table:table-cell>
          <table:table-cell office:value-type="float" office:value="-0.21047402456463" calcext:value-type="float">
            <text:p>-0.21047402456463</text:p>
          </table:table-cell>
          <table:table-cell office:value-type="float" office:value="-0.210213674025561" calcext:value-type="float">
            <text:p>-0.210213674025561</text:p>
          </table:table-cell>
          <table:table-cell office:value-type="float" office:value="-0.210436663649833" calcext:value-type="float">
            <text:p>-0.210436663649833</text:p>
          </table:table-cell>
          <table:table-cell office:value-type="float" office:value="-0.210583275503588" calcext:value-type="float">
            <text:p>-0.210583275503588</text:p>
          </table:table-cell>
          <table:table-cell office:value-type="float" office:value="-0.210370008215459" calcext:value-type="float">
            <text:p>-0.210370008215459</text:p>
          </table:table-cell>
          <table:table-cell office:value-type="float" office:value="-0.210388242493789" calcext:value-type="float">
            <text:p>-0.210388242493789</text:p>
          </table:table-cell>
          <table:table-cell office:value-type="float" office:value="-0.210394341696073" calcext:value-type="float">
            <text:p>-0.210394341696073</text:p>
          </table:table-cell>
          <table:table-cell office:value-type="float" office:value="-0.210273806937343" calcext:value-type="float">
            <text:p>-0.210273806937343</text:p>
          </table:table-cell>
          <table:table-cell office:value-type="float" office:value="-0.210348826479413" calcext:value-type="float">
            <text:p>-0.210348826479413</text:p>
          </table:table-cell>
          <table:table-cell office:value-type="float" office:value="-0.210372081743751" calcext:value-type="float">
            <text:p>-0.210372081743751</text:p>
          </table:table-cell>
          <table:table-cell office:value-type="float" office:value="-0.210488773934353" calcext:value-type="float">
            <text:p>-0.210488773934353</text:p>
          </table:table-cell>
          <table:table-cell office:value-type="float" office:value="-0.210431194362986" calcext:value-type="float">
            <text:p>-0.210431194362986</text:p>
          </table:table-cell>
          <table:table-cell office:value-type="float" office:value="-0.210280719243616" calcext:value-type="float">
            <text:p>-0.210280719243616</text:p>
          </table:table-cell>
          <table:table-cell office:value-type="float" office:value="-0.209639796399847" calcext:value-type="float">
            <text:p>-0.209639796399847</text:p>
          </table:table-cell>
          <table:table-cell office:value-type="float" office:value="-0.209685984333322" calcext:value-type="float">
            <text:p>-0.209685984333322</text:p>
          </table:table-cell>
          <table:table-cell office:value-type="float" office:value="-0.209939630553327" calcext:value-type="float">
            <text:p>-0.209939630553327</text:p>
          </table:table-cell>
          <table:table-cell office:value-type="float" office:value="-0.210317859561576" calcext:value-type="float">
            <text:p>-0.210317859561576</text:p>
          </table:table-cell>
          <table:table-cell office:value-type="float" office:value="-0.210385651662927" calcext:value-type="float">
            <text:p>-0.210385651662927</text:p>
          </table:table-cell>
          <table:table-cell office:value-type="float" office:value="-0.210703414308529" calcext:value-type="float">
            <text:p>-0.210703414308529</text:p>
          </table:table-cell>
          <table:table-cell office:value-type="float" office:value="-0.210881032541123" calcext:value-type="float">
            <text:p>-0.210881032541123</text:p>
          </table:table-cell>
          <table:table-cell office:value-type="float" office:value="-0.210812005393301" calcext:value-type="float">
            <text:p>-0.210812005393301</text:p>
          </table:table-cell>
          <table:table-cell office:value-type="float" office:value="-0.209555347578948" calcext:value-type="float">
            <text:p>-0.209555347578948</text:p>
          </table:table-cell>
          <table:table-cell office:value-type="float" office:value="-0.205426021637893" calcext:value-type="float">
            <text:p>-0.205426021637893</text:p>
          </table:table-cell>
          <table:table-cell office:value-type="float" office:value="-0.22736790223" calcext:value-type="float">
            <text:p>-0.22736790223</text:p>
          </table:table-cell>
          <table:table-cell office:value-type="float" office:value="-0.270945079021767" calcext:value-type="float">
            <text:p>-0.270945079021767</text:p>
          </table:table-cell>
          <table:table-cell office:value-type="float" office:value="-0.255970695609778" calcext:value-type="float">
            <text:p>-0.255970695609778</text:p>
          </table:table-cell>
          <table:table-cell office:value-type="float" office:value="-0.255321735027827" calcext:value-type="float">
            <text:p>-0.255321735027827</text:p>
          </table:table-cell>
          <table:table-cell office:value-type="float" office:value="-0.257665348673871" calcext:value-type="float">
            <text:p>-0.257665348673871</text:p>
          </table:table-cell>
          <table:table-cell office:value-type="float" office:value="-0.258863877912432" calcext:value-type="float">
            <text:p>-0.258863877912432</text:p>
          </table:table-cell>
          <table:table-cell office:value-type="float" office:value="-0.256852331531331" calcext:value-type="float">
            <text:p>-0.256852331531331</text:p>
          </table:table-cell>
          <table:table-cell office:value-type="float" office:value="-0.257952921783887" calcext:value-type="float">
            <text:p>-0.257952921783887</text:p>
          </table:table-cell>
          <table:table-cell office:value-type="float" office:value="-0.262294840091865" calcext:value-type="float">
            <text:p>-0.262294840091865</text:p>
          </table:table-cell>
          <table:table-cell office:value-type="float" office:value="-0.267046600418686" calcext:value-type="float">
            <text:p>-0.267046600418686</text:p>
          </table:table-cell>
          <table:table-cell office:value-type="float" office:value="-0.267164099730328" calcext:value-type="float">
            <text:p>-0.267164099730328</text:p>
          </table:table-cell>
          <table:table-cell office:value-type="float" office:value="-0.262939999014654" calcext:value-type="float">
            <text:p>-0.262939999014654</text:p>
          </table:table-cell>
          <table:table-cell office:value-type="float" office:value="-0.254639130343423" calcext:value-type="float">
            <text:p>-0.254639130343423</text:p>
          </table:table-cell>
          <table:table-cell office:value-type="float" office:value="-0.24991710509177" calcext:value-type="float">
            <text:p>-0.24991710509177</text:p>
          </table:table-cell>
          <table:table-cell office:value-type="float" office:value="-0.247989251768169" calcext:value-type="float">
            <text:p>-0.247989251768169</text:p>
          </table:table-cell>
          <table:table-cell office:value-type="float" office:value="-0.249092001089879" calcext:value-type="float">
            <text:p>-0.249092001089879</text:p>
          </table:table-cell>
          <table:table-cell office:value-type="float" office:value="-0.251294035410889" calcext:value-type="float">
            <text:p>-0.251294035410889</text:p>
          </table:table-cell>
          <table:table-cell office:value-type="float" office:value="-0.262050950084774" calcext:value-type="float">
            <text:p>-0.262050950084774</text:p>
          </table:table-cell>
          <table:table-cell office:value-type="float" office:value="-0.263657555208891" calcext:value-type="float">
            <text:p>-0.263657555208891</text:p>
          </table:table-cell>
          <table:table-cell office:value-type="float" office:value="-0.262511047389162" calcext:value-type="float">
            <text:p>-0.262511047389162</text:p>
          </table:table-cell>
          <table:table-cell office:value-type="float" office:value="-0.208938135823009" calcext:value-type="float">
            <text:p>-0.208938135823009</text:p>
          </table:table-cell>
          <table:table-cell office:value-type="float" office:value="-0.205820170100813" calcext:value-type="float">
            <text:p>-0.205820170100813</text:p>
          </table:table-cell>
          <table:table-cell office:value-type="float" office:value="-0.200563403826194" calcext:value-type="float">
            <text:p>-0.200563403826194</text:p>
          </table:table-cell>
          <table:table-cell office:value-type="float" office:value="-0.192816070541394" calcext:value-type="float">
            <text:p>-0.192816070541394</text:p>
          </table:table-cell>
          <table:table-cell office:value-type="float" office:value="-0.186189666239476" calcext:value-type="float">
            <text:p>-0.186189666239476</text:p>
          </table:table-cell>
          <table:table-cell office:value-type="float" office:value="-0.185784528088874" calcext:value-type="float">
            <text:p>-0.185784528088874</text:p>
          </table:table-cell>
          <table:table-cell office:value-type="float" office:value="-0.186412045454167" calcext:value-type="float">
            <text:p>-0.186412045454167</text:p>
          </table:table-cell>
          <table:table-cell office:value-type="float" office:value="-0.202597323969187" calcext:value-type="float">
            <text:p>-0.202597323969187</text:p>
          </table:table-cell>
          <table:table-cell office:value-type="float" office:value="-0.204965348094728" calcext:value-type="float">
            <text:p>-0.204965348094728</text:p>
          </table:table-cell>
          <table:table-cell office:value-type="float" office:value="-0.210534359447451" calcext:value-type="float">
            <text:p>-0.210534359447451</text:p>
          </table:table-cell>
          <table:table-cell office:value-type="float" office:value="-0.216333565920853" calcext:value-type="float">
            <text:p>-0.216333565920853</text:p>
          </table:table-cell>
          <table:table-cell office:value-type="float" office:value="-0.220979473415908" calcext:value-type="float">
            <text:p>-0.220979473415908</text:p>
          </table:table-cell>
          <table:table-cell office:value-type="float" office:value="-0.223775430992769" calcext:value-type="float">
            <text:p>-0.223775430992769</text:p>
          </table:table-cell>
          <table:table-cell office:value-type="float" office:value="-0.225971625900522" calcext:value-type="float">
            <text:p>-0.225971625900522</text:p>
          </table:table-cell>
          <table:table-cell office:value-type="float" office:value="-0.226095083638126" calcext:value-type="float">
            <text:p>-0.226095083638126</text:p>
          </table:table-cell>
          <table:table-cell office:value-type="float" office:value="-0.225983615291716" calcext:value-type="float">
            <text:p>-0.225983615291716</text:p>
          </table:table-cell>
          <table:table-cell office:value-type="float" office:value="-0.221581209015067" calcext:value-type="float">
            <text:p>-0.221581209015067</text:p>
          </table:table-cell>
          <table:table-cell office:value-type="float" office:value="-0.212800444650006" calcext:value-type="float">
            <text:p>-0.212800444650006</text:p>
          </table:table-cell>
          <table:table-cell office:value-type="float" office:value="-0.205798888079872" calcext:value-type="float">
            <text:p>-0.205798888079872</text:p>
          </table:table-cell>
          <table:table-cell office:value-type="float" office:value="-0.267959629312207" calcext:value-type="float">
            <text:p>-0.267959629312207</text:p>
          </table:table-cell>
          <table:table-cell office:value-type="float" office:value="-0.269065177765675" calcext:value-type="float">
            <text:p>-0.269065177765675</text:p>
          </table:table-cell>
          <table:table-cell office:value-type="float" office:value="-0.273211164017604" calcext:value-type="float">
            <text:p>-0.273211164017604</text:p>
          </table:table-cell>
          <table:table-cell office:value-type="float" office:value="-0.272846580891964" calcext:value-type="float">
            <text:p>-0.272846580891964</text:p>
          </table:table-cell>
          <table:table-cell office:value-type="float" office:value="-0.272860221808338" calcext:value-type="float">
            <text:p>-0.272860221808338</text:p>
          </table:table-cell>
          <table:table-cell office:value-type="float" office:value="-0.272704270728274" calcext:value-type="float">
            <text:p>-0.272704270728274</text:p>
          </table:table-cell>
          <table:table-cell office:value-type="float" office:value="-0.270231311689814" calcext:value-type="float">
            <text:p>-0.270231311689814</text:p>
          </table:table-cell>
          <table:table-cell office:value-type="float" office:value="-0.277669297269698" calcext:value-type="float">
            <text:p>-0.277669297269698</text:p>
          </table:table-cell>
          <table:table-cell office:value-type="float" office:value="-0.271718992637061" calcext:value-type="float">
            <text:p>-0.271718992637061</text:p>
          </table:table-cell>
          <table:table-cell office:value-type="float" office:value="-0.264378835696537" calcext:value-type="float">
            <text:p>-0.264378835696537</text:p>
          </table:table-cell>
          <table:table-cell office:value-type="float" office:value="-0.262591534385287" calcext:value-type="float">
            <text:p>-0.262591534385287</text:p>
          </table:table-cell>
          <table:table-cell office:value-type="float" office:value="-0.264025682178373" calcext:value-type="float">
            <text:p>-0.264025682178373</text:p>
          </table:table-cell>
          <table:table-cell office:value-type="float" office:value="-0.266241674864297" calcext:value-type="float">
            <text:p>-0.266241674864297</text:p>
          </table:table-cell>
          <table:table-cell office:value-type="float" office:value="-0.268485414931502" calcext:value-type="float">
            <text:p>-0.268485414931502</text:p>
          </table:table-cell>
          <table:table-cell office:value-type="float" office:value="-0.268739136545564" calcext:value-type="float">
            <text:p>-0.268739136545564</text:p>
          </table:table-cell>
          <table:table-cell office:value-type="float" office:value="-0.272026839336552" calcext:value-type="float">
            <text:p>-0.272026839336552</text:p>
          </table:table-cell>
          <table:table-cell office:value-type="float" office:value="-0.271753405319525" calcext:value-type="float">
            <text:p>-0.271753405319525</text:p>
          </table:table-cell>
          <table:table-cell office:value-type="float" office:value="-0.280458246239245" calcext:value-type="float">
            <text:p>-0.280458246239245</text:p>
          </table:table-cell>
          <table:table-cell office:value-type="float" office:value="-0.204027808176078" calcext:value-type="float">
            <text:p>-0.204027808176078</text:p>
          </table:table-cell>
          <table:table-cell office:value-type="float" office:value="-0.198345831335821" calcext:value-type="float">
            <text:p>-0.198345831335821</text:p>
          </table:table-cell>
          <table:table-cell office:value-type="float" office:value="-0.192282458650882" calcext:value-type="float">
            <text:p>-0.192282458650882</text:p>
          </table:table-cell>
          <table:table-cell office:value-type="float" office:value="-0.182979020612823" calcext:value-type="float">
            <text:p>-0.182979020612823</text:p>
          </table:table-cell>
          <table:table-cell office:value-type="float" office:value="-0.184348469415371" calcext:value-type="float">
            <text:p>-0.184348469415371</text:p>
          </table:table-cell>
          <table:table-cell office:value-type="float" office:value="-0.185105246037964" calcext:value-type="float">
            <text:p>-0.185105246037964</text:p>
          </table:table-cell>
          <table:table-cell office:value-type="float" office:value="-0.185567153357711" calcext:value-type="float">
            <text:p>-0.185567153357711</text:p>
          </table:table-cell>
          <table:table-cell office:value-type="float" office:value="-0.188215822813215" calcext:value-type="float">
            <text:p>-0.188215822813215</text:p>
          </table:table-cell>
          <table:table-cell office:value-type="float" office:value="-0.193354804900354" calcext:value-type="float">
            <text:p>-0.193354804900354</text:p>
          </table:table-cell>
          <table:table-cell office:value-type="float" office:value="-0.198404848930783" calcext:value-type="float">
            <text:p>-0.198404848930783</text:p>
          </table:table-cell>
          <table:table-cell office:value-type="float" office:value="-0.198911779759297" calcext:value-type="float">
            <text:p>-0.198911779759297</text:p>
          </table:table-cell>
          <table:table-cell office:value-type="float" office:value="-0.205103887261074" calcext:value-type="float">
            <text:p>-0.205103887261074</text:p>
          </table:table-cell>
          <table:table-cell office:value-type="float" office:value="-0.216001727672419" calcext:value-type="float">
            <text:p>-0.216001727672419</text:p>
          </table:table-cell>
          <table:table-cell office:value-type="float" office:value="-0.218970034263124" calcext:value-type="float">
            <text:p>-0.218970034263124</text:p>
          </table:table-cell>
          <table:table-cell office:value-type="float" office:value="-0.222350905115925" calcext:value-type="float">
            <text:p>-0.222350905115925</text:p>
          </table:table-cell>
          <table:table-cell office:value-type="float" office:value="-0.219224893051196" calcext:value-type="float">
            <text:p>-0.219224893051196</text:p>
          </table:table-cell>
          <table:table-cell office:value-type="float" office:value="-0.209450653234862" calcext:value-type="float">
            <text:p>-0.209450653234862</text:p>
          </table:table-cell>
          <table:table-cell office:value-type="float" office:value="-0.205479923558766" calcext:value-type="float">
            <text:p>-0.205479923558766</text:p>
          </table:table-cell>
          <table:table-cell office:value-type="float" office:value="-0.198563474611935" calcext:value-type="float">
            <text:p>-0.198563474611935</text:p>
          </table:table-cell>
          <table:table-cell office:value-type="float" office:value="-0.270424569839191" calcext:value-type="float">
            <text:p>-0.270424569839191</text:p>
          </table:table-cell>
          <table:table-cell office:value-type="float" office:value="-0.270680804555515" calcext:value-type="float">
            <text:p>-0.270680804555515</text:p>
          </table:table-cell>
          <table:table-cell office:value-type="float" office:value="-0.270488570384544" calcext:value-type="float">
            <text:p>-0.270488570384544</text:p>
          </table:table-cell>
          <table:table-cell office:value-type="float" office:value="-0.275257945319221" calcext:value-type="float">
            <text:p>-0.275257945319221</text:p>
          </table:table-cell>
          <table:table-cell office:value-type="float" office:value="-0.272425591692684" calcext:value-type="float">
            <text:p>-0.272425591692684</text:p>
          </table:table-cell>
          <table:table-cell office:value-type="float" office:value="-0.272456509353249" calcext:value-type="float">
            <text:p>-0.272456509353249</text:p>
          </table:table-cell>
          <table:table-cell office:value-type="float" office:value="-0.267468402663512" calcext:value-type="float">
            <text:p>-0.267468402663512</text:p>
          </table:table-cell>
          <table:table-cell office:value-type="float" office:value="-0.276611713077882" calcext:value-type="float">
            <text:p>-0.276611713077882</text:p>
          </table:table-cell>
          <table:table-cell office:value-type="float" office:value="-0.272930942627227" calcext:value-type="float">
            <text:p>-0.272930942627227</text:p>
          </table:table-cell>
          <table:table-cell office:value-type="float" office:value="-0.265486685066272" calcext:value-type="float">
            <text:p>-0.265486685066272</text:p>
          </table:table-cell>
          <table:table-cell office:value-type="float" office:value="-0.279293474377724" calcext:value-type="float">
            <text:p>-0.279293474377724</text:p>
          </table:table-cell>
          <table:table-cell office:value-type="float" office:value="-0.21784201983089" calcext:value-type="float">
            <text:p>-0.21784201983089</text:p>
          </table:table-cell>
          <table:table-cell office:value-type="float" office:value="-0.212241807594005" calcext:value-type="float">
            <text:p>-0.212241807594005</text:p>
          </table:table-cell>
          <table:table-cell office:value-type="float" office:value="-0.199792543106295" calcext:value-type="float">
            <text:p>-0.199792543106295</text:p>
          </table:table-cell>
          <table:table-cell office:value-type="float" office:value="-0.193058317283145" calcext:value-type="float">
            <text:p>-0.193058317283145</text:p>
          </table:table-cell>
          <table:table-cell office:value-type="float" office:value="-0.197180106020472" calcext:value-type="float">
            <text:p>-0.197180106020472</text:p>
          </table:table-cell>
          <table:table-cell office:value-type="float" office:value="-0.195411821121833" calcext:value-type="float">
            <text:p>-0.195411821121833</text:p>
          </table:table-cell>
          <table:table-cell office:value-type="float" office:value="-0.205513953556878" calcext:value-type="float">
            <text:p>-0.205513953556878</text:p>
          </table:table-cell>
          <table:table-cell office:value-type="float" office:value="-0.214503702029587" calcext:value-type="float">
            <text:p>-0.214503702029587</text:p>
          </table:table-cell>
          <table:table-cell office:value-type="float" office:value="-0.226916605052468" calcext:value-type="float">
            <text:p>-0.226916605052468</text:p>
          </table:table-cell>
          <table:table-cell office:value-type="float" office:value="-0.236968483807716" calcext:value-type="float">
            <text:p>-0.236968483807716</text:p>
          </table:table-cell>
          <table:table-cell office:value-type="float" office:value="-0.240804814258055" calcext:value-type="float">
            <text:p>-0.240804814258055</text:p>
          </table:table-cell>
          <table:table-cell office:value-type="float" office:value="-0.209052736986375" calcext:value-type="float">
            <text:p>-0.209052736986375</text:p>
          </table:table-cell>
          <table:table-cell office:value-type="float" office:value="-0.221102133417568" calcext:value-type="float">
            <text:p>-0.221102133417568</text:p>
          </table:table-cell>
          <table:table-cell office:value-type="float" office:value="-0.276218666356959" calcext:value-type="float">
            <text:p>-0.276218666356959</text:p>
          </table:table-cell>
          <table:table-cell office:value-type="float" office:value="-0.276916361322773" calcext:value-type="float">
            <text:p>-0.276916361322773</text:p>
          </table:table-cell>
          <table:table-cell office:value-type="float" office:value="-0.270333436029062" calcext:value-type="float">
            <text:p>-0.270333436029062</text:p>
          </table:table-cell>
          <table:table-cell office:value-type="float" office:value="-0.271318652286983" calcext:value-type="float">
            <text:p>-0.271318652286983</text:p>
          </table:table-cell>
          <table:table-cell office:value-type="float" office:value="-0.209225742668264" calcext:value-type="float">
            <text:p>-0.209225742668264</text:p>
          </table:table-cell>
          <table:table-cell office:value-type="float" office:value="-0.195430813569034" calcext:value-type="float">
            <text:p>-0.195430813569034</text:p>
          </table:table-cell>
          <table:table-cell office:value-type="float" office:value="-0.188637678910408" calcext:value-type="float">
            <text:p>-0.188637678910408</text:p>
          </table:table-cell>
          <table:table-cell office:value-type="float" office:value="-0.187686985758439" calcext:value-type="float">
            <text:p>-0.187686985758439</text:p>
          </table:table-cell>
          <table:table-cell office:value-type="float" office:value="-0.190892579088718" calcext:value-type="float">
            <text:p>-0.190892579088718</text:p>
          </table:table-cell>
          <table:table-cell office:value-type="float" office:value="-0.198552694611218" calcext:value-type="float">
            <text:p>-0.198552694611218</text:p>
          </table:table-cell>
          <table:table-cell office:value-type="float" office:value="-0.208996132273432" calcext:value-type="float">
            <text:p>-0.208996132273432</text:p>
          </table:table-cell>
          <table:table-cell office:value-type="float" office:value="-0.225017544545169" calcext:value-type="float">
            <text:p>-0.225017544545169</text:p>
          </table:table-cell>
          <table:table-cell office:value-type="float" office:value="-0.227795806145479" calcext:value-type="float">
            <text:p>-0.227795806145479</text:p>
          </table:table-cell>
          <table:table-cell office:value-type="float" office:value="-0.228900286702921" calcext:value-type="float">
            <text:p>-0.228900286702921</text:p>
          </table:table-cell>
          <table:table-cell office:value-type="float" office:value="-0.223170802724405" calcext:value-type="float">
            <text:p>-0.223170802724405</text:p>
          </table:table-cell>
          <table:table-cell office:value-type="float" office:value="-0.217599705066985" calcext:value-type="float">
            <text:p>-0.217599705066985</text:p>
          </table:table-cell>
          <table:table-cell office:value-type="float" office:value="-0.209569957722924" calcext:value-type="float">
            <text:p>-0.209569957722924</text:p>
          </table:table-cell>
          <table:table-cell office:value-type="float" office:value="-0.198096981847676" calcext:value-type="float">
            <text:p>-0.198096981847676</text:p>
          </table:table-cell>
          <table:table-cell office:value-type="float" office:value="-0.198195807341976" calcext:value-type="float">
            <text:p>-0.198195807341976</text:p>
          </table:table-cell>
          <table:table-cell office:value-type="float" office:value="-0.210254540116345" calcext:value-type="float">
            <text:p>-0.210254540116345</text:p>
          </table:table-cell>
          <table:table-cell office:value-type="float" office:value="-0.268695357659281" calcext:value-type="float">
            <text:p>-0.268695357659281</text:p>
          </table:table-cell>
          <table:table-cell office:value-type="float" office:value="-0.273588612966925" calcext:value-type="float">
            <text:p>-0.273588612966925</text:p>
          </table:table-cell>
          <table:table-cell office:value-type="float" office:value="-0.274917768375307" calcext:value-type="float">
            <text:p>-0.274917768375307</text:p>
          </table:table-cell>
          <table:table-cell office:value-type="float" office:value="-0.271875088750558" calcext:value-type="float">
            <text:p>-0.271875088750558</text:p>
          </table:table-cell>
          <table:table-cell office:value-type="float" office:value="-0.273992166426657" calcext:value-type="float">
            <text:p>-0.273992166426657</text:p>
          </table:table-cell>
          <table:table-cell office:value-type="float" office:value="-0.273336457335038" calcext:value-type="float">
            <text:p>-0.273336457335038</text:p>
          </table:table-cell>
          <table:table-cell office:value-type="float" office:value="-0.270116234259519" calcext:value-type="float">
            <text:p>-0.270116234259519</text:p>
          </table:table-cell>
          <table:table-cell office:value-type="float" office:value="-0.273376955167936" calcext:value-type="float">
            <text:p>-0.273376955167936</text:p>
          </table:table-cell>
          <table:table-cell office:value-type="float" office:value="-0.286840099531509" calcext:value-type="float">
            <text:p>-0.286840099531509</text:p>
          </table:table-cell>
          <table:table-cell office:value-type="float" office:value="-0.275227271901609" calcext:value-type="float">
            <text:p>-0.275227271901609</text:p>
          </table:table-cell>
          <table:table-cell office:value-type="float" office:value="-0.270144059610823" calcext:value-type="float">
            <text:p>-0.270144059610823</text:p>
          </table:table-cell>
          <table:table-cell office:value-type="float" office:value="-0.267930550222265" calcext:value-type="float">
            <text:p>-0.267930550222265</text:p>
          </table:table-cell>
          <table:table-cell office:value-type="float" office:value="-0.268422012832934" calcext:value-type="float">
            <text:p>-0.268422012832934</text:p>
          </table:table-cell>
          <table:table-cell office:value-type="float" office:value="-0.277683841456557" calcext:value-type="float">
            <text:p>-0.277683841456557</text:p>
          </table:table-cell>
          <table:table-cell office:value-type="float" office:value="-0.278870162477919" calcext:value-type="float">
            <text:p>-0.278870162477919</text:p>
          </table:table-cell>
          <table:table-cell office:value-type="float" office:value="-0.277500999268891" calcext:value-type="float">
            <text:p>-0.277500999268891</text:p>
          </table:table-cell>
          <table:table-cell office:value-type="float" office:value="-0.276033067578278" calcext:value-type="float">
            <text:p>-0.276033067578278</text:p>
          </table:table-cell>
          <table:table-cell office:value-type="float" office:value="-0.276768096576103" calcext:value-type="float">
            <text:p>-0.276768096576103</text:p>
          </table:table-cell>
          <table:table-cell office:value-type="float" office:value="-0.206020917147883" calcext:value-type="float">
            <text:p>-0.206020917147883</text:p>
          </table:table-cell>
          <table:table-cell office:value-type="float" office:value="-0.203061832386065" calcext:value-type="float">
            <text:p>-0.203061832386065</text:p>
          </table:table-cell>
          <table:table-cell office:value-type="float" office:value="-0.193539078207544" calcext:value-type="float">
            <text:p>-0.193539078207544</text:p>
          </table:table-cell>
          <table:table-cell office:value-type="float" office:value="-0.194404944929354" calcext:value-type="float">
            <text:p>-0.194404944929354</text:p>
          </table:table-cell>
          <table:table-cell office:value-type="float" office:value="-0.191462329627491" calcext:value-type="float">
            <text:p>-0.191462329627491</text:p>
          </table:table-cell>
          <table:table-cell office:value-type="float" office:value="-0.192207646712552" calcext:value-type="float">
            <text:p>-0.192207646712552</text:p>
          </table:table-cell>
          <table:table-cell office:value-type="float" office:value="-0.195845569484211" calcext:value-type="float">
            <text:p>-0.195845569484211</text:p>
          </table:table-cell>
          <table:table-cell office:value-type="float" office:value="-0.204571400196239" calcext:value-type="float">
            <text:p>-0.204571400196239</text:p>
          </table:table-cell>
          <table:table-cell office:value-type="float" office:value="-0.209119245328838" calcext:value-type="float">
            <text:p>-0.209119245328838</text:p>
          </table:table-cell>
          <table:table-cell office:value-type="float" office:value="-0.219517035677102" calcext:value-type="float">
            <text:p>-0.219517035677102</text:p>
          </table:table-cell>
          <table:table-cell office:value-type="float" office:value="-0.231084438623206" calcext:value-type="float">
            <text:p>-0.231084438623206</text:p>
          </table:table-cell>
          <table:table-cell office:value-type="float" office:value="-0.237927124913855" calcext:value-type="float">
            <text:p>-0.237927124913855</text:p>
          </table:table-cell>
          <table:table-cell office:value-type="float" office:value="-0.224548110483365" calcext:value-type="float">
            <text:p>-0.224548110483365</text:p>
          </table:table-cell>
          <table:table-cell office:value-type="float" office:value="-0.215630226344166" calcext:value-type="float">
            <text:p>-0.215630226344166</text:p>
          </table:table-cell>
          <table:table-cell office:value-type="float" office:value="-0.216256890372752" calcext:value-type="float">
            <text:p>-0.216256890372752</text:p>
          </table:table-cell>
          <table:table-cell office:value-type="float" office:value="-0.215657093077033" calcext:value-type="float">
            <text:p>-0.215657093077033</text:p>
          </table:table-cell>
          <table:table-cell office:value-type="float" office:value="-0.270519255207993" calcext:value-type="float">
            <text:p>-0.270519255207993</text:p>
          </table:table-cell>
          <table:table-cell office:value-type="float" office:value="-0.271758500379278" calcext:value-type="float">
            <text:p>-0.271758500379278</text:p>
          </table:table-cell>
          <table:table-cell office:value-type="float" office:value="-0.261811686203447" calcext:value-type="float">
            <text:p>-0.261811686203447</text:p>
          </table:table-cell>
          <table:table-cell office:value-type="float" office:value="-0.257299248582993" calcext:value-type="float">
            <text:p>-0.257299248582993</text:p>
          </table:table-cell>
          <table:table-cell office:value-type="float" office:value="-0.258786106273597" calcext:value-type="float">
            <text:p>-0.258786106273597</text:p>
          </table:table-cell>
          <table:table-cell office:value-type="float" office:value="-0.260354756884668" calcext:value-type="float">
            <text:p>-0.260354756884668</text:p>
          </table:table-cell>
          <table:table-cell office:value-type="float" office:value="-0.263295847743727" calcext:value-type="float">
            <text:p>-0.263295847743727</text:p>
          </table:table-cell>
          <table:table-cell office:value-type="float" office:value="-0.262540565976716" calcext:value-type="float">
            <text:p>-0.262540565976716</text:p>
          </table:table-cell>
          <table:table-cell office:value-type="float" office:value="-0.261093335434084" calcext:value-type="float">
            <text:p>-0.261093335434084</text:p>
          </table:table-cell>
          <table:table-cell office:value-type="float" office:value="-0.262590587596946" calcext:value-type="float">
            <text:p>-0.262590587596946</text:p>
          </table:table-cell>
          <table:table-cell office:value-type="float" office:value="-0.266527263408232" calcext:value-type="float">
            <text:p>-0.266527263408232</text:p>
          </table:table-cell>
          <table:table-cell office:value-type="float" office:value="-0.274336068673859" calcext:value-type="float">
            <text:p>-0.274336068673859</text:p>
          </table:table-cell>
          <table:table-cell office:value-type="float" office:value="-0.271288356478131" calcext:value-type="float">
            <text:p>-0.271288356478131</text:p>
          </table:table-cell>
          <table:table-cell office:value-type="float" office:value="-0.259028595168283" calcext:value-type="float">
            <text:p>-0.259028595168283</text:p>
          </table:table-cell>
          <table:table-cell office:value-type="float" office:value="-0.254640978253256" calcext:value-type="float">
            <text:p>-0.254640978253256</text:p>
          </table:table-cell>
          <table:table-cell office:value-type="float" office:value="-0.251343059083192" calcext:value-type="float">
            <text:p>-0.251343059083192</text:p>
          </table:table-cell>
          <table:table-cell office:value-type="float" office:value="-0.252300214782042" calcext:value-type="float">
            <text:p>-0.252300214782042</text:p>
          </table:table-cell>
          <table:table-cell office:value-type="float" office:value="-0.256568252167051" calcext:value-type="float">
            <text:p>-0.256568252167051</text:p>
          </table:table-cell>
          <table:table-cell office:value-type="float" office:value="-0.25995490230877" calcext:value-type="float">
            <text:p>-0.25995490230877</text:p>
          </table:table-cell>
          <table:table-cell office:value-type="float" office:value="-0.261205423463959" calcext:value-type="float">
            <text:p>-0.261205423463959</text:p>
          </table:table-cell>
          <table:table-cell office:value-type="float" office:value="-0.259636337615753" calcext:value-type="float">
            <text:p>-0.259636337615753</text:p>
          </table:table-cell>
          <table:table-cell office:value-type="float" office:value="-0.259173641951843" calcext:value-type="float">
            <text:p>-0.259173641951843</text:p>
          </table:table-cell>
          <table:table-cell office:value-type="float" office:value="-0.257045753413824" calcext:value-type="float">
            <text:p>-0.257045753413824</text:p>
          </table:table-cell>
          <table:table-cell office:value-type="float" office:value="-0.257377143328038" calcext:value-type="float">
            <text:p>-0.257377143328038</text:p>
          </table:table-cell>
          <table:table-cell office:value-type="float" office:value="-0.198091481405646" calcext:value-type="float">
            <text:p>-0.198091481405646</text:p>
          </table:table-cell>
          <table:table-cell office:value-type="float" office:value="-0.188417344905661" calcext:value-type="float">
            <text:p>-0.188417344905661</text:p>
          </table:table-cell>
          <table:table-cell office:value-type="float" office:value="-0.183724670927932" calcext:value-type="float">
            <text:p>-0.183724670927932</text:p>
          </table:table-cell>
          <table:table-cell office:value-type="float" office:value="-0.177289526292175" calcext:value-type="float">
            <text:p>-0.177289526292175</text:p>
          </table:table-cell>
          <table:table-cell office:value-type="float" office:value="-0.181370763490143" calcext:value-type="float">
            <text:p>-0.181370763490143</text:p>
          </table:table-cell>
          <table:table-cell office:value-type="float" office:value="-0.178964194035133" calcext:value-type="float">
            <text:p>-0.178964194035133</text:p>
          </table:table-cell>
          <table:table-cell office:value-type="float" office:value="-0.178146359140036" calcext:value-type="float">
            <text:p>-0.178146359140036</text:p>
          </table:table-cell>
          <table:table-cell office:value-type="float" office:value="-0.190051525929321" calcext:value-type="float">
            <text:p>-0.190051525929321</text:p>
          </table:table-cell>
          <table:table-cell office:value-type="float" office:value="-0.200007820656195" calcext:value-type="float">
            <text:p>-0.200007820656195</text:p>
          </table:table-cell>
          <table:table-cell office:value-type="float" office:value="-0.212464494034352" calcext:value-type="float">
            <text:p>-0.212464494034352</text:p>
          </table:table-cell>
          <table:table-cell office:value-type="float" office:value="-0.219638312716246" calcext:value-type="float">
            <text:p>-0.219638312716246</text:p>
          </table:table-cell>
          <table:table-cell office:value-type="float" office:value="-0.222433942039465" calcext:value-type="float">
            <text:p>-0.222433942039465</text:p>
          </table:table-cell>
          <table:table-cell office:value-type="float" office:value="-0.216684671561596" calcext:value-type="float">
            <text:p>-0.216684671561596</text:p>
          </table:table-cell>
          <table:table-cell office:value-type="float" office:value="-0.203000091278118" calcext:value-type="float">
            <text:p>-0.203000091278118</text:p>
          </table:table-cell>
          <table:table-cell office:value-type="float" office:value="-0.20810945008743" calcext:value-type="float">
            <text:p>-0.20810945008743</text:p>
          </table:table-cell>
          <table:table-cell office:value-type="float" office:value="-0.209665676441522" calcext:value-type="float">
            <text:p>-0.209665676441522</text:p>
          </table:table-cell>
          <table:table-cell office:value-type="float" office:value="-0.209755474949443" calcext:value-type="float">
            <text:p>-0.209755474949443</text:p>
          </table:table-cell>
          <table:table-cell office:value-type="float" office:value="-0.209579451681543" calcext:value-type="float">
            <text:p>-0.209579451681543</text:p>
          </table:table-cell>
          <table:table-cell office:value-type="float" office:value="-0.207977055420102" calcext:value-type="float">
            <text:p>-0.207977055420102</text:p>
          </table:table-cell>
          <table:table-cell office:value-type="float" office:value="-0.20609812295117" calcext:value-type="float">
            <text:p>-0.20609812295117</text:p>
          </table:table-cell>
          <table:table-cell office:value-type="float" office:value="-0.205241155814766" calcext:value-type="float">
            <text:p>-0.205241155814766</text:p>
          </table:table-cell>
          <table:table-cell office:value-type="float" office:value="-0.208059106044371" calcext:value-type="float">
            <text:p>-0.208059106044371</text:p>
          </table:table-cell>
          <table:table-cell office:value-type="float" office:value="-0.206627987488202" calcext:value-type="float">
            <text:p>-0.206627987488202</text:p>
          </table:table-cell>
          <table:table-cell office:value-type="float" office:value="-0.206003757632969" calcext:value-type="float">
            <text:p>-0.206003757632969</text:p>
          </table:table-cell>
          <table:table-cell office:value-type="float" office:value="-0.206521373527863" calcext:value-type="float">
            <text:p>-0.206521373527863</text:p>
          </table:table-cell>
          <table:table-cell office:value-type="float" office:value="-0.206140928837668" calcext:value-type="float">
            <text:p>-0.206140928837668</text:p>
          </table:table-cell>
          <table:table-cell office:value-type="float" office:value="-0.206318941507901" calcext:value-type="float">
            <text:p>-0.206318941507901</text:p>
          </table:table-cell>
          <table:table-cell office:value-type="float" office:value="-0.206345560983637" calcext:value-type="float">
            <text:p>-0.206345560983637</text:p>
          </table:table-cell>
          <table:table-cell office:value-type="float" office:value="-0.206384605122635" calcext:value-type="float">
            <text:p>-0.206384605122635</text:p>
          </table:table-cell>
          <table:table-cell office:value-type="float" office:value="-0.20628255725981" calcext:value-type="float">
            <text:p>-0.20628255725981</text:p>
          </table:table-cell>
          <table:table-cell office:value-type="float" office:value="-0.206400726124056" calcext:value-type="float">
            <text:p>-0.206400726124056</text:p>
          </table:table-cell>
          <table:table-cell office:value-type="float" office:value="-0.206428008719283" calcext:value-type="float">
            <text:p>-0.206428008719283</text:p>
          </table:table-cell>
          <table:table-cell office:value-type="float" office:value="-0.206333469174781" calcext:value-type="float">
            <text:p>-0.206333469174781</text:p>
          </table:table-cell>
          <table:table-cell office:value-type="float" office:value="-0.206411363869517" calcext:value-type="float">
            <text:p>-0.206411363869517</text:p>
          </table:table-cell>
          <table:table-cell office:value-type="float" office:value="-0.206280444188168" calcext:value-type="float">
            <text:p>-0.206280444188168</text:p>
          </table:table-cell>
          <table:table-cell office:value-type="float" office:value="-0.206406250270748" calcext:value-type="float">
            <text:p>-0.206406250270748</text:p>
          </table:table-cell>
          <table:table-cell office:value-type="float" office:value="-0.206426466348422" calcext:value-type="float">
            <text:p>-0.206426466348422</text:p>
          </table:table-cell>
          <table:table-cell office:value-type="float" office:value="-0.206376069182198" calcext:value-type="float">
            <text:p>-0.206376069182198</text:p>
          </table:table-cell>
          <table:table-cell office:value-type="float" office:value="-0.20643601765433" calcext:value-type="float">
            <text:p>-0.20643601765433</text:p>
          </table:table-cell>
          <table:table-cell office:value-type="float" office:value="-0.206290008939465" calcext:value-type="float">
            <text:p>-0.206290008939465</text:p>
          </table:table-cell>
          <table:table-cell office:value-type="float" office:value="-0.206319964495874" calcext:value-type="float">
            <text:p>-0.206319964495874</text:p>
          </table:table-cell>
          <table:table-cell office:value-type="float" office:value="-0.206411788434879" calcext:value-type="float">
            <text:p>-0.206411788434879</text:p>
          </table:table-cell>
          <table:table-cell office:value-type="float" office:value="-0.206376770258705" calcext:value-type="float">
            <text:p>-0.206376770258705</text:p>
          </table:table-cell>
          <table:table-cell office:value-type="float" office:value="-0.206301483847794" calcext:value-type="float">
            <text:p>-0.206301483847794</text:p>
          </table:table-cell>
          <table:table-cell office:value-type="float" office:value="-0.206300109900259" calcext:value-type="float">
            <text:p>-0.206300109900259</text:p>
          </table:table-cell>
          <table:table-cell office:value-type="float" office:value="-0.206288041890818" calcext:value-type="float">
            <text:p>-0.206288041890818</text:p>
          </table:table-cell>
          <table:table-cell office:value-type="float" office:value="-0.206264190057427" calcext:value-type="float">
            <text:p>-0.206264190057427</text:p>
          </table:table-cell>
          <table:table-cell office:value-type="float" office:value="-0.206416776993888" calcext:value-type="float">
            <text:p>-0.206416776993888</text:p>
          </table:table-cell>
          <table:table-cell office:value-type="float" office:value="-0.206237584417039" calcext:value-type="float">
            <text:p>-0.206237584417039</text:p>
          </table:table-cell>
          <table:table-cell office:value-type="float" office:value="-0.206328210040756" calcext:value-type="float">
            <text:p>-0.206328210040756</text:p>
          </table:table-cell>
          <table:table-cell office:value-type="float" office:value="-0.206375696400599" calcext:value-type="float">
            <text:p>-0.206375696400599</text:p>
          </table:table-cell>
          <table:table-cell office:value-type="float" office:value="-0.206154521482164" calcext:value-type="float">
            <text:p>-0.206154521482164</text:p>
          </table:table-cell>
          <table:table-cell office:value-type="float" office:value="-0.206329108470302" calcext:value-type="float">
            <text:p>-0.206329108470302</text:p>
          </table:table-cell>
          <table:table-cell office:value-type="float" office:value="-0.206457111501421" calcext:value-type="float">
            <text:p>-0.206457111501421</text:p>
          </table:table-cell>
          <table:table-cell office:value-type="float" office:value="-0.20624856860251" calcext:value-type="float">
            <text:p>-0.20624856860251</text:p>
          </table:table-cell>
          <table:table-cell office:value-type="float" office:value="-0.206421990970671" calcext:value-type="float">
            <text:p>-0.206421990970671</text:p>
          </table:table-cell>
          <table:table-cell office:value-type="float" office:value="-0.2062847425194" calcext:value-type="float">
            <text:p>-0.2062847425194</text:p>
          </table:table-cell>
          <table:table-cell office:value-type="float" office:value="-0.206324129566295" calcext:value-type="float">
            <text:p>-0.206324129566295</text:p>
          </table:table-cell>
          <table:table-cell office:value-type="float" office:value="-0.206331132713529" calcext:value-type="float">
            <text:p>-0.206331132713529</text:p>
          </table:table-cell>
          <table:table-cell office:value-type="float" office:value="-0.206327675912861" calcext:value-type="float">
            <text:p>-0.206327675912861</text:p>
          </table:table-cell>
          <table:table-cell office:value-type="float" office:value="-0.206281002563079" calcext:value-type="float">
            <text:p>-0.206281002563079</text:p>
          </table:table-cell>
          <table:table-cell office:value-type="float" office:value="-0.206322864117575" calcext:value-type="float">
            <text:p>-0.206322864117575</text:p>
          </table:table-cell>
          <table:table-cell office:value-type="float" office:value="-0.20639720761117" calcext:value-type="float">
            <text:p>-0.20639720761117</text:p>
          </table:table-cell>
          <table:table-cell office:value-type="float" office:value="-0.206345332695891" calcext:value-type="float">
            <text:p>-0.206345332695891</text:p>
          </table:table-cell>
          <table:table-cell office:value-type="float" office:value="-0.206283308495798" calcext:value-type="float">
            <text:p>-0.206283308495798</text:p>
          </table:table-cell>
          <table:table-cell office:value-type="float" office:value="-0.206371841987518" calcext:value-type="float">
            <text:p>-0.206371841987518</text:p>
          </table:table-cell>
          <table:table-cell office:value-type="float" office:value="-0.206407485923581" calcext:value-type="float">
            <text:p>-0.206407485923581</text:p>
          </table:table-cell>
          <table:table-cell office:value-type="float" office:value="-0.206300386408643" calcext:value-type="float">
            <text:p>-0.206300386408643</text:p>
          </table:table-cell>
          <table:table-cell office:value-type="float" office:value="-0.206307998293802" calcext:value-type="float">
            <text:p>-0.206307998293802</text:p>
          </table:table-cell>
          <table:table-cell office:value-type="float" office:value="-0.206289035349727" calcext:value-type="float">
            <text:p>-0.206289035349727</text:p>
          </table:table-cell>
          <table:table-cell office:value-type="float" office:value="-0.206505149913958" calcext:value-type="float">
            <text:p>-0.206505149913958</text:p>
          </table:table-cell>
          <table:table-cell office:value-type="float" office:value="-0.206319312673932" calcext:value-type="float">
            <text:p>-0.206319312673932</text:p>
          </table:table-cell>
          <table:table-cell office:value-type="float" office:value="-0.20642110756134" calcext:value-type="float">
            <text:p>-0.20642110756134</text:p>
          </table:table-cell>
          <table:table-cell office:value-type="float" office:value="-0.206437398341574" calcext:value-type="float">
            <text:p>-0.206437398341574</text:p>
          </table:table-cell>
          <table:table-cell office:value-type="float" office:value="-0.206327778170044" calcext:value-type="float">
            <text:p>-0.206327778170044</text:p>
          </table:table-cell>
          <table:table-cell office:value-type="float" office:value="-0.20637309208234" calcext:value-type="float">
            <text:p>-0.20637309208234</text:p>
          </table:table-cell>
          <table:table-cell office:value-type="float" office:value="-0.206435816872735" calcext:value-type="float">
            <text:p>-0.206435816872735</text:p>
          </table:table-cell>
          <table:table-cell office:value-type="float" office:value="-0.206394881419483" calcext:value-type="float">
            <text:p>-0.206394881419483</text:p>
          </table:table-cell>
          <table:table-cell office:value-type="float" office:value="-0.206396581225998" calcext:value-type="float">
            <text:p>-0.206396581225998</text:p>
          </table:table-cell>
          <table:table-cell office:value-type="float" office:value="-0.206257628576765" calcext:value-type="float">
            <text:p>-0.206257628576765</text:p>
          </table:table-cell>
          <table:table-cell office:value-type="float" office:value="-0.206344737301771" calcext:value-type="float">
            <text:p>-0.206344737301771</text:p>
          </table:table-cell>
          <table:table-cell office:value-type="float" office:value="-0.206424097938902" calcext:value-type="float">
            <text:p>-0.206424097938902</text:p>
          </table:table-cell>
          <table:table-cell office:value-type="float" office:value="-0.206372347330549" calcext:value-type="float">
            <text:p>-0.206372347330549</text:p>
          </table:table-cell>
          <table:table-cell office:value-type="float" office:value="-0.206395052538727" calcext:value-type="float">
            <text:p>-0.206395052538727</text:p>
          </table:table-cell>
          <table:table-cell office:value-type="float" office:value="-0.206404950318997" calcext:value-type="float">
            <text:p>-0.206404950318997</text:p>
          </table:table-cell>
          <table:table-cell office:value-type="float" office:value="-0.206318001759205" calcext:value-type="float">
            <text:p>-0.206318001759205</text:p>
          </table:table-cell>
          <table:table-cell office:value-type="float" office:value="-0.206363644837118" calcext:value-type="float">
            <text:p>-0.206363644837118</text:p>
          </table:table-cell>
          <table:table-cell office:value-type="float" office:value="-0.206406187762445" calcext:value-type="float">
            <text:p>-0.206406187762445</text:p>
          </table:table-cell>
          <table:table-cell office:value-type="float" office:value="-0.206414696124775" calcext:value-type="float">
            <text:p>-0.206414696124775</text:p>
          </table:table-cell>
          <table:table-cell office:value-type="float" office:value="-0.206343833829038" calcext:value-type="float">
            <text:p>-0.206343833829038</text:p>
          </table:table-cell>
          <table:table-cell office:value-type="float" office:value="-0.206336615042956" calcext:value-type="float">
            <text:p>-0.206336615042956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039851163656" calcext:value-type="float">
            <text:p>0.309039851163656</text:p>
          </table:table-cell>
          <table:table-cell office:value-type="float" office:value="0.309050161648527" calcext:value-type="float">
            <text:p>0.309050161648527</text:p>
          </table:table-cell>
          <table:table-cell office:value-type="float" office:value="0.308993366802404" calcext:value-type="float">
            <text:p>0.308993366802404</text:p>
          </table:table-cell>
          <table:table-cell office:value-type="float" office:value="0.309007820470392" calcext:value-type="float">
            <text:p>0.309007820470392</text:p>
          </table:table-cell>
          <table:table-cell office:value-type="float" office:value="0.309061347465682" calcext:value-type="float">
            <text:p>0.309061347465682</text:p>
          </table:table-cell>
          <table:table-cell office:value-type="float" office:value="0.309049640888115" calcext:value-type="float">
            <text:p>0.309049640888115</text:p>
          </table:table-cell>
          <table:table-cell office:value-type="float" office:value="0.309082921359203" calcext:value-type="float">
            <text:p>0.309082921359203</text:p>
          </table:table-cell>
          <table:table-cell office:value-type="float" office:value="0.309076608972444" calcext:value-type="float">
            <text:p>0.309076608972444</text:p>
          </table:table-cell>
          <table:table-cell office:value-type="float" office:value="0.309063087529696" calcext:value-type="float">
            <text:p>0.309063087529696</text:p>
          </table:table-cell>
          <table:table-cell office:value-type="float" office:value="0.309042352178363" calcext:value-type="float">
            <text:p>0.309042352178363</text:p>
          </table:table-cell>
          <table:table-cell office:value-type="float" office:value="0.309049379268263" calcext:value-type="float">
            <text:p>0.309049379268263</text:p>
          </table:table-cell>
          <table:table-cell office:value-type="float" office:value="0.309040684237724" calcext:value-type="float">
            <text:p>0.309040684237724</text:p>
          </table:table-cell>
          <table:table-cell office:value-type="float" office:value="0.309077474846593" calcext:value-type="float">
            <text:p>0.309077474846593</text:p>
          </table:table-cell>
          <table:table-cell office:value-type="float" office:value="0.309061369825514" calcext:value-type="float">
            <text:p>0.309061369825514</text:p>
          </table:table-cell>
          <table:table-cell office:value-type="float" office:value="0.309081229124465" calcext:value-type="float">
            <text:p>0.309081229124465</text:p>
          </table:table-cell>
          <table:table-cell office:value-type="float" office:value="0.309050757754833" calcext:value-type="float">
            <text:p>0.309050757754833</text:p>
          </table:table-cell>
          <table:table-cell office:value-type="float" office:value="0.309041458154463" calcext:value-type="float">
            <text:p>0.309041458154463</text:p>
          </table:table-cell>
          <table:table-cell office:value-type="float" office:value="0.309071219316034" calcext:value-type="float">
            <text:p>0.309071219316034</text:p>
          </table:table-cell>
          <table:table-cell office:value-type="float" office:value="0.30904804888302" calcext:value-type="float">
            <text:p>0.30904804888302</text:p>
          </table:table-cell>
          <table:table-cell office:value-type="float" office:value="0.309059289925557" calcext:value-type="float">
            <text:p>0.309059289925557</text:p>
          </table:table-cell>
          <table:table-cell office:value-type="float" office:value="0.309049383949567" calcext:value-type="float">
            <text:p>0.309049383949567</text:p>
          </table:table-cell>
          <table:table-cell office:value-type="float" office:value="0.309039890063682" calcext:value-type="float">
            <text:p>0.309039890063682</text:p>
          </table:table-cell>
          <table:table-cell office:value-type="float" office:value="0.309050370090151" calcext:value-type="float">
            <text:p>0.309050370090151</text:p>
          </table:table-cell>
          <table:table-cell office:value-type="float" office:value="0.309052102863281" calcext:value-type="float">
            <text:p>0.309052102863281</text:p>
          </table:table-cell>
          <table:table-cell office:value-type="float" office:value="0.309067310512924" calcext:value-type="float">
            <text:p>0.309067310512924</text:p>
          </table:table-cell>
          <table:table-cell office:value-type="float" office:value="0.309049550647684" calcext:value-type="float">
            <text:p>0.309049550647684</text:p>
          </table:table-cell>
          <table:table-cell office:value-type="float" office:value="0.309047270044878" calcext:value-type="float">
            <text:p>0.309047270044878</text:p>
          </table:table-cell>
          <table:table-cell office:value-type="float" office:value="0.309058393630389" calcext:value-type="float">
            <text:p>0.309058393630389</text:p>
          </table:table-cell>
          <table:table-cell office:value-type="float" office:value="0.309032021621817" calcext:value-type="float">
            <text:p>0.309032021621817</text:p>
          </table:table-cell>
          <table:table-cell office:value-type="float" office:value="0.309007388606996" calcext:value-type="float">
            <text:p>0.309007388606996</text:p>
          </table:table-cell>
          <table:table-cell office:value-type="float" office:value="0.30906316382961" calcext:value-type="float">
            <text:p>0.30906316382961</text:p>
          </table:table-cell>
          <table:table-cell office:value-type="float" office:value="0.309041019988751" calcext:value-type="float">
            <text:p>0.309041019988751</text:p>
          </table:table-cell>
          <table:table-cell office:value-type="float" office:value="0.309047054612615" calcext:value-type="float">
            <text:p>0.309047054612615</text:p>
          </table:table-cell>
          <table:table-cell office:value-type="float" office:value="0.30903477138805" calcext:value-type="float">
            <text:p>0.30903477138805</text:p>
          </table:table-cell>
          <table:table-cell office:value-type="float" office:value="0.309049627558156" calcext:value-type="float">
            <text:p>0.309049627558156</text:p>
          </table:table-cell>
          <table:table-cell office:value-type="float" office:value="0.30904779944791" calcext:value-type="float">
            <text:p>0.30904779944791</text:p>
          </table:table-cell>
          <table:table-cell office:value-type="float" office:value="0.309032715282824" calcext:value-type="float">
            <text:p>0.309032715282824</text:p>
          </table:table-cell>
          <table:table-cell office:value-type="float" office:value="0.309015900191149" calcext:value-type="float">
            <text:p>0.309015900191149</text:p>
          </table:table-cell>
          <table:table-cell office:value-type="float" office:value="0.309066328040338" calcext:value-type="float">
            <text:p>0.309066328040338</text:p>
          </table:table-cell>
          <table:table-cell office:value-type="float" office:value="0.309049379572797" calcext:value-type="float">
            <text:p>0.309049379572797</text:p>
          </table:table-cell>
          <table:table-cell office:value-type="float" office:value="0.309036593109196" calcext:value-type="float">
            <text:p>0.309036593109196</text:p>
          </table:table-cell>
          <table:table-cell office:value-type="float" office:value="0.309056484190771" calcext:value-type="float">
            <text:p>0.309056484190771</text:p>
          </table:table-cell>
          <table:table-cell office:value-type="float" office:value="0.309049430146124" calcext:value-type="float">
            <text:p>0.309049430146124</text:p>
          </table:table-cell>
          <table:table-cell office:value-type="float" office:value="0.309045556520427" calcext:value-type="float">
            <text:p>0.309045556520427</text:p>
          </table:table-cell>
          <table:table-cell office:value-type="float" office:value="0.309084948663348" calcext:value-type="float">
            <text:p>0.309084948663348</text:p>
          </table:table-cell>
          <table:table-cell office:value-type="float" office:value="0.30905563563948" calcext:value-type="float">
            <text:p>0.30905563563948</text:p>
          </table:table-cell>
          <table:table-cell office:value-type="float" office:value="0.309042800729331" calcext:value-type="float">
            <text:p>0.309042800729331</text:p>
          </table:table-cell>
          <table:table-cell office:value-type="float" office:value="0.309068962608681" calcext:value-type="float">
            <text:p>0.309068962608681</text:p>
          </table:table-cell>
          <table:table-cell office:value-type="float" office:value="0.309046479129081" calcext:value-type="float">
            <text:p>0.309046479129081</text:p>
          </table:table-cell>
          <table:table-cell office:value-type="float" office:value="0.309069486287271" calcext:value-type="float">
            <text:p>0.309069486287271</text:p>
          </table:table-cell>
          <table:table-cell office:value-type="float" office:value="0.309042452052519" calcext:value-type="float">
            <text:p>0.309042452052519</text:p>
          </table:table-cell>
          <table:table-cell office:value-type="float" office:value="0.309044074319195" calcext:value-type="float">
            <text:p>0.309044074319195</text:p>
          </table:table-cell>
          <table:table-cell office:value-type="float" office:value="0.309035220140923" calcext:value-type="float">
            <text:p>0.309035220140923</text:p>
          </table:table-cell>
          <table:table-cell office:value-type="float" office:value="0.309087750201451" calcext:value-type="float">
            <text:p>0.309087750201451</text:p>
          </table:table-cell>
          <table:table-cell office:value-type="float" office:value="0.309011330209139" calcext:value-type="float">
            <text:p>0.309011330209139</text:p>
          </table:table-cell>
          <table:table-cell office:value-type="float" office:value="0.309044849762755" calcext:value-type="float">
            <text:p>0.309044849762755</text:p>
          </table:table-cell>
          <table:table-cell office:value-type="float" office:value="0.309052179904932" calcext:value-type="float">
            <text:p>0.309052179904932</text:p>
          </table:table-cell>
          <table:table-cell office:value-type="float" office:value="0.309125334405941" calcext:value-type="float">
            <text:p>0.309125334405941</text:p>
          </table:table-cell>
          <table:table-cell office:value-type="float" office:value="0.309014803290305" calcext:value-type="float">
            <text:p>0.309014803290305</text:p>
          </table:table-cell>
          <table:table-cell office:value-type="float" office:value="0.309047520158208" calcext:value-type="float">
            <text:p>0.309047520158208</text:p>
          </table:table-cell>
          <table:table-cell office:value-type="float" office:value="0.309059275361461" calcext:value-type="float">
            <text:p>0.309059275361461</text:p>
          </table:table-cell>
          <table:table-cell office:value-type="float" office:value="0.309031610963863" calcext:value-type="float">
            <text:p>0.309031610963863</text:p>
          </table:table-cell>
          <table:table-cell office:value-type="float" office:value="0.309065362306616" calcext:value-type="float">
            <text:p>0.309065362306616</text:p>
          </table:table-cell>
          <table:table-cell office:value-type="float" office:value="0.309042003017298" calcext:value-type="float">
            <text:p>0.309042003017298</text:p>
          </table:table-cell>
          <table:table-cell office:value-type="float" office:value="0.309028404480813" calcext:value-type="float">
            <text:p>0.309028404480813</text:p>
          </table:table-cell>
          <table:table-cell office:value-type="float" office:value="0.30903744177218" calcext:value-type="float">
            <text:p>0.30903744177218</text:p>
          </table:table-cell>
          <table:table-cell office:value-type="float" office:value="0.309021090216394" calcext:value-type="float">
            <text:p>0.309021090216394</text:p>
          </table:table-cell>
          <table:table-cell office:value-type="float" office:value="0.309073020376184" calcext:value-type="float">
            <text:p>0.309073020376184</text:p>
          </table:table-cell>
          <table:table-cell office:value-type="float" office:value="0.309055099976302" calcext:value-type="float">
            <text:p>0.309055099976302</text:p>
          </table:table-cell>
          <table:table-cell office:value-type="float" office:value="0.308831846911043" calcext:value-type="float">
            <text:p>0.308831846911043</text:p>
          </table:table-cell>
          <table:table-cell office:value-type="float" office:value="0.308653348323718" calcext:value-type="float">
            <text:p>0.308653348323718</text:p>
          </table:table-cell>
          <table:table-cell office:value-type="float" office:value="0.308195533171054" calcext:value-type="float">
            <text:p>0.308195533171054</text:p>
          </table:table-cell>
          <table:table-cell office:value-type="float" office:value="0.307158817844632" calcext:value-type="float">
            <text:p>0.307158817844632</text:p>
          </table:table-cell>
          <table:table-cell office:value-type="float" office:value="0.305879065894734" calcext:value-type="float">
            <text:p>0.305879065894734</text:p>
          </table:table-cell>
          <table:table-cell office:value-type="float" office:value="0.305378836812196" calcext:value-type="float">
            <text:p>0.305378836812196</text:p>
          </table:table-cell>
          <table:table-cell office:value-type="float" office:value="0.305326073467556" calcext:value-type="float">
            <text:p>0.305326073467556</text:p>
          </table:table-cell>
          <table:table-cell office:value-type="float" office:value="0.305371970805338" calcext:value-type="float">
            <text:p>0.305371970805338</text:p>
          </table:table-cell>
          <table:table-cell office:value-type="float" office:value="0.305654675103312" calcext:value-type="float">
            <text:p>0.305654675103312</text:p>
          </table:table-cell>
          <table:table-cell office:value-type="float" office:value="0.305188525635216" calcext:value-type="float">
            <text:p>0.305188525635216</text:p>
          </table:table-cell>
          <table:table-cell office:value-type="float" office:value="0.303625535756562" calcext:value-type="float">
            <text:p>0.303625535756562</text:p>
          </table:table-cell>
          <table:table-cell office:value-type="float" office:value="0.323866563477964" calcext:value-type="float">
            <text:p>0.323866563477964</text:p>
          </table:table-cell>
          <table:table-cell office:value-type="float" office:value="0.328868763498932" calcext:value-type="float">
            <text:p>0.328868763498932</text:p>
          </table:table-cell>
          <table:table-cell office:value-type="float" office:value="0.348995996204363" calcext:value-type="float">
            <text:p>0.348995996204363</text:p>
          </table:table-cell>
          <table:table-cell office:value-type="float" office:value="0.348837364304882" calcext:value-type="float">
            <text:p>0.348837364304882</text:p>
          </table:table-cell>
          <table:table-cell office:value-type="float" office:value="0.347820582781782" calcext:value-type="float">
            <text:p>0.347820582781782</text:p>
          </table:table-cell>
          <table:table-cell office:value-type="float" office:value="0.348846213972463" calcext:value-type="float">
            <text:p>0.348846213972463</text:p>
          </table:table-cell>
          <table:table-cell office:value-type="float" office:value="0.350010713578552" calcext:value-type="float">
            <text:p>0.350010713578552</text:p>
          </table:table-cell>
          <table:table-cell office:value-type="float" office:value="0.346567055742842" calcext:value-type="float">
            <text:p>0.346567055742842</text:p>
          </table:table-cell>
          <table:table-cell office:value-type="float" office:value="0.338917598184866" calcext:value-type="float">
            <text:p>0.338917598184866</text:p>
          </table:table-cell>
          <table:table-cell office:value-type="float" office:value="0.310843735138927" calcext:value-type="float">
            <text:p>0.310843735138927</text:p>
          </table:table-cell>
          <table:table-cell office:value-type="float" office:value="0.307750753279284" calcext:value-type="float">
            <text:p>0.307750753279284</text:p>
          </table:table-cell>
          <table:table-cell office:value-type="float" office:value="0.307055818716625" calcext:value-type="float">
            <text:p>0.307055818716625</text:p>
          </table:table-cell>
          <table:table-cell office:value-type="float" office:value="0.307719735213996" calcext:value-type="float">
            <text:p>0.307719735213996</text:p>
          </table:table-cell>
          <table:table-cell office:value-type="float" office:value="0.304937349861173" calcext:value-type="float">
            <text:p>0.304937349861173</text:p>
          </table:table-cell>
          <table:table-cell office:value-type="float" office:value="0.303844223256745" calcext:value-type="float">
            <text:p>0.303844223256745</text:p>
          </table:table-cell>
          <table:table-cell office:value-type="float" office:value="0.304570800789672" calcext:value-type="float">
            <text:p>0.304570800789672</text:p>
          </table:table-cell>
          <table:table-cell office:value-type="float" office:value="0.304605879340387" calcext:value-type="float">
            <text:p>0.304605879340387</text:p>
          </table:table-cell>
          <table:table-cell office:value-type="float" office:value="0.30215766757469" calcext:value-type="float">
            <text:p>0.30215766757469</text:p>
          </table:table-cell>
          <table:table-cell office:value-type="float" office:value="0.301722128477944" calcext:value-type="float">
            <text:p>0.301722128477944</text:p>
          </table:table-cell>
          <table:table-cell office:value-type="float" office:value="0.301933334411038" calcext:value-type="float">
            <text:p>0.301933334411038</text:p>
          </table:table-cell>
          <table:table-cell office:value-type="float" office:value="0.342318479894208" calcext:value-type="float">
            <text:p>0.342318479894208</text:p>
          </table:table-cell>
          <table:table-cell office:value-type="float" office:value="0.341021340034224" calcext:value-type="float">
            <text:p>0.341021340034224</text:p>
          </table:table-cell>
          <table:table-cell office:value-type="float" office:value="0.339456728968992" calcext:value-type="float">
            <text:p>0.339456728968992</text:p>
          </table:table-cell>
          <table:table-cell office:value-type="float" office:value="0.334373468010175" calcext:value-type="float">
            <text:p>0.334373468010175</text:p>
          </table:table-cell>
          <table:table-cell office:value-type="float" office:value="0.330236879591528" calcext:value-type="float">
            <text:p>0.330236879591528</text:p>
          </table:table-cell>
          <table:table-cell office:value-type="float" office:value="0.328210333437627" calcext:value-type="float">
            <text:p>0.328210333437627</text:p>
          </table:table-cell>
          <table:table-cell office:value-type="float" office:value="0.324412827387035" calcext:value-type="float">
            <text:p>0.324412827387035</text:p>
          </table:table-cell>
          <table:table-cell office:value-type="float" office:value="0.310162042934248" calcext:value-type="float">
            <text:p>0.310162042934248</text:p>
          </table:table-cell>
          <table:table-cell office:value-type="float" office:value="0.310953390625465" calcext:value-type="float">
            <text:p>0.310953390625465</text:p>
          </table:table-cell>
          <table:table-cell office:value-type="float" office:value="0.310784546918259" calcext:value-type="float">
            <text:p>0.310784546918259</text:p>
          </table:table-cell>
          <table:table-cell office:value-type="float" office:value="0.30957687029922" calcext:value-type="float">
            <text:p>0.30957687029922</text:p>
          </table:table-cell>
          <table:table-cell office:value-type="float" office:value="0.308337615692791" calcext:value-type="float">
            <text:p>0.308337615692791</text:p>
          </table:table-cell>
          <table:table-cell office:value-type="float" office:value="0.308131870543164" calcext:value-type="float">
            <text:p>0.308131870543164</text:p>
          </table:table-cell>
          <table:table-cell office:value-type="float" office:value="0.30886876739549" calcext:value-type="float">
            <text:p>0.30886876739549</text:p>
          </table:table-cell>
          <table:table-cell office:value-type="float" office:value="0.309104190742348" calcext:value-type="float">
            <text:p>0.309104190742348</text:p>
          </table:table-cell>
          <table:table-cell office:value-type="float" office:value="0.309040531007861" calcext:value-type="float">
            <text:p>0.309040531007861</text:p>
          </table:table-cell>
          <table:table-cell office:value-type="float" office:value="0.307695073566341" calcext:value-type="float">
            <text:p>0.307695073566341</text:p>
          </table:table-cell>
          <table:table-cell office:value-type="float" office:value="0.303106308671632" calcext:value-type="float">
            <text:p>0.303106308671632</text:p>
          </table:table-cell>
          <table:table-cell office:value-type="float" office:value="0.302590328785319" calcext:value-type="float">
            <text:p>0.302590328785319</text:p>
          </table:table-cell>
          <table:table-cell office:value-type="float" office:value="0.343885068049885" calcext:value-type="float">
            <text:p>0.343885068049885</text:p>
          </table:table-cell>
          <table:table-cell office:value-type="float" office:value="0.345409867649825" calcext:value-type="float">
            <text:p>0.345409867649825</text:p>
          </table:table-cell>
          <table:table-cell office:value-type="float" office:value="0.344155232665275" calcext:value-type="float">
            <text:p>0.344155232665275</text:p>
          </table:table-cell>
          <table:table-cell office:value-type="float" office:value="0.342886515898556" calcext:value-type="float">
            <text:p>0.342886515898556</text:p>
          </table:table-cell>
          <table:table-cell office:value-type="float" office:value="0.34248633770635" calcext:value-type="float">
            <text:p>0.34248633770635</text:p>
          </table:table-cell>
          <table:table-cell office:value-type="float" office:value="0.345203176586215" calcext:value-type="float">
            <text:p>0.345203176586215</text:p>
          </table:table-cell>
          <table:table-cell office:value-type="float" office:value="0.344909417507781" calcext:value-type="float">
            <text:p>0.344909417507781</text:p>
          </table:table-cell>
          <table:table-cell office:value-type="float" office:value="0.315339103821872" calcext:value-type="float">
            <text:p>0.315339103821872</text:p>
          </table:table-cell>
          <table:table-cell office:value-type="float" office:value="0.311061909480623" calcext:value-type="float">
            <text:p>0.311061909480623</text:p>
          </table:table-cell>
          <table:table-cell office:value-type="float" office:value="0.310361714788233" calcext:value-type="float">
            <text:p>0.310361714788233</text:p>
          </table:table-cell>
          <table:table-cell office:value-type="float" office:value="0.31089221937845" calcext:value-type="float">
            <text:p>0.31089221937845</text:p>
          </table:table-cell>
          <table:table-cell office:value-type="float" office:value="0.311029250192319" calcext:value-type="float">
            <text:p>0.311029250192319</text:p>
          </table:table-cell>
          <table:table-cell office:value-type="float" office:value="0.311010758667697" calcext:value-type="float">
            <text:p>0.311010758667697</text:p>
          </table:table-cell>
          <table:table-cell office:value-type="float" office:value="0.309284282660842" calcext:value-type="float">
            <text:p>0.309284282660842</text:p>
          </table:table-cell>
          <table:table-cell office:value-type="float" office:value="0.308315923914187" calcext:value-type="float">
            <text:p>0.308315923914187</text:p>
          </table:table-cell>
          <table:table-cell office:value-type="float" office:value="0.305623186002816" calcext:value-type="float">
            <text:p>0.305623186002816</text:p>
          </table:table-cell>
          <table:table-cell office:value-type="float" office:value="0.302292239995769" calcext:value-type="float">
            <text:p>0.302292239995769</text:p>
          </table:table-cell>
          <table:table-cell office:value-type="float" office:value="0.304066359996675" calcext:value-type="float">
            <text:p>0.304066359996675</text:p>
          </table:table-cell>
          <table:table-cell office:value-type="float" office:value="0.342753480032279" calcext:value-type="float">
            <text:p>0.342753480032279</text:p>
          </table:table-cell>
          <table:table-cell office:value-type="float" office:value="0.340657410238826" calcext:value-type="float">
            <text:p>0.340657410238826</text:p>
          </table:table-cell>
          <table:table-cell office:value-type="float" office:value="0.335609334116702" calcext:value-type="float">
            <text:p>0.335609334116702</text:p>
          </table:table-cell>
          <table:table-cell office:value-type="float" office:value="0.326101683657916" calcext:value-type="float">
            <text:p>0.326101683657916</text:p>
          </table:table-cell>
          <table:table-cell office:value-type="float" office:value="0.324399815363865" calcext:value-type="float">
            <text:p>0.324399815363865</text:p>
          </table:table-cell>
          <table:table-cell office:value-type="float" office:value="0.321961355523019" calcext:value-type="float">
            <text:p>0.321961355523019</text:p>
          </table:table-cell>
          <table:table-cell office:value-type="float" office:value="0.319392594645526" calcext:value-type="float">
            <text:p>0.319392594645526</text:p>
          </table:table-cell>
          <table:table-cell office:value-type="float" office:value="0.307704546121264" calcext:value-type="float">
            <text:p>0.307704546121264</text:p>
          </table:table-cell>
          <table:table-cell office:value-type="float" office:value="0.308735514230969" calcext:value-type="float">
            <text:p>0.308735514230969</text:p>
          </table:table-cell>
          <table:table-cell office:value-type="float" office:value="0.311995973079182" calcext:value-type="float">
            <text:p>0.311995973079182</text:p>
          </table:table-cell>
          <table:table-cell office:value-type="float" office:value="0.313143756454136" calcext:value-type="float">
            <text:p>0.313143756454136</text:p>
          </table:table-cell>
          <table:table-cell office:value-type="float" office:value="0.313026747596317" calcext:value-type="float">
            <text:p>0.313026747596317</text:p>
          </table:table-cell>
          <table:table-cell office:value-type="float" office:value="0.310854383400406" calcext:value-type="float">
            <text:p>0.310854383400406</text:p>
          </table:table-cell>
          <table:table-cell office:value-type="float" office:value="0.310889993484014" calcext:value-type="float">
            <text:p>0.310889993484014</text:p>
          </table:table-cell>
          <table:table-cell office:value-type="float" office:value="0.311964842931634" calcext:value-type="float">
            <text:p>0.311964842931634</text:p>
          </table:table-cell>
          <table:table-cell office:value-type="float" office:value="0.311548730698935" calcext:value-type="float">
            <text:p>0.311548730698935</text:p>
          </table:table-cell>
          <table:table-cell office:value-type="float" office:value="0.309412865788439" calcext:value-type="float">
            <text:p>0.309412865788439</text:p>
          </table:table-cell>
          <table:table-cell office:value-type="float" office:value="0.30748164075084" calcext:value-type="float">
            <text:p>0.30748164075084</text:p>
          </table:table-cell>
          <table:table-cell office:value-type="float" office:value="0.305065145907927" calcext:value-type="float">
            <text:p>0.305065145907927</text:p>
          </table:table-cell>
          <table:table-cell office:value-type="float" office:value="0.335514198852282" calcext:value-type="float">
            <text:p>0.335514198852282</text:p>
          </table:table-cell>
          <table:table-cell office:value-type="float" office:value="0.34067656492199" calcext:value-type="float">
            <text:p>0.34067656492199</text:p>
          </table:table-cell>
          <table:table-cell office:value-type="float" office:value="0.344276361564281" calcext:value-type="float">
            <text:p>0.344276361564281</text:p>
          </table:table-cell>
          <table:table-cell office:value-type="float" office:value="0.350998236764362" calcext:value-type="float">
            <text:p>0.350998236764362</text:p>
          </table:table-cell>
          <table:table-cell office:value-type="float" office:value="0.350290260483926" calcext:value-type="float">
            <text:p>0.350290260483926</text:p>
          </table:table-cell>
          <table:table-cell office:value-type="float" office:value="0.352453796411513" calcext:value-type="float">
            <text:p>0.352453796411513</text:p>
          </table:table-cell>
          <table:table-cell office:value-type="float" office:value="0.353197942937904" calcext:value-type="float">
            <text:p>0.353197942937904</text:p>
          </table:table-cell>
          <table:table-cell office:value-type="float" office:value="0.310037586332417" calcext:value-type="float">
            <text:p>0.310037586332417</text:p>
          </table:table-cell>
          <table:table-cell office:value-type="float" office:value="0.308700319974894" calcext:value-type="float">
            <text:p>0.308700319974894</text:p>
          </table:table-cell>
          <table:table-cell office:value-type="float" office:value="0.306335206623693" calcext:value-type="float">
            <text:p>0.306335206623693</text:p>
          </table:table-cell>
          <table:table-cell office:value-type="float" office:value="0.300933081344697" calcext:value-type="float">
            <text:p>0.300933081344697</text:p>
          </table:table-cell>
          <table:table-cell office:value-type="float" office:value="0.338596623893622" calcext:value-type="float">
            <text:p>0.338596623893622</text:p>
          </table:table-cell>
          <table:table-cell office:value-type="float" office:value="0.336858524103725" calcext:value-type="float">
            <text:p>0.336858524103725</text:p>
          </table:table-cell>
          <table:table-cell office:value-type="float" office:value="0.327467046210528" calcext:value-type="float">
            <text:p>0.327467046210528</text:p>
          </table:table-cell>
          <table:table-cell office:value-type="float" office:value="0.321706948538709" calcext:value-type="float">
            <text:p>0.321706948538709</text:p>
          </table:table-cell>
          <table:table-cell office:value-type="float" office:value="0.318995628587482" calcext:value-type="float">
            <text:p>0.318995628587482</text:p>
          </table:table-cell>
          <table:table-cell office:value-type="float" office:value="0.313348233339513" calcext:value-type="float">
            <text:p>0.313348233339513</text:p>
          </table:table-cell>
          <table:table-cell office:value-type="float" office:value="0.308557978747262" calcext:value-type="float">
            <text:p>0.308557978747262</text:p>
          </table:table-cell>
          <table:table-cell office:value-type="float" office:value="0.313194094033795" calcext:value-type="float">
            <text:p>0.313194094033795</text:p>
          </table:table-cell>
          <table:table-cell office:value-type="float" office:value="0.311869728031909" calcext:value-type="float">
            <text:p>0.311869728031909</text:p>
          </table:table-cell>
          <table:table-cell office:value-type="float" office:value="0.311177069606632" calcext:value-type="float">
            <text:p>0.311177069606632</text:p>
          </table:table-cell>
          <table:table-cell office:value-type="float" office:value="0.312207119621634" calcext:value-type="float">
            <text:p>0.312207119621634</text:p>
          </table:table-cell>
          <table:table-cell office:value-type="float" office:value="0.309469777409786" calcext:value-type="float">
            <text:p>0.309469777409786</text:p>
          </table:table-cell>
          <table:table-cell office:value-type="float" office:value="0.335155804919737" calcext:value-type="float">
            <text:p>0.335155804919737</text:p>
          </table:table-cell>
          <table:table-cell office:value-type="float" office:value="0.341833987727297" calcext:value-type="float">
            <text:p>0.341833987727297</text:p>
          </table:table-cell>
          <table:table-cell office:value-type="float" office:value="0.309762199701113" calcext:value-type="float">
            <text:p>0.309762199701113</text:p>
          </table:table-cell>
          <table:table-cell office:value-type="float" office:value="0.306679105958353" calcext:value-type="float">
            <text:p>0.306679105958353</text:p>
          </table:table-cell>
          <table:table-cell office:value-type="float" office:value="0.305718147122751" calcext:value-type="float">
            <text:p>0.305718147122751</text:p>
          </table:table-cell>
          <table:table-cell office:value-type="float" office:value="0.326770006737762" calcext:value-type="float">
            <text:p>0.326770006737762</text:p>
          </table:table-cell>
          <table:table-cell office:value-type="float" office:value="0.315227753684794" calcext:value-type="float">
            <text:p>0.315227753684794</text:p>
          </table:table-cell>
          <table:table-cell office:value-type="float" office:value="0.304097471939833" calcext:value-type="float">
            <text:p>0.304097471939833</text:p>
          </table:table-cell>
          <table:table-cell office:value-type="float" office:value="0.299755100529433" calcext:value-type="float">
            <text:p>0.299755100529433</text:p>
          </table:table-cell>
          <table:table-cell office:value-type="float" office:value="0.301053928322934" calcext:value-type="float">
            <text:p>0.301053928322934</text:p>
          </table:table-cell>
          <table:table-cell office:value-type="float" office:value="0.31045291329607" calcext:value-type="float">
            <text:p>0.31045291329607</text:p>
          </table:table-cell>
          <table:table-cell office:value-type="float" office:value="0.312806441538848" calcext:value-type="float">
            <text:p>0.312806441538848</text:p>
          </table:table-cell>
          <table:table-cell office:value-type="float" office:value="0.312140112502615" calcext:value-type="float">
            <text:p>0.312140112502615</text:p>
          </table:table-cell>
          <table:table-cell office:value-type="float" office:value="0.311892839967573" calcext:value-type="float">
            <text:p>0.311892839967573</text:p>
          </table:table-cell>
          <table:table-cell office:value-type="float" office:value="0.311241765334571" calcext:value-type="float">
            <text:p>0.311241765334571</text:p>
          </table:table-cell>
          <table:table-cell office:value-type="float" office:value="0.309768838717698" calcext:value-type="float">
            <text:p>0.309768838717698</text:p>
          </table:table-cell>
          <table:table-cell office:value-type="float" office:value="0.309705913926331" calcext:value-type="float">
            <text:p>0.309705913926331</text:p>
          </table:table-cell>
          <table:table-cell office:value-type="float" office:value="0.308190275444257" calcext:value-type="float">
            <text:p>0.308190275444257</text:p>
          </table:table-cell>
          <table:table-cell office:value-type="float" office:value="0.31210624446686" calcext:value-type="float">
            <text:p>0.31210624446686</text:p>
          </table:table-cell>
          <table:table-cell office:value-type="float" office:value="0.318652047336937" calcext:value-type="float">
            <text:p>0.318652047336937</text:p>
          </table:table-cell>
          <table:table-cell office:value-type="float" office:value="0.327667941293624" calcext:value-type="float">
            <text:p>0.327667941293624</text:p>
          </table:table-cell>
          <table:table-cell office:value-type="float" office:value="0.338809708589642" calcext:value-type="float">
            <text:p>0.338809708589642</text:p>
          </table:table-cell>
          <table:table-cell office:value-type="float" office:value="0.346196744314254" calcext:value-type="float">
            <text:p>0.346196744314254</text:p>
          </table:table-cell>
          <table:table-cell office:value-type="float" office:value="0.350474424204357" calcext:value-type="float">
            <text:p>0.350474424204357</text:p>
          </table:table-cell>
          <table:table-cell office:value-type="float" office:value="0.348906850064436" calcext:value-type="float">
            <text:p>0.348906850064436</text:p>
          </table:table-cell>
          <table:table-cell office:value-type="float" office:value="0.348960555564459" calcext:value-type="float">
            <text:p>0.348960555564459</text:p>
          </table:table-cell>
          <table:table-cell office:value-type="float" office:value="0.350221978846104" calcext:value-type="float">
            <text:p>0.350221978846104</text:p>
          </table:table-cell>
          <table:table-cell office:value-type="float" office:value="0.351102447875184" calcext:value-type="float">
            <text:p>0.351102447875184</text:p>
          </table:table-cell>
          <table:table-cell office:value-type="float" office:value="0.346284561587969" calcext:value-type="float">
            <text:p>0.346284561587969</text:p>
          </table:table-cell>
          <table:table-cell office:value-type="float" office:value="0.309549933661856" calcext:value-type="float">
            <text:p>0.309549933661856</text:p>
          </table:table-cell>
          <table:table-cell office:value-type="float" office:value="0.305948205297231" calcext:value-type="float">
            <text:p>0.305948205297231</text:p>
          </table:table-cell>
          <table:table-cell office:value-type="float" office:value="0.304062988390491" calcext:value-type="float">
            <text:p>0.304062988390491</text:p>
          </table:table-cell>
          <table:table-cell office:value-type="float" office:value="0.303124615671135" calcext:value-type="float">
            <text:p>0.303124615671135</text:p>
          </table:table-cell>
          <table:table-cell office:value-type="float" office:value="0.302646160723881" calcext:value-type="float">
            <text:p>0.302646160723881</text:p>
          </table:table-cell>
          <table:table-cell office:value-type="float" office:value="0.299609105700458" calcext:value-type="float">
            <text:p>0.299609105700458</text:p>
          </table:table-cell>
          <table:table-cell office:value-type="float" office:value="0.296354377570109" calcext:value-type="float">
            <text:p>0.296354377570109</text:p>
          </table:table-cell>
          <table:table-cell office:value-type="float" office:value="0.295683883942682" calcext:value-type="float">
            <text:p>0.295683883942682</text:p>
          </table:table-cell>
          <table:table-cell office:value-type="float" office:value="0.295869198941966" calcext:value-type="float">
            <text:p>0.295869198941966</text:p>
          </table:table-cell>
          <table:table-cell office:value-type="float" office:value="0.295625637767938" calcext:value-type="float">
            <text:p>0.295625637767938</text:p>
          </table:table-cell>
          <table:table-cell office:value-type="float" office:value="0.328302979372481" calcext:value-type="float">
            <text:p>0.328302979372481</text:p>
          </table:table-cell>
          <table:table-cell office:value-type="float" office:value="0.32563041668126" calcext:value-type="float">
            <text:p>0.32563041668126</text:p>
          </table:table-cell>
          <table:table-cell office:value-type="float" office:value="0.318652403440508" calcext:value-type="float">
            <text:p>0.318652403440508</text:p>
          </table:table-cell>
          <table:table-cell office:value-type="float" office:value="0.3104942511487" calcext:value-type="float">
            <text:p>0.3104942511487</text:p>
          </table:table-cell>
          <table:table-cell office:value-type="float" office:value="0.307893999701014" calcext:value-type="float">
            <text:p>0.307893999701014</text:p>
          </table:table-cell>
          <table:table-cell office:value-type="float" office:value="0.304383739416585" calcext:value-type="float">
            <text:p>0.304383739416585</text:p>
          </table:table-cell>
          <table:table-cell office:value-type="float" office:value="0.302087955581525" calcext:value-type="float">
            <text:p>0.302087955581525</text:p>
          </table:table-cell>
          <table:table-cell office:value-type="float" office:value="0.307673723029405" calcext:value-type="float">
            <text:p>0.307673723029405</text:p>
          </table:table-cell>
          <table:table-cell office:value-type="float" office:value="0.311341127333608" calcext:value-type="float">
            <text:p>0.311341127333608</text:p>
          </table:table-cell>
          <table:table-cell office:value-type="float" office:value="0.310143042623349" calcext:value-type="float">
            <text:p>0.310143042623349</text:p>
          </table:table-cell>
          <table:table-cell office:value-type="float" office:value="0.308829419034923" calcext:value-type="float">
            <text:p>0.308829419034923</text:p>
          </table:table-cell>
          <table:table-cell office:value-type="float" office:value="0.309381673097377" calcext:value-type="float">
            <text:p>0.309381673097377</text:p>
          </table:table-cell>
          <table:table-cell office:value-type="float" office:value="0.30607862517403" calcext:value-type="float">
            <text:p>0.30607862517403</text:p>
          </table:table-cell>
          <table:table-cell office:value-type="float" office:value="0.304140656499673" calcext:value-type="float">
            <text:p>0.304140656499673</text:p>
          </table:table-cell>
          <table:table-cell office:value-type="float" office:value="0.30570605927684" calcext:value-type="float">
            <text:p>0.30570605927684</text:p>
          </table:table-cell>
          <table:table-cell office:value-type="float" office:value="0.314109061558046" calcext:value-type="float">
            <text:p>0.314109061558046</text:p>
          </table:table-cell>
          <table:table-cell office:value-type="float" office:value="0.325457359509862" calcext:value-type="float">
            <text:p>0.325457359509862</text:p>
          </table:table-cell>
          <table:table-cell office:value-type="float" office:value="0.33859876169305" calcext:value-type="float">
            <text:p>0.33859876169305</text:p>
          </table:table-cell>
          <table:table-cell office:value-type="float" office:value="0.344419866843039" calcext:value-type="float">
            <text:p>0.344419866843039</text:p>
          </table:table-cell>
          <table:table-cell office:value-type="float" office:value="0.345445666524951" calcext:value-type="float">
            <text:p>0.345445666524951</text:p>
          </table:table-cell>
          <table:table-cell office:value-type="float" office:value="0.344606360653228" calcext:value-type="float">
            <text:p>0.344606360653228</text:p>
          </table:table-cell>
          <table:table-cell office:value-type="float" office:value="0.343468063444892" calcext:value-type="float">
            <text:p>0.343468063444892</text:p>
          </table:table-cell>
          <table:table-cell office:value-type="float" office:value="0.343528550578272" calcext:value-type="float">
            <text:p>0.343528550578272</text:p>
          </table:table-cell>
          <table:table-cell office:value-type="float" office:value="0.344751058948361" calcext:value-type="float">
            <text:p>0.344751058948361</text:p>
          </table:table-cell>
          <table:table-cell office:value-type="float" office:value="0.345101549777532" calcext:value-type="float">
            <text:p>0.345101549777532</text:p>
          </table:table-cell>
          <table:table-cell office:value-type="float" office:value="0.340382718092607" calcext:value-type="float">
            <text:p>0.340382718092607</text:p>
          </table:table-cell>
          <table:table-cell office:value-type="float" office:value="0.336384670700735" calcext:value-type="float">
            <text:p>0.336384670700735</text:p>
          </table:table-cell>
          <table:table-cell office:value-type="float" office:value="0.314349201406949" calcext:value-type="float">
            <text:p>0.314349201406949</text:p>
          </table:table-cell>
          <table:table-cell office:value-type="float" office:value="0.309997624706722" calcext:value-type="float">
            <text:p>0.309997624706722</text:p>
          </table:table-cell>
          <table:table-cell office:value-type="float" office:value="0.308307823961185" calcext:value-type="float">
            <text:p>0.308307823961185</text:p>
          </table:table-cell>
          <table:table-cell office:value-type="float" office:value="0.307743303579913" calcext:value-type="float">
            <text:p>0.307743303579913</text:p>
          </table:table-cell>
          <table:table-cell office:value-type="float" office:value="0.307446125432293" calcext:value-type="float">
            <text:p>0.307446125432293</text:p>
          </table:table-cell>
          <table:table-cell office:value-type="float" office:value="0.305733235880927" calcext:value-type="float">
            <text:p>0.305733235880927</text:p>
          </table:table-cell>
          <table:table-cell office:value-type="float" office:value="0.304394784055754" calcext:value-type="float">
            <text:p>0.304394784055754</text:p>
          </table:table-cell>
          <table:table-cell office:value-type="float" office:value="0.301471803675817" calcext:value-type="float">
            <text:p>0.301471803675817</text:p>
          </table:table-cell>
          <table:table-cell office:value-type="float" office:value="0.300265175868482" calcext:value-type="float">
            <text:p>0.300265175868482</text:p>
          </table:table-cell>
          <table:table-cell office:value-type="float" office:value="0.299409939351905" calcext:value-type="float">
            <text:p>0.299409939351905</text:p>
          </table:table-cell>
          <table:table-cell office:value-type="float" office:value="0.299466639478159" calcext:value-type="float">
            <text:p>0.299466639478159</text:p>
          </table:table-cell>
          <table:table-cell office:value-type="float" office:value="0.299171912401688" calcext:value-type="float">
            <text:p>0.299171912401688</text:p>
          </table:table-cell>
          <table:table-cell office:value-type="float" office:value="0.29810325816318" calcext:value-type="float">
            <text:p>0.29810325816318</text:p>
          </table:table-cell>
          <table:table-cell office:value-type="float" office:value="0.338886141827247" calcext:value-type="float">
            <text:p>0.338886141827247</text:p>
          </table:table-cell>
          <table:table-cell office:value-type="float" office:value="0.334496996625383" calcext:value-type="float">
            <text:p>0.334496996625383</text:p>
          </table:table-cell>
          <table:table-cell office:value-type="float" office:value="0.329939959129741" calcext:value-type="float">
            <text:p>0.329939959129741</text:p>
          </table:table-cell>
          <table:table-cell office:value-type="float" office:value="0.325490455548601" calcext:value-type="float">
            <text:p>0.325490455548601</text:p>
          </table:table-cell>
          <table:table-cell office:value-type="float" office:value="0.323262280282891" calcext:value-type="float">
            <text:p>0.323262280282891</text:p>
          </table:table-cell>
          <table:table-cell office:value-type="float" office:value="0.320261408872771" calcext:value-type="float">
            <text:p>0.320261408872771</text:p>
          </table:table-cell>
          <table:table-cell office:value-type="float" office:value="0.316026295946671" calcext:value-type="float">
            <text:p>0.316026295946671</text:p>
          </table:table-cell>
          <table:table-cell office:value-type="float" office:value="0.308803144143296" calcext:value-type="float">
            <text:p>0.308803144143296</text:p>
          </table:table-cell>
          <table:table-cell office:value-type="float" office:value="0.310967043539011" calcext:value-type="float">
            <text:p>0.310967043539011</text:p>
          </table:table-cell>
          <table:table-cell office:value-type="float" office:value="0.30941538213842" calcext:value-type="float">
            <text:p>0.30941538213842</text:p>
          </table:table-cell>
          <table:table-cell office:value-type="float" office:value="0.308406269036713" calcext:value-type="float">
            <text:p>0.308406269036713</text:p>
          </table:table-cell>
          <table:table-cell office:value-type="float" office:value="0.309745958780511" calcext:value-type="float">
            <text:p>0.309745958780511</text:p>
          </table:table-cell>
          <table:table-cell office:value-type="float" office:value="0.308363951145041" calcext:value-type="float">
            <text:p>0.308363951145041</text:p>
          </table:table-cell>
          <table:table-cell office:value-type="float" office:value="0.302716333825652" calcext:value-type="float">
            <text:p>0.302716333825652</text:p>
          </table:table-cell>
          <table:table-cell office:value-type="float" office:value="0.303149085005423" calcext:value-type="float">
            <text:p>0.303149085005423</text:p>
          </table:table-cell>
          <table:table-cell office:value-type="float" office:value="0.304916101760652" calcext:value-type="float">
            <text:p>0.304916101760652</text:p>
          </table:table-cell>
          <table:table-cell office:value-type="float" office:value="0.30563135793133" calcext:value-type="float">
            <text:p>0.30563135793133</text:p>
          </table:table-cell>
          <table:table-cell office:value-type="float" office:value="0.305705491656736" calcext:value-type="float">
            <text:p>0.305705491656736</text:p>
          </table:table-cell>
          <table:table-cell office:value-type="float" office:value="0.304666301095455" calcext:value-type="float">
            <text:p>0.304666301095455</text:p>
          </table:table-cell>
          <table:table-cell office:value-type="float" office:value="0.303825072991179" calcext:value-type="float">
            <text:p>0.303825072991179</text:p>
          </table:table-cell>
          <table:table-cell office:value-type="float" office:value="0.303320856963107" calcext:value-type="float">
            <text:p>0.303320856963107</text:p>
          </table:table-cell>
          <table:table-cell office:value-type="float" office:value="0.304507283389937" calcext:value-type="float">
            <text:p>0.304507283389937</text:p>
          </table:table-cell>
          <table:table-cell office:value-type="float" office:value="0.304281440858577" calcext:value-type="float">
            <text:p>0.304281440858577</text:p>
          </table:table-cell>
          <table:table-cell office:value-type="float" office:value="0.303987357829291" calcext:value-type="float">
            <text:p>0.303987357829291</text:p>
          </table:table-cell>
          <table:table-cell office:value-type="float" office:value="0.304235215350818" calcext:value-type="float">
            <text:p>0.304235215350818</text:p>
          </table:table-cell>
          <table:table-cell office:value-type="float" office:value="0.304141325454467" calcext:value-type="float">
            <text:p>0.304141325454467</text:p>
          </table:table-cell>
          <table:table-cell office:value-type="float" office:value="0.304064573923353" calcext:value-type="float">
            <text:p>0.304064573923353</text:p>
          </table:table-cell>
          <table:table-cell office:value-type="float" office:value="0.303914182021346" calcext:value-type="float">
            <text:p>0.303914182021346</text:p>
          </table:table-cell>
          <table:table-cell office:value-type="float" office:value="0.303813733757308" calcext:value-type="float">
            <text:p>0.303813733757308</text:p>
          </table:table-cell>
          <table:table-cell office:value-type="float" office:value="0.303795005357697" calcext:value-type="float">
            <text:p>0.303795005357697</text:p>
          </table:table-cell>
          <table:table-cell office:value-type="float" office:value="0.303853781617353" calcext:value-type="float">
            <text:p>0.303853781617353</text:p>
          </table:table-cell>
          <table:table-cell office:value-type="float" office:value="0.30389048312497" calcext:value-type="float">
            <text:p>0.30389048312497</text:p>
          </table:table-cell>
          <table:table-cell office:value-type="float" office:value="0.303864021039565" calcext:value-type="float">
            <text:p>0.303864021039565</text:p>
          </table:table-cell>
          <table:table-cell office:value-type="float" office:value="0.303819947578238" calcext:value-type="float">
            <text:p>0.303819947578238</text:p>
          </table:table-cell>
          <table:table-cell office:value-type="float" office:value="0.303828606890731" calcext:value-type="float">
            <text:p>0.303828606890731</text:p>
          </table:table-cell>
          <table:table-cell office:value-type="float" office:value="0.30383490659691" calcext:value-type="float">
            <text:p>0.30383490659691</text:p>
          </table:table-cell>
          <table:table-cell office:value-type="float" office:value="0.303816648643936" calcext:value-type="float">
            <text:p>0.303816648643936</text:p>
          </table:table-cell>
          <table:table-cell office:value-type="float" office:value="0.303826922819221" calcext:value-type="float">
            <text:p>0.303826922819221</text:p>
          </table:table-cell>
          <table:table-cell office:value-type="float" office:value="0.303840374077363" calcext:value-type="float">
            <text:p>0.303840374077363</text:p>
          </table:table-cell>
          <table:table-cell office:value-type="float" office:value="0.303810550686209" calcext:value-type="float">
            <text:p>0.303810550686209</text:p>
          </table:table-cell>
          <table:table-cell office:value-type="float" office:value="0.303803568523475" calcext:value-type="float">
            <text:p>0.303803568523475</text:p>
          </table:table-cell>
          <table:table-cell office:value-type="float" office:value="0.303815968652368" calcext:value-type="float">
            <text:p>0.303815968652368</text:p>
          </table:table-cell>
          <table:table-cell office:value-type="float" office:value="0.303819997813015" calcext:value-type="float">
            <text:p>0.303819997813015</text:p>
          </table:table-cell>
          <table:table-cell office:value-type="float" office:value="0.303799282682118" calcext:value-type="float">
            <text:p>0.303799282682118</text:p>
          </table:table-cell>
          <table:table-cell office:value-type="float" office:value="0.303808765852238" calcext:value-type="float">
            <text:p>0.303808765852238</text:p>
          </table:table-cell>
          <table:table-cell office:value-type="float" office:value="0.303799934032313" calcext:value-type="float">
            <text:p>0.303799934032313</text:p>
          </table:table-cell>
          <table:table-cell office:value-type="float" office:value="0.303824211414783" calcext:value-type="float">
            <text:p>0.303824211414783</text:p>
          </table:table-cell>
          <table:table-cell office:value-type="float" office:value="0.303824747676679" calcext:value-type="float">
            <text:p>0.303824747676679</text:p>
          </table:table-cell>
          <table:table-cell office:value-type="float" office:value="0.303793521308725" calcext:value-type="float">
            <text:p>0.303793521308725</text:p>
          </table:table-cell>
          <table:table-cell office:value-type="float" office:value="0.303799584231636" calcext:value-type="float">
            <text:p>0.303799584231636</text:p>
          </table:table-cell>
          <table:table-cell office:value-type="float" office:value="0.303815688032366" calcext:value-type="float">
            <text:p>0.303815688032366</text:p>
          </table:table-cell>
          <table:table-cell office:value-type="float" office:value="0.303783562204548" calcext:value-type="float">
            <text:p>0.303783562204548</text:p>
          </table:table-cell>
          <table:table-cell office:value-type="float" office:value="0.303813204117885" calcext:value-type="float">
            <text:p>0.303813204117885</text:p>
          </table:table-cell>
          <table:table-cell office:value-type="float" office:value="0.3038171739983" calcext:value-type="float">
            <text:p>0.3038171739983</text:p>
          </table:table-cell>
          <table:table-cell office:value-type="float" office:value="0.303753188984176" calcext:value-type="float">
            <text:p>0.303753188984176</text:p>
          </table:table-cell>
          <table:table-cell office:value-type="float" office:value="0.303794910264229" calcext:value-type="float">
            <text:p>0.303794910264229</text:p>
          </table:table-cell>
          <table:table-cell office:value-type="float" office:value="0.303785827809006" calcext:value-type="float">
            <text:p>0.303785827809006</text:p>
          </table:table-cell>
          <table:table-cell office:value-type="float" office:value="0.303776080423108" calcext:value-type="float">
            <text:p>0.303776080423108</text:p>
          </table:table-cell>
          <table:table-cell office:value-type="float" office:value="0.303779310000969" calcext:value-type="float">
            <text:p>0.303779310000969</text:p>
          </table:table-cell>
          <table:table-cell office:value-type="float" office:value="0.303780988748729" calcext:value-type="float">
            <text:p>0.303780988748729</text:p>
          </table:table-cell>
          <table:table-cell office:value-type="float" office:value="0.303781455185707" calcext:value-type="float">
            <text:p>0.303781455185707</text:p>
          </table:table-cell>
          <table:table-cell office:value-type="float" office:value="0.30379323657966" calcext:value-type="float">
            <text:p>0.30379323657966</text:p>
          </table:table-cell>
          <table:table-cell office:value-type="float" office:value="0.30378967323697" calcext:value-type="float">
            <text:p>0.30378967323697</text:p>
          </table:table-cell>
          <table:table-cell office:value-type="float" office:value="0.303788829945401" calcext:value-type="float">
            <text:p>0.303788829945401</text:p>
          </table:table-cell>
          <table:table-cell office:value-type="float" office:value="0.303772324075994" calcext:value-type="float">
            <text:p>0.303772324075994</text:p>
          </table:table-cell>
          <table:table-cell office:value-type="float" office:value="0.303775116718957" calcext:value-type="float">
            <text:p>0.303775116718957</text:p>
          </table:table-cell>
          <table:table-cell office:value-type="float" office:value="0.303803597412657" calcext:value-type="float">
            <text:p>0.303803597412657</text:p>
          </table:table-cell>
          <table:table-cell office:value-type="float" office:value="0.303778045260149" calcext:value-type="float">
            <text:p>0.303778045260149</text:p>
          </table:table-cell>
          <table:table-cell office:value-type="float" office:value="0.30378656437199" calcext:value-type="float">
            <text:p>0.30378656437199</text:p>
          </table:table-cell>
          <table:table-cell office:value-type="float" office:value="0.303768784854724" calcext:value-type="float">
            <text:p>0.303768784854724</text:p>
          </table:table-cell>
          <table:table-cell office:value-type="float" office:value="0.303810265282232" calcext:value-type="float">
            <text:p>0.303810265282232</text:p>
          </table:table-cell>
          <table:table-cell office:value-type="float" office:value="0.303768679863922" calcext:value-type="float">
            <text:p>0.303768679863922</text:p>
          </table:table-cell>
          <table:table-cell office:value-type="float" office:value="0.303780974033809" calcext:value-type="float">
            <text:p>0.303780974033809</text:p>
          </table:table-cell>
          <table:table-cell office:value-type="float" office:value="0.303782123956571" calcext:value-type="float">
            <text:p>0.303782123956571</text:p>
          </table:table-cell>
          <table:table-cell office:value-type="float" office:value="0.30377637928468" calcext:value-type="float">
            <text:p>0.30377637928468</text:p>
          </table:table-cell>
          <table:table-cell office:value-type="float" office:value="0.303785747318541" calcext:value-type="float">
            <text:p>0.303785747318541</text:p>
          </table:table-cell>
          <table:table-cell office:value-type="float" office:value="0.303806728154227" calcext:value-type="float">
            <text:p>0.303806728154227</text:p>
          </table:table-cell>
          <table:table-cell office:value-type="float" office:value="0.303780923714435" calcext:value-type="float">
            <text:p>0.303780923714435</text:p>
          </table:table-cell>
          <table:table-cell office:value-type="float" office:value="0.303798692944293" calcext:value-type="float">
            <text:p>0.303798692944293</text:p>
          </table:table-cell>
          <table:table-cell office:value-type="float" office:value="0.303755374403598" calcext:value-type="float">
            <text:p>0.303755374403598</text:p>
          </table:table-cell>
          <table:table-cell office:value-type="float" office:value="0.30378593447462" calcext:value-type="float">
            <text:p>0.30378593447462</text:p>
          </table:table-cell>
          <table:table-cell office:value-type="float" office:value="0.303782735964378" calcext:value-type="float">
            <text:p>0.303782735964378</text:p>
          </table:table-cell>
          <table:table-cell office:value-type="float" office:value="0.303777560230206" calcext:value-type="float">
            <text:p>0.303777560230206</text:p>
          </table:table-cell>
          <table:table-cell office:value-type="float" office:value="0.303786162237328" calcext:value-type="float">
            <text:p>0.303786162237328</text:p>
          </table:table-cell>
          <table:table-cell office:value-type="float" office:value="0.303774370716374" calcext:value-type="float">
            <text:p>0.303774370716374</text:p>
          </table:table-cell>
          <table:table-cell office:value-type="float" office:value="0.303764538255145" calcext:value-type="float">
            <text:p>0.303764538255145</text:p>
          </table:table-cell>
          <table:table-cell office:value-type="float" office:value="0.30377172675773" calcext:value-type="float">
            <text:p>0.30377172675773</text:p>
          </table:table-cell>
          <table:table-cell office:value-type="float" office:value="0.303783389636059" calcext:value-type="float">
            <text:p>0.303783389636059</text:p>
          </table:table-cell>
          <table:table-cell office:value-type="float" office:value="0.303792046753157" calcext:value-type="float">
            <text:p>0.303792046753157</text:p>
          </table:table-cell>
          <table:table-cell office:value-type="float" office:value="0.303765409310853" calcext:value-type="float">
            <text:p>0.303765409310853</text:p>
          </table:table-cell>
          <table:table-cell office:value-type="float" office:value="0.303751379059259" calcext:value-type="float">
            <text:p>0.303751379059259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1782639712297" calcext:value-type="float">
            <text:p>-0.291782639712297</text:p>
          </table:table-cell>
          <table:table-cell office:value-type="float" office:value="-0.292105062242105" calcext:value-type="float">
            <text:p>-0.292105062242105</text:p>
          </table:table-cell>
          <table:table-cell office:value-type="float" office:value="-0.291515979302368" calcext:value-type="float">
            <text:p>-0.291515979302368</text:p>
          </table:table-cell>
          <table:table-cell office:value-type="float" office:value="-0.291587857256514" calcext:value-type="float">
            <text:p>-0.291587857256514</text:p>
          </table:table-cell>
          <table:table-cell office:value-type="float" office:value="-0.292244775434218" calcext:value-type="float">
            <text:p>-0.292244775434218</text:p>
          </table:table-cell>
          <table:table-cell office:value-type="float" office:value="-0.292448142342819" calcext:value-type="float">
            <text:p>-0.292448142342819</text:p>
          </table:table-cell>
          <table:table-cell office:value-type="float" office:value="-0.292213887280717" calcext:value-type="float">
            <text:p>-0.292213887280717</text:p>
          </table:table-cell>
          <table:table-cell office:value-type="float" office:value="-0.292660409697664" calcext:value-type="float">
            <text:p>-0.292660409697664</text:p>
          </table:table-cell>
          <table:table-cell office:value-type="float" office:value="-0.292313490246932" calcext:value-type="float">
            <text:p>-0.292313490246932</text:p>
          </table:table-cell>
          <table:table-cell office:value-type="float" office:value="-0.292153231579948" calcext:value-type="float">
            <text:p>-0.292153231579948</text:p>
          </table:table-cell>
          <table:table-cell office:value-type="float" office:value="-0.291841279837459" calcext:value-type="float">
            <text:p>-0.291841279837459</text:p>
          </table:table-cell>
          <table:table-cell office:value-type="float" office:value="-0.291932064941657" calcext:value-type="float">
            <text:p>-0.291932064941657</text:p>
          </table:table-cell>
          <table:table-cell office:value-type="float" office:value="-0.292267992347364" calcext:value-type="float">
            <text:p>-0.292267992347364</text:p>
          </table:table-cell>
          <table:table-cell office:value-type="float" office:value="-0.29230724896547" calcext:value-type="float">
            <text:p>-0.29230724896547</text:p>
          </table:table-cell>
          <table:table-cell office:value-type="float" office:value="-0.292441223682858" calcext:value-type="float">
            <text:p>-0.292441223682858</text:p>
          </table:table-cell>
          <table:table-cell office:value-type="float" office:value="-0.291749221587895" calcext:value-type="float">
            <text:p>-0.291749221587895</text:p>
          </table:table-cell>
          <table:table-cell office:value-type="float" office:value="-0.291921770872221" calcext:value-type="float">
            <text:p>-0.291921770872221</text:p>
          </table:table-cell>
          <table:table-cell office:value-type="float" office:value="-0.29232653539819" calcext:value-type="float">
            <text:p>-0.29232653539819</text:p>
          </table:table-cell>
          <table:table-cell office:value-type="float" office:value="-0.292135101272582" calcext:value-type="float">
            <text:p>-0.292135101272582</text:p>
          </table:table-cell>
          <table:table-cell office:value-type="float" office:value="-0.292150215231349" calcext:value-type="float">
            <text:p>-0.292150215231349</text:p>
          </table:table-cell>
          <table:table-cell office:value-type="float" office:value="-0.292407282660349" calcext:value-type="float">
            <text:p>-0.292407282660349</text:p>
          </table:table-cell>
          <table:table-cell office:value-type="float" office:value="-0.291946115132108" calcext:value-type="float">
            <text:p>-0.291946115132108</text:p>
          </table:table-cell>
          <table:table-cell office:value-type="float" office:value="-0.292121380502622" calcext:value-type="float">
            <text:p>-0.292121380502622</text:p>
          </table:table-cell>
          <table:table-cell office:value-type="float" office:value="-0.292396351870172" calcext:value-type="float">
            <text:p>-0.292396351870172</text:p>
          </table:table-cell>
          <table:table-cell office:value-type="float" office:value="-0.292649522566376" calcext:value-type="float">
            <text:p>-0.292649522566376</text:p>
          </table:table-cell>
          <table:table-cell office:value-type="float" office:value="-0.291839958034062" calcext:value-type="float">
            <text:p>-0.291839958034062</text:p>
          </table:table-cell>
          <table:table-cell office:value-type="float" office:value="-0.292165435774887" calcext:value-type="float">
            <text:p>-0.292165435774887</text:p>
          </table:table-cell>
          <table:table-cell office:value-type="float" office:value="-0.292315178698627" calcext:value-type="float">
            <text:p>-0.292315178698627</text:p>
          </table:table-cell>
          <table:table-cell office:value-type="float" office:value="-0.29169228964146" calcext:value-type="float">
            <text:p>-0.29169228964146</text:p>
          </table:table-cell>
          <table:table-cell office:value-type="float" office:value="-0.291899890409295" calcext:value-type="float">
            <text:p>-0.291899890409295</text:p>
          </table:table-cell>
          <table:table-cell office:value-type="float" office:value="-0.291990027775995" calcext:value-type="float">
            <text:p>-0.291990027775995</text:p>
          </table:table-cell>
          <table:table-cell office:value-type="float" office:value="-0.29221001790984" calcext:value-type="float">
            <text:p>-0.29221001790984</text:p>
          </table:table-cell>
          <table:table-cell office:value-type="float" office:value="-0.292209721096111" calcext:value-type="float">
            <text:p>-0.292209721096111</text:p>
          </table:table-cell>
          <table:table-cell office:value-type="float" office:value="-0.291710653157004" calcext:value-type="float">
            <text:p>-0.291710653157004</text:p>
          </table:table-cell>
          <table:table-cell office:value-type="float" office:value="-0.291987066159115" calcext:value-type="float">
            <text:p>-0.291987066159115</text:p>
          </table:table-cell>
          <table:table-cell office:value-type="float" office:value="-0.292118574038746" calcext:value-type="float">
            <text:p>-0.292118574038746</text:p>
          </table:table-cell>
          <table:table-cell office:value-type="float" office:value="-0.291900953943236" calcext:value-type="float">
            <text:p>-0.291900953943236</text:p>
          </table:table-cell>
          <table:table-cell office:value-type="float" office:value="-0.291578588200503" calcext:value-type="float">
            <text:p>-0.291578588200503</text:p>
          </table:table-cell>
          <table:table-cell office:value-type="float" office:value="-0.292515944909059" calcext:value-type="float">
            <text:p>-0.292515944909059</text:p>
          </table:table-cell>
          <table:table-cell office:value-type="float" office:value="-0.291890635601839" calcext:value-type="float">
            <text:p>-0.291890635601839</text:p>
          </table:table-cell>
          <table:table-cell office:value-type="float" office:value="-0.291768251913031" calcext:value-type="float">
            <text:p>-0.291768251913031</text:p>
          </table:table-cell>
          <table:table-cell office:value-type="float" office:value="-0.291847223647172" calcext:value-type="float">
            <text:p>-0.291847223647172</text:p>
          </table:table-cell>
          <table:table-cell office:value-type="float" office:value="-0.292180688631315" calcext:value-type="float">
            <text:p>-0.292180688631315</text:p>
          </table:table-cell>
          <table:table-cell office:value-type="float" office:value="-0.291926239904872" calcext:value-type="float">
            <text:p>-0.291926239904872</text:p>
          </table:table-cell>
          <table:table-cell office:value-type="float" office:value="-0.292428537228071" calcext:value-type="float">
            <text:p>-0.292428537228071</text:p>
          </table:table-cell>
          <table:table-cell office:value-type="float" office:value="-0.292483719624895" calcext:value-type="float">
            <text:p>-0.292483719624895</text:p>
          </table:table-cell>
          <table:table-cell office:value-type="float" office:value="-0.292370620607953" calcext:value-type="float">
            <text:p>-0.292370620607953</text:p>
          </table:table-cell>
          <table:table-cell office:value-type="float" office:value="-0.292179052434131" calcext:value-type="float">
            <text:p>-0.292179052434131</text:p>
          </table:table-cell>
          <table:table-cell office:value-type="float" office:value="-0.291999517645786" calcext:value-type="float">
            <text:p>-0.291999517645786</text:p>
          </table:table-cell>
          <table:table-cell office:value-type="float" office:value="-0.292322543939744" calcext:value-type="float">
            <text:p>-0.292322543939744</text:p>
          </table:table-cell>
          <table:table-cell office:value-type="float" office:value="-0.292065601204425" calcext:value-type="float">
            <text:p>-0.292065601204425</text:p>
          </table:table-cell>
          <table:table-cell office:value-type="float" office:value="-0.292308715497828" calcext:value-type="float">
            <text:p>-0.292308715497828</text:p>
          </table:table-cell>
          <table:table-cell office:value-type="float" office:value="-0.291950599520462" calcext:value-type="float">
            <text:p>-0.291950599520462</text:p>
          </table:table-cell>
          <table:table-cell office:value-type="float" office:value="-0.293138751834204" calcext:value-type="float">
            <text:p>-0.293138751834204</text:p>
          </table:table-cell>
          <table:table-cell office:value-type="float" office:value="-0.292575058165852" calcext:value-type="float">
            <text:p>-0.292575058165852</text:p>
          </table:table-cell>
          <table:table-cell office:value-type="float" office:value="-0.293191762852694" calcext:value-type="float">
            <text:p>-0.293191762852694</text:p>
          </table:table-cell>
          <table:table-cell office:value-type="float" office:value="-0.292190675209026" calcext:value-type="float">
            <text:p>-0.292190675209026</text:p>
          </table:table-cell>
          <table:table-cell office:value-type="float" office:value="-0.292420139491856" calcext:value-type="float">
            <text:p>-0.292420139491856</text:p>
          </table:table-cell>
          <table:table-cell office:value-type="float" office:value="-0.291985742934784" calcext:value-type="float">
            <text:p>-0.291985742934784</text:p>
          </table:table-cell>
          <table:table-cell office:value-type="float" office:value="-0.292529833213441" calcext:value-type="float">
            <text:p>-0.292529833213441</text:p>
          </table:table-cell>
          <table:table-cell office:value-type="float" office:value="-0.292898148739307" calcext:value-type="float">
            <text:p>-0.292898148739307</text:p>
          </table:table-cell>
          <table:table-cell office:value-type="float" office:value="-0.292432135475887" calcext:value-type="float">
            <text:p>-0.292432135475887</text:p>
          </table:table-cell>
          <table:table-cell office:value-type="float" office:value="-0.292248572882558" calcext:value-type="float">
            <text:p>-0.292248572882558</text:p>
          </table:table-cell>
          <table:table-cell office:value-type="float" office:value="-0.292278619710879" calcext:value-type="float">
            <text:p>-0.292278619710879</text:p>
          </table:table-cell>
          <table:table-cell office:value-type="float" office:value="-0.292017858143541" calcext:value-type="float">
            <text:p>-0.292017858143541</text:p>
          </table:table-cell>
          <table:table-cell office:value-type="float" office:value="-0.292333232779195" calcext:value-type="float">
            <text:p>-0.292333232779195</text:p>
          </table:table-cell>
          <table:table-cell office:value-type="float" office:value="-0.292230212904297" calcext:value-type="float">
            <text:p>-0.292230212904297</text:p>
          </table:table-cell>
          <table:table-cell office:value-type="float" office:value="-0.292810427562264" calcext:value-type="float">
            <text:p>-0.292810427562264</text:p>
          </table:table-cell>
          <table:table-cell office:value-type="float" office:value="-0.292280558687744" calcext:value-type="float">
            <text:p>-0.292280558687744</text:p>
          </table:table-cell>
          <table:table-cell office:value-type="float" office:value="-0.292395524728574" calcext:value-type="float">
            <text:p>-0.292395524728574</text:p>
          </table:table-cell>
          <table:table-cell office:value-type="float" office:value="-0.291838046032832" calcext:value-type="float">
            <text:p>-0.291838046032832</text:p>
          </table:table-cell>
          <table:table-cell office:value-type="float" office:value="-0.292840102598904" calcext:value-type="float">
            <text:p>-0.292840102598904</text:p>
          </table:table-cell>
          <table:table-cell office:value-type="float" office:value="-0.295600558230003" calcext:value-type="float">
            <text:p>-0.295600558230003</text:p>
          </table:table-cell>
          <table:table-cell office:value-type="float" office:value="-0.300915941971571" calcext:value-type="float">
            <text:p>-0.300915941971571</text:p>
          </table:table-cell>
          <table:table-cell office:value-type="float" office:value="-0.302616812364797" calcext:value-type="float">
            <text:p>-0.302616812364797</text:p>
          </table:table-cell>
          <table:table-cell office:value-type="float" office:value="-0.304719349509329" calcext:value-type="float">
            <text:p>-0.304719349509329</text:p>
          </table:table-cell>
          <table:table-cell office:value-type="float" office:value="-0.305908845525951" calcext:value-type="float">
            <text:p>-0.305908845525951</text:p>
          </table:table-cell>
          <table:table-cell office:value-type="float" office:value="-0.30390281613367" calcext:value-type="float">
            <text:p>-0.30390281613367</text:p>
          </table:table-cell>
          <table:table-cell office:value-type="float" office:value="-0.293810575135499" calcext:value-type="float">
            <text:p>-0.293810575135499</text:p>
          </table:table-cell>
          <table:table-cell office:value-type="float" office:value="-0.274468219898614" calcext:value-type="float">
            <text:p>-0.274468219898614</text:p>
          </table:table-cell>
          <table:table-cell office:value-type="float" office:value="-0.300315490159846" calcext:value-type="float">
            <text:p>-0.300315490159846</text:p>
          </table:table-cell>
          <table:table-cell office:value-type="float" office:value="-0.325249017668009" calcext:value-type="float">
            <text:p>-0.325249017668009</text:p>
          </table:table-cell>
          <table:table-cell office:value-type="float" office:value="-0.35261250150145" calcext:value-type="float">
            <text:p>-0.35261250150145</text:p>
          </table:table-cell>
          <table:table-cell office:value-type="float" office:value="-0.353656865402888" calcext:value-type="float">
            <text:p>-0.353656865402888</text:p>
          </table:table-cell>
          <table:table-cell office:value-type="float" office:value="-0.356075326982753" calcext:value-type="float">
            <text:p>-0.356075326982753</text:p>
          </table:table-cell>
          <table:table-cell office:value-type="float" office:value="-0.360540427349405" calcext:value-type="float">
            <text:p>-0.360540427349405</text:p>
          </table:table-cell>
          <table:table-cell office:value-type="float" office:value="-0.361409552169126" calcext:value-type="float">
            <text:p>-0.361409552169126</text:p>
          </table:table-cell>
          <table:table-cell office:value-type="float" office:value="-0.364858579009102" calcext:value-type="float">
            <text:p>-0.364858579009102</text:p>
          </table:table-cell>
          <table:table-cell office:value-type="float" office:value="-0.357423653524771" calcext:value-type="float">
            <text:p>-0.357423653524771</text:p>
          </table:table-cell>
          <table:table-cell office:value-type="float" office:value="-0.309594200967291" calcext:value-type="float">
            <text:p>-0.309594200967291</text:p>
          </table:table-cell>
          <table:table-cell office:value-type="float" office:value="-0.304711066767785" calcext:value-type="float">
            <text:p>-0.304711066767785</text:p>
          </table:table-cell>
          <table:table-cell office:value-type="float" office:value="-0.297448132476675" calcext:value-type="float">
            <text:p>-0.297448132476675</text:p>
          </table:table-cell>
          <table:table-cell office:value-type="float" office:value="-0.283854039427805" calcext:value-type="float">
            <text:p>-0.283854039427805</text:p>
          </table:table-cell>
          <table:table-cell office:value-type="float" office:value="-0.286958410336556" calcext:value-type="float">
            <text:p>-0.286958410336556</text:p>
          </table:table-cell>
          <table:table-cell office:value-type="float" office:value="-0.287321999891702" calcext:value-type="float">
            <text:p>-0.287321999891702</text:p>
          </table:table-cell>
          <table:table-cell office:value-type="float" office:value="-0.289940596648575" calcext:value-type="float">
            <text:p>-0.289940596648575</text:p>
          </table:table-cell>
          <table:table-cell office:value-type="float" office:value="-0.287392539192429" calcext:value-type="float">
            <text:p>-0.287392539192429</text:p>
          </table:table-cell>
          <table:table-cell office:value-type="float" office:value="-0.276812850933678" calcext:value-type="float">
            <text:p>-0.276812850933678</text:p>
          </table:table-cell>
          <table:table-cell office:value-type="float" office:value="-0.276608991876596" calcext:value-type="float">
            <text:p>-0.276608991876596</text:p>
          </table:table-cell>
          <table:table-cell office:value-type="float" office:value="-0.279529002939637" calcext:value-type="float">
            <text:p>-0.279529002939637</text:p>
          </table:table-cell>
          <table:table-cell office:value-type="float" office:value="-0.341937600761162" calcext:value-type="float">
            <text:p>-0.341937600761162</text:p>
          </table:table-cell>
          <table:table-cell office:value-type="float" office:value="-0.342841291893976" calcext:value-type="float">
            <text:p>-0.342841291893976</text:p>
          </table:table-cell>
          <table:table-cell office:value-type="float" office:value="-0.348181682361948" calcext:value-type="float">
            <text:p>-0.348181682361948</text:p>
          </table:table-cell>
          <table:table-cell office:value-type="float" office:value="-0.329414135348299" calcext:value-type="float">
            <text:p>-0.329414135348299</text:p>
          </table:table-cell>
          <table:table-cell office:value-type="float" office:value="-0.308548510909258" calcext:value-type="float">
            <text:p>-0.308548510909258</text:p>
          </table:table-cell>
          <table:table-cell office:value-type="float" office:value="-0.302260765099013" calcext:value-type="float">
            <text:p>-0.302260765099013</text:p>
          </table:table-cell>
          <table:table-cell office:value-type="float" office:value="-0.278158445591106" calcext:value-type="float">
            <text:p>-0.278158445591106</text:p>
          </table:table-cell>
          <table:table-cell office:value-type="float" office:value="-0.256712229059507" calcext:value-type="float">
            <text:p>-0.256712229059507</text:p>
          </table:table-cell>
          <table:table-cell office:value-type="float" office:value="-0.2513993664343" calcext:value-type="float">
            <text:p>-0.2513993664343</text:p>
          </table:table-cell>
          <table:table-cell office:value-type="float" office:value="-0.259079497689762" calcext:value-type="float">
            <text:p>-0.259079497689762</text:p>
          </table:table-cell>
          <table:table-cell office:value-type="float" office:value="-0.268829674658293" calcext:value-type="float">
            <text:p>-0.268829674658293</text:p>
          </table:table-cell>
          <table:table-cell office:value-type="float" office:value="-0.278056314408183" calcext:value-type="float">
            <text:p>-0.278056314408183</text:p>
          </table:table-cell>
          <table:table-cell office:value-type="float" office:value="-0.285265940592203" calcext:value-type="float">
            <text:p>-0.285265940592203</text:p>
          </table:table-cell>
          <table:table-cell office:value-type="float" office:value="-0.292012572642241" calcext:value-type="float">
            <text:p>-0.292012572642241</text:p>
          </table:table-cell>
          <table:table-cell office:value-type="float" office:value="-0.294824656751166" calcext:value-type="float">
            <text:p>-0.294824656751166</text:p>
          </table:table-cell>
          <table:table-cell office:value-type="float" office:value="-0.29920530985903" calcext:value-type="float">
            <text:p>-0.29920530985903</text:p>
          </table:table-cell>
          <table:table-cell office:value-type="float" office:value="-0.294850775807799" calcext:value-type="float">
            <text:p>-0.294850775807799</text:p>
          </table:table-cell>
          <table:table-cell office:value-type="float" office:value="-0.286829103969797" calcext:value-type="float">
            <text:p>-0.286829103969797</text:p>
          </table:table-cell>
          <table:table-cell office:value-type="float" office:value="-0.273475634317323" calcext:value-type="float">
            <text:p>-0.273475634317323</text:p>
          </table:table-cell>
          <table:table-cell office:value-type="float" office:value="-0.320844682495276" calcext:value-type="float">
            <text:p>-0.320844682495276</text:p>
          </table:table-cell>
          <table:table-cell office:value-type="float" office:value="-0.328644501984744" calcext:value-type="float">
            <text:p>-0.328644501984744</text:p>
          </table:table-cell>
          <table:table-cell office:value-type="float" office:value="-0.346598881176514" calcext:value-type="float">
            <text:p>-0.346598881176514</text:p>
          </table:table-cell>
          <table:table-cell office:value-type="float" office:value="-0.349477744663682" calcext:value-type="float">
            <text:p>-0.349477744663682</text:p>
          </table:table-cell>
          <table:table-cell office:value-type="float" office:value="-0.353390047020498" calcext:value-type="float">
            <text:p>-0.353390047020498</text:p>
          </table:table-cell>
          <table:table-cell office:value-type="float" office:value="-0.360608233400085" calcext:value-type="float">
            <text:p>-0.360608233400085</text:p>
          </table:table-cell>
          <table:table-cell office:value-type="float" office:value="-0.362591443208022" calcext:value-type="float">
            <text:p>-0.362591443208022</text:p>
          </table:table-cell>
          <table:table-cell office:value-type="float" office:value="-0.309170385292548" calcext:value-type="float">
            <text:p>-0.309170385292548</text:p>
          </table:table-cell>
          <table:table-cell office:value-type="float" office:value="-0.294288679440748" calcext:value-type="float">
            <text:p>-0.294288679440748</text:p>
          </table:table-cell>
          <table:table-cell office:value-type="float" office:value="-0.294634346968162" calcext:value-type="float">
            <text:p>-0.294634346968162</text:p>
          </table:table-cell>
          <table:table-cell office:value-type="float" office:value="-0.296863964989218" calcext:value-type="float">
            <text:p>-0.296863964989218</text:p>
          </table:table-cell>
          <table:table-cell office:value-type="float" office:value="-0.297961230668761" calcext:value-type="float">
            <text:p>-0.297961230668761</text:p>
          </table:table-cell>
          <table:table-cell office:value-type="float" office:value="-0.29712867433608" calcext:value-type="float">
            <text:p>-0.29712867433608</text:p>
          </table:table-cell>
          <table:table-cell office:value-type="float" office:value="-0.29064762096353" calcext:value-type="float">
            <text:p>-0.29064762096353</text:p>
          </table:table-cell>
          <table:table-cell office:value-type="float" office:value="-0.287110783111674" calcext:value-type="float">
            <text:p>-0.287110783111674</text:p>
          </table:table-cell>
          <table:table-cell office:value-type="float" office:value="-0.287236503847475" calcext:value-type="float">
            <text:p>-0.287236503847475</text:p>
          </table:table-cell>
          <table:table-cell office:value-type="float" office:value="-0.287231480550107" calcext:value-type="float">
            <text:p>-0.287231480550107</text:p>
          </table:table-cell>
          <table:table-cell office:value-type="float" office:value="-0.326628220993002" calcext:value-type="float">
            <text:p>-0.326628220993002</text:p>
          </table:table-cell>
          <table:table-cell office:value-type="float" office:value="-0.347672470073565" calcext:value-type="float">
            <text:p>-0.347672470073565</text:p>
          </table:table-cell>
          <table:table-cell office:value-type="float" office:value="-0.342530490816153" calcext:value-type="float">
            <text:p>-0.342530490816153</text:p>
          </table:table-cell>
          <table:table-cell office:value-type="float" office:value="-0.340123905581169" calcext:value-type="float">
            <text:p>-0.340123905581169</text:p>
          </table:table-cell>
          <table:table-cell office:value-type="float" office:value="-0.298149717330318" calcext:value-type="float">
            <text:p>-0.298149717330318</text:p>
          </table:table-cell>
          <table:table-cell office:value-type="float" office:value="-0.290857169790131" calcext:value-type="float">
            <text:p>-0.290857169790131</text:p>
          </table:table-cell>
          <table:table-cell office:value-type="float" office:value="-0.2774191263322" calcext:value-type="float">
            <text:p>-0.2774191263322</text:p>
          </table:table-cell>
          <table:table-cell office:value-type="float" office:value="-0.265905762463719" calcext:value-type="float">
            <text:p>-0.265905762463719</text:p>
          </table:table-cell>
          <table:table-cell office:value-type="float" office:value="-0.251107358367193" calcext:value-type="float">
            <text:p>-0.251107358367193</text:p>
          </table:table-cell>
          <table:table-cell office:value-type="float" office:value="-0.253935598789559" calcext:value-type="float">
            <text:p>-0.253935598789559</text:p>
          </table:table-cell>
          <table:table-cell office:value-type="float" office:value="-0.255579777973242" calcext:value-type="float">
            <text:p>-0.255579777973242</text:p>
          </table:table-cell>
          <table:table-cell office:value-type="float" office:value="-0.246988177957749" calcext:value-type="float">
            <text:p>-0.246988177957749</text:p>
          </table:table-cell>
          <table:table-cell office:value-type="float" office:value="-0.254097878586936" calcext:value-type="float">
            <text:p>-0.254097878586936</text:p>
          </table:table-cell>
          <table:table-cell office:value-type="float" office:value="-0.272467350992192" calcext:value-type="float">
            <text:p>-0.272467350992192</text:p>
          </table:table-cell>
          <table:table-cell office:value-type="float" office:value="-0.277313392526811" calcext:value-type="float">
            <text:p>-0.277313392526811</text:p>
          </table:table-cell>
          <table:table-cell office:value-type="float" office:value="-0.285165682809153" calcext:value-type="float">
            <text:p>-0.285165682809153</text:p>
          </table:table-cell>
          <table:table-cell office:value-type="float" office:value="-0.28079321914762" calcext:value-type="float">
            <text:p>-0.28079321914762</text:p>
          </table:table-cell>
          <table:table-cell office:value-type="float" office:value="-0.267984432586134" calcext:value-type="float">
            <text:p>-0.267984432586134</text:p>
          </table:table-cell>
          <table:table-cell office:value-type="float" office:value="-0.262074235564293" calcext:value-type="float">
            <text:p>-0.262074235564293</text:p>
          </table:table-cell>
          <table:table-cell office:value-type="float" office:value="-0.245536334913239" calcext:value-type="float">
            <text:p>-0.245536334913239</text:p>
          </table:table-cell>
          <table:table-cell office:value-type="float" office:value="-0.296409505475548" calcext:value-type="float">
            <text:p>-0.296409505475548</text:p>
          </table:table-cell>
          <table:table-cell office:value-type="float" office:value="-0.300798477650202" calcext:value-type="float">
            <text:p>-0.300798477650202</text:p>
          </table:table-cell>
          <table:table-cell office:value-type="float" office:value="-0.303848232300433" calcext:value-type="float">
            <text:p>-0.303848232300433</text:p>
          </table:table-cell>
          <table:table-cell office:value-type="float" office:value="-0.352046237959055" calcext:value-type="float">
            <text:p>-0.352046237959055</text:p>
          </table:table-cell>
          <table:table-cell office:value-type="float" office:value="-0.357479611774167" calcext:value-type="float">
            <text:p>-0.357479611774167</text:p>
          </table:table-cell>
          <table:table-cell office:value-type="float" office:value="-0.367212828207932" calcext:value-type="float">
            <text:p>-0.367212828207932</text:p>
          </table:table-cell>
          <table:table-cell office:value-type="float" office:value="-0.364348365462498" calcext:value-type="float">
            <text:p>-0.364348365462498</text:p>
          </table:table-cell>
          <table:table-cell office:value-type="float" office:value="-0.283533030766768" calcext:value-type="float">
            <text:p>-0.283533030766768</text:p>
          </table:table-cell>
          <table:table-cell office:value-type="float" office:value="-0.283637608055387" calcext:value-type="float">
            <text:p>-0.283637608055387</text:p>
          </table:table-cell>
          <table:table-cell office:value-type="float" office:value="-0.29410955036827" calcext:value-type="float">
            <text:p>-0.29410955036827</text:p>
          </table:table-cell>
          <table:table-cell office:value-type="float" office:value="-0.285772763354694" calcext:value-type="float">
            <text:p>-0.285772763354694</text:p>
          </table:table-cell>
          <table:table-cell office:value-type="float" office:value="-0.354382890619738" calcext:value-type="float">
            <text:p>-0.354382890619738</text:p>
          </table:table-cell>
          <table:table-cell office:value-type="float" office:value="-0.345651671132652" calcext:value-type="float">
            <text:p>-0.345651671132652</text:p>
          </table:table-cell>
          <table:table-cell office:value-type="float" office:value="-0.332319546554426" calcext:value-type="float">
            <text:p>-0.332319546554426</text:p>
          </table:table-cell>
          <table:table-cell office:value-type="float" office:value="-0.307120568263749" calcext:value-type="float">
            <text:p>-0.307120568263749</text:p>
          </table:table-cell>
          <table:table-cell office:value-type="float" office:value="-0.29518910424279" calcext:value-type="float">
            <text:p>-0.29518910424279</text:p>
          </table:table-cell>
          <table:table-cell office:value-type="float" office:value="-0.268237519181973" calcext:value-type="float">
            <text:p>-0.268237519181973</text:p>
          </table:table-cell>
          <table:table-cell office:value-type="float" office:value="-0.273575642493015" calcext:value-type="float">
            <text:p>-0.273575642493015</text:p>
          </table:table-cell>
          <table:table-cell office:value-type="float" office:value="-0.271943146502665" calcext:value-type="float">
            <text:p>-0.271943146502665</text:p>
          </table:table-cell>
          <table:table-cell office:value-type="float" office:value="-0.284405297063675" calcext:value-type="float">
            <text:p>-0.284405297063675</text:p>
          </table:table-cell>
          <table:table-cell office:value-type="float" office:value="-0.29798687701525" calcext:value-type="float">
            <text:p>-0.29798687701525</text:p>
          </table:table-cell>
          <table:table-cell office:value-type="float" office:value="-0.308776070541262" calcext:value-type="float">
            <text:p>-0.308776070541262</text:p>
          </table:table-cell>
          <table:table-cell office:value-type="float" office:value="-0.294040503643155" calcext:value-type="float">
            <text:p>-0.294040503643155</text:p>
          </table:table-cell>
          <table:table-cell office:value-type="float" office:value="-0.307803700074206" calcext:value-type="float">
            <text:p>-0.307803700074206</text:p>
          </table:table-cell>
          <table:table-cell office:value-type="float" office:value="-0.354302612167446" calcext:value-type="float">
            <text:p>-0.354302612167446</text:p>
          </table:table-cell>
          <table:table-cell office:value-type="float" office:value="-0.307557372516273" calcext:value-type="float">
            <text:p>-0.307557372516273</text:p>
          </table:table-cell>
          <table:table-cell office:value-type="float" office:value="-0.306767249410709" calcext:value-type="float">
            <text:p>-0.306767249410709</text:p>
          </table:table-cell>
          <table:table-cell office:value-type="float" office:value="-0.311431599951001" calcext:value-type="float">
            <text:p>-0.311431599951001</text:p>
          </table:table-cell>
          <table:table-cell office:value-type="float" office:value="-0.360920561608017" calcext:value-type="float">
            <text:p>-0.360920561608017</text:p>
          </table:table-cell>
          <table:table-cell office:value-type="float" office:value="-0.334028536219822" calcext:value-type="float">
            <text:p>-0.334028536219822</text:p>
          </table:table-cell>
          <table:table-cell office:value-type="float" office:value="-0.291838089818653" calcext:value-type="float">
            <text:p>-0.291838089818653</text:p>
          </table:table-cell>
          <table:table-cell office:value-type="float" office:value="-0.279976877684338" calcext:value-type="float">
            <text:p>-0.279976877684338</text:p>
          </table:table-cell>
          <table:table-cell office:value-type="float" office:value="-0.287276952307889" calcext:value-type="float">
            <text:p>-0.287276952307889</text:p>
          </table:table-cell>
          <table:table-cell office:value-type="float" office:value="-0.305173620464757" calcext:value-type="float">
            <text:p>-0.305173620464757</text:p>
          </table:table-cell>
          <table:table-cell office:value-type="float" office:value="-0.321940423713995" calcext:value-type="float">
            <text:p>-0.321940423713995</text:p>
          </table:table-cell>
          <table:table-cell office:value-type="float" office:value="-0.342128915567849" calcext:value-type="float">
            <text:p>-0.342128915567849</text:p>
          </table:table-cell>
          <table:table-cell office:value-type="float" office:value="-0.339259396754077" calcext:value-type="float">
            <text:p>-0.339259396754077</text:p>
          </table:table-cell>
          <table:table-cell office:value-type="float" office:value="-0.341859181329047" calcext:value-type="float">
            <text:p>-0.341859181329047</text:p>
          </table:table-cell>
          <table:table-cell office:value-type="float" office:value="-0.341022869031584" calcext:value-type="float">
            <text:p>-0.341022869031584</text:p>
          </table:table-cell>
          <table:table-cell office:value-type="float" office:value="-0.333106878879285" calcext:value-type="float">
            <text:p>-0.333106878879285</text:p>
          </table:table-cell>
          <table:table-cell office:value-type="float" office:value="-0.321912376258512" calcext:value-type="float">
            <text:p>-0.321912376258512</text:p>
          </table:table-cell>
          <table:table-cell office:value-type="float" office:value="-0.303572550023701" calcext:value-type="float">
            <text:p>-0.303572550023701</text:p>
          </table:table-cell>
          <table:table-cell office:value-type="float" office:value="-0.30673429726178" calcext:value-type="float">
            <text:p>-0.30673429726178</text:p>
          </table:table-cell>
          <table:table-cell office:value-type="float" office:value="-0.337437808066256" calcext:value-type="float">
            <text:p>-0.337437808066256</text:p>
          </table:table-cell>
          <table:table-cell office:value-type="float" office:value="-0.371619334882195" calcext:value-type="float">
            <text:p>-0.371619334882195</text:p>
          </table:table-cell>
          <table:table-cell office:value-type="float" office:value="-0.37320432957124" calcext:value-type="float">
            <text:p>-0.37320432957124</text:p>
          </table:table-cell>
          <table:table-cell office:value-type="float" office:value="-0.390183327994008" calcext:value-type="float">
            <text:p>-0.390183327994008</text:p>
          </table:table-cell>
          <table:table-cell office:value-type="float" office:value="-0.386475003874598" calcext:value-type="float">
            <text:p>-0.386475003874598</text:p>
          </table:table-cell>
          <table:table-cell office:value-type="float" office:value="-0.389475776076191" calcext:value-type="float">
            <text:p>-0.389475776076191</text:p>
          </table:table-cell>
          <table:table-cell office:value-type="float" office:value="-0.390195128755897" calcext:value-type="float">
            <text:p>-0.390195128755897</text:p>
          </table:table-cell>
          <table:table-cell office:value-type="float" office:value="-0.387774495993935" calcext:value-type="float">
            <text:p>-0.387774495993935</text:p>
          </table:table-cell>
          <table:table-cell office:value-type="float" office:value="-0.386314542904232" calcext:value-type="float">
            <text:p>-0.386314542904232</text:p>
          </table:table-cell>
          <table:table-cell office:value-type="float" office:value="-0.328444919426646" calcext:value-type="float">
            <text:p>-0.328444919426646</text:p>
          </table:table-cell>
          <table:table-cell office:value-type="float" office:value="-0.311001004649261" calcext:value-type="float">
            <text:p>-0.311001004649261</text:p>
          </table:table-cell>
          <table:table-cell office:value-type="float" office:value="-0.319053851495321" calcext:value-type="float">
            <text:p>-0.319053851495321</text:p>
          </table:table-cell>
          <table:table-cell office:value-type="float" office:value="-0.32087670240956" calcext:value-type="float">
            <text:p>-0.32087670240956</text:p>
          </table:table-cell>
          <table:table-cell office:value-type="float" office:value="-0.322726721411374" calcext:value-type="float">
            <text:p>-0.322726721411374</text:p>
          </table:table-cell>
          <table:table-cell office:value-type="float" office:value="-0.325496184551827" calcext:value-type="float">
            <text:p>-0.325496184551827</text:p>
          </table:table-cell>
          <table:table-cell office:value-type="float" office:value="-0.314745938988312" calcext:value-type="float">
            <text:p>-0.314745938988312</text:p>
          </table:table-cell>
          <table:table-cell office:value-type="float" office:value="-0.319619018879638" calcext:value-type="float">
            <text:p>-0.319619018879638</text:p>
          </table:table-cell>
          <table:table-cell office:value-type="float" office:value="-0.321643969254732" calcext:value-type="float">
            <text:p>-0.321643969254732</text:p>
          </table:table-cell>
          <table:table-cell office:value-type="float" office:value="-0.325576220622308" calcext:value-type="float">
            <text:p>-0.325576220622308</text:p>
          </table:table-cell>
          <table:table-cell office:value-type="float" office:value="-0.365047811277995" calcext:value-type="float">
            <text:p>-0.365047811277995</text:p>
          </table:table-cell>
          <table:table-cell office:value-type="float" office:value="-0.37044562496581" calcext:value-type="float">
            <text:p>-0.37044562496581</text:p>
          </table:table-cell>
          <table:table-cell office:value-type="float" office:value="-0.341497640133086" calcext:value-type="float">
            <text:p>-0.341497640133086</text:p>
          </table:table-cell>
          <table:table-cell office:value-type="float" office:value="-0.331578390563183" calcext:value-type="float">
            <text:p>-0.331578390563183</text:p>
          </table:table-cell>
          <table:table-cell office:value-type="float" office:value="-0.292186470796413" calcext:value-type="float">
            <text:p>-0.292186470796413</text:p>
          </table:table-cell>
          <table:table-cell office:value-type="float" office:value="-0.286052141747094" calcext:value-type="float">
            <text:p>-0.286052141747094</text:p>
          </table:table-cell>
          <table:table-cell office:value-type="float" office:value="-0.28919027510806" calcext:value-type="float">
            <text:p>-0.28919027510806</text:p>
          </table:table-cell>
          <table:table-cell office:value-type="float" office:value="-0.29401225446693" calcext:value-type="float">
            <text:p>-0.29401225446693</text:p>
          </table:table-cell>
          <table:table-cell office:value-type="float" office:value="-0.303357070619478" calcext:value-type="float">
            <text:p>-0.303357070619478</text:p>
          </table:table-cell>
          <table:table-cell office:value-type="float" office:value="-0.317523709051048" calcext:value-type="float">
            <text:p>-0.317523709051048</text:p>
          </table:table-cell>
          <table:table-cell office:value-type="float" office:value="-0.332839859484631" calcext:value-type="float">
            <text:p>-0.332839859484631</text:p>
          </table:table-cell>
          <table:table-cell office:value-type="float" office:value="-0.355312389039064" calcext:value-type="float">
            <text:p>-0.355312389039064</text:p>
          </table:table-cell>
          <table:table-cell office:value-type="float" office:value="-0.349207495291841" calcext:value-type="float">
            <text:p>-0.349207495291841</text:p>
          </table:table-cell>
          <table:table-cell office:value-type="float" office:value="-0.337629642657204" calcext:value-type="float">
            <text:p>-0.337629642657204</text:p>
          </table:table-cell>
          <table:table-cell office:value-type="float" office:value="-0.346854165488958" calcext:value-type="float">
            <text:p>-0.346854165488958</text:p>
          </table:table-cell>
          <table:table-cell office:value-type="float" office:value="-0.337070295114695" calcext:value-type="float">
            <text:p>-0.337070295114695</text:p>
          </table:table-cell>
          <table:table-cell office:value-type="float" office:value="-0.365846417672181" calcext:value-type="float">
            <text:p>-0.365846417672181</text:p>
          </table:table-cell>
          <table:table-cell office:value-type="float" office:value="-0.381870116094157" calcext:value-type="float">
            <text:p>-0.381870116094157</text:p>
          </table:table-cell>
          <table:table-cell office:value-type="float" office:value="-0.375222986835709" calcext:value-type="float">
            <text:p>-0.375222986835709</text:p>
          </table:table-cell>
          <table:table-cell office:value-type="float" office:value="-0.374161695391895" calcext:value-type="float">
            <text:p>-0.374161695391895</text:p>
          </table:table-cell>
          <table:table-cell office:value-type="float" office:value="-0.378258587933732" calcext:value-type="float">
            <text:p>-0.378258587933732</text:p>
          </table:table-cell>
          <table:table-cell office:value-type="float" office:value="-0.37885357861233" calcext:value-type="float">
            <text:p>-0.37885357861233</text:p>
          </table:table-cell>
          <table:table-cell office:value-type="float" office:value="-0.384889996938765" calcext:value-type="float">
            <text:p>-0.384889996938765</text:p>
          </table:table-cell>
          <table:table-cell office:value-type="float" office:value="-0.386233636855283" calcext:value-type="float">
            <text:p>-0.386233636855283</text:p>
          </table:table-cell>
          <table:table-cell office:value-type="float" office:value="-0.384831664241346" calcext:value-type="float">
            <text:p>-0.384831664241346</text:p>
          </table:table-cell>
          <table:table-cell office:value-type="float" office:value="-0.384462977271813" calcext:value-type="float">
            <text:p>-0.384462977271813</text:p>
          </table:table-cell>
          <table:table-cell office:value-type="float" office:value="-0.385311739522847" calcext:value-type="float">
            <text:p>-0.385311739522847</text:p>
          </table:table-cell>
          <table:table-cell office:value-type="float" office:value="-0.339809401516745" calcext:value-type="float">
            <text:p>-0.339809401516745</text:p>
          </table:table-cell>
          <table:table-cell office:value-type="float" office:value="-0.338681634853684" calcext:value-type="float">
            <text:p>-0.338681634853684</text:p>
          </table:table-cell>
          <table:table-cell office:value-type="float" office:value="-0.336380443671437" calcext:value-type="float">
            <text:p>-0.336380443671437</text:p>
          </table:table-cell>
          <table:table-cell office:value-type="float" office:value="-0.336799733696851" calcext:value-type="float">
            <text:p>-0.336799733696851</text:p>
          </table:table-cell>
          <table:table-cell office:value-type="float" office:value="-0.34046650700499" calcext:value-type="float">
            <text:p>-0.34046650700499</text:p>
          </table:table-cell>
          <table:table-cell office:value-type="float" office:value="-0.340055044196126" calcext:value-type="float">
            <text:p>-0.340055044196126</text:p>
          </table:table-cell>
          <table:table-cell office:value-type="float" office:value="-0.338365896986923" calcext:value-type="float">
            <text:p>-0.338365896986923</text:p>
          </table:table-cell>
          <table:table-cell office:value-type="float" office:value="-0.336283189522725" calcext:value-type="float">
            <text:p>-0.336283189522725</text:p>
          </table:table-cell>
          <table:table-cell office:value-type="float" office:value="-0.329668518604314" calcext:value-type="float">
            <text:p>-0.329668518604314</text:p>
          </table:table-cell>
          <table:table-cell office:value-type="float" office:value="-0.330582220136745" calcext:value-type="float">
            <text:p>-0.330582220136745</text:p>
          </table:table-cell>
          <table:table-cell office:value-type="float" office:value="-0.332181301538628" calcext:value-type="float">
            <text:p>-0.332181301538628</text:p>
          </table:table-cell>
          <table:table-cell office:value-type="float" office:value="-0.335321826164275" calcext:value-type="float">
            <text:p>-0.335321826164275</text:p>
          </table:table-cell>
          <table:table-cell office:value-type="float" office:value="-0.340139547072527" calcext:value-type="float">
            <text:p>-0.340139547072527</text:p>
          </table:table-cell>
          <table:table-cell office:value-type="float" office:value="-0.396074281301499" calcext:value-type="float">
            <text:p>-0.396074281301499</text:p>
          </table:table-cell>
          <table:table-cell office:value-type="float" office:value="-0.384411890876782" calcext:value-type="float">
            <text:p>-0.384411890876782</text:p>
          </table:table-cell>
          <table:table-cell office:value-type="float" office:value="-0.36938826003558" calcext:value-type="float">
            <text:p>-0.36938826003558</text:p>
          </table:table-cell>
          <table:table-cell office:value-type="float" office:value="-0.34807016120558" calcext:value-type="float">
            <text:p>-0.34807016120558</text:p>
          </table:table-cell>
          <table:table-cell office:value-type="float" office:value="-0.338590556362137" calcext:value-type="float">
            <text:p>-0.338590556362137</text:p>
          </table:table-cell>
          <table:table-cell office:value-type="float" office:value="-0.301088199045961" calcext:value-type="float">
            <text:p>-0.301088199045961</text:p>
          </table:table-cell>
          <table:table-cell office:value-type="float" office:value="-0.286186268883431" calcext:value-type="float">
            <text:p>-0.286186268883431</text:p>
          </table:table-cell>
          <table:table-cell office:value-type="float" office:value="-0.288762028249708" calcext:value-type="float">
            <text:p>-0.288762028249708</text:p>
          </table:table-cell>
          <table:table-cell office:value-type="float" office:value="-0.277617084424529" calcext:value-type="float">
            <text:p>-0.277617084424529</text:p>
          </table:table-cell>
          <table:table-cell office:value-type="float" office:value="-0.294584411665729" calcext:value-type="float">
            <text:p>-0.294584411665729</text:p>
          </table:table-cell>
          <table:table-cell office:value-type="float" office:value="-0.306192704135857" calcext:value-type="float">
            <text:p>-0.306192704135857</text:p>
          </table:table-cell>
          <table:table-cell office:value-type="float" office:value="-0.315960852911291" calcext:value-type="float">
            <text:p>-0.315960852911291</text:p>
          </table:table-cell>
          <table:table-cell office:value-type="float" office:value="-0.31503227946521" calcext:value-type="float">
            <text:p>-0.31503227946521</text:p>
          </table:table-cell>
          <table:table-cell office:value-type="float" office:value="-0.290036068777196" calcext:value-type="float">
            <text:p>-0.290036068777196</text:p>
          </table:table-cell>
          <table:table-cell office:value-type="float" office:value="-0.297401291380499" calcext:value-type="float">
            <text:p>-0.297401291380499</text:p>
          </table:table-cell>
          <table:table-cell office:value-type="float" office:value="-0.298411064004358" calcext:value-type="float">
            <text:p>-0.298411064004358</text:p>
          </table:table-cell>
          <table:table-cell office:value-type="float" office:value="-0.29999113964857" calcext:value-type="float">
            <text:p>-0.29999113964857</text:p>
          </table:table-cell>
          <table:table-cell office:value-type="float" office:value="-0.299539775487441" calcext:value-type="float">
            <text:p>-0.299539775487441</text:p>
          </table:table-cell>
          <table:table-cell office:value-type="float" office:value="-0.298246609718232" calcext:value-type="float">
            <text:p>-0.298246609718232</text:p>
          </table:table-cell>
          <table:table-cell office:value-type="float" office:value="-0.294700246264808" calcext:value-type="float">
            <text:p>-0.294700246264808</text:p>
          </table:table-cell>
          <table:table-cell office:value-type="float" office:value="-0.292792697106905" calcext:value-type="float">
            <text:p>-0.292792697106905</text:p>
          </table:table-cell>
          <table:table-cell office:value-type="float" office:value="-0.294943928784764" calcext:value-type="float">
            <text:p>-0.294943928784764</text:p>
          </table:table-cell>
          <table:table-cell office:value-type="float" office:value="-0.292894014584972" calcext:value-type="float">
            <text:p>-0.292894014584972</text:p>
          </table:table-cell>
          <table:table-cell office:value-type="float" office:value="-0.291202717360988" calcext:value-type="float">
            <text:p>-0.291202717360988</text:p>
          </table:table-cell>
          <table:table-cell office:value-type="float" office:value="-0.290510108868787" calcext:value-type="float">
            <text:p>-0.290510108868787</text:p>
          </table:table-cell>
          <table:table-cell office:value-type="float" office:value="-0.289744200773796" calcext:value-type="float">
            <text:p>-0.289744200773796</text:p>
          </table:table-cell>
          <table:table-cell office:value-type="float" office:value="-0.290115540488938" calcext:value-type="float">
            <text:p>-0.290115540488938</text:p>
          </table:table-cell>
          <table:table-cell office:value-type="float" office:value="-0.290101749344707" calcext:value-type="float">
            <text:p>-0.290101749344707</text:p>
          </table:table-cell>
          <table:table-cell office:value-type="float" office:value="-0.290542659413074" calcext:value-type="float">
            <text:p>-0.290542659413074</text:p>
          </table:table-cell>
          <table:table-cell office:value-type="float" office:value="-0.290608070454217" calcext:value-type="float">
            <text:p>-0.290608070454217</text:p>
          </table:table-cell>
          <table:table-cell office:value-type="float" office:value="-0.290795224891949" calcext:value-type="float">
            <text:p>-0.290795224891949</text:p>
          </table:table-cell>
          <table:table-cell office:value-type="float" office:value="-0.290753448436808" calcext:value-type="float">
            <text:p>-0.290753448436808</text:p>
          </table:table-cell>
          <table:table-cell office:value-type="float" office:value="-0.290359567824811" calcext:value-type="float">
            <text:p>-0.290359567824811</text:p>
          </table:table-cell>
          <table:table-cell office:value-type="float" office:value="-0.290839650885444" calcext:value-type="float">
            <text:p>-0.290839650885444</text:p>
          </table:table-cell>
          <table:table-cell office:value-type="float" office:value="-0.290553501465237" calcext:value-type="float">
            <text:p>-0.290553501465237</text:p>
          </table:table-cell>
          <table:table-cell office:value-type="float" office:value="-0.290660578884751" calcext:value-type="float">
            <text:p>-0.290660578884751</text:p>
          </table:table-cell>
          <table:table-cell office:value-type="float" office:value="-0.290895274049377" calcext:value-type="float">
            <text:p>-0.290895274049377</text:p>
          </table:table-cell>
          <table:table-cell office:value-type="float" office:value="-0.290846912132936" calcext:value-type="float">
            <text:p>-0.290846912132936</text:p>
          </table:table-cell>
          <table:table-cell office:value-type="float" office:value="-0.290836274420373" calcext:value-type="float">
            <text:p>-0.290836274420373</text:p>
          </table:table-cell>
          <table:table-cell office:value-type="float" office:value="-0.290259748417784" calcext:value-type="float">
            <text:p>-0.290259748417784</text:p>
          </table:table-cell>
          <table:table-cell office:value-type="float" office:value="-0.290627739006257" calcext:value-type="float">
            <text:p>-0.290627739006257</text:p>
          </table:table-cell>
          <table:table-cell office:value-type="float" office:value="-0.290802989688958" calcext:value-type="float">
            <text:p>-0.290802989688958</text:p>
          </table:table-cell>
          <table:table-cell office:value-type="float" office:value="-0.290754487208151" calcext:value-type="float">
            <text:p>-0.290754487208151</text:p>
          </table:table-cell>
          <table:table-cell office:value-type="float" office:value="-0.290575128498552" calcext:value-type="float">
            <text:p>-0.290575128498552</text:p>
          </table:table-cell>
          <table:table-cell office:value-type="float" office:value="-0.290460269397983" calcext:value-type="float">
            <text:p>-0.290460269397983</text:p>
          </table:table-cell>
          <table:table-cell office:value-type="float" office:value="-0.290506442364751" calcext:value-type="float">
            <text:p>-0.290506442364751</text:p>
          </table:table-cell>
          <table:table-cell office:value-type="float" office:value="-0.290217792664244" calcext:value-type="float">
            <text:p>-0.290217792664244</text:p>
          </table:table-cell>
          <table:table-cell office:value-type="float" office:value="-0.290919960120737" calcext:value-type="float">
            <text:p>-0.290919960120737</text:p>
          </table:table-cell>
          <table:table-cell office:value-type="float" office:value="-0.29031834521044" calcext:value-type="float">
            <text:p>-0.29031834521044</text:p>
          </table:table-cell>
          <table:table-cell office:value-type="float" office:value="-0.290659286897023" calcext:value-type="float">
            <text:p>-0.290659286897023</text:p>
          </table:table-cell>
          <table:table-cell office:value-type="float" office:value="-0.290905604303168" calcext:value-type="float">
            <text:p>-0.290905604303168</text:p>
          </table:table-cell>
          <table:table-cell office:value-type="float" office:value="-0.29007357828364" calcext:value-type="float">
            <text:p>-0.29007357828364</text:p>
          </table:table-cell>
          <table:table-cell office:value-type="float" office:value="-0.290566155030258" calcext:value-type="float">
            <text:p>-0.290566155030258</text:p>
          </table:table-cell>
          <table:table-cell office:value-type="float" office:value="-0.291112842553401" calcext:value-type="float">
            <text:p>-0.291112842553401</text:p>
          </table:table-cell>
          <table:table-cell office:value-type="float" office:value="-0.290464716770898" calcext:value-type="float">
            <text:p>-0.290464716770898</text:p>
          </table:table-cell>
          <table:table-cell office:value-type="float" office:value="-0.291049455485049" calcext:value-type="float">
            <text:p>-0.291049455485049</text:p>
          </table:table-cell>
          <table:table-cell office:value-type="float" office:value="-0.290528326305676" calcext:value-type="float">
            <text:p>-0.290528326305676</text:p>
          </table:table-cell>
          <table:table-cell office:value-type="float" office:value="-0.290783985005855" calcext:value-type="float">
            <text:p>-0.290783985005855</text:p>
          </table:table-cell>
          <table:table-cell office:value-type="float" office:value="-0.2906700604331" calcext:value-type="float">
            <text:p>-0.2906700604331</text:p>
          </table:table-cell>
          <table:table-cell office:value-type="float" office:value="-0.290671637584159" calcext:value-type="float">
            <text:p>-0.290671637584159</text:p>
          </table:table-cell>
          <table:table-cell office:value-type="float" office:value="-0.290574420922551" calcext:value-type="float">
            <text:p>-0.290574420922551</text:p>
          </table:table-cell>
          <table:table-cell office:value-type="float" office:value="-0.2906424245386" calcext:value-type="float">
            <text:p>-0.2906424245386</text:p>
          </table:table-cell>
          <table:table-cell office:value-type="float" office:value="-0.291062807986212" calcext:value-type="float">
            <text:p>-0.291062807986212</text:p>
          </table:table-cell>
          <table:table-cell office:value-type="float" office:value="-0.290748562472146" calcext:value-type="float">
            <text:p>-0.290748562472146</text:p>
          </table:table-cell>
          <table:table-cell office:value-type="float" office:value="-0.290658636980608" calcext:value-type="float">
            <text:p>-0.290658636980608</text:p>
          </table:table-cell>
          <table:table-cell office:value-type="float" office:value="-0.290933075208865" calcext:value-type="float">
            <text:p>-0.290933075208865</text:p>
          </table:table-cell>
          <table:table-cell office:value-type="float" office:value="-0.290827515859348" calcext:value-type="float">
            <text:p>-0.290827515859348</text:p>
          </table:table-cell>
          <table:table-cell office:value-type="float" office:value="-0.290713416116912" calcext:value-type="float">
            <text:p>-0.290713416116912</text:p>
          </table:table-cell>
          <table:table-cell office:value-type="float" office:value="-0.290629295882914" calcext:value-type="float">
            <text:p>-0.290629295882914</text:p>
          </table:table-cell>
          <table:table-cell office:value-type="float" office:value="-0.290617237028008" calcext:value-type="float">
            <text:p>-0.290617237028008</text:p>
          </table:table-cell>
          <table:table-cell office:value-type="float" office:value="-0.291328505925333" calcext:value-type="float">
            <text:p>-0.291328505925333</text:p>
          </table:table-cell>
          <table:table-cell office:value-type="float" office:value="-0.290744450434442" calcext:value-type="float">
            <text:p>-0.290744450434442</text:p>
          </table:table-cell>
          <table:table-cell office:value-type="float" office:value="-0.291091195691353" calcext:value-type="float">
            <text:p>-0.291091195691353</text:p>
          </table:table-cell>
          <table:table-cell office:value-type="float" office:value="-0.291191142532069" calcext:value-type="float">
            <text:p>-0.291191142532069</text:p>
          </table:table-cell>
          <table:table-cell office:value-type="float" office:value="-0.290792325113226" calcext:value-type="float">
            <text:p>-0.290792325113226</text:p>
          </table:table-cell>
          <table:table-cell office:value-type="float" office:value="-0.290961647576386" calcext:value-type="float">
            <text:p>-0.290961647576386</text:p>
          </table:table-cell>
          <table:table-cell office:value-type="float" office:value="-0.291079230303148" calcext:value-type="float">
            <text:p>-0.291079230303148</text:p>
          </table:table-cell>
          <table:table-cell office:value-type="float" office:value="-0.291104613759988" calcext:value-type="float">
            <text:p>-0.291104613759988</text:p>
          </table:table-cell>
          <table:table-cell office:value-type="float" office:value="-0.290878634797906" calcext:value-type="float">
            <text:p>-0.290878634797906</text:p>
          </table:table-cell>
          <table:table-cell office:value-type="float" office:value="-0.290512511373327" calcext:value-type="float">
            <text:p>-0.290512511373327</text:p>
          </table:table-cell>
          <table:table-cell office:value-type="float" office:value="-0.290761948579702" calcext:value-type="float">
            <text:p>-0.290761948579702</text:p>
          </table:table-cell>
          <table:table-cell office:value-type="float" office:value="-0.291027231099593" calcext:value-type="float">
            <text:p>-0.291027231099593</text:p>
          </table:table-cell>
          <table:table-cell office:value-type="float" office:value="-0.290835000542548" calcext:value-type="float">
            <text:p>-0.290835000542548</text:p>
          </table:table-cell>
          <table:table-cell office:value-type="float" office:value="-0.290940904599188" calcext:value-type="float">
            <text:p>-0.290940904599188</text:p>
          </table:table-cell>
          <table:table-cell office:value-type="float" office:value="-0.291029707825483" calcext:value-type="float">
            <text:p>-0.291029707825483</text:p>
          </table:table-cell>
          <table:table-cell office:value-type="float" office:value="-0.290674324652472" calcext:value-type="float">
            <text:p>-0.290674324652472</text:p>
          </table:table-cell>
          <table:table-cell office:value-type="float" office:value="-0.290818152834484" calcext:value-type="float">
            <text:p>-0.290818152834484</text:p>
          </table:table-cell>
          <table:table-cell office:value-type="float" office:value="-0.29098441637434" calcext:value-type="float">
            <text:p>-0.29098441637434</text:p>
          </table:table-cell>
          <table:table-cell office:value-type="float" office:value="-0.291048049118935" calcext:value-type="float">
            <text:p>-0.291048049118935</text:p>
          </table:table-cell>
          <table:table-cell office:value-type="float" office:value="-0.290753199354194" calcext:value-type="float">
            <text:p>-0.290753199354194</text:p>
          </table:table-cell>
          <table:table-cell office:value-type="float" office:value="-0.290783009619944" calcext:value-type="float">
            <text:p>-0.290783009619944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04878302056399" calcext:value-type="float">
            <text:p>-2.04878302056399E-05</text:p>
          </table:table-cell>
          <table:table-cell office:value-type="float" office:value="0.0000103104848713231" calcext:value-type="float">
            <text:p>1.03104848713231E-05</text:p>
          </table:table-cell>
          <table:table-cell office:value-type="float" office:value="-0.0000567948461229761" calcext:value-type="float">
            <text:p>-5.67948461229761E-05</text:p>
          </table:table-cell>
          <table:table-cell office:value-type="float" office:value="0.000014453667987302" calcext:value-type="float">
            <text:p>1.4453667987302E-05</text:p>
          </table:table-cell>
          <table:table-cell office:value-type="float" office:value="0.000053526995289821" calcext:value-type="float">
            <text:p>5.3526995289821E-05</text:p>
          </table:table-cell>
          <table:table-cell office:value-type="float" office:value="-0.0000117065775666059" calcext:value-type="float">
            <text:p>-1.17065775666059E-05</text:p>
          </table:table-cell>
          <table:table-cell office:value-type="float" office:value="0.0000332804710878598" calcext:value-type="float">
            <text:p>3.32804710878598E-05</text:p>
          </table:table-cell>
          <table:table-cell office:value-type="float" office:value="-0.00000631238675857793" calcext:value-type="float">
            <text:p>-6.31238675857793E-06</text:p>
          </table:table-cell>
          <table:table-cell office:value-type="float" office:value="-0.0000135214427486874" calcext:value-type="float">
            <text:p>-1.35214427486874E-05</text:p>
          </table:table-cell>
          <table:table-cell office:value-type="float" office:value="-0.0000207353513329012" calcext:value-type="float">
            <text:p>-2.07353513329012E-05</text:p>
          </table:table-cell>
          <table:table-cell office:value-type="float" office:value="0.00000702708990019119" calcext:value-type="float">
            <text:p>7.02708990019119E-06</text:p>
          </table:table-cell>
          <table:table-cell office:value-type="float" office:value="-0.00000869503053857468" calcext:value-type="float">
            <text:p>-8.69503053857468E-06</text:p>
          </table:table-cell>
          <table:table-cell office:value-type="float" office:value="0.0000367906088690195" calcext:value-type="float">
            <text:p>3.67906088690195E-05</text:p>
          </table:table-cell>
          <table:table-cell office:value-type="float" office:value="-0.0000161050210792935" calcext:value-type="float">
            <text:p>-1.61050210792935E-05</text:p>
          </table:table-cell>
          <table:table-cell office:value-type="float" office:value="0.0000198592989511526" calcext:value-type="float">
            <text:p>1.98592989511526E-05</text:p>
          </table:table-cell>
          <table:table-cell office:value-type="float" office:value="-0.0000304713696326342" calcext:value-type="float">
            <text:p>-3.04713696326342E-05</text:p>
          </table:table-cell>
          <table:table-cell office:value-type="float" office:value="-0.000009299600369439" calcext:value-type="float">
            <text:p>-9.299600369439E-06</text:p>
          </table:table-cell>
          <table:table-cell office:value-type="float" office:value="0.0000297611615703852" calcext:value-type="float">
            <text:p>2.97611615703852E-05</text:p>
          </table:table-cell>
          <table:table-cell office:value-type="float" office:value="-0.0000231704330136973" calcext:value-type="float">
            <text:p>-2.31704330136973E-05</text:p>
          </table:table-cell>
          <table:table-cell office:value-type="float" office:value="0.0000112410425374687" calcext:value-type="float">
            <text:p>1.12410425374687E-05</text:p>
          </table:table-cell>
          <table:table-cell office:value-type="float" office:value="-0.00000990597599026533" calcext:value-type="float">
            <text:p>-9.90597599026533E-06</text:p>
          </table:table-cell>
          <table:table-cell office:value-type="float" office:value="-0.00000949388588461497" calcext:value-type="float">
            <text:p>-9.49388588461497E-06</text:p>
          </table:table-cell>
          <table:table-cell office:value-type="float" office:value="0.0000104800264683624" calcext:value-type="float">
            <text:p>1.04800264683624E-05</text:p>
          </table:table-cell>
          <table:table-cell office:value-type="float" office:value="0.00000173277312981446" calcext:value-type="float">
            <text:p>1.73277312981446E-06</text:p>
          </table:table-cell>
          <table:table-cell office:value-type="float" office:value="0.0000152076496429676" calcext:value-type="float">
            <text:p>1.52076496429676E-05</text:p>
          </table:table-cell>
          <table:table-cell office:value-type="float" office:value="-0.0000177598652397748" calcext:value-type="float">
            <text:p>-1.77598652397748E-05</text:p>
          </table:table-cell>
          <table:table-cell office:value-type="float" office:value="-0.00000228060280588194" calcext:value-type="float">
            <text:p>-2.28060280588194E-06</text:p>
          </table:table-cell>
          <table:table-cell office:value-type="float" office:value="0.0000111235855113079" calcext:value-type="float">
            <text:p>1.11235855113079E-05</text:p>
          </table:table-cell>
          <table:table-cell office:value-type="float" office:value="-0.0000263720085721397" calcext:value-type="float">
            <text:p>-2.63720085721397E-05</text:p>
          </table:table-cell>
          <table:table-cell office:value-type="float" office:value="-0.000024633014821196" calcext:value-type="float">
            <text:p>-2.4633014821196E-05</text:p>
          </table:table-cell>
          <table:table-cell office:value-type="float" office:value="0.000055775222614296" calcext:value-type="float">
            <text:p>5.5775222614296E-05</text:p>
          </table:table-cell>
          <table:table-cell office:value-type="float" office:value="-0.0000221438408596342" calcext:value-type="float">
            <text:p>-2.21438408596342E-05</text:p>
          </table:table-cell>
          <table:table-cell office:value-type="float" office:value="0.0000060346238644482" calcext:value-type="float">
            <text:p>6.0346238644482E-06</text:p>
          </table:table-cell>
          <table:table-cell office:value-type="float" office:value="-0.0000122832245647575" calcext:value-type="float">
            <text:p>-1.22832245647575E-05</text:p>
          </table:table-cell>
          <table:table-cell office:value-type="float" office:value="0.0000148561701057703" calcext:value-type="float">
            <text:p>1.48561701057703E-05</text:p>
          </table:table-cell>
          <table:table-cell office:value-type="float" office:value="-0.00000182811024618257" calcext:value-type="float">
            <text:p>-1.82811024618257E-06</text:p>
          </table:table-cell>
          <table:table-cell office:value-type="float" office:value="-0.0000150841650858879" calcext:value-type="float">
            <text:p>-1.50841650858879E-05</text:p>
          </table:table-cell>
          <table:table-cell office:value-type="float" office:value="-0.0000168150916748377" calcext:value-type="float">
            <text:p>-1.68150916748377E-05</text:p>
          </table:table-cell>
          <table:table-cell office:value-type="float" office:value="0.0000504278491888499" calcext:value-type="float">
            <text:p>5.04278491888499E-05</text:p>
          </table:table-cell>
          <table:table-cell office:value-type="float" office:value="-0.0000169484675414111" calcext:value-type="float">
            <text:p>-1.69484675414111E-05</text:p>
          </table:table-cell>
          <table:table-cell office:value-type="float" office:value="-0.0000127864636003672" calcext:value-type="float">
            <text:p>-1.27864636003672E-05</text:p>
          </table:table-cell>
          <table:table-cell office:value-type="float" office:value="0.0000198910815752962" calcext:value-type="float">
            <text:p>1.98910815752962E-05</text:p>
          </table:table-cell>
          <table:table-cell office:value-type="float" office:value="-0.00000705404464723669" calcext:value-type="float">
            <text:p>-7.05404464723669E-06</text:p>
          </table:table-cell>
          <table:table-cell office:value-type="float" office:value="-0.00000387362569759242" calcext:value-type="float">
            <text:p>-3.87362569759242E-06</text:p>
          </table:table-cell>
          <table:table-cell office:value-type="float" office:value="0.0000393921429218125" calcext:value-type="float">
            <text:p>3.93921429218125E-05</text:p>
          </table:table-cell>
          <table:table-cell office:value-type="float" office:value="-0.000029313023868216" calcext:value-type="float">
            <text:p>-2.9313023868216E-05</text:p>
          </table:table-cell>
          <table:table-cell office:value-type="float" office:value="-0.0000128349101493064" calcext:value-type="float">
            <text:p>-1.28349101493064E-05</text:p>
          </table:table-cell>
          <table:table-cell office:value-type="float" office:value="0.0000261618793498397" calcext:value-type="float">
            <text:p>2.61618793498397E-05</text:p>
          </table:table-cell>
          <table:table-cell office:value-type="float" office:value="-0.0000224834795997109" calcext:value-type="float">
            <text:p>-2.24834795997109E-05</text:p>
          </table:table-cell>
          <table:table-cell office:value-type="float" office:value="0.000023007158190369" calcext:value-type="float">
            <text:p>2.3007158190369E-05</text:p>
          </table:table-cell>
          <table:table-cell office:value-type="float" office:value="-0.0000270342347527541" calcext:value-type="float">
            <text:p>-2.70342347527541E-05</text:p>
          </table:table-cell>
          <table:table-cell office:value-type="float" office:value="0.00000162226667604903" calcext:value-type="float">
            <text:p>1.62226667604903E-06</text:p>
          </table:table-cell>
          <table:table-cell office:value-type="float" office:value="-0.00000885417827134472" calcext:value-type="float">
            <text:p>-8.85417827134472E-06</text:p>
          </table:table-cell>
          <table:table-cell office:value-type="float" office:value="0.000052530060527356" calcext:value-type="float">
            <text:p>5.2530060527356E-05</text:p>
          </table:table-cell>
          <table:table-cell office:value-type="float" office:value="-0.000076419992311838" calcext:value-type="float">
            <text:p>-7.6419992311838E-05</text:p>
          </table:table-cell>
          <table:table-cell office:value-type="float" office:value="0.0000335195536159127" calcext:value-type="float">
            <text:p>3.35195536159127E-05</text:p>
          </table:table-cell>
          <table:table-cell office:value-type="float" office:value="0.00000733014217713102" calcext:value-type="float">
            <text:p>7.33014217713102E-06</text:p>
          </table:table-cell>
          <table:table-cell office:value-type="float" office:value="0.0000731545010089762" calcext:value-type="float">
            <text:p>7.31545010089762E-05</text:p>
          </table:table-cell>
          <table:table-cell office:value-type="float" office:value="-0.000110531115635581" calcext:value-type="float">
            <text:p>-0.000110531115636</text:p>
          </table:table-cell>
          <table:table-cell office:value-type="float" office:value="0.0000327168679029599" calcext:value-type="float">
            <text:p>3.27168679029599E-05</text:p>
          </table:table-cell>
          <table:table-cell office:value-type="float" office:value="0.0000117552032526391" calcext:value-type="float">
            <text:p>1.17552032526391E-05</text:p>
          </table:table-cell>
          <table:table-cell office:value-type="float" office:value="-0.0000276643975975488" calcext:value-type="float">
            <text:p>-2.76643975975488E-05</text:p>
          </table:table-cell>
          <table:table-cell office:value-type="float" office:value="0.0000337513427523528" calcext:value-type="float">
            <text:p>3.37513427523528E-05</text:p>
          </table:table-cell>
          <table:table-cell office:value-type="float" office:value="-0.0000233592893181811" calcext:value-type="float">
            <text:p>-2.33592893181811E-05</text:p>
          </table:table-cell>
          <table:table-cell office:value-type="float" office:value="-0.000013598536484527" calcext:value-type="float">
            <text:p>-1.3598536484527E-05</text:p>
          </table:table-cell>
          <table:table-cell office:value-type="float" office:value="0.00000903729136675358" calcext:value-type="float">
            <text:p>9.03729136675358E-06</text:p>
          </table:table-cell>
          <table:table-cell office:value-type="float" office:value="-0.0000163515557857763" calcext:value-type="float">
            <text:p>-1.63515557857763E-05</text:p>
          </table:table-cell>
          <table:table-cell office:value-type="float" office:value="0.0000519301597895483" calcext:value-type="float">
            <text:p>5.19301597895483E-05</text:p>
          </table:table-cell>
          <table:table-cell office:value-type="float" office:value="-0.0000179203998818545" calcext:value-type="float">
            <text:p>-1.79203998818545E-05</text:p>
          </table:table-cell>
          <table:table-cell office:value-type="float" office:value="-0.000223253065258999" calcext:value-type="float">
            <text:p>-0.000223253065259</text:p>
          </table:table-cell>
          <table:table-cell office:value-type="float" office:value="-0.000178498587324716" calcext:value-type="float">
            <text:p>-0.000178498587325</text:p>
          </table:table-cell>
          <table:table-cell office:value-type="float" office:value="-0.000457815152663521" calcext:value-type="float">
            <text:p>-0.000457815152664</text:p>
          </table:table-cell>
          <table:table-cell office:value-type="float" office:value="-0.0010367153264228" calcext:value-type="float">
            <text:p>-0.001036715326423</text:p>
          </table:table-cell>
          <table:table-cell office:value-type="float" office:value="-0.00127975194989777" calcext:value-type="float">
            <text:p>-0.001279751949898</text:p>
          </table:table-cell>
          <table:table-cell office:value-type="float" office:value="-0.000500229082538328" calcext:value-type="float">
            <text:p>-0.000500229082538</text:p>
          </table:table-cell>
          <table:table-cell office:value-type="float" office:value="-0.0000527633446394948" calcext:value-type="float">
            <text:p>-5.27633446394948E-05</text:p>
          </table:table-cell>
          <table:table-cell office:value-type="float" office:value="0.0000458973377824301" calcext:value-type="float">
            <text:p>4.58973377824301E-05</text:p>
          </table:table-cell>
          <table:table-cell office:value-type="float" office:value="0.000282704297973113" calcext:value-type="float">
            <text:p>0.000282704297973</text:p>
          </table:table-cell>
          <table:table-cell office:value-type="float" office:value="-0.000466149468095978" calcext:value-type="float">
            <text:p>-0.000466149468096</text:p>
          </table:table-cell>
          <table:table-cell office:value-type="float" office:value="-0.00156298987865405" calcext:value-type="float">
            <text:p>-0.001562989878654</text:p>
          </table:table-cell>
          <table:table-cell office:value-type="float" office:value="0.0202410277214024" calcext:value-type="float">
            <text:p>0.020241027721402</text:p>
          </table:table-cell>
          <table:table-cell office:value-type="float" office:value="0.00500220002096768" calcext:value-type="float">
            <text:p>0.005002200020968</text:p>
          </table:table-cell>
          <table:table-cell office:value-type="float" office:value="0.0201272327054313" calcext:value-type="float">
            <text:p>0.020127232705431</text:p>
          </table:table-cell>
          <table:table-cell office:value-type="float" office:value="-0.000158631899480566" calcext:value-type="float">
            <text:p>-0.000158631899481</text:p>
          </table:table-cell>
          <table:table-cell office:value-type="float" office:value="-0.00101678152309992" calcext:value-type="float">
            <text:p>-0.0010167815231</text:p>
          </table:table-cell>
          <table:table-cell office:value-type="float" office:value="0.00102563119068028" calcext:value-type="float">
            <text:p>0.00102563119068</text:p>
          </table:table-cell>
          <table:table-cell office:value-type="float" office:value="0.00116449960608911" calcext:value-type="float">
            <text:p>0.001164499606089</text:p>
          </table:table-cell>
          <table:table-cell office:value-type="float" office:value="-0.00344365783570977" calcext:value-type="float">
            <text:p>-0.00344365783571</text:p>
          </table:table-cell>
          <table:table-cell office:value-type="float" office:value="-0.00764945755797603" calcext:value-type="float">
            <text:p>-0.007649457557976</text:p>
          </table:table-cell>
          <table:table-cell office:value-type="float" office:value="-0.0280738630459393" calcext:value-type="float">
            <text:p>-0.028073863045939</text:p>
          </table:table-cell>
          <table:table-cell office:value-type="float" office:value="-0.00309298185964257" calcext:value-type="float">
            <text:p>-0.003092981859643</text:p>
          </table:table-cell>
          <table:table-cell office:value-type="float" office:value="-0.000694934562659511" calcext:value-type="float">
            <text:p>-0.00069493456266</text:p>
          </table:table-cell>
          <table:table-cell office:value-type="float" office:value="0.000663916497371852" calcext:value-type="float">
            <text:p>0.000663916497372</text:p>
          </table:table-cell>
          <table:table-cell office:value-type="float" office:value="-0.0027823853528231" calcext:value-type="float">
            <text:p>-0.002782385352823</text:p>
          </table:table-cell>
          <table:table-cell office:value-type="float" office:value="-0.00109312660442806" calcext:value-type="float">
            <text:p>-0.001093126604428</text:p>
          </table:table-cell>
          <table:table-cell office:value-type="float" office:value="0.000726577532927097" calcext:value-type="float">
            <text:p>0.000726577532927</text:p>
          </table:table-cell>
          <table:table-cell office:value-type="float" office:value="0.0000350785507146623" calcext:value-type="float">
            <text:p>3.50785507146623E-05</text:p>
          </table:table-cell>
          <table:table-cell office:value-type="float" office:value="-0.00244821176569715" calcext:value-type="float">
            <text:p>-0.002448211765697</text:p>
          </table:table-cell>
          <table:table-cell office:value-type="float" office:value="-0.000435539096745485" calcext:value-type="float">
            <text:p>-0.000435539096745</text:p>
          </table:table-cell>
          <table:table-cell office:value-type="float" office:value="0.000211205933093261" calcext:value-type="float">
            <text:p>0.000211205933093</text:p>
          </table:table-cell>
          <table:table-cell office:value-type="float" office:value="0.0403851454831701" calcext:value-type="float">
            <text:p>0.04038514548317</text:p>
          </table:table-cell>
          <table:table-cell office:value-type="float" office:value="-0.00129713985998392" calcext:value-type="float">
            <text:p>-0.001297139859984</text:p>
          </table:table-cell>
          <table:table-cell office:value-type="float" office:value="-0.0015646110652322" calcext:value-type="float">
            <text:p>-0.001564611065232</text:p>
          </table:table-cell>
          <table:table-cell office:value-type="float" office:value="-0.00508326095881662" calcext:value-type="float">
            <text:p>-0.005083260958817</text:p>
          </table:table-cell>
          <table:table-cell office:value-type="float" office:value="-0.00413658841864673" calcext:value-type="float">
            <text:p>-0.004136588418647</text:p>
          </table:table-cell>
          <table:table-cell office:value-type="float" office:value="-0.00202654615390174" calcext:value-type="float">
            <text:p>-0.002026546153902</text:p>
          </table:table-cell>
          <table:table-cell office:value-type="float" office:value="-0.00379750605059181" calcext:value-type="float">
            <text:p>-0.003797506050592</text:p>
          </table:table-cell>
          <table:table-cell office:value-type="float" office:value="-0.0142507844527867" calcext:value-type="float">
            <text:p>-0.014250784452787</text:p>
          </table:table-cell>
          <table:table-cell office:value-type="float" office:value="0.000791347691217137" calcext:value-type="float">
            <text:p>0.000791347691217</text:p>
          </table:table-cell>
          <table:table-cell office:value-type="float" office:value="-0.000168843707206101" calcext:value-type="float">
            <text:p>-0.000168843707206</text:p>
          </table:table-cell>
          <table:table-cell office:value-type="float" office:value="-0.00120767661903881" calcext:value-type="float">
            <text:p>-0.001207676619039</text:p>
          </table:table-cell>
          <table:table-cell office:value-type="float" office:value="-0.00123925460642899" calcext:value-type="float">
            <text:p>-0.001239254606429</text:p>
          </table:table-cell>
          <table:table-cell office:value-type="float" office:value="-0.000205745149627568" calcext:value-type="float">
            <text:p>-0.000205745149628</text:p>
          </table:table-cell>
          <table:table-cell office:value-type="float" office:value="0.000736896852326585" calcext:value-type="float">
            <text:p>0.000736896852327</text:p>
          </table:table-cell>
          <table:table-cell office:value-type="float" office:value="0.000235423346857166" calcext:value-type="float">
            <text:p>0.000235423346857</text:p>
          </table:table-cell>
          <table:table-cell office:value-type="float" office:value="-0.0000636597344863543" calcext:value-type="float">
            <text:p>-6.36597344863543E-05</text:p>
          </table:table-cell>
          <table:table-cell office:value-type="float" office:value="-0.00134545744152059" calcext:value-type="float">
            <text:p>-0.001345457441521</text:p>
          </table:table-cell>
          <table:table-cell office:value-type="float" office:value="-0.00458876489470817" calcext:value-type="float">
            <text:p>-0.004588764894708</text:p>
          </table:table-cell>
          <table:table-cell office:value-type="float" office:value="-0.000515979886313078" calcext:value-type="float">
            <text:p>-0.000515979886313</text:p>
          </table:table-cell>
          <table:table-cell office:value-type="float" office:value="0.0412947392645652" calcext:value-type="float">
            <text:p>0.041294739264565</text:p>
          </table:table-cell>
          <table:table-cell office:value-type="float" office:value="0.0015247995999409" calcext:value-type="float">
            <text:p>0.001524799599941</text:p>
          </table:table-cell>
          <table:table-cell office:value-type="float" office:value="-0.0012546349845507" calcext:value-type="float">
            <text:p>-0.001254634984551</text:p>
          </table:table-cell>
          <table:table-cell office:value-type="float" office:value="-0.00126871676671914" calcext:value-type="float">
            <text:p>-0.001268716766719</text:p>
          </table:table-cell>
          <table:table-cell office:value-type="float" office:value="-0.000400178192205669" calcext:value-type="float">
            <text:p>-0.000400178192206</text:p>
          </table:table-cell>
          <table:table-cell office:value-type="float" office:value="0.00271683887986524" calcext:value-type="float">
            <text:p>0.002716838879865</text:p>
          </table:table-cell>
          <table:table-cell office:value-type="float" office:value="-0.000293759078434486" calcext:value-type="float">
            <text:p>-0.000293759078434</text:p>
          </table:table-cell>
          <table:table-cell office:value-type="float" office:value="-0.0295703136859088" calcext:value-type="float">
            <text:p>-0.029570313685909</text:p>
          </table:table-cell>
          <table:table-cell office:value-type="float" office:value="-0.00427719434124896" calcext:value-type="float">
            <text:p>-0.004277194341249</text:p>
          </table:table-cell>
          <table:table-cell office:value-type="float" office:value="-0.000700194692390022" calcext:value-type="float">
            <text:p>-0.00070019469239</text:p>
          </table:table-cell>
          <table:table-cell office:value-type="float" office:value="0.000530504590217362" calcext:value-type="float">
            <text:p>0.000530504590217</text:p>
          </table:table-cell>
          <table:table-cell office:value-type="float" office:value="0.000137030813868733" calcext:value-type="float">
            <text:p>0.000137030813869</text:p>
          </table:table-cell>
          <table:table-cell office:value-type="float" office:value="-0.0000184915246215223" calcext:value-type="float">
            <text:p>-1.84915246215223E-05</text:p>
          </table:table-cell>
          <table:table-cell office:value-type="float" office:value="-0.00172647600685499" calcext:value-type="float">
            <text:p>-0.001726476006855</text:p>
          </table:table-cell>
          <table:table-cell office:value-type="float" office:value="-0.000968358746655351" calcext:value-type="float">
            <text:p>-0.000968358746655</text:p>
          </table:table-cell>
          <table:table-cell office:value-type="float" office:value="-0.00269273791137081" calcext:value-type="float">
            <text:p>-0.002692737911371</text:p>
          </table:table-cell>
          <table:table-cell office:value-type="float" office:value="-0.00333094600704709" calcext:value-type="float">
            <text:p>-0.003330946007047</text:p>
          </table:table-cell>
          <table:table-cell office:value-type="float" office:value="0.00177412000090588" calcext:value-type="float">
            <text:p>0.001774120000906</text:p>
          </table:table-cell>
          <table:table-cell office:value-type="float" office:value="0.0386871200356036" calcext:value-type="float">
            <text:p>0.038687120035604</text:p>
          </table:table-cell>
          <table:table-cell office:value-type="float" office:value="-0.00209606979345262" calcext:value-type="float">
            <text:p>-0.002096069793453</text:p>
          </table:table-cell>
          <table:table-cell office:value-type="float" office:value="-0.00504807612212432" calcext:value-type="float">
            <text:p>-0.005048076122124</text:p>
          </table:table-cell>
          <table:table-cell office:value-type="float" office:value="-0.00950765045878543" calcext:value-type="float">
            <text:p>-0.009507650458785</text:p>
          </table:table-cell>
          <table:table-cell office:value-type="float" office:value="-0.001701868294051" calcext:value-type="float">
            <text:p>-0.001701868294051</text:p>
          </table:table-cell>
          <table:table-cell office:value-type="float" office:value="-0.00243845984084595" calcext:value-type="float">
            <text:p>-0.002438459840846</text:p>
          </table:table-cell>
          <table:table-cell office:value-type="float" office:value="-0.00256876087749297" calcext:value-type="float">
            <text:p>-0.002568760877493</text:p>
          </table:table-cell>
          <table:table-cell office:value-type="float" office:value="-0.0116880485242623" calcext:value-type="float">
            <text:p>-0.011688048524262</text:p>
          </table:table-cell>
          <table:table-cell office:value-type="float" office:value="0.00103096810970527" calcext:value-type="float">
            <text:p>0.001030968109705</text:p>
          </table:table-cell>
          <table:table-cell office:value-type="float" office:value="0.00326045884821252" calcext:value-type="float">
            <text:p>0.003260458848213</text:p>
          </table:table-cell>
          <table:table-cell office:value-type="float" office:value="0.00114778337495408" calcext:value-type="float">
            <text:p>0.001147783374954</text:p>
          </table:table-cell>
          <table:table-cell office:value-type="float" office:value="-0.000117008857818623" calcext:value-type="float">
            <text:p>-0.000117008857819</text:p>
          </table:table-cell>
          <table:table-cell office:value-type="float" office:value="-0.00217236419591149" calcext:value-type="float">
            <text:p>-0.002172364195911</text:p>
          </table:table-cell>
          <table:table-cell office:value-type="float" office:value="0.0000356100836077511" calcext:value-type="float">
            <text:p>3.56100836077511E-05</text:p>
          </table:table-cell>
          <table:table-cell office:value-type="float" office:value="0.00107484944762071" calcext:value-type="float">
            <text:p>0.001074849447621</text:p>
          </table:table-cell>
          <table:table-cell office:value-type="float" office:value="-0.000416112232699106" calcext:value-type="float">
            <text:p>-0.000416112232699</text:p>
          </table:table-cell>
          <table:table-cell office:value-type="float" office:value="-0.00213586491049594" calcext:value-type="float">
            <text:p>-0.002135864910496</text:p>
          </table:table-cell>
          <table:table-cell office:value-type="float" office:value="-0.00193122503759968" calcext:value-type="float">
            <text:p>-0.0019312250376</text:p>
          </table:table-cell>
          <table:table-cell office:value-type="float" office:value="-0.00241649484291279" calcext:value-type="float">
            <text:p>-0.002416494842913</text:p>
          </table:table-cell>
          <table:table-cell office:value-type="float" office:value="0.0304490529443552" calcext:value-type="float">
            <text:p>0.030449052944355</text:p>
          </table:table-cell>
          <table:table-cell office:value-type="float" office:value="0.00516236606970766" calcext:value-type="float">
            <text:p>0.005162366069708</text:p>
          </table:table-cell>
          <table:table-cell office:value-type="float" office:value="0.0035997966422911" calcext:value-type="float">
            <text:p>0.003599796642291</text:p>
          </table:table-cell>
          <table:table-cell office:value-type="float" office:value="0.0067218752000815" calcext:value-type="float">
            <text:p>0.006721875200082</text:p>
          </table:table-cell>
          <table:table-cell office:value-type="float" office:value="-0.000707976280436562" calcext:value-type="float">
            <text:p>-0.000707976280437</text:p>
          </table:table-cell>
          <table:table-cell office:value-type="float" office:value="0.00216353592758689" calcext:value-type="float">
            <text:p>0.002163535927587</text:p>
          </table:table-cell>
          <table:table-cell office:value-type="float" office:value="0.000744146526391043" calcext:value-type="float">
            <text:p>0.000744146526391</text:p>
          </table:table-cell>
          <table:table-cell office:value-type="float" office:value="-0.0431603566054871" calcext:value-type="float">
            <text:p>-0.043160356605487</text:p>
          </table:table-cell>
          <table:table-cell office:value-type="float" office:value="-0.00133726635752296" calcext:value-type="float">
            <text:p>-0.001337266357523</text:p>
          </table:table-cell>
          <table:table-cell office:value-type="float" office:value="-0.00236511335120082" calcext:value-type="float">
            <text:p>-0.002365113351201</text:p>
          </table:table-cell>
          <table:table-cell office:value-type="float" office:value="-0.00540212527899609" calcext:value-type="float">
            <text:p>-0.005402125278996</text:p>
          </table:table-cell>
          <table:table-cell office:value-type="float" office:value="0.0376635425489249" calcext:value-type="float">
            <text:p>0.037663542548925</text:p>
          </table:table-cell>
          <table:table-cell office:value-type="float" office:value="-0.00173809978989659" calcext:value-type="float">
            <text:p>-0.001738099789897</text:p>
          </table:table-cell>
          <table:table-cell office:value-type="float" office:value="-0.00939147789319728" calcext:value-type="float">
            <text:p>-0.009391477893197</text:p>
          </table:table-cell>
          <table:table-cell office:value-type="float" office:value="-0.00576009767181884" calcext:value-type="float">
            <text:p>-0.005760097671819</text:p>
          </table:table-cell>
          <table:table-cell office:value-type="float" office:value="-0.00271131995122725" calcext:value-type="float">
            <text:p>-0.002711319951227</text:p>
          </table:table-cell>
          <table:table-cell office:value-type="float" office:value="-0.00564739524796881" calcext:value-type="float">
            <text:p>-0.005647395247969</text:p>
          </table:table-cell>
          <table:table-cell office:value-type="float" office:value="-0.00479025459225102" calcext:value-type="float">
            <text:p>-0.004790254592251</text:p>
          </table:table-cell>
          <table:table-cell office:value-type="float" office:value="0.0046361152865334" calcext:value-type="float">
            <text:p>0.004636115286533</text:p>
          </table:table-cell>
          <table:table-cell office:value-type="float" office:value="-0.0013243660018859" calcext:value-type="float">
            <text:p>-0.001324366001886</text:p>
          </table:table-cell>
          <table:table-cell office:value-type="float" office:value="-0.000692658425276937" calcext:value-type="float">
            <text:p>-0.000692658425277</text:p>
          </table:table-cell>
          <table:table-cell office:value-type="float" office:value="0.00103005001500156" calcext:value-type="float">
            <text:p>0.001030050015002</text:p>
          </table:table-cell>
          <table:table-cell office:value-type="float" office:value="-0.00273734221184757" calcext:value-type="float">
            <text:p>-0.002737342211848</text:p>
          </table:table-cell>
          <table:table-cell office:value-type="float" office:value="0.0256860275099511" calcext:value-type="float">
            <text:p>0.025686027509951</text:p>
          </table:table-cell>
          <table:table-cell office:value-type="float" office:value="0.00667818280755966" calcext:value-type="float">
            <text:p>0.00667818280756</text:p>
          </table:table-cell>
          <table:table-cell office:value-type="float" office:value="-0.0320717880261844" calcext:value-type="float">
            <text:p>-0.032071788026184</text:p>
          </table:table-cell>
          <table:table-cell office:value-type="float" office:value="-0.00308309374275956" calcext:value-type="float">
            <text:p>-0.00308309374276</text:p>
          </table:table-cell>
          <table:table-cell office:value-type="float" office:value="-0.000960958835601933" calcext:value-type="float">
            <text:p>-0.000960958835602</text:p>
          </table:table-cell>
          <table:table-cell office:value-type="float" office:value="0.0210518596150108" calcext:value-type="float">
            <text:p>0.021051859615011</text:p>
          </table:table-cell>
          <table:table-cell office:value-type="float" office:value="-0.0115422530529684" calcext:value-type="float">
            <text:p>-0.011542253052968</text:p>
          </table:table-cell>
          <table:table-cell office:value-type="float" office:value="-0.0111302817449606" calcext:value-type="float">
            <text:p>-0.011130281744961</text:p>
          </table:table-cell>
          <table:table-cell office:value-type="float" office:value="-0.00434237141040023" calcext:value-type="float">
            <text:p>-0.0043423714104</text:p>
          </table:table-cell>
          <table:table-cell office:value-type="float" office:value="0.00129882779350105" calcext:value-type="float">
            <text:p>0.001298827793501</text:p>
          </table:table-cell>
          <table:table-cell office:value-type="float" office:value="0.0093989849731364" calcext:value-type="float">
            <text:p>0.009398984973136</text:p>
          </table:table-cell>
          <table:table-cell office:value-type="float" office:value="0.00235352824277807" calcext:value-type="float">
            <text:p>0.002353528242778</text:p>
          </table:table-cell>
          <table:table-cell office:value-type="float" office:value="-0.000666329036232982" calcext:value-type="float">
            <text:p>-0.000666329036233</text:p>
          </table:table-cell>
          <table:table-cell office:value-type="float" office:value="-0.000247272535042642" calcext:value-type="float">
            <text:p>-0.000247272535043</text:p>
          </table:table-cell>
          <table:table-cell office:value-type="float" office:value="-0.000651074633001569" calcext:value-type="float">
            <text:p>-0.000651074633002</text:p>
          </table:table-cell>
          <table:table-cell office:value-type="float" office:value="-0.00147292661687293" calcext:value-type="float">
            <text:p>-0.001472926616873</text:p>
          </table:table-cell>
          <table:table-cell office:value-type="float" office:value="-0.0000629247913672137" calcext:value-type="float">
            <text:p>-6.29247913672137E-05</text:p>
          </table:table-cell>
          <table:table-cell office:value-type="float" office:value="-0.00151563848207448" calcext:value-type="float">
            <text:p>-0.001515638482074</text:p>
          </table:table-cell>
          <table:table-cell office:value-type="float" office:value="0.00391596902260394" calcext:value-type="float">
            <text:p>0.003915969022604</text:p>
          </table:table-cell>
          <table:table-cell office:value-type="float" office:value="0.00654580287007667" calcext:value-type="float">
            <text:p>0.006545802870077</text:p>
          </table:table-cell>
          <table:table-cell office:value-type="float" office:value="0.00901589395668673" calcext:value-type="float">
            <text:p>0.009015893956687</text:p>
          </table:table-cell>
          <table:table-cell office:value-type="float" office:value="0.0111417672960183" calcext:value-type="float">
            <text:p>0.011141767296018</text:p>
          </table:table-cell>
          <table:table-cell office:value-type="float" office:value="0.00738703572461158" calcext:value-type="float">
            <text:p>0.007387035724612</text:p>
          </table:table-cell>
          <table:table-cell office:value-type="float" office:value="0.00427767989010369" calcext:value-type="float">
            <text:p>0.004277679890104</text:p>
          </table:table-cell>
          <table:table-cell office:value-type="float" office:value="-0.00156757413992165" calcext:value-type="float">
            <text:p>-0.001567574139922</text:p>
          </table:table-cell>
          <table:table-cell office:value-type="float" office:value="0.0000537055000235376" calcext:value-type="float">
            <text:p>5.37055000235376E-05</text:p>
          </table:table-cell>
          <table:table-cell office:value-type="float" office:value="0.00126142328164508" calcext:value-type="float">
            <text:p>0.001261423281645</text:p>
          </table:table-cell>
          <table:table-cell office:value-type="float" office:value="0.000880469029079567" calcext:value-type="float">
            <text:p>0.00088046902908</text:p>
          </table:table-cell>
          <table:table-cell office:value-type="float" office:value="-0.00481788628721519" calcext:value-type="float">
            <text:p>-0.004817886287215</text:p>
          </table:table-cell>
          <table:table-cell office:value-type="float" office:value="-0.0367346279261132" calcext:value-type="float">
            <text:p>-0.036734627926113</text:p>
          </table:table-cell>
          <table:table-cell office:value-type="float" office:value="-0.00360172836462497" calcext:value-type="float">
            <text:p>-0.003601728364625</text:p>
          </table:table-cell>
          <table:table-cell office:value-type="float" office:value="-0.00188521690673954" calcext:value-type="float">
            <text:p>-0.00188521690674</text:p>
          </table:table-cell>
          <table:table-cell office:value-type="float" office:value="-0.000938372719355818" calcext:value-type="float">
            <text:p>-0.000938372719356</text:p>
          </table:table-cell>
          <table:table-cell office:value-type="float" office:value="-0.00047845494725457" calcext:value-type="float">
            <text:p>-0.000478454947255</text:p>
          </table:table-cell>
          <table:table-cell office:value-type="float" office:value="-0.00303705502342305" calcext:value-type="float">
            <text:p>-0.003037055023423</text:p>
          </table:table-cell>
          <table:table-cell office:value-type="float" office:value="-0.00325472813034838" calcext:value-type="float">
            <text:p>-0.003254728130348</text:p>
          </table:table-cell>
          <table:table-cell office:value-type="float" office:value="-0.000670493627426994" calcext:value-type="float">
            <text:p>-0.000670493627427</text:p>
          </table:table-cell>
          <table:table-cell office:value-type="float" office:value="0.000185314999284203" calcext:value-type="float">
            <text:p>0.000185314999284</text:p>
          </table:table-cell>
          <table:table-cell office:value-type="float" office:value="-0.00024356117402835" calcext:value-type="float">
            <text:p>-0.000243561174028</text:p>
          </table:table-cell>
          <table:table-cell office:value-type="float" office:value="0.0326773416045424" calcext:value-type="float">
            <text:p>0.032677341604542</text:p>
          </table:table-cell>
          <table:table-cell office:value-type="float" office:value="-0.00267256269122068" calcext:value-type="float">
            <text:p>-0.002672562691221</text:p>
          </table:table-cell>
          <table:table-cell office:value-type="float" office:value="-0.00697801324075203" calcext:value-type="float">
            <text:p>-0.006978013240752</text:p>
          </table:table-cell>
          <table:table-cell office:value-type="float" office:value="-0.00815815229180827" calcext:value-type="float">
            <text:p>-0.008158152291808</text:p>
          </table:table-cell>
          <table:table-cell office:value-type="float" office:value="-0.00260025144768589" calcext:value-type="float">
            <text:p>-0.002600251447686</text:p>
          </table:table-cell>
          <table:table-cell office:value-type="float" office:value="-0.00351026028442847" calcext:value-type="float">
            <text:p>-0.003510260284428</text:p>
          </table:table-cell>
          <table:table-cell office:value-type="float" office:value="-0.00229578383505979" calcext:value-type="float">
            <text:p>-0.00229578383506</text:p>
          </table:table-cell>
          <table:table-cell office:value-type="float" office:value="0.00558576744787914" calcext:value-type="float">
            <text:p>0.005585767447879</text:p>
          </table:table-cell>
          <table:table-cell office:value-type="float" office:value="0.00366740430420309" calcext:value-type="float">
            <text:p>0.003667404304203</text:p>
          </table:table-cell>
          <table:table-cell office:value-type="float" office:value="-0.0011980847102589" calcext:value-type="float">
            <text:p>-0.001198084710259</text:p>
          </table:table-cell>
          <table:table-cell office:value-type="float" office:value="-0.00131362358842557" calcext:value-type="float">
            <text:p>-0.001313623588426</text:p>
          </table:table-cell>
          <table:table-cell office:value-type="float" office:value="0.000552254062453905" calcext:value-type="float">
            <text:p>0.000552254062454</text:p>
          </table:table-cell>
          <table:table-cell office:value-type="float" office:value="-0.00330304792334751" calcext:value-type="float">
            <text:p>-0.003303047923348</text:p>
          </table:table-cell>
          <table:table-cell office:value-type="float" office:value="-0.00193796867435692" calcext:value-type="float">
            <text:p>-0.001937968674357</text:p>
          </table:table-cell>
          <table:table-cell office:value-type="float" office:value="0.00156540277716677" calcext:value-type="float">
            <text:p>0.001565402777167</text:p>
          </table:table-cell>
          <table:table-cell office:value-type="float" office:value="0.00840300228120672" calcext:value-type="float">
            <text:p>0.008403002281207</text:p>
          </table:table-cell>
          <table:table-cell office:value-type="float" office:value="0.0113482979518161" calcext:value-type="float">
            <text:p>0.011348297951816</text:p>
          </table:table-cell>
          <table:table-cell office:value-type="float" office:value="0.0131414021831878" calcext:value-type="float">
            <text:p>0.013141402183188</text:p>
          </table:table-cell>
          <table:table-cell office:value-type="float" office:value="0.00582110514998879" calcext:value-type="float">
            <text:p>0.005821105149989</text:p>
          </table:table-cell>
          <table:table-cell office:value-type="float" office:value="0.00102579968191219" calcext:value-type="float">
            <text:p>0.001025799681912</text:p>
          </table:table-cell>
          <table:table-cell office:value-type="float" office:value="-0.00083930587172254" calcext:value-type="float">
            <text:p>-0.000839305871723</text:p>
          </table:table-cell>
          <table:table-cell office:value-type="float" office:value="-0.00113829720833669" calcext:value-type="float">
            <text:p>-0.001138297208337</text:p>
          </table:table-cell>
          <table:table-cell office:value-type="float" office:value="0.0000604871333804713" calcext:value-type="float">
            <text:p>6.04871333804713E-05</text:p>
          </table:table-cell>
          <table:table-cell office:value-type="float" office:value="0.00122250837008886" calcext:value-type="float">
            <text:p>0.001222508370089</text:p>
          </table:table-cell>
          <table:table-cell office:value-type="float" office:value="0.000350490829170713" calcext:value-type="float">
            <text:p>0.000350490829171</text:p>
          </table:table-cell>
          <table:table-cell office:value-type="float" office:value="-0.00471883168492521" calcext:value-type="float">
            <text:p>-0.004718831684925</text:p>
          </table:table-cell>
          <table:table-cell office:value-type="float" office:value="-0.00399804739187115" calcext:value-type="float">
            <text:p>-0.003998047391871</text:p>
          </table:table-cell>
          <table:table-cell office:value-type="float" office:value="-0.022035469293786" calcext:value-type="float">
            <text:p>-0.022035469293786</text:p>
          </table:table-cell>
          <table:table-cell office:value-type="float" office:value="-0.00435157670022796" calcext:value-type="float">
            <text:p>-0.004351576700228</text:p>
          </table:table-cell>
          <table:table-cell office:value-type="float" office:value="-0.00168980074553649" calcext:value-type="float">
            <text:p>-0.001689800745536</text:p>
          </table:table-cell>
          <table:table-cell office:value-type="float" office:value="-0.000564520381272138" calcext:value-type="float">
            <text:p>-0.000564520381272</text:p>
          </table:table-cell>
          <table:table-cell office:value-type="float" office:value="-0.000297178147619481" calcext:value-type="float">
            <text:p>-0.000297178147619</text:p>
          </table:table-cell>
          <table:table-cell office:value-type="float" office:value="-0.00171288955136639" calcext:value-type="float">
            <text:p>-0.001712889551366</text:p>
          </table:table-cell>
          <table:table-cell office:value-type="float" office:value="-0.00133845182517328" calcext:value-type="float">
            <text:p>-0.001338451825173</text:p>
          </table:table-cell>
          <table:table-cell office:value-type="float" office:value="-0.00292298037993666" calcext:value-type="float">
            <text:p>-0.002922980379937</text:p>
          </table:table-cell>
          <table:table-cell office:value-type="float" office:value="-0.00120662780733544" calcext:value-type="float">
            <text:p>-0.001206627807335</text:p>
          </table:table-cell>
          <table:table-cell office:value-type="float" office:value="-0.000855236516577151" calcext:value-type="float">
            <text:p>-0.000855236516577</text:p>
          </table:table-cell>
          <table:table-cell office:value-type="float" office:value="0.0000567001262540279" calcext:value-type="float">
            <text:p>5.67001262540279E-05</text:p>
          </table:table-cell>
          <table:table-cell office:value-type="float" office:value="-0.00029472707647038" calcext:value-type="float">
            <text:p>-0.00029472707647</text:p>
          </table:table-cell>
          <table:table-cell office:value-type="float" office:value="-0.00106865423850805" calcext:value-type="float">
            <text:p>-0.001068654238508</text:p>
          </table:table-cell>
          <table:table-cell office:value-type="float" office:value="0.040782883664067" calcext:value-type="float">
            <text:p>0.040782883664067</text:p>
          </table:table-cell>
          <table:table-cell office:value-type="float" office:value="-0.00438914520186379" calcext:value-type="float">
            <text:p>-0.004389145201864</text:p>
          </table:table-cell>
          <table:table-cell office:value-type="float" office:value="-0.00455703749564246" calcext:value-type="float">
            <text:p>-0.004557037495642</text:p>
          </table:table-cell>
          <table:table-cell office:value-type="float" office:value="-0.00444950358114021" calcext:value-type="float">
            <text:p>-0.00444950358114</text:p>
          </table:table-cell>
          <table:table-cell office:value-type="float" office:value="-0.00222817526570929" calcext:value-type="float">
            <text:p>-0.002228175265709</text:p>
          </table:table-cell>
          <table:table-cell office:value-type="float" office:value="-0.00300087141012073" calcext:value-type="float">
            <text:p>-0.003000871410121</text:p>
          </table:table-cell>
          <table:table-cell office:value-type="float" office:value="-0.00423511292609974" calcext:value-type="float">
            <text:p>-0.0042351129261</text:p>
          </table:table-cell>
          <table:table-cell office:value-type="float" office:value="-0.00722315180337441" calcext:value-type="float">
            <text:p>-0.007223151803374</text:p>
          </table:table-cell>
          <table:table-cell office:value-type="float" office:value="0.00216389939571432" calcext:value-type="float">
            <text:p>0.002163899395714</text:p>
          </table:table-cell>
          <table:table-cell office:value-type="float" office:value="-0.0015516614005906" calcext:value-type="float">
            <text:p>-0.001551661400591</text:p>
          </table:table-cell>
          <table:table-cell office:value-type="float" office:value="-0.00100911310170698" calcext:value-type="float">
            <text:p>-0.001009113101707</text:p>
          </table:table-cell>
          <table:table-cell office:value-type="float" office:value="0.00133968974379778" calcext:value-type="float">
            <text:p>0.001339689743798</text:p>
          </table:table-cell>
          <table:table-cell office:value-type="float" office:value="-0.00138200763547036" calcext:value-type="float">
            <text:p>-0.00138200763547</text:p>
          </table:table-cell>
          <table:table-cell office:value-type="float" office:value="-0.00564761731938857" calcext:value-type="float">
            <text:p>-0.005647617319389</text:p>
          </table:table-cell>
          <table:table-cell office:value-type="float" office:value="0.000432751179770485" calcext:value-type="float">
            <text:p>0.00043275117977</text:p>
          </table:table-cell>
          <table:table-cell office:value-type="float" office:value="0.00176701675522939" calcext:value-type="float">
            <text:p>0.001767016755229</text:p>
          </table:table-cell>
          <table:table-cell office:value-type="float" office:value="0.000715256170677692" calcext:value-type="float">
            <text:p>0.000715256170678</text:p>
          </table:table-cell>
          <table:table-cell office:value-type="float" office:value="0.0000741337254064334" calcext:value-type="float">
            <text:p>7.41337254064334E-05</text:p>
          </table:table-cell>
          <table:table-cell office:value-type="float" office:value="-0.0010391905612811" calcext:value-type="float">
            <text:p>-0.001039190561281</text:p>
          </table:table-cell>
          <table:table-cell office:value-type="float" office:value="-0.000841228104276226" calcext:value-type="float">
            <text:p>-0.000841228104276</text:p>
          </table:table-cell>
          <table:table-cell office:value-type="float" office:value="-0.000504216028072158" calcext:value-type="float">
            <text:p>-0.000504216028072</text:p>
          </table:table-cell>
          <table:table-cell office:value-type="float" office:value="0.00118642642683048" calcext:value-type="float">
            <text:p>0.00118642642683</text:p>
          </table:table-cell>
          <table:table-cell office:value-type="float" office:value="-0.000225842531359599" calcext:value-type="float">
            <text:p>-0.00022584253136</text:p>
          </table:table-cell>
          <table:table-cell office:value-type="float" office:value="-0.000294083029286463" calcext:value-type="float">
            <text:p>-0.000294083029286</text:p>
          </table:table-cell>
          <table:table-cell office:value-type="float" office:value="0.00024785752152745" calcext:value-type="float">
            <text:p>0.000247857521527</text:p>
          </table:table-cell>
          <table:table-cell office:value-type="float" office:value="-0.0000938898963517842" calcext:value-type="float">
            <text:p>-9.38898963517842E-05</text:p>
          </table:table-cell>
          <table:table-cell office:value-type="float" office:value="-0.0000767515311140277" calcext:value-type="float">
            <text:p>-7.67515311140277E-05</text:p>
          </table:table-cell>
          <table:table-cell office:value-type="float" office:value="-0.000150391902006553" calcext:value-type="float">
            <text:p>-0.000150391902007</text:p>
          </table:table-cell>
          <table:table-cell office:value-type="float" office:value="-0.000100448264037656" calcext:value-type="float">
            <text:p>-0.000100448264038</text:p>
          </table:table-cell>
          <table:table-cell office:value-type="float" office:value="-0.0000187283996119225" calcext:value-type="float">
            <text:p>-1.87283996119225E-05</text:p>
          </table:table-cell>
          <table:table-cell office:value-type="float" office:value="0.0000587762596561126" calcext:value-type="float">
            <text:p>5.87762596561126E-05</text:p>
          </table:table-cell>
          <table:table-cell office:value-type="float" office:value="0.0000367015076175314" calcext:value-type="float">
            <text:p>3.67015076175314E-05</text:p>
          </table:table-cell>
          <table:table-cell office:value-type="float" office:value="-0.0000264620854051323" calcext:value-type="float">
            <text:p>-2.64620854051323E-05</text:p>
          </table:table-cell>
          <table:table-cell office:value-type="float" office:value="-0.0000440734613266214" calcext:value-type="float">
            <text:p>-4.40734613266214E-05</text:p>
          </table:table-cell>
          <table:table-cell office:value-type="float" office:value="0.00000865931249266483" calcext:value-type="float">
            <text:p>8.65931249266483E-06</text:p>
          </table:table-cell>
          <table:table-cell office:value-type="float" office:value="0.00000629970617926912" calcext:value-type="float">
            <text:p>6.29970617926912E-06</text:p>
          </table:table-cell>
          <table:table-cell office:value-type="float" office:value="-0.0000182579529743876" calcext:value-type="float">
            <text:p>-1.82579529743876E-05</text:p>
          </table:table-cell>
          <table:table-cell office:value-type="float" office:value="0.0000102741752852076" calcext:value-type="float">
            <text:p>1.02741752852076E-05</text:p>
          </table:table-cell>
          <table:table-cell office:value-type="float" office:value="0.0000134512581419499" calcext:value-type="float">
            <text:p>1.34512581419499E-05</text:p>
          </table:table-cell>
          <table:table-cell office:value-type="float" office:value="-0.000029823391154149" calcext:value-type="float">
            <text:p>-2.9823391154149E-05</text:p>
          </table:table-cell>
          <table:table-cell office:value-type="float" office:value="-0.0000069821627336486" calcext:value-type="float">
            <text:p>-6.9821627336486E-06</text:p>
          </table:table-cell>
          <table:table-cell office:value-type="float" office:value="0.0000124001288921982" calcext:value-type="float">
            <text:p>1.24001288921982E-05</text:p>
          </table:table-cell>
          <table:table-cell office:value-type="float" office:value="0.00000402916064706771" calcext:value-type="float">
            <text:p>4.02916064706771E-06</text:p>
          </table:table-cell>
          <table:table-cell office:value-type="float" office:value="-0.0000207151308967424" calcext:value-type="float">
            <text:p>-2.07151308967424E-05</text:p>
          </table:table-cell>
          <table:table-cell office:value-type="float" office:value="0.00000948317012033906" calcext:value-type="float">
            <text:p>9.48317012033906E-06</text:p>
          </table:table-cell>
          <table:table-cell office:value-type="float" office:value="-0.00000883181992533677" calcext:value-type="float">
            <text:p>-8.83181992533677E-06</text:p>
          </table:table-cell>
          <table:table-cell office:value-type="float" office:value="0.0000242773824705722" calcext:value-type="float">
            <text:p>2.42773824705722E-05</text:p>
          </table:table-cell>
          <table:table-cell office:value-type="float" office:value="0.000000536261895833778" calcext:value-type="float">
            <text:p>5.36261895833778E-07</text:p>
          </table:table-cell>
          <table:table-cell office:value-type="float" office:value="-0.000031226367954329" calcext:value-type="float">
            <text:p>-3.1226367954329E-05</text:p>
          </table:table-cell>
          <table:table-cell office:value-type="float" office:value="0.0000060629229107767" calcext:value-type="float">
            <text:p>6.0629229107767E-06</text:p>
          </table:table-cell>
          <table:table-cell office:value-type="float" office:value="0.000016103800730749" calcext:value-type="float">
            <text:p>1.6103800730749E-05</text:p>
          </table:table-cell>
          <table:table-cell office:value-type="float" office:value="-0.0000321258278179748" calcext:value-type="float">
            <text:p>-3.21258278179748E-05</text:p>
          </table:table-cell>
          <table:table-cell office:value-type="float" office:value="0.0000296419133369308" calcext:value-type="float">
            <text:p>2.96419133369308E-05</text:p>
          </table:table-cell>
          <table:table-cell office:value-type="float" office:value="0.00000396988041501123" calcext:value-type="float">
            <text:p>3.96988041501123E-06</text:p>
          </table:table-cell>
          <table:table-cell office:value-type="float" office:value="-0.0000639850141242459" calcext:value-type="float">
            <text:p>-6.39850141242459E-05</text:p>
          </table:table-cell>
          <table:table-cell office:value-type="float" office:value="0.0000417212800533084" calcext:value-type="float">
            <text:p>4.17212800533084E-05</text:p>
          </table:table-cell>
          <table:table-cell office:value-type="float" office:value="-0.00000908245522363016" calcext:value-type="float">
            <text:p>-9.08245522363016E-06</text:p>
          </table:table-cell>
          <table:table-cell office:value-type="float" office:value="-0.00000974738589809565" calcext:value-type="float">
            <text:p>-9.74738589809565E-06</text:p>
          </table:table-cell>
          <table:table-cell office:value-type="float" office:value="0.00000322957786147438" calcext:value-type="float">
            <text:p>3.22957786147438E-06</text:p>
          </table:table-cell>
          <table:table-cell office:value-type="float" office:value="0.00000167874776019206" calcext:value-type="float">
            <text:p>1.67874776019206E-06</text:p>
          </table:table-cell>
          <table:table-cell office:value-type="float" office:value="0.000000466436977542006" calcext:value-type="float">
            <text:p>4.66436977542006E-07</text:p>
          </table:table-cell>
          <table:table-cell office:value-type="float" office:value="0.0000117813939525813" calcext:value-type="float">
            <text:p>1.17813939525813E-05</text:p>
          </table:table-cell>
          <table:table-cell office:value-type="float" office:value="-0.00000356334269002723" calcext:value-type="float">
            <text:p>-3.56334269002723E-06</text:p>
          </table:table-cell>
          <table:table-cell office:value-type="float" office:value="-0.000000843291568908278" calcext:value-type="float">
            <text:p>-8.43291568908278E-07</text:p>
          </table:table-cell>
          <table:table-cell office:value-type="float" office:value="-0.0000165058694068798" calcext:value-type="float">
            <text:p>-1.65058694068798E-05</text:p>
          </table:table-cell>
          <table:table-cell office:value-type="float" office:value="0.00000279264296354498" calcext:value-type="float">
            <text:p>2.79264296354498E-06</text:p>
          </table:table-cell>
          <table:table-cell office:value-type="float" office:value="0.0000284806936994841" calcext:value-type="float">
            <text:p>2.84806936994841E-05</text:p>
          </table:table-cell>
          <table:table-cell office:value-type="float" office:value="-0.0000255521525076019" calcext:value-type="float">
            <text:p>-2.55521525076019E-05</text:p>
          </table:table-cell>
          <table:table-cell office:value-type="float" office:value="0.00000851911184052145" calcext:value-type="float">
            <text:p>8.51911184052145E-06</text:p>
          </table:table-cell>
          <table:table-cell office:value-type="float" office:value="-0.0000177795172656148" calcext:value-type="float">
            <text:p>-1.77795172656148E-05</text:p>
          </table:table-cell>
          <table:table-cell office:value-type="float" office:value="0.0000414804275075675" calcext:value-type="float">
            <text:p>4.14804275075675E-05</text:p>
          </table:table-cell>
          <table:table-cell office:value-type="float" office:value="-0.0000415854183097308" calcext:value-type="float">
            <text:p>-4.15854183097308E-05</text:p>
          </table:table-cell>
          <table:table-cell office:value-type="float" office:value="0.0000122941698868506" calcext:value-type="float">
            <text:p>1.22941698868506E-05</text:p>
          </table:table-cell>
          <table:table-cell office:value-type="float" office:value="0.00000114992276245562" calcext:value-type="float">
            <text:p>1.14992276245562E-06</text:p>
          </table:table-cell>
          <table:table-cell office:value-type="float" office:value="-0.00000574467189157213" calcext:value-type="float">
            <text:p>-5.74467189157213E-06</text:p>
          </table:table-cell>
          <table:table-cell office:value-type="float" office:value="0.00000936803386131224" calcext:value-type="float">
            <text:p>9.36803386131224E-06</text:p>
          </table:table-cell>
          <table:table-cell office:value-type="float" office:value="0.0000209808356858576" calcext:value-type="float">
            <text:p>2.09808356858576E-05</text:p>
          </table:table-cell>
          <table:table-cell office:value-type="float" office:value="-0.0000258044397917212" calcext:value-type="float">
            <text:p>-2.58044397917212E-05</text:p>
          </table:table-cell>
          <table:table-cell office:value-type="float" office:value="0.0000177692298581333" calcext:value-type="float">
            <text:p>1.77692298581333E-05</text:p>
          </table:table-cell>
          <table:table-cell office:value-type="float" office:value="-0.0000433185406954473" calcext:value-type="float">
            <text:p>-4.33185406954473E-05</text:p>
          </table:table-cell>
          <table:table-cell office:value-type="float" office:value="0.0000305600710225895" calcext:value-type="float">
            <text:p>3.05600710225895E-05</text:p>
          </table:table-cell>
          <table:table-cell office:value-type="float" office:value="-0.00000319851024260798" calcext:value-type="float">
            <text:p>-3.19851024260798E-06</text:p>
          </table:table-cell>
          <table:table-cell office:value-type="float" office:value="-0.00000517573417202488" calcext:value-type="float">
            <text:p>-5.17573417202488E-06</text:p>
          </table:table-cell>
          <table:table-cell office:value-type="float" office:value="0.00000860200712188286" calcext:value-type="float">
            <text:p>8.60200712188286E-06</text:p>
          </table:table-cell>
          <table:table-cell office:value-type="float" office:value="-0.0000117915209533748" calcext:value-type="float">
            <text:p>-1.17915209533748E-05</text:p>
          </table:table-cell>
          <table:table-cell office:value-type="float" office:value="-0.00000983246122909787" calcext:value-type="float">
            <text:p>-9.83246122909787E-06</text:p>
          </table:table-cell>
          <table:table-cell office:value-type="float" office:value="0.00000718850258485393" calcext:value-type="float">
            <text:p>7.18850258485393E-06</text:p>
          </table:table-cell>
          <table:table-cell office:value-type="float" office:value="0.0000116628783290995" calcext:value-type="float">
            <text:p>1.16628783290995E-05</text:p>
          </table:table-cell>
          <table:table-cell office:value-type="float" office:value="0.00000865711709829853" calcext:value-type="float">
            <text:p>8.65711709829853E-06</text:p>
          </table:table-cell>
          <table:table-cell office:value-type="float" office:value="-0.0000266374423042448" calcext:value-type="float">
            <text:p>-2.66374423042448E-05</text:p>
          </table:table-cell>
          <table:table-cell office:value-type="float" office:value="-0.0000140302515941881" calcext:value-type="float">
            <text:p>-1.40302515941881E-05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268331647581" calcext:value-type="float">
            <text:p>1.05268331647581</text:p>
          </table:table-cell>
          <table:table-cell table:formula="of:=[.B9]*9.8" office:value-type="float" office:value="10.3162965014629" calcext:value-type="float">
            <text:p>10.316296501462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58070653325542" calcext:value-type="float">
            <text:p>1.58070653325542E-06</text:p>
          </table:table-cell>
          <table:table-cell table:formula="of:=0.5*[.D12]*(([.D5]-[.C5])/([.D1]-[.C1]))^2" office:value-type="float" office:value="0.0000493762385099588" calcext:value-type="float">
            <text:p>4.93762385099588E-05</text:p>
          </table:table-cell>
          <table:table-cell table:formula="of:=0.5*[.E12]*(([.E5]-[.D5])/([.E1]-[.D1]))^2" office:value-type="float" office:value="0.00000820927259278903" calcext:value-type="float">
            <text:p>8.20927259278903E-06</text:p>
          </table:table-cell>
          <table:table-cell table:formula="of:=0.5*[.F12]*(([.F5]-[.E5])/([.F1]-[.E1]))^2" office:value-type="float" office:value="0.0000529605896084391" calcext:value-type="float">
            <text:p>5.29605896084391E-05</text:p>
          </table:table-cell>
          <table:table-cell table:formula="of:=0.5*[.G12]*(([.G5]-[.F5])/([.G1]-[.F1]))^2" office:value-type="float" office:value="0.00000000636824924121992" calcext:value-type="float">
            <text:p>6.36824924121992E-09</text:p>
          </table:table-cell>
          <table:table-cell table:formula="of:=0.5*[.H12]*(([.H5]-[.G5])/([.H1]-[.G1]))^2" office:value-type="float" office:value="0.000000848481018055729" calcext:value-type="float">
            <text:p>8.48481018055729E-07</text:p>
          </table:table-cell>
          <table:table-cell table:formula="of:=0.5*[.I12]*(([.I5]-[.H5])/([.I1]-[.H1]))^2" office:value-type="float" office:value="0.0000154199337381612" calcext:value-type="float">
            <text:p>1.54199337381612E-05</text:p>
          </table:table-cell>
          <table:table-cell table:formula="of:=0.5*[.J12]*(([.J5]-[.I5])/([.J1]-[.I1]))^2" office:value-type="float" office:value="0.0000137832695675521" calcext:value-type="float">
            <text:p>1.37832695675521E-05</text:p>
          </table:table-cell>
          <table:table-cell table:formula="of:=0.5*[.K12]*(([.K5]-[.J5])/([.K1]-[.J1]))^2" office:value-type="float" office:value="0.00000517062498443446" calcext:value-type="float">
            <text:p>5.17062498443446E-06</text:p>
          </table:table-cell>
          <table:table-cell table:formula="of:=0.5*[.L12]*(([.L5]-[.K5])/([.L1]-[.K1]))^2" office:value-type="float" office:value="0.0000041491747682638" calcext:value-type="float">
            <text:p>4.1491747682638E-06</text:p>
          </table:table-cell>
          <table:table-cell table:formula="of:=0.5*[.M12]*(([.M5]-[.L5])/([.M1]-[.L1]))^2" office:value-type="float" office:value="0.000000347360936457192" calcext:value-type="float">
            <text:p>3.47360936457192E-07</text:p>
          </table:table-cell>
          <table:table-cell table:formula="of:=0.5*[.N12]*(([.N5]-[.M5])/([.N1]-[.M1]))^2" office:value-type="float" office:value="0.000027265565126087" calcext:value-type="float">
            <text:p>2.7265565126087E-05</text:p>
          </table:table-cell>
          <table:table-cell table:formula="of:=0.5*[.O12]*(([.O5]-[.N5])/([.O1]-[.N1]))^2" office:value-type="float" office:value="0.0000000223380638537417" calcext:value-type="float">
            <text:p>2.23380638537417E-08</text:p>
          </table:table-cell>
          <table:table-cell table:formula="of:=0.5*[.P12]*(([.P5]-[.O5])/([.P1]-[.O1]))^2" office:value-type="float" office:value="0.0000030409704923563" calcext:value-type="float">
            <text:p>3.0409704923563E-06</text:p>
          </table:table-cell>
          <table:table-cell table:formula="of:=0.5*[.Q12]*(([.Q5]-[.P5])/([.Q1]-[.P1]))^2" office:value-type="float" office:value="0.0000172702868952117" calcext:value-type="float">
            <text:p>1.72702868952117E-05</text:p>
          </table:table-cell>
          <table:table-cell table:formula="of:=0.5*[.R12]*(([.R5]-[.Q5])/([.R1]-[.Q1]))^2" office:value-type="float" office:value="0.000000000170237564917272" calcext:value-type="float">
            <text:p>1.70237564917272E-10</text:p>
          </table:table-cell>
          <table:table-cell table:formula="of:=0.5*[.S12]*(([.S5]-[.R5])/([.S1]-[.R1]))^2" office:value-type="float" office:value="0.0000403838474094253" calcext:value-type="float">
            <text:p>4.03838474094253E-05</text:p>
          </table:table-cell>
          <table:table-cell table:formula="of:=0.5*[.T12]*(([.T5]-[.S5])/([.T1]-[.S1]))^2" office:value-type="float" office:value="0.00000642170088120493" calcext:value-type="float">
            <text:p>6.42170088120493E-06</text:p>
          </table:table-cell>
          <table:table-cell table:formula="of:=0.5*[.U12]*(([.U5]-[.T5])/([.U1]-[.T1]))^2" office:value-type="float" office:value="0.000000714261120003209" calcext:value-type="float">
            <text:p>7.14261120003209E-07</text:p>
          </table:table-cell>
          <table:table-cell table:formula="of:=0.5*[.V12]*(([.V5]-[.U5])/([.V1]-[.U1]))^2" office:value-type="float" office:value="0.00000778697214905922" calcext:value-type="float">
            <text:p>7.78697214905922E-06</text:p>
          </table:table-cell>
          <table:table-cell table:formula="of:=0.5*[.W12]*(([.W5]-[.V5])/([.W1]-[.V1]))^2" office:value-type="float" office:value="0.0000314533146997521" calcext:value-type="float">
            <text:p>3.14533146997521E-05</text:p>
          </table:table-cell>
          <table:table-cell table:formula="of:=0.5*[.X12]*(([.X5]-[.W5])/([.X1]-[.W1]))^2" office:value-type="float" office:value="0.0000119228239624902" calcext:value-type="float">
            <text:p>1.19228239624902E-05</text:p>
          </table:table-cell>
          <table:table-cell table:formula="of:=0.5*[.Y12]*(([.Y5]-[.X5])/([.Y1]-[.X1]))^2" office:value-type="float" office:value="0.00000171316884421913" calcext:value-type="float">
            <text:p>1.71316884421913E-06</text:p>
          </table:table-cell>
          <table:table-cell table:formula="of:=0.5*[.Z12]*(([.Z5]-[.Y5])/([.Z1]-[.Y1]))^2" office:value-type="float" office:value="0.00000696973014627447" calcext:value-type="float">
            <text:p>6.96973014627447E-06</text:p>
          </table:table-cell>
          <table:table-cell table:formula="of:=0.5*[.AA12]*(([.AA5]-[.Z5])/([.AA1]-[.Z1]))^2" office:value-type="float" office:value="0.000066126959080096" calcext:value-type="float">
            <text:p>6.6126959080096E-05</text:p>
          </table:table-cell>
          <table:table-cell table:formula="of:=0.5*[.AB12]*(([.AB5]-[.AA5])/([.AB1]-[.AA1]))^2" office:value-type="float" office:value="0.0000063139337754021" calcext:value-type="float">
            <text:p>6.3139337754021E-06</text:p>
          </table:table-cell>
          <table:table-cell table:formula="of:=0.5*[.AC12]*(([.AC5]-[.AB5])/([.AC1]-[.AB1]))^2" office:value-type="float" office:value="0.00000535679202118342" calcext:value-type="float">
            <text:p>5.35679202118342E-06</text:p>
          </table:table-cell>
          <table:table-cell table:formula="of:=0.5*[.AD12]*(([.AD5]-[.AC5])/([.AD1]-[.AC1]))^2" office:value-type="float" office:value="0.00005769155017005" calcext:value-type="float">
            <text:p>5.769155017005E-05</text:p>
          </table:table-cell>
          <table:table-cell table:formula="of:=0.5*[.AE12]*(([.AE5]-[.AD5])/([.AE1]-[.AD1]))^2" office:value-type="float" office:value="0.0000012418794489603" calcext:value-type="float">
            <text:p>1.2418794489603E-06</text:p>
          </table:table-cell>
          <table:table-cell table:formula="of:=0.5*[.AF12]*(([.AF5]-[.AE5])/([.AF1]-[.AE1]))^2" office:value-type="float" office:value="0.000000736584974414415" calcext:value-type="float">
            <text:p>7.36584974414415E-07</text:p>
          </table:table-cell>
          <table:table-cell table:formula="of:=0.5*[.AG12]*(([.AG5]-[.AF5])/([.AG1]-[.AF1]))^2" office:value-type="float" office:value="0.00000276656259876289" calcext:value-type="float">
            <text:p>2.76656259876289E-06</text:p>
          </table:table-cell>
          <table:table-cell table:formula="of:=0.5*[.AH12]*(([.AH5]-[.AG5])/([.AH1]-[.AG1]))^2" office:value-type="float" office:value="0.0000000816741643502693" calcext:value-type="float">
            <text:p>8.16741643502693E-08</text:p>
          </table:table-cell>
          <table:table-cell table:formula="of:=0.5*[.AI12]*(([.AI5]-[.AH5])/([.AI1]-[.AH1]))^2" office:value-type="float" office:value="0.0000245086594522359" calcext:value-type="float">
            <text:p>2.45086594522359E-05</text:p>
          </table:table-cell>
          <table:table-cell table:formula="of:=0.5*[.AJ12]*(([.AJ5]-[.AI5])/([.AJ1]-[.AI1]))^2" office:value-type="float" office:value="0.0000193855271318401" calcext:value-type="float">
            <text:p>1.93855271318401E-05</text:p>
          </table:table-cell>
          <table:table-cell table:formula="of:=0.5*[.AK12]*(([.AK5]-[.AJ5])/([.AK1]-[.AJ1]))^2" office:value-type="float" office:value="0.00000205910580012852" calcext:value-type="float">
            <text:p>2.05910580012852E-06</text:p>
          </table:table-cell>
          <table:table-cell table:formula="of:=0.5*[.AL12]*(([.AL5]-[.AK5])/([.AL1]-[.AK1]))^2" office:value-type="float" office:value="0.00000171527958582325" calcext:value-type="float">
            <text:p>1.71527958582325E-06</text:p>
          </table:table-cell>
          <table:table-cell table:formula="of:=0.5*[.AM12]*(([.AM5]-[.AL5])/([.AM1]-[.AL1]))^2" office:value-type="float" office:value="0.0000100667613339285" calcext:value-type="float">
            <text:p>1.00667613339285E-05</text:p>
          </table:table-cell>
          <table:table-cell table:formula="of:=0.5*[.AN12]*(([.AN5]-[.AM5])/([.AN1]-[.AM1]))^2" office:value-type="float" office:value="0.000110768542468636" calcext:value-type="float">
            <text:p>0.000110768542469</text:p>
          </table:table-cell>
          <table:table-cell table:formula="of:=0.5*[.AO12]*(([.AO5]-[.AN5])/([.AO1]-[.AN1]))^2" office:value-type="float" office:value="0.0000134454747519245" calcext:value-type="float">
            <text:p>1.34454747519245E-05</text:p>
          </table:table-cell>
          <table:table-cell table:formula="of:=0.5*[.AP12]*(([.AP5]-[.AO5])/([.AP1]-[.AO1]))^2" office:value-type="float" office:value="0.000000471346452210099" calcext:value-type="float">
            <text:p>4.71346452210099E-07</text:p>
          </table:table-cell>
          <table:table-cell table:formula="of:=0.5*[.AQ12]*(([.AQ5]-[.AP5])/([.AQ1]-[.AP1]))^2" office:value-type="float" office:value="0.000000213423684959918" calcext:value-type="float">
            <text:p>2.13423684959918E-07</text:p>
          </table:table-cell>
          <table:table-cell table:formula="of:=0.5*[.AR12]*(([.AR5]-[.AQ5])/([.AR1]-[.AQ1]))^2" office:value-type="float" office:value="0.0000121960807775194" calcext:value-type="float">
            <text:p>1.21960807775194E-05</text:p>
          </table:table-cell>
          <table:table-cell table:formula="of:=0.5*[.AS12]*(([.AS5]-[.AR5])/([.AS1]-[.AR1]))^2" office:value-type="float" office:value="0.00000144230155543376" calcext:value-type="float">
            <text:p>1.44230155543376E-06</text:p>
          </table:table-cell>
          <table:table-cell table:formula="of:=0.5*[.AT12]*(([.AT5]-[.AS5])/([.AT1]-[.AS1]))^2" office:value-type="float" office:value="0.000037460784093267" calcext:value-type="float">
            <text:p>3.7460784093267E-05</text:p>
          </table:table-cell>
          <table:table-cell table:formula="of:=0.5*[.AU12]*(([.AU5]-[.AT5])/([.AU1]-[.AT1]))^2" office:value-type="float" office:value="0.000000799648861715746" calcext:value-type="float">
            <text:p>7.99648861715746E-07</text:p>
          </table:table-cell>
          <table:table-cell table:formula="of:=0.5*[.AV12]*(([.AV5]-[.AU5])/([.AV1]-[.AU1]))^2" office:value-type="float" office:value="0.00000183599748476606" calcext:value-type="float">
            <text:p>1.83599748476606E-06</text:p>
          </table:table-cell>
          <table:table-cell table:formula="of:=0.5*[.AW12]*(([.AW5]-[.AV5])/([.AW1]-[.AV1]))^2" office:value-type="float" office:value="0.00000234618975509998" calcext:value-type="float">
            <text:p>2.34618975509998E-06</text:p>
          </table:table-cell>
          <table:table-cell table:formula="of:=0.5*[.AX12]*(([.AX5]-[.AW5])/([.AX1]-[.AW1]))^2" office:value-type="float" office:value="0.00000156515662710018" calcext:value-type="float">
            <text:p>1.56515662710018E-06</text:p>
          </table:table-cell>
          <table:table-cell table:formula="of:=0.5*[.AY12]*(([.AY5]-[.AX5])/([.AY1]-[.AX1]))^2" office:value-type="float" office:value="0.00000469138498101036" calcext:value-type="float">
            <text:p>4.69138498101036E-06</text:p>
          </table:table-cell>
          <table:table-cell table:formula="of:=0.5*[.AZ12]*(([.AZ5]-[.AY5])/([.AZ1]-[.AY1]))^2" office:value-type="float" office:value="0.00000111528436458936" calcext:value-type="float">
            <text:p>1.11528436458936E-06</text:p>
          </table:table-cell>
          <table:table-cell table:formula="of:=0.5*[.BA12]*(([.BA5]-[.AZ5])/([.BA1]-[.AZ1]))^2" office:value-type="float" office:value="0.000000220812388137206" calcext:value-type="float">
            <text:p>2.20812388137206E-07</text:p>
          </table:table-cell>
          <table:table-cell table:formula="of:=0.5*[.BB12]*(([.BB5]-[.BA5])/([.BB1]-[.BA1]))^2" office:value-type="float" office:value="0.00000190339039736164" calcext:value-type="float">
            <text:p>1.90339039736164E-06</text:p>
          </table:table-cell>
          <table:table-cell table:formula="of:=0.5*[.BC12]*(([.BC5]-[.BB5])/([.BC1]-[.BB1]))^2" office:value-type="float" office:value="0.000191195636110483" calcext:value-type="float">
            <text:p>0.00019119563611</text:p>
          </table:table-cell>
          <table:table-cell table:formula="of:=0.5*[.BD12]*(([.BD5]-[.BC5])/([.BD1]-[.BC1]))^2" office:value-type="float" office:value="0.0000590840022991766" calcext:value-type="float">
            <text:p>5.90840022991766E-05</text:p>
          </table:table-cell>
          <table:table-cell table:formula="of:=0.5*[.BE12]*(([.BE5]-[.BD5])/([.BE1]-[.BD1]))^2" office:value-type="float" office:value="0.0000329314961875978" calcext:value-type="float">
            <text:p>3.29314961875978E-05</text:p>
          </table:table-cell>
          <table:table-cell table:formula="of:=0.5*[.BF12]*(([.BF5]-[.BE5])/([.BF1]-[.BE1]))^2" office:value-type="float" office:value="0.0000694748586525023" calcext:value-type="float">
            <text:p>6.94748586525023E-05</text:p>
          </table:table-cell>
          <table:table-cell table:formula="of:=0.5*[.BG12]*(([.BG5]-[.BF5])/([.BG1]-[.BF1]))^2" office:value-type="float" office:value="0.0000127081087040723" calcext:value-type="float">
            <text:p>1.27081087040723E-05</text:p>
          </table:table-cell>
          <table:table-cell table:formula="of:=0.5*[.BH12]*(([.BH5]-[.BG5])/([.BH1]-[.BG1]))^2" office:value-type="float" office:value="0.000106592744175156" calcext:value-type="float">
            <text:p>0.000106592744175</text:p>
          </table:table-cell>
          <table:table-cell table:formula="of:=0.5*[.BI12]*(([.BI5]-[.BH5])/([.BI1]-[.BH1]))^2" office:value-type="float" office:value="0.0000781940637899936" calcext:value-type="float">
            <text:p>7.81940637899936E-05</text:p>
          </table:table-cell>
          <table:table-cell table:formula="of:=0.5*[.BJ12]*(([.BJ5]-[.BI5])/([.BJ1]-[.BI1]))^2" office:value-type="float" office:value="0.000033802019091691" calcext:value-type="float">
            <text:p>3.3802019091691E-05</text:p>
          </table:table-cell>
          <table:table-cell table:formula="of:=0.5*[.BK12]*(([.BK5]-[.BJ5])/([.BK1]-[.BJ1]))^2" office:value-type="float" office:value="0.0000715252152886252" calcext:value-type="float">
            <text:p>7.15252152886252E-05</text:p>
          </table:table-cell>
          <table:table-cell table:formula="of:=0.5*[.BL12]*(([.BL5]-[.BK5])/([.BL1]-[.BK1]))^2" office:value-type="float" office:value="0.000000130714794531052" calcext:value-type="float">
            <text:p>1.30714794531052E-07</text:p>
          </table:table-cell>
          <table:table-cell table:formula="of:=0.5*[.BM12]*(([.BM5]-[.BL5])/([.BM1]-[.BL1]))^2" office:value-type="float" office:value="0.0000000146249254117187" calcext:value-type="float">
            <text:p>1.46249254117187E-08</text:p>
          </table:table-cell>
          <table:table-cell table:formula="of:=0.5*[.BN12]*(([.BN5]-[.BM5])/([.BN1]-[.BM1]))^2" office:value-type="float" office:value="0.00000571174864356335" calcext:value-type="float">
            <text:p>5.71174864356335E-06</text:p>
          </table:table-cell>
          <table:table-cell table:formula="of:=0.5*[.BO12]*(([.BO5]-[.BN5])/([.BO1]-[.BN1]))^2" office:value-type="float" office:value="0.00000885020418244591" calcext:value-type="float">
            <text:p>8.85020418244591E-06</text:p>
          </table:table-cell>
          <table:table-cell table:formula="of:=0.5*[.BP12]*(([.BP5]-[.BO5])/([.BP1]-[.BO1]))^2" office:value-type="float" office:value="0.000000212611642336814" calcext:value-type="float">
            <text:p>2.12611642336814E-07</text:p>
          </table:table-cell>
          <table:table-cell table:formula="of:=0.5*[.BQ12]*(([.BQ5]-[.BP5])/([.BQ1]-[.BP1]))^2" office:value-type="float" office:value="0.00000237926863470728" calcext:value-type="float">
            <text:p>2.37926863470728E-06</text:p>
          </table:table-cell>
          <table:table-cell table:formula="of:=0.5*[.BR12]*(([.BR5]-[.BQ5])/([.BR1]-[.BQ1]))^2" office:value-type="float" office:value="0.00000130339223337667" calcext:value-type="float">
            <text:p>1.30339223337667E-06</text:p>
          </table:table-cell>
          <table:table-cell table:formula="of:=0.5*[.BS12]*(([.BS5]-[.BR5])/([.BS1]-[.BR1]))^2" office:value-type="float" office:value="0.00000890165524919204" calcext:value-type="float">
            <text:p>8.90165524919204E-06</text:p>
          </table:table-cell>
          <table:table-cell table:formula="of:=0.5*[.BT12]*(([.BT5]-[.BS5])/([.BT1]-[.BS1]))^2" office:value-type="float" office:value="0.000161492694014524" calcext:value-type="float">
            <text:p>0.000161492694015</text:p>
          </table:table-cell>
          <table:table-cell table:formula="of:=0.5*[.BU12]*(([.BU5]-[.BT5])/([.BU1]-[.BT1]))^2" office:value-type="float" office:value="0.000000838678166118142" calcext:value-type="float">
            <text:p>8.38678166118142E-07</text:p>
          </table:table-cell>
          <table:table-cell table:formula="of:=0.5*[.BV12]*(([.BV5]-[.BU5])/([.BV1]-[.BU1]))^2" office:value-type="float" office:value="0.0000252926924260572" calcext:value-type="float">
            <text:p>2.52926924260572E-05</text:p>
          </table:table-cell>
          <table:table-cell table:formula="of:=0.5*[.BW12]*(([.BW5]-[.BV5])/([.BW1]-[.BV1]))^2" office:value-type="float" office:value="0.0000562399385788203" calcext:value-type="float">
            <text:p>5.62399385788203E-05</text:p>
          </table:table-cell>
          <table:table-cell table:formula="of:=0.5*[.BX12]*(([.BX5]-[.BW5])/([.BX1]-[.BW1]))^2" office:value-type="float" office:value="0.00000722707671270212" calcext:value-type="float">
            <text:p>7.22707671270212E-06</text:p>
          </table:table-cell>
          <table:table-cell table:formula="of:=0.5*[.BY12]*(([.BY5]-[.BX5])/([.BY1]-[.BX1]))^2" office:value-type="float" office:value="0.000158782980669091" calcext:value-type="float">
            <text:p>0.000158782980669</text:p>
          </table:table-cell>
          <table:table-cell table:formula="of:=0.5*[.BZ12]*(([.BZ5]-[.BY5])/([.BZ1]-[.BY1]))^2" office:value-type="float" office:value="0.0000496097622526641" calcext:value-type="float">
            <text:p>4.96097622526641E-05</text:p>
          </table:table-cell>
          <table:table-cell table:formula="of:=0.5*[.CA12]*(([.CA5]-[.BZ5])/([.CA1]-[.BZ1]))^2" office:value-type="float" office:value="0.000007492696177501" calcext:value-type="float">
            <text:p>7.492696177501E-06</text:p>
          </table:table-cell>
          <table:table-cell table:formula="of:=0.5*[.CB12]*(([.CB5]-[.CA5])/([.CB1]-[.CA1]))^2" office:value-type="float" office:value="0.000620825064214588" calcext:value-type="float">
            <text:p>0.000620825064215</text:p>
          </table:table-cell>
          <table:table-cell table:formula="of:=0.5*[.CC12]*(([.CC5]-[.CB5])/([.CC1]-[.CB1]))^2" office:value-type="float" office:value="0.00670337474363797" calcext:value-type="float">
            <text:p>0.006703374743638</text:p>
          </table:table-cell>
          <table:table-cell table:formula="of:=0.5*[.CD12]*(([.CD5]-[.CC5])/([.CD1]-[.CC1]))^2" office:value-type="float" office:value="0.0473176179111349" calcext:value-type="float">
            <text:p>0.047317617911135</text:p>
          </table:table-cell>
          <table:table-cell table:formula="of:=0.5*[.CE12]*(([.CE5]-[.CD5])/([.CE1]-[.CD1]))^2" office:value-type="float" office:value="0.119445620108335" calcext:value-type="float">
            <text:p>0.119445620108335</text:p>
          </table:table-cell>
          <table:table-cell table:formula="of:=0.5*[.CF12]*(([.CF5]-[.CE5])/([.CF1]-[.CE1]))^2" office:value-type="float" office:value="0.0141040467408266" calcext:value-type="float">
            <text:p>0.014104046740827</text:p>
          </table:table-cell>
          <table:table-cell table:formula="of:=0.5*[.CG12]*(([.CG5]-[.CF5])/([.CG1]-[.CF1]))^2" office:value-type="float" office:value="0.000165562698020171" calcext:value-type="float">
            <text:p>0.00016556269802</text:p>
          </table:table-cell>
          <table:table-cell table:formula="of:=0.5*[.CH12]*(([.CH5]-[.CG5])/([.CH1]-[.CG1]))^2" office:value-type="float" office:value="0.00215920954085782" calcext:value-type="float">
            <text:p>0.002159209540858</text:p>
          </table:table-cell>
          <table:table-cell table:formula="of:=0.5*[.CI12]*(([.CI5]-[.CH5])/([.CI1]-[.CH1]))^2" office:value-type="float" office:value="0.00225879547182705" calcext:value-type="float">
            <text:p>0.002258795471827</text:p>
          </table:table-cell>
          <table:table-cell table:formula="of:=0.5*[.CJ12]*(([.CJ5]-[.CI5])/([.CJ1]-[.CI1]))^2" office:value-type="float" office:value="0.00159069149744778" calcext:value-type="float">
            <text:p>0.001590691497448</text:p>
          </table:table-cell>
          <table:table-cell table:formula="of:=0.5*[.CK12]*(([.CK5]-[.CJ5])/([.CK1]-[.CJ1]))^2" office:value-type="float" office:value="0.000476183210376256" calcext:value-type="float">
            <text:p>0.000476183210376</text:p>
          </table:table-cell>
          <table:table-cell table:formula="of:=0.5*[.CL12]*(([.CL5]-[.CK5])/([.CL1]-[.CK1]))^2" office:value-type="float" office:value="0.00741110466433271" calcext:value-type="float">
            <text:p>0.007411104664333</text:p>
          </table:table-cell>
          <table:table-cell table:formula="of:=0.5*[.CM12]*(([.CM5]-[.CL5])/([.CM1]-[.CL1]))^2" office:value-type="float" office:value="0.00221906623647965" calcext:value-type="float">
            <text:p>0.00221906623648</text:p>
          </table:table-cell>
          <table:table-cell table:formula="of:=0.5*[.CN12]*(([.CN5]-[.CM5])/([.CN1]-[.CM1]))^2" office:value-type="float" office:value="0.0000217095232655509" calcext:value-type="float">
            <text:p>2.17095232655509E-05</text:p>
          </table:table-cell>
          <table:table-cell table:formula="of:=0.5*[.CO12]*(([.CO5]-[.CN5])/([.CO1]-[.CN1]))^2" office:value-type="float" office:value="0.0280574482815514" calcext:value-type="float">
            <text:p>0.028057448281552</text:p>
          </table:table-cell>
          <table:table-cell table:formula="of:=0.5*[.CP12]*(([.CP5]-[.CO5])/([.CP1]-[.CO1]))^2" office:value-type="float" office:value="0.10834945414033" calcext:value-type="float">
            <text:p>0.10834945414033</text:p>
          </table:table-cell>
          <table:table-cell table:formula="of:=0.5*[.CQ12]*(([.CQ5]-[.CP5])/([.CQ1]-[.CP1]))^2" office:value-type="float" office:value="0.00876549125822588" calcext:value-type="float">
            <text:p>0.008765491258226</text:p>
          </table:table-cell>
          <table:table-cell table:formula="of:=0.5*[.CR12]*(([.CR5]-[.CQ5])/([.CR1]-[.CQ1]))^2" office:value-type="float" office:value="0.00584415076694159" calcext:value-type="float">
            <text:p>0.005844150766942</text:p>
          </table:table-cell>
          <table:table-cell table:formula="of:=0.5*[.CS12]*(([.CS5]-[.CR5])/([.CS1]-[.CR1]))^2" office:value-type="float" office:value="0.00191222700963883" calcext:value-type="float">
            <text:p>0.001912227009639</text:p>
          </table:table-cell>
          <table:table-cell table:formula="of:=0.5*[.CT12]*(([.CT5]-[.CS5])/([.CT1]-[.CS1]))^2" office:value-type="float" office:value="0.0076247886338337" calcext:value-type="float">
            <text:p>0.007624788633834</text:p>
          </table:table-cell>
          <table:table-cell table:formula="of:=0.5*[.CU12]*(([.CU5]-[.CT5])/([.CU1]-[.CT1]))^2" office:value-type="float" office:value="0.0202214320092687" calcext:value-type="float">
            <text:p>0.020221432009269</text:p>
          </table:table-cell>
          <table:table-cell table:formula="of:=0.5*[.CV12]*(([.CV5]-[.CU5])/([.CV1]-[.CU1]))^2" office:value-type="float" office:value="0.0040602534293104" calcext:value-type="float">
            <text:p>0.00406025342931</text:p>
          </table:table-cell>
          <table:table-cell table:formula="of:=0.5*[.CW12]*(([.CW5]-[.CV5])/([.CW1]-[.CV1]))^2" office:value-type="float" office:value="0.000516926619810216" calcext:value-type="float">
            <text:p>0.00051692661981</text:p>
          </table:table-cell>
          <table:table-cell table:formula="of:=0.5*[.CX12]*(([.CX5]-[.CW5])/([.CX1]-[.CW1]))^2" office:value-type="float" office:value="0.0451469535959822" calcext:value-type="float">
            <text:p>0.045146953595982</text:p>
          </table:table-cell>
          <table:table-cell table:formula="of:=0.5*[.CY12]*(([.CY5]-[.CX5])/([.CY1]-[.CX1]))^2" office:value-type="float" office:value="0.015292684466754" calcext:value-type="float">
            <text:p>0.015292684466754</text:p>
          </table:table-cell>
          <table:table-cell table:formula="of:=0.5*[.CZ12]*(([.CZ5]-[.CY5])/([.CZ1]-[.CY1]))^2" office:value-type="float" office:value="0.0108672961891858" calcext:value-type="float">
            <text:p>0.010867296189186</text:p>
          </table:table-cell>
          <table:table-cell table:formula="of:=0.5*[.DA12]*(([.DA5]-[.CZ5])/([.DA1]-[.CZ1]))^2" office:value-type="float" office:value="0.0944159862097797" calcext:value-type="float">
            <text:p>0.09441598620978</text:p>
          </table:table-cell>
          <table:table-cell table:formula="of:=0.5*[.DB12]*(([.DB5]-[.DA5])/([.DB1]-[.DA1]))^2" office:value-type="float" office:value="0.0690711863869719" calcext:value-type="float">
            <text:p>0.069071186386972</text:p>
          </table:table-cell>
          <table:table-cell table:formula="of:=0.5*[.DC12]*(([.DC5]-[.DB5])/([.DC1]-[.DB1]))^2" office:value-type="float" office:value="0.000258198399806723" calcext:value-type="float">
            <text:p>0.000258198399807</text:p>
          </table:table-cell>
          <table:table-cell table:formula="of:=0.5*[.DD12]*(([.DD5]-[.DC5])/([.DD1]-[.DC1]))^2" office:value-type="float" office:value="0.00015485982694975" calcext:value-type="float">
            <text:p>0.00015485982695</text:p>
          </table:table-cell>
          <table:table-cell table:formula="of:=0.5*[.DE12]*(([.DE5]-[.DD5])/([.DE1]-[.DD1]))^2" office:value-type="float" office:value="0.0164834308067059" calcext:value-type="float">
            <text:p>0.016483430806706</text:p>
          </table:table-cell>
          <table:table-cell table:formula="of:=0.5*[.DF12]*(([.DF5]-[.DE5])/([.DF1]-[.DE1]))^2" office:value-type="float" office:value="0.00882103426761057" calcext:value-type="float">
            <text:p>0.008821034267611</text:p>
          </table:table-cell>
          <table:table-cell table:formula="of:=0.5*[.DG12]*(([.DG5]-[.DF5])/([.DG1]-[.DF1]))^2" office:value-type="float" office:value="0.0487869277562928" calcext:value-type="float">
            <text:p>0.048786927756293</text:p>
          </table:table-cell>
          <table:table-cell table:formula="of:=0.5*[.DH12]*(([.DH5]-[.DG5])/([.DH1]-[.DG1]))^2" office:value-type="float" office:value="0.0528951816095973" calcext:value-type="float">
            <text:p>0.052895181609597</text:p>
          </table:table-cell>
          <table:table-cell table:formula="of:=0.5*[.DI12]*(([.DI5]-[.DH5])/([.DI1]-[.DH1]))^2" office:value-type="float" office:value="0.033948460615438" calcext:value-type="float">
            <text:p>0.033948460615438</text:p>
          </table:table-cell>
          <table:table-cell table:formula="of:=0.5*[.DJ12]*(([.DJ5]-[.DI5])/([.DJ1]-[.DI1]))^2" office:value-type="float" office:value="0.0122955039309963" calcext:value-type="float">
            <text:p>0.012295503930996</text:p>
          </table:table-cell>
          <table:table-cell table:formula="of:=0.5*[.DK12]*(([.DK5]-[.DJ5])/([.DK1]-[.DJ1]))^2" office:value-type="float" office:value="0.00758613784700958" calcext:value-type="float">
            <text:p>0.00758613784701</text:p>
          </table:table-cell>
          <table:table-cell table:formula="of:=0.5*[.DL12]*(([.DL5]-[.DK5])/([.DL1]-[.DK1]))^2" office:value-type="float" office:value="0.0000239726253288751" calcext:value-type="float">
            <text:p>2.39726253288751E-05</text:p>
          </table:table-cell>
          <table:table-cell table:formula="of:=0.5*[.DM12]*(([.DM5]-[.DL5])/([.DM1]-[.DL1]))^2" office:value-type="float" office:value="0.0000195428678376394" calcext:value-type="float">
            <text:p>1.95428678376394E-05</text:p>
          </table:table-cell>
          <table:table-cell table:formula="of:=0.5*[.DN12]*(([.DN5]-[.DM5])/([.DN1]-[.DM1]))^2" office:value-type="float" office:value="0.0304831053838019" calcext:value-type="float">
            <text:p>0.030483105383802</text:p>
          </table:table-cell>
          <table:table-cell table:formula="of:=0.5*[.DO12]*(([.DO5]-[.DN5])/([.DO1]-[.DN1]))^2" office:value-type="float" office:value="0.0303168185127729" calcext:value-type="float">
            <text:p>0.030316818512773</text:p>
          </table:table-cell>
          <table:table-cell table:formula="of:=0.5*[.DP12]*(([.DP5]-[.DO5])/([.DP1]-[.DO1]))^2" office:value-type="float" office:value="0.0771035513844894" calcext:value-type="float">
            <text:p>0.077103551384489</text:p>
          </table:table-cell>
          <table:table-cell table:formula="of:=0.5*[.DQ12]*(([.DQ5]-[.DP5])/([.DQ1]-[.DP1]))^2" office:value-type="float" office:value="0.0422040897084257" calcext:value-type="float">
            <text:p>0.042204089708426</text:p>
          </table:table-cell>
          <table:table-cell table:formula="of:=0.5*[.DR12]*(([.DR5]-[.DQ5])/([.DR1]-[.DQ1]))^2" office:value-type="float" office:value="0.00192238664467004" calcext:value-type="float">
            <text:p>0.00192238664467</text:p>
          </table:table-cell>
          <table:table-cell table:formula="of:=0.5*[.DS12]*(([.DS5]-[.DR5])/([.DS1]-[.DR1]))^2" office:value-type="float" office:value="0.00675897596083741" calcext:value-type="float">
            <text:p>0.006758975960837</text:p>
          </table:table-cell>
          <table:table-cell table:formula="of:=0.5*[.DT12]*(([.DT5]-[.DS5])/([.DT1]-[.DS1]))^2" office:value-type="float" office:value="0.000209066531451525" calcext:value-type="float">
            <text:p>0.000209066531452</text:p>
          </table:table-cell>
          <table:table-cell table:formula="of:=0.5*[.DU12]*(([.DU5]-[.DT5])/([.DU1]-[.DT1]))^2" office:value-type="float" office:value="0.000000292665999273331" calcext:value-type="float">
            <text:p>2.92665999273331E-07</text:p>
          </table:table-cell>
          <table:table-cell table:formula="of:=0.5*[.DV12]*(([.DV5]-[.DU5])/([.DV1]-[.DU1]))^2" office:value-type="float" office:value="0.00000956317185413742" calcext:value-type="float">
            <text:p>9.56317185413742E-06</text:p>
          </table:table-cell>
          <table:table-cell table:formula="of:=0.5*[.DW12]*(([.DW5]-[.DV5])/([.DW1]-[.DV1]))^2" office:value-type="float" office:value="0.00240427718319257" calcext:value-type="float">
            <text:p>0.002404277183193</text:p>
          </table:table-cell>
          <table:table-cell table:formula="of:=0.5*[.DX12]*(([.DX5]-[.DW5])/([.DX1]-[.DW1]))^2" office:value-type="float" office:value="0.00241622929589403" calcext:value-type="float">
            <text:p>0.002416229295894</text:p>
          </table:table-cell>
          <table:table-cell table:formula="of:=0.5*[.DY12]*(([.DY5]-[.DX5])/([.DY1]-[.DX1]))^2" office:value-type="float" office:value="0.013916989141634" calcext:value-type="float">
            <text:p>0.013916989141634</text:p>
          </table:table-cell>
          <table:table-cell table:formula="of:=0.5*[.DZ12]*(([.DZ5]-[.DY5])/([.DZ1]-[.DY1]))^2" office:value-type="float" office:value="0.021177489504687" calcext:value-type="float">
            <text:p>0.021177489504687</text:p>
          </table:table-cell>
          <table:table-cell table:formula="of:=0.5*[.EA12]*(([.EA5]-[.DZ5])/([.EA1]-[.DZ1]))^2" office:value-type="float" office:value="0.0012556232006808" calcext:value-type="float">
            <text:p>0.001255623200681</text:p>
          </table:table-cell>
          <table:table-cell table:formula="of:=0.5*[.EB12]*(([.EB5]-[.EA5])/([.EB1]-[.EA1]))^2" office:value-type="float" office:value="0.00323378835647107" calcext:value-type="float">
            <text:p>0.003233788356471</text:p>
          </table:table-cell>
          <table:table-cell table:formula="of:=0.5*[.EC12]*(([.EC5]-[.EB5])/([.EC1]-[.EB1]))^2" office:value-type="float" office:value="0.00772076653790115" calcext:value-type="float">
            <text:p>0.007720766537901</text:p>
          </table:table-cell>
          <table:table-cell table:formula="of:=0.5*[.ED12]*(([.ED5]-[.EC5])/([.ED1]-[.EC1]))^2" office:value-type="float" office:value="0.00197880347007013" calcext:value-type="float">
            <text:p>0.00197880347007</text:p>
          </table:table-cell>
          <table:table-cell table:formula="of:=0.5*[.EE12]*(([.EE5]-[.ED5])/([.EE1]-[.ED1]))^2" office:value-type="float" office:value="0.000101215007910178" calcext:value-type="float">
            <text:p>0.00010121500791</text:p>
          </table:table-cell>
          <table:table-cell table:formula="of:=0.5*[.EF12]*(([.EF5]-[.EE5])/([.EF1]-[.EE1]))^2" office:value-type="float" office:value="0.00424853865162314" calcext:value-type="float">
            <text:p>0.004248538651623</text:p>
          </table:table-cell>
          <table:table-cell table:formula="of:=0.5*[.EG12]*(([.EG5]-[.EF5])/([.EG1]-[.EF1]))^2" office:value-type="float" office:value="0.0000293877113607297" calcext:value-type="float">
            <text:p>2.93877113607297E-05</text:p>
          </table:table-cell>
          <table:table-cell table:formula="of:=0.5*[.EH12]*(([.EH5]-[.EG5])/([.EH1]-[.EG1]))^2" office:value-type="float" office:value="0.0297835286822548" calcext:value-type="float">
            <text:p>0.029783528682255</text:p>
          </table:table-cell>
          <table:table-cell table:formula="of:=0.5*[.EI12]*(([.EI5]-[.EH5])/([.EI1]-[.EH1]))^2" office:value-type="float" office:value="0.143523768795176" calcext:value-type="float">
            <text:p>0.143523768795176</text:p>
          </table:table-cell>
          <table:table-cell table:formula="of:=0.5*[.EJ12]*(([.EJ5]-[.EI5])/([.EJ1]-[.EI1]))^2" office:value-type="float" office:value="0.0126963820417868" calcext:value-type="float">
            <text:p>0.012696382041787</text:p>
          </table:table-cell>
          <table:table-cell table:formula="of:=0.5*[.EK12]*(([.EK5]-[.EJ5])/([.EK1]-[.EJ1]))^2" office:value-type="float" office:value="0.0144581489300526" calcext:value-type="float">
            <text:p>0.014458148930053</text:p>
          </table:table-cell>
          <table:table-cell table:formula="of:=0.5*[.EL12]*(([.EL5]-[.EK5])/([.EL1]-[.EK1]))^2" office:value-type="float" office:value="0.0340385543701199" calcext:value-type="float">
            <text:p>0.03403855437012</text:p>
          </table:table-cell>
          <table:table-cell table:formula="of:=0.5*[.EM12]*(([.EM5]-[.EL5])/([.EM1]-[.EL1]))^2" office:value-type="float" office:value="0.00295011445160954" calcext:value-type="float">
            <text:p>0.00295011445161</text:p>
          </table:table-cell>
          <table:table-cell table:formula="of:=0.5*[.EN12]*(([.EN5]-[.EM5])/([.EN1]-[.EM1]))^2" office:value-type="float" office:value="0.000900912638876778" calcext:value-type="float">
            <text:p>0.000900912638877</text:p>
          </table:table-cell>
          <table:table-cell table:formula="of:=0.5*[.EO12]*(([.EO5]-[.EN5])/([.EO1]-[.EN1]))^2" office:value-type="float" office:value="0.000335622249555667" calcext:value-type="float">
            <text:p>0.000335622249556</text:p>
          </table:table-cell>
          <table:table-cell table:formula="of:=0.5*[.EP12]*(([.EP5]-[.EO5])/([.EP1]-[.EO1]))^2" office:value-type="float" office:value="0.00275898289459567" calcext:value-type="float">
            <text:p>0.002758982894596</text:p>
          </table:table-cell>
          <table:table-cell table:formula="of:=0.5*[.EQ12]*(([.EQ5]-[.EP5])/([.EQ1]-[.EP1]))^2" office:value-type="float" office:value="0.0415433458919152" calcext:value-type="float">
            <text:p>0.041543345891915</text:p>
          </table:table-cell>
          <table:table-cell table:formula="of:=0.5*[.ER12]*(([.ER5]-[.EQ5])/([.ER1]-[.EQ1]))^2" office:value-type="float" office:value="0.0401178447313515" calcext:value-type="float">
            <text:p>0.040117844731352</text:p>
          </table:table-cell>
          <table:table-cell table:formula="of:=0.5*[.ES12]*(([.ES5]-[.ER5])/([.ES1]-[.ER1]))^2" office:value-type="float" office:value="0.000404250791721918" calcext:value-type="float">
            <text:p>0.000404250791722</text:p>
          </table:table-cell>
          <table:table-cell table:formula="of:=0.5*[.ET12]*(([.ET5]-[.ES5])/([.ET1]-[.ES1]))^2" office:value-type="float" office:value="0.0603157104691591" calcext:value-type="float">
            <text:p>0.060315710469159</text:p>
          </table:table-cell>
          <table:table-cell table:formula="of:=0.5*[.EU12]*(([.EU5]-[.ET5])/([.EU1]-[.ET1]))^2" office:value-type="float" office:value="0.0467061821725196" calcext:value-type="float">
            <text:p>0.04670618217252</text:p>
          </table:table-cell>
          <table:table-cell table:formula="of:=0.5*[.EV12]*(([.EV5]-[.EU5])/([.EV1]-[.EU1]))^2" office:value-type="float" office:value="0.0138602474985348" calcext:value-type="float">
            <text:p>0.013860247498535</text:p>
          </table:table-cell>
          <table:table-cell table:formula="of:=0.5*[.EW12]*(([.EW5]-[.EV5])/([.EW1]-[.EV1]))^2" office:value-type="float" office:value="0.00449524895127908" calcext:value-type="float">
            <text:p>0.004495248951279</text:p>
          </table:table-cell>
          <table:table-cell table:formula="of:=0.5*[.EX12]*(([.EX5]-[.EW5])/([.EX1]-[.EW1]))^2" office:value-type="float" office:value="0.0153721556181103" calcext:value-type="float">
            <text:p>0.01537215561811</text:p>
          </table:table-cell>
          <table:table-cell table:formula="of:=0.5*[.EY12]*(([.EY5]-[.EX5])/([.EY1]-[.EX1]))^2" office:value-type="float" office:value="0.0375718488692985" calcext:value-type="float">
            <text:p>0.037571848869299</text:p>
          </table:table-cell>
          <table:table-cell table:formula="of:=0.5*[.EZ12]*(([.EZ5]-[.EY5])/([.EZ1]-[.EY1]))^2" office:value-type="float" office:value="0.0248031325302702" calcext:value-type="float">
            <text:p>0.02480313253027</text:p>
          </table:table-cell>
          <table:table-cell table:formula="of:=0.5*[.FA12]*(([.FA5]-[.EZ5])/([.FA1]-[.EZ1]))^2" office:value-type="float" office:value="0.0752533837631724" calcext:value-type="float">
            <text:p>0.075253383763172</text:p>
          </table:table-cell>
          <table:table-cell table:formula="of:=0.5*[.FB12]*(([.FB5]-[.FA5])/([.FB1]-[.FA1]))^2" office:value-type="float" office:value="0.100289172543965" calcext:value-type="float">
            <text:p>0.100289172543965</text:p>
          </table:table-cell>
          <table:table-cell table:formula="of:=0.5*[.FC12]*(([.FC5]-[.FB5])/([.FC1]-[.FB1]))^2" office:value-type="float" office:value="0.000103281658835144" calcext:value-type="float">
            <text:p>0.000103281658835</text:p>
          </table:table-cell>
          <table:table-cell table:formula="of:=0.5*[.FD12]*(([.FD5]-[.FC5])/([.FD1]-[.FC1]))^2" office:value-type="float" office:value="0.0000581310867387253" calcext:value-type="float">
            <text:p>5.81310867387253E-05</text:p>
          </table:table-cell>
          <table:table-cell table:formula="of:=0.5*[.FE12]*(([.FE5]-[.FD5])/([.FE1]-[.FD1]))^2" office:value-type="float" office:value="0.00223642772572655" calcext:value-type="float">
            <text:p>0.002236427725727</text:p>
          </table:table-cell>
          <table:table-cell table:formula="of:=0.5*[.FF12]*(([.FF5]-[.FE5])/([.FF1]-[.FE1]))^2" office:value-type="float" office:value="0.00315492058461197" calcext:value-type="float">
            <text:p>0.003154920584612</text:p>
          </table:table-cell>
          <table:table-cell table:formula="of:=0.5*[.FG12]*(([.FG5]-[.FF5])/([.FG1]-[.FF1]))^2" office:value-type="float" office:value="0.000000375932467750863" calcext:value-type="float">
            <text:p>3.75932467750863E-07</text:p>
          </table:table-cell>
          <table:table-cell table:formula="of:=0.5*[.FH12]*(([.FH5]-[.FG5])/([.FH1]-[.FG1]))^2" office:value-type="float" office:value="0.00978516275715569" calcext:value-type="float">
            <text:p>0.009785162757156</text:p>
          </table:table-cell>
          <table:table-cell table:formula="of:=0.5*[.FI12]*(([.FI5]-[.FH5])/([.FI1]-[.FH1]))^2" office:value-type="float" office:value="0.00131512935807288" calcext:value-type="float">
            <text:p>0.001315129358073</text:p>
          </table:table-cell>
          <table:table-cell table:formula="of:=0.5*[.FJ12]*(([.FJ5]-[.FI5])/([.FJ1]-[.FI1]))^2" office:value-type="float" office:value="0.0213126350865378" calcext:value-type="float">
            <text:p>0.021312635086538</text:p>
          </table:table-cell>
          <table:table-cell table:formula="of:=0.5*[.FK12]*(([.FK5]-[.FJ5])/([.FK1]-[.FJ1]))^2" office:value-type="float" office:value="0.0096851915438969" calcext:value-type="float">
            <text:p>0.009685191543897</text:p>
          </table:table-cell>
          <table:table-cell table:formula="of:=0.5*[.FL12]*(([.FL5]-[.FK5])/([.FL1]-[.FK1]))^2" office:value-type="float" office:value="0.0119930068345494" calcext:value-type="float">
            <text:p>0.011993006834549</text:p>
          </table:table-cell>
          <table:table-cell table:formula="of:=0.5*[.FM12]*(([.FM5]-[.FL5])/([.FM1]-[.FL1]))^2" office:value-type="float" office:value="0.0351449400885913" calcext:value-type="float">
            <text:p>0.035144940088591</text:p>
          </table:table-cell>
          <table:table-cell table:formula="of:=0.5*[.FN12]*(([.FN5]-[.FM5])/([.FN1]-[.FM1]))^2" office:value-type="float" office:value="0.0493280730234324" calcext:value-type="float">
            <text:p>0.049328073023432</text:p>
          </table:table-cell>
          <table:table-cell table:formula="of:=0.5*[.FO12]*(([.FO5]-[.FN5])/([.FO1]-[.FN1]))^2" office:value-type="float" office:value="0.0270853339628264" calcext:value-type="float">
            <text:p>0.027085333962826</text:p>
          </table:table-cell>
          <table:table-cell table:formula="of:=0.5*[.FP12]*(([.FP5]-[.FO5])/([.FP1]-[.FO1]))^2" office:value-type="float" office:value="0.0713280792640246" calcext:value-type="float">
            <text:p>0.071328079264025</text:p>
          </table:table-cell>
          <table:table-cell table:formula="of:=0.5*[.FQ12]*(([.FQ5]-[.FP5])/([.FQ1]-[.FP1]))^2" office:value-type="float" office:value="0.0066804059067552" calcext:value-type="float">
            <text:p>0.006680405906755</text:p>
          </table:table-cell>
          <table:table-cell table:formula="of:=0.5*[.FR12]*(([.FR5]-[.FQ5])/([.FR1]-[.FQ1]))^2" office:value-type="float" office:value="0.00122952077397263" calcext:value-type="float">
            <text:p>0.001229520773973</text:p>
          </table:table-cell>
          <table:table-cell table:formula="of:=0.5*[.FS12]*(([.FS5]-[.FR5])/([.FS1]-[.FR1]))^2" office:value-type="float" office:value="0.0401315051610237" calcext:value-type="float">
            <text:p>0.040131505161024</text:p>
          </table:table-cell>
          <table:table-cell table:formula="of:=0.5*[.FT12]*(([.FT5]-[.FS5])/([.FT1]-[.FS1]))^2" office:value-type="float" office:value="0.0317823099119183" calcext:value-type="float">
            <text:p>0.031782309911918</text:p>
          </table:table-cell>
          <table:table-cell table:formula="of:=0.5*[.FU12]*(([.FU5]-[.FT5])/([.FU1]-[.FT1]))^2" office:value-type="float" office:value="0.0605959098283651" calcext:value-type="float">
            <text:p>0.060595909828365</text:p>
          </table:table-cell>
          <table:table-cell table:formula="of:=0.5*[.FV12]*(([.FV5]-[.FU5])/([.FV1]-[.FU1]))^2" office:value-type="float" office:value="0.0397366333255996" calcext:value-type="float">
            <text:p>0.0397366333256</text:p>
          </table:table-cell>
          <table:table-cell table:formula="of:=0.5*[.FW12]*(([.FW5]-[.FV5])/([.FW1]-[.FV1]))^2" office:value-type="float" office:value="0.00578804245761449" calcext:value-type="float">
            <text:p>0.005788042457615</text:p>
          </table:table-cell>
          <table:table-cell table:formula="of:=0.5*[.FX12]*(([.FX5]-[.FW5])/([.FX1]-[.FW1]))^2" office:value-type="float" office:value="0.044055740078093" calcext:value-type="float">
            <text:p>0.044055740078093</text:p>
          </table:table-cell>
          <table:table-cell table:formula="of:=0.5*[.FY12]*(([.FY5]-[.FX5])/([.FY1]-[.FX1]))^2" office:value-type="float" office:value="0.014275012397193" calcext:value-type="float">
            <text:p>0.014275012397193</text:p>
          </table:table-cell>
          <table:table-cell table:formula="of:=0.5*[.FZ12]*(([.FZ5]-[.FY5])/([.FZ1]-[.FY1]))^2" office:value-type="float" office:value="0.191158947481777" calcext:value-type="float">
            <text:p>0.191158947481777</text:p>
          </table:table-cell>
          <table:table-cell table:formula="of:=0.5*[.GA12]*(([.GA5]-[.FZ5])/([.GA1]-[.FZ1]))^2" office:value-type="float" office:value="0.00000158196531637562" calcext:value-type="float">
            <text:p>1.58196531637562E-06</text:p>
          </table:table-cell>
          <table:table-cell table:formula="of:=0.5*[.GB12]*(([.GB5]-[.GA5])/([.GB1]-[.GA1]))^2" office:value-type="float" office:value="0.0170398647682289" calcext:value-type="float">
            <text:p>0.017039864768229</text:p>
          </table:table-cell>
          <table:table-cell table:formula="of:=0.5*[.GC12]*(([.GC5]-[.GB5])/([.GC1]-[.GB1]))^2" office:value-type="float" office:value="0.00152668105964724" calcext:value-type="float">
            <text:p>0.001526681059647</text:p>
          </table:table-cell>
          <table:table-cell table:formula="of:=0.5*[.GD12]*(([.GD5]-[.GC5])/([.GD1]-[.GC1]))^2" office:value-type="float" office:value="0.0151609453300585" calcext:value-type="float">
            <text:p>0.015160945330059</text:p>
          </table:table-cell>
          <table:table-cell table:formula="of:=0.5*[.GE12]*(([.GE5]-[.GD5])/([.GE1]-[.GD1]))^2" office:value-type="float" office:value="0.0748338826728785" calcext:value-type="float">
            <text:p>0.074833882672879</text:p>
          </table:table-cell>
          <table:table-cell table:formula="of:=0.5*[.GF12]*(([.GF5]-[.GE5])/([.GF1]-[.GE1]))^2" office:value-type="float" office:value="0.0181467886201983" calcext:value-type="float">
            <text:p>0.018146788620198</text:p>
          </table:table-cell>
          <table:table-cell table:formula="of:=0.5*[.GG12]*(([.GG5]-[.GF5])/([.GG1]-[.GF1]))^2" office:value-type="float" office:value="0.000355418528514513" calcext:value-type="float">
            <text:p>0.000355418528515</text:p>
          </table:table-cell>
          <table:table-cell table:formula="of:=0.5*[.GH12]*(([.GH5]-[.GG5])/([.GH1]-[.GG1]))^2" office:value-type="float" office:value="0.00404093992056859" calcext:value-type="float">
            <text:p>0.004040939920569</text:p>
          </table:table-cell>
          <table:table-cell table:formula="of:=0.5*[.GI12]*(([.GI5]-[.GH5])/([.GI1]-[.GH1]))^2" office:value-type="float" office:value="0.0230745412870735" calcext:value-type="float">
            <text:p>0.023074541287074</text:p>
          </table:table-cell>
          <table:table-cell table:formula="of:=0.5*[.GJ12]*(([.GJ5]-[.GI5])/([.GJ1]-[.GI1]))^2" office:value-type="float" office:value="0.0428893431499988" calcext:value-type="float">
            <text:p>0.042889343149999</text:p>
          </table:table-cell>
          <table:table-cell table:formula="of:=0.5*[.GK12]*(([.GK5]-[.GJ5])/([.GK1]-[.GJ1]))^2" office:value-type="float" office:value="0.100940169512387" calcext:value-type="float">
            <text:p>0.100940169512387</text:p>
          </table:table-cell>
          <table:table-cell table:formula="of:=0.5*[.GL12]*(([.GL5]-[.GK5])/([.GL1]-[.GK1]))^2" office:value-type="float" office:value="0.0121415717410899" calcext:value-type="float">
            <text:p>0.01214157174109</text:p>
          </table:table-cell>
          <table:table-cell table:formula="of:=0.5*[.GM12]*(([.GM5]-[.GL5])/([.GM1]-[.GL1]))^2" office:value-type="float" office:value="0.000479713225980147" calcext:value-type="float">
            <text:p>0.00047971322598</text:p>
          </table:table-cell>
          <table:table-cell table:formula="of:=0.5*[.GN12]*(([.GN5]-[.GM5])/([.GN1]-[.GM1]))^2" office:value-type="float" office:value="0.012909117701544" calcext:value-type="float">
            <text:p>0.012909117701544</text:p>
          </table:table-cell>
          <table:table-cell table:formula="of:=0.5*[.GO12]*(([.GO5]-[.GN5])/([.GO1]-[.GN1]))^2" office:value-type="float" office:value="0.0488213945277815" calcext:value-type="float">
            <text:p>0.048821394527782</text:p>
          </table:table-cell>
          <table:table-cell table:formula="of:=0.5*[.GP12]*(([.GP5]-[.GO5])/([.GP1]-[.GO1]))^2" office:value-type="float" office:value="0.0253526136961779" calcext:value-type="float">
            <text:p>0.025352613696178</text:p>
          </table:table-cell>
          <table:table-cell table:formula="of:=0.5*[.GQ12]*(([.GQ5]-[.GP5])/([.GQ1]-[.GP1]))^2" office:value-type="float" office:value="0.0517516948912333" calcext:value-type="float">
            <text:p>0.051751694891233</text:p>
          </table:table-cell>
          <table:table-cell table:formula="of:=0.5*[.GR12]*(([.GR5]-[.GQ5])/([.GR1]-[.GQ1]))^2" office:value-type="float" office:value="0.0000153593735477905" calcext:value-type="float">
            <text:p>1.53593735477905E-05</text:p>
          </table:table-cell>
          <table:table-cell table:formula="of:=0.5*[.GS12]*(([.GS5]-[.GR5])/([.GS1]-[.GR1]))^2" office:value-type="float" office:value="0.228685618964207" calcext:value-type="float">
            <text:p>0.228685618964207</text:p>
          </table:table-cell>
          <table:table-cell table:formula="of:=0.5*[.GT12]*(([.GT5]-[.GS5])/([.GT1]-[.GS1]))^2" office:value-type="float" office:value="0.149197818462678" calcext:value-type="float">
            <text:p>0.149197818462678</text:p>
          </table:table-cell>
          <table:table-cell table:formula="of:=0.5*[.GU12]*(([.GU5]-[.GT5])/([.GU1]-[.GT1]))^2" office:value-type="float" office:value="0.00941386939272057" calcext:value-type="float">
            <text:p>0.009413869392721</text:p>
          </table:table-cell>
          <table:table-cell table:formula="of:=0.5*[.GV12]*(([.GV5]-[.GU5])/([.GV1]-[.GU1]))^2" office:value-type="float" office:value="0.000694582668629366" calcext:value-type="float">
            <text:p>0.000694582668629</text:p>
          </table:table-cell>
          <table:table-cell table:formula="of:=0.5*[.GW12]*(([.GW5]-[.GV5])/([.GW1]-[.GV1]))^2" office:value-type="float" office:value="0.00363986159047709" calcext:value-type="float">
            <text:p>0.003639861590477</text:p>
          </table:table-cell>
          <table:table-cell table:formula="of:=0.5*[.GX12]*(([.GX5]-[.GW5])/([.GX1]-[.GW1]))^2" office:value-type="float" office:value="0.00176215009778483" calcext:value-type="float">
            <text:p>0.001762150097785</text:p>
          </table:table-cell>
          <table:table-cell table:formula="of:=0.5*[.GY12]*(([.GY5]-[.GX5])/([.GY1]-[.GX1]))^2" office:value-type="float" office:value="0.000676173152324741" calcext:value-type="float">
            <text:p>0.000676173152325</text:p>
          </table:table-cell>
          <table:table-cell table:formula="of:=0.5*[.GZ12]*(([.GZ5]-[.GY5])/([.GZ1]-[.GY1]))^2" office:value-type="float" office:value="0.00407703399287522" calcext:value-type="float">
            <text:p>0.004077033992875</text:p>
          </table:table-cell>
          <table:table-cell table:formula="of:=0.5*[.HA12]*(([.HA5]-[.GZ5])/([.HA1]-[.GZ1]))^2" office:value-type="float" office:value="0.00418019526992614" calcext:value-type="float">
            <text:p>0.004180195269926</text:p>
          </table:table-cell>
          <table:table-cell table:formula="of:=0.5*[.HB12]*(([.HB5]-[.HA5])/([.HB1]-[.HA1]))^2" office:value-type="float" office:value="0.00581718568800609" calcext:value-type="float">
            <text:p>0.005817185688006</text:p>
          </table:table-cell>
          <table:table-cell table:formula="of:=0.5*[.HC12]*(([.HC5]-[.HB5])/([.HC1]-[.HB1]))^2" office:value-type="float" office:value="0.0530077955426432" calcext:value-type="float">
            <text:p>0.053007795542643</text:p>
          </table:table-cell>
          <table:table-cell table:formula="of:=0.5*[.HD12]*(([.HD5]-[.HC5])/([.HD1]-[.HC1]))^2" office:value-type="float" office:value="0.0101562661141572" calcext:value-type="float">
            <text:p>0.010156266114157</text:p>
          </table:table-cell>
          <table:table-cell table:formula="of:=0.5*[.HE12]*(([.HE5]-[.HD5])/([.HE1]-[.HD1]))^2" office:value-type="float" office:value="0.00770347206174354" calcext:value-type="float">
            <text:p>0.007703472061744</text:p>
          </table:table-cell>
          <table:table-cell table:formula="of:=0.5*[.HF12]*(([.HF5]-[.HE5])/([.HF1]-[.HE1]))^2" office:value-type="float" office:value="0.000379750657549549" calcext:value-type="float">
            <text:p>0.00037975065755</text:p>
          </table:table-cell>
          <table:table-cell table:formula="of:=0.5*[.HG12]*(([.HG5]-[.HF5])/([.HG1]-[.HF1]))^2" office:value-type="float" office:value="0.0337171655331426" calcext:value-type="float">
            <text:p>0.033717165533143</text:p>
          </table:table-cell>
          <table:table-cell table:formula="of:=0.5*[.HH12]*(([.HH5]-[.HG5])/([.HH1]-[.HG1]))^2" office:value-type="float" office:value="0.00055317038990218" calcext:value-type="float">
            <text:p>0.000553170389902</text:p>
          </table:table-cell>
          <table:table-cell table:formula="of:=0.5*[.HI12]*(([.HI5]-[.HH5])/([.HI1]-[.HH1]))^2" office:value-type="float" office:value="0.000736825952632441" calcext:value-type="float">
            <text:p>0.000736825952632</text:p>
          </table:table-cell>
          <table:table-cell table:formula="of:=0.5*[.HJ12]*(([.HJ5]-[.HI5])/([.HJ1]-[.HI1]))^2" office:value-type="float" office:value="0.00338784126485736" calcext:value-type="float">
            <text:p>0.003387841264857</text:p>
          </table:table-cell>
          <table:table-cell table:formula="of:=0.5*[.HK12]*(([.HK5]-[.HJ5])/([.HK1]-[.HJ1]))^2" office:value-type="float" office:value="0.000849415744216347" calcext:value-type="float">
            <text:p>0.000849415744216</text:p>
          </table:table-cell>
          <table:table-cell table:formula="of:=0.5*[.HL12]*(([.HL5]-[.HK5])/([.HL1]-[.HK1]))^2" office:value-type="float" office:value="0.0650336370973626" calcext:value-type="float">
            <text:p>0.065033637097363</text:p>
          </table:table-cell>
          <table:table-cell table:formula="of:=0.5*[.HM12]*(([.HM5]-[.HL5])/([.HM1]-[.HL1]))^2" office:value-type="float" office:value="0.0137663866972753" calcext:value-type="float">
            <text:p>0.013766386697275</text:p>
          </table:table-cell>
          <table:table-cell table:formula="of:=0.5*[.HN12]*(([.HN5]-[.HM5])/([.HN1]-[.HM1]))^2" office:value-type="float" office:value="0.142568668524407" calcext:value-type="float">
            <text:p>0.142568668524407</text:p>
          </table:table-cell>
          <table:table-cell table:formula="of:=0.5*[.HO12]*(([.HO5]-[.HN5])/([.HO1]-[.HN1]))^2" office:value-type="float" office:value="0.000294671374474293" calcext:value-type="float">
            <text:p>0.000294671374474</text:p>
          </table:table-cell>
          <table:table-cell table:formula="of:=0.5*[.HP12]*(([.HP5]-[.HO5])/([.HP1]-[.HO1]))^2" office:value-type="float" office:value="0.0034049990761757" calcext:value-type="float">
            <text:p>0.003404999076176</text:p>
          </table:table-cell>
          <table:table-cell table:formula="of:=0.5*[.HQ12]*(([.HQ5]-[.HP5])/([.HQ1]-[.HP1]))^2" office:value-type="float" office:value="0.000873760012208272" calcext:value-type="float">
            <text:p>0.000873760012208</text:p>
          </table:table-cell>
          <table:table-cell table:formula="of:=0.5*[.HR12]*(([.HR5]-[.HQ5])/([.HR1]-[.HQ1]))^2" office:value-type="float" office:value="0.0208169434468322" calcext:value-type="float">
            <text:p>0.020816943446832</text:p>
          </table:table-cell>
          <table:table-cell table:formula="of:=0.5*[.HS12]*(([.HS5]-[.HR5])/([.HS1]-[.HR1]))^2" office:value-type="float" office:value="0.0299405988325054" calcext:value-type="float">
            <text:p>0.029940598832505</text:p>
          </table:table-cell>
          <table:table-cell table:formula="of:=0.5*[.HT12]*(([.HT5]-[.HS5])/([.HT1]-[.HS1]))^2" office:value-type="float" office:value="0.032532792730852" calcext:value-type="float">
            <text:p>0.032532792730852</text:p>
          </table:table-cell>
          <table:table-cell table:formula="of:=0.5*[.HU12]*(([.HU5]-[.HT5])/([.HU1]-[.HT1]))^2" office:value-type="float" office:value="0.0425140161632733" calcext:value-type="float">
            <text:p>0.042514016163273</text:p>
          </table:table-cell>
          <table:table-cell table:formula="of:=0.5*[.HV12]*(([.HV5]-[.HU5])/([.HV1]-[.HU1]))^2" office:value-type="float" office:value="0.0526164749456789" calcext:value-type="float">
            <text:p>0.052616474945679</text:p>
          </table:table-cell>
          <table:table-cell table:formula="of:=0.5*[.HW12]*(([.HW5]-[.HV5])/([.HW1]-[.HV1]))^2" office:value-type="float" office:value="0.0184120980945243" calcext:value-type="float">
            <text:p>0.018412098094524</text:p>
          </table:table-cell>
          <table:table-cell table:formula="of:=0.5*[.HX12]*(([.HX5]-[.HW5])/([.HX1]-[.HW1]))^2" office:value-type="float" office:value="0.0312836786516101" calcext:value-type="float">
            <text:p>0.03128367865161</text:p>
          </table:table-cell>
          <table:table-cell table:formula="of:=0.5*[.HY12]*(([.HY5]-[.HX5])/([.HY1]-[.HX1]))^2" office:value-type="float" office:value="0.0312732971795222" calcext:value-type="float">
            <text:p>0.031273297179522</text:p>
          </table:table-cell>
          <table:table-cell table:formula="of:=0.5*[.HZ12]*(([.HZ5]-[.HY5])/([.HZ1]-[.HY1]))^2" office:value-type="float" office:value="0.000617711594098121" calcext:value-type="float">
            <text:p>0.000617711594098</text:p>
          </table:table-cell>
          <table:table-cell table:formula="of:=0.5*[.IA12]*(([.IA5]-[.HZ5])/([.IA1]-[.HZ1]))^2" office:value-type="float" office:value="0.00014146927613843" calcext:value-type="float">
            <text:p>0.000141469276138</text:p>
          </table:table-cell>
          <table:table-cell table:formula="of:=0.5*[.IB12]*(([.IB5]-[.IA5])/([.IB1]-[.IA1]))^2" office:value-type="float" office:value="0.131509922937128" calcext:value-type="float">
            <text:p>0.131509922937128</text:p>
          </table:table-cell>
          <table:table-cell table:formula="of:=0.5*[.IC12]*(([.IC5]-[.IB5])/([.IC1]-[.IB1]))^2" office:value-type="float" office:value="0.000603903567800776" calcext:value-type="float">
            <text:p>0.000603903567801</text:p>
          </table:table-cell>
          <table:table-cell table:formula="of:=0.5*[.ID12]*(([.ID5]-[.IC5])/([.ID1]-[.IC1]))^2" office:value-type="float" office:value="0.0389055734605104" calcext:value-type="float">
            <text:p>0.03890557346051</text:p>
          </table:table-cell>
          <table:table-cell table:formula="of:=0.5*[.IE12]*(([.IE5]-[.ID5])/([.IE1]-[.ID1]))^2" office:value-type="float" office:value="0.00800670481461711" calcext:value-type="float">
            <text:p>0.008006704814617</text:p>
          </table:table-cell>
          <table:table-cell table:formula="of:=0.5*[.IF12]*(([.IF5]-[.IE5])/([.IF1]-[.IE1]))^2" office:value-type="float" office:value="0.00347720418239453" calcext:value-type="float">
            <text:p>0.003477204182395</text:p>
          </table:table-cell>
          <table:table-cell table:formula="of:=0.5*[.IG12]*(([.IG5]-[.IF5])/([.IG1]-[.IF1]))^2" office:value-type="float" office:value="0.00387029289147516" calcext:value-type="float">
            <text:p>0.003870292891475</text:p>
          </table:table-cell>
          <table:table-cell table:formula="of:=0.5*[.IH12]*(([.IH5]-[.IG5])/([.IH1]-[.IG1]))^2" office:value-type="float" office:value="0.0034013504590189" calcext:value-type="float">
            <text:p>0.003401350459019</text:p>
          </table:table-cell>
          <table:table-cell table:formula="of:=0.5*[.II12]*(([.II5]-[.IH5])/([.II1]-[.IH1]))^2" office:value-type="float" office:value="0.000897241572039837" calcext:value-type="float">
            <text:p>0.00089724157204</text:p>
          </table:table-cell>
          <table:table-cell table:formula="of:=0.5*[.IJ12]*(([.IJ5]-[.II5])/([.IJ1]-[.II1]))^2" office:value-type="float" office:value="0.00329432790505186" calcext:value-type="float">
            <text:p>0.003294327905052</text:p>
          </table:table-cell>
          <table:table-cell table:formula="of:=0.5*[.IK12]*(([.IK5]-[.IJ5])/([.IK1]-[.IJ1]))^2" office:value-type="float" office:value="0.00088150422337671" calcext:value-type="float">
            <text:p>0.000881504223377</text:p>
          </table:table-cell>
          <table:table-cell table:formula="of:=0.5*[.IL12]*(([.IL5]-[.IK5])/([.IL1]-[.IK1]))^2" office:value-type="float" office:value="0.0243753404235105" calcext:value-type="float">
            <text:p>0.024375340423511</text:p>
          </table:table-cell>
          <table:table-cell table:formula="of:=0.5*[.IM12]*(([.IM5]-[.IL5])/([.IM1]-[.IL1]))^2" office:value-type="float" office:value="0.00599437202863932" calcext:value-type="float">
            <text:p>0.005994372028639</text:p>
          </table:table-cell>
          <table:table-cell table:formula="of:=0.5*[.IN12]*(([.IN5]-[.IM5])/([.IN1]-[.IM1]))^2" office:value-type="float" office:value="0.00365243423614634" calcext:value-type="float">
            <text:p>0.003652434236146</text:p>
          </table:table-cell>
          <table:table-cell table:formula="of:=0.5*[.IO12]*(([.IO5]-[.IN5])/([.IO1]-[.IN1]))^2" office:value-type="float" office:value="0.0591019258916161" calcext:value-type="float">
            <text:p>0.059101925891616</text:p>
          </table:table-cell>
          <table:table-cell table:formula="of:=0.5*[.IP12]*(([.IP5]-[.IO5])/([.IP1]-[.IO1]))^2" office:value-type="float" office:value="0.0302795063442422" calcext:value-type="float">
            <text:p>0.030279506344242</text:p>
          </table:table-cell>
          <table:table-cell table:formula="of:=0.5*[.IQ12]*(([.IQ5]-[.IP5])/([.IQ1]-[.IP1]))^2" office:value-type="float" office:value="0.0171071478574052" calcext:value-type="float">
            <text:p>0.017107147857405</text:p>
          </table:table-cell>
          <table:table-cell table:formula="of:=0.5*[.IR12]*(([.IR5]-[.IQ5])/([.IR1]-[.IQ1]))^2" office:value-type="float" office:value="0.000360248998614732" calcext:value-type="float">
            <text:p>0.000360248998615</text:p>
          </table:table-cell>
          <table:table-cell table:formula="of:=0.5*[.IS12]*(([.IS5]-[.IR5])/([.IS1]-[.IR1]))^2" office:value-type="float" office:value="0.0286519394354238" calcext:value-type="float">
            <text:p>0.028651939435424</text:p>
          </table:table-cell>
          <table:table-cell table:formula="of:=0.5*[.IT12]*(([.IT5]-[.IS5])/([.IT1]-[.IS1]))^2" office:value-type="float" office:value="0.0180398139618668" calcext:value-type="float">
            <text:p>0.018039813961867</text:p>
          </table:table-cell>
          <table:table-cell table:formula="of:=0.5*[.IU12]*(([.IU5]-[.IT5])/([.IU1]-[.IT1]))^2" office:value-type="float" office:value="0.00245968606649171" calcext:value-type="float">
            <text:p>0.002459686066492</text:p>
          </table:table-cell>
          <table:table-cell table:formula="of:=0.5*[.IV12]*(([.IV5]-[.IU5])/([.IV1]-[.IU1]))^2" office:value-type="float" office:value="0.00387249624782917" calcext:value-type="float">
            <text:p>0.003872496247829</text:p>
          </table:table-cell>
          <table:table-cell table:formula="of:=0.5*[.IW12]*(([.IW5]-[.IV5])/([.IW1]-[.IV1]))^2" office:value-type="float" office:value="0.000336735151102091" calcext:value-type="float">
            <text:p>0.000336735151102</text:p>
          </table:table-cell>
          <table:table-cell table:formula="of:=0.5*[.IX12]*(([.IX5]-[.IW5])/([.IX1]-[.IW1]))^2" office:value-type="float" office:value="0.00712189137080481" calcext:value-type="float">
            <text:p>0.007121891370805</text:p>
          </table:table-cell>
          <table:table-cell table:formula="of:=0.5*[.IY12]*(([.IY5]-[.IX5])/([.IY1]-[.IX1]))^2" office:value-type="float" office:value="0.0000431845694093999" calcext:value-type="float">
            <text:p>4.31845694093999E-05</text:p>
          </table:table-cell>
          <table:table-cell table:formula="of:=0.5*[.IZ12]*(([.IZ5]-[.IY5])/([.IZ1]-[.IY1]))^2" office:value-type="float" office:value="0.0682536244855179" calcext:value-type="float">
            <text:p>0.068253624485518</text:p>
          </table:table-cell>
          <table:table-cell table:formula="of:=0.5*[.JA12]*(([.JA5]-[.IZ5])/([.JA1]-[.IZ1]))^2" office:value-type="float" office:value="0.0163566361726971" calcext:value-type="float">
            <text:p>0.016356636172697</text:p>
          </table:table-cell>
          <table:table-cell table:formula="of:=0.5*[.JB12]*(([.JB5]-[.JA5])/([.JB1]-[.JA1]))^2" office:value-type="float" office:value="0.0346383332221773" calcext:value-type="float">
            <text:p>0.034638333222177</text:p>
          </table:table-cell>
          <table:table-cell table:formula="of:=0.5*[.JC12]*(([.JC5]-[.JB5])/([.JC1]-[.JB1]))^2" office:value-type="float" office:value="0.0651386950546768" calcext:value-type="float">
            <text:p>0.065138695054677</text:p>
          </table:table-cell>
          <table:table-cell table:formula="of:=0.5*[.JD12]*(([.JD5]-[.JC5])/([.JD1]-[.JC1]))^2" office:value-type="float" office:value="0.00654993209150048" calcext:value-type="float">
            <text:p>0.0065499320915</text:p>
          </table:table-cell>
          <table:table-cell table:formula="of:=0.5*[.JE12]*(([.JE5]-[.JD5])/([.JE1]-[.JD1]))^2" office:value-type="float" office:value="0.00227747191100951" calcext:value-type="float">
            <text:p>0.00227747191101</text:p>
          </table:table-cell>
          <table:table-cell table:formula="of:=0.5*[.JF12]*(([.JF5]-[.JE5])/([.JF1]-[.JE1]))^2" office:value-type="float" office:value="0.00105206188187609" calcext:value-type="float">
            <text:p>0.001052061881876</text:p>
          </table:table-cell>
          <table:table-cell table:formula="of:=0.5*[.JG12]*(([.JG5]-[.JF5])/([.JG1]-[.JF1]))^2" office:value-type="float" office:value="0.0557348962866135" calcext:value-type="float">
            <text:p>0.055734896286614</text:p>
          </table:table-cell>
          <table:table-cell table:formula="of:=0.5*[.JH12]*(([.JH5]-[.JG5])/([.JH1]-[.JG1]))^2" office:value-type="float" office:value="0.0389808870088504" calcext:value-type="float">
            <text:p>0.038980887008851</text:p>
          </table:table-cell>
          <table:table-cell table:formula="of:=0.5*[.JI12]*(([.JI5]-[.JH5])/([.JI1]-[.JH1]))^2" office:value-type="float" office:value="0.0610187754115173" calcext:value-type="float">
            <text:p>0.061018775411517</text:p>
          </table:table-cell>
          <table:table-cell table:formula="of:=0.5*[.JJ12]*(([.JJ5]-[.JI5])/([.JJ1]-[.JI1]))^2" office:value-type="float" office:value="0.0202375073905078" calcext:value-type="float">
            <text:p>0.020237507390508</text:p>
          </table:table-cell>
          <table:table-cell table:formula="of:=0.5*[.JK12]*(([.JK5]-[.JJ5])/([.JK1]-[.JJ1]))^2" office:value-type="float" office:value="0.00307324212623779" calcext:value-type="float">
            <text:p>0.003073242126238</text:p>
          </table:table-cell>
          <table:table-cell table:formula="of:=0.5*[.JL12]*(([.JL5]-[.JK5])/([.JL1]-[.JK1]))^2" office:value-type="float" office:value="0.0129969472282328" calcext:value-type="float">
            <text:p>0.012996947228233</text:p>
          </table:table-cell>
          <table:table-cell table:formula="of:=0.5*[.JM12]*(([.JM5]-[.JL5])/([.JM1]-[.JL1]))^2" office:value-type="float" office:value="0.0327264896293214" calcext:value-type="float">
            <text:p>0.032726489629322</text:p>
          </table:table-cell>
          <table:table-cell table:formula="of:=0.5*[.JN12]*(([.JN5]-[.JM5])/([.JN1]-[.JM1]))^2" office:value-type="float" office:value="0.0102647571488863" calcext:value-type="float">
            <text:p>0.010264757148886</text:p>
          </table:table-cell>
          <table:table-cell table:formula="of:=0.5*[.JO12]*(([.JO5]-[.JN5])/([.JO1]-[.JN1]))^2" office:value-type="float" office:value="0.00380911865114737" calcext:value-type="float">
            <text:p>0.003809118651147</text:p>
          </table:table-cell>
          <table:table-cell table:formula="of:=0.5*[.JP12]*(([.JP5]-[.JO5])/([.JP1]-[.JO1]))^2" office:value-type="float" office:value="0.0000126826790514342" calcext:value-type="float">
            <text:p>1.26826790514342E-05</text:p>
          </table:table-cell>
          <table:table-cell table:formula="of:=0.5*[.JQ12]*(([.JQ5]-[.JP5])/([.JQ1]-[.JP1]))^2" office:value-type="float" office:value="0.000048732549036602" calcext:value-type="float">
            <text:p>4.8732549036602E-05</text:p>
          </table:table-cell>
          <table:table-cell table:formula="of:=0.5*[.JR12]*(([.JR5]-[.JQ5])/([.JR1]-[.JQ1]))^2" office:value-type="float" office:value="0.00403848817504339" calcext:value-type="float">
            <text:p>0.004038488175043</text:p>
          </table:table-cell>
          <table:table-cell table:formula="of:=0.5*[.JS12]*(([.JS5]-[.JR5])/([.JS1]-[.JR1]))^2" office:value-type="float" office:value="0.00555258357208225" calcext:value-type="float">
            <text:p>0.005552583572082</text:p>
          </table:table-cell>
          <table:table-cell table:formula="of:=0.5*[.JT12]*(([.JT5]-[.JS5])/([.JT1]-[.JS1]))^2" office:value-type="float" office:value="0.00115505082969454" calcext:value-type="float">
            <text:p>0.001155050829695</text:p>
          </table:table-cell>
          <table:table-cell table:formula="of:=0.5*[.JU12]*(([.JU5]-[.JT5])/([.JU1]-[.JT1]))^2" office:value-type="float" office:value="0.00138771737959438" calcext:value-type="float">
            <text:p>0.001387717379594</text:p>
          </table:table-cell>
          <table:table-cell table:formula="of:=0.5*[.JV12]*(([.JV5]-[.JU5])/([.JV1]-[.JU1]))^2" office:value-type="float" office:value="0.000805317431722899" calcext:value-type="float">
            <text:p>0.000805317431723</text:p>
          </table:table-cell>
          <table:table-cell table:formula="of:=0.5*[.JW12]*(([.JW5]-[.JV5])/([.JW1]-[.JV1]))^2" office:value-type="float" office:value="0.000153217386501201" calcext:value-type="float">
            <text:p>0.000153217386501</text:p>
          </table:table-cell>
          <table:table-cell table:formula="of:=0.5*[.JX12]*(([.JX5]-[.JW5])/([.JX1]-[.JW1]))^2" office:value-type="float" office:value="0.0000468219610016084" calcext:value-type="float">
            <text:p>4.68219610016084E-05</text:p>
          </table:table-cell>
          <table:table-cell table:formula="of:=0.5*[.JY12]*(([.JY5]-[.JX5])/([.JY1]-[.JX1]))^2" office:value-type="float" office:value="0.000227643794151015" calcext:value-type="float">
            <text:p>0.000227643794151</text:p>
          </table:table-cell>
          <table:table-cell table:formula="of:=0.5*[.JZ12]*(([.JZ5]-[.JY5])/([.JZ1]-[.JY1]))^2" office:value-type="float" office:value="0.0000498396048887533" calcext:value-type="float">
            <text:p>4.98396048887533E-05</text:p>
          </table:table-cell>
          <table:table-cell table:formula="of:=0.5*[.KA12]*(([.KA5]-[.JZ5])/([.KA1]-[.JZ1]))^2" office:value-type="float" office:value="0.0000011144786599161" calcext:value-type="float">
            <text:p>1.1144786599161E-06</text:p>
          </table:table-cell>
          <table:table-cell table:formula="of:=0.5*[.KB12]*(([.KB5]-[.KA5])/([.KB1]-[.KA1]))^2" office:value-type="float" office:value="0.00000239767695936396" calcext:value-type="float">
            <text:p>2.39767695936396E-06</text:p>
          </table:table-cell>
          <table:table-cell table:formula="of:=0.5*[.KC12]*(([.KC5]-[.KB5])/([.KC1]-[.KB1]))^2" office:value-type="float" office:value="0.0000163787437669828" calcext:value-type="float">
            <text:p>1.63787437669828E-05</text:p>
          </table:table-cell>
          <table:table-cell table:formula="of:=0.5*[.KD12]*(([.KD5]-[.KC5])/([.KD1]-[.KC1]))^2" office:value-type="float" office:value="0.0000219626677863442" calcext:value-type="float">
            <text:p>2.19626677863442E-05</text:p>
          </table:table-cell>
          <table:table-cell table:formula="of:=0.5*[.KE12]*(([.KE5]-[.KD5])/([.KE1]-[.KD1]))^2" office:value-type="float" office:value="0.000000292663531468129" calcext:value-type="float">
            <text:p>2.92663531468129E-07</text:p>
          </table:table-cell>
          <table:table-cell table:formula="of:=0.5*[.KF12]*(([.KF5]-[.KE5])/([.KF1]-[.KE1]))^2" office:value-type="float" office:value="0.0000140568288067567" calcext:value-type="float">
            <text:p>1.40568288067567E-05</text:p>
          </table:table-cell>
          <table:table-cell table:formula="of:=0.5*[.KG12]*(([.KG5]-[.KF5])/([.KG1]-[.KF1]))^2" office:value-type="float" office:value="0.00000238565039596697" calcext:value-type="float">
            <text:p>2.38565039596697E-06</text:p>
          </table:table-cell>
          <table:table-cell table:formula="of:=0.5*[.KH12]*(([.KH5]-[.KG5])/([.KH1]-[.KG1]))^2" office:value-type="float" office:value="0.00000673918111991256" calcext:value-type="float">
            <text:p>6.73918111991256E-06</text:p>
          </table:table-cell>
          <table:table-cell table:formula="of:=0.5*[.KI12]*(([.KI5]-[.KH5])/([.KI1]-[.KH1]))^2" office:value-type="float" office:value="0.00000622296593646641" calcext:value-type="float">
            <text:p>6.22296593646641E-06</text:p>
          </table:table-cell>
          <table:table-cell table:formula="of:=0.5*[.KJ12]*(([.KJ5]-[.KI5])/([.KJ1]-[.KI1]))^2" office:value-type="float" office:value="0.000000160689663142142" calcext:value-type="float">
            <text:p>1.60689663142142E-07</text:p>
          </table:table-cell>
          <table:table-cell table:formula="of:=0.5*[.KK12]*(([.KK5]-[.KJ5])/([.KK1]-[.KJ1]))^2" office:value-type="float" office:value="0.000000998634072473594" calcext:value-type="float">
            <text:p>9.98634072473594E-07</text:p>
          </table:table-cell>
          <table:table-cell table:formula="of:=0.5*[.KL12]*(([.KL5]-[.KK5])/([.KL1]-[.KK1]))^2" office:value-type="float" office:value="0.00000141302674886324" calcext:value-type="float">
            <text:p>1.41302674886324E-06</text:p>
          </table:table-cell>
          <table:table-cell table:formula="of:=0.5*[.KM12]*(([.KM5]-[.KL5])/([.KM1]-[.KL1]))^2" office:value-type="float" office:value="0.00000838195826188913" calcext:value-type="float">
            <text:p>8.38195826188913E-06</text:p>
          </table:table-cell>
          <table:table-cell table:formula="of:=0.5*[.KN12]*(([.KN5]-[.KM5])/([.KN1]-[.KM1]))^2" office:value-type="float" office:value="0.000000156806600397456" calcext:value-type="float">
            <text:p>1.56806600397456E-07</text:p>
          </table:table-cell>
          <table:table-cell table:formula="of:=0.5*[.KO12]*(([.KO5]-[.KN5])/([.KO1]-[.KN1]))^2" office:value-type="float" office:value="0.0000132606854769767" calcext:value-type="float">
            <text:p>1.32606854769767E-05</text:p>
          </table:table-cell>
          <table:table-cell table:formula="of:=0.5*[.KP12]*(([.KP5]-[.KO5])/([.KP1]-[.KO1]))^2" office:value-type="float" office:value="0.00000192854051459628" calcext:value-type="float">
            <text:p>1.92854051459628E-06</text:p>
          </table:table-cell>
          <table:table-cell table:formula="of:=0.5*[.KQ12]*(([.KQ5]-[.KP5])/([.KQ1]-[.KP1]))^2" office:value-type="float" office:value="0.00000891430160883859" calcext:value-type="float">
            <text:p>8.91430160883859E-06</text:p>
          </table:table-cell>
          <table:table-cell table:formula="of:=0.5*[.KR12]*(([.KR5]-[.KQ5])/([.KR1]-[.KQ1]))^2" office:value-type="float" office:value="0.000000000742217755861254" calcext:value-type="float">
            <text:p>7.42217755861254E-10</text:p>
          </table:table-cell>
          <table:table-cell table:formula="of:=0.5*[.KS12]*(([.KS5]-[.KR5])/([.KS1]-[.KR1]))^2" office:value-type="float" office:value="0.000000229044153670828" calcext:value-type="float">
            <text:p>2.29044153670828E-07</text:p>
          </table:table-cell>
          <table:table-cell table:formula="of:=0.5*[.KT12]*(([.KT5]-[.KS5])/([.KT1]-[.KS1]))^2" office:value-type="float" office:value="0.000000894728894106417" calcext:value-type="float">
            <text:p>8.94728894106417E-07</text:p>
          </table:table-cell>
          <table:table-cell table:formula="of:=0.5*[.KU12]*(([.KU5]-[.KT5])/([.KU1]-[.KT1]))^2" office:value-type="float" office:value="0.00000406855439051401" calcext:value-type="float">
            <text:p>4.06855439051401E-06</text:p>
          </table:table-cell>
          <table:table-cell table:formula="of:=0.5*[.KV12]*(([.KV5]-[.KU5])/([.KV1]-[.KU1]))^2" office:value-type="float" office:value="0.000012626885973" calcext:value-type="float">
            <text:p>1.2626885973E-05</text:p>
          </table:table-cell>
          <table:table-cell table:formula="of:=0.5*[.KW12]*(([.KW5]-[.KV5])/([.KW1]-[.KV1]))^2" office:value-type="float" office:value="0.0000129184981940825" calcext:value-type="float">
            <text:p>1.29184981940825E-05</text:p>
          </table:table-cell>
          <table:table-cell table:formula="of:=0.5*[.KX12]*(([.KX5]-[.KW5])/([.KX1]-[.KW1]))^2" office:value-type="float" office:value="0.000000394106446486618" calcext:value-type="float">
            <text:p>3.94106446486618E-07</text:p>
          </table:table-cell>
          <table:table-cell table:formula="of:=0.5*[.KY12]*(([.KY5]-[.KX5])/([.KY1]-[.KX1]))^2" office:value-type="float" office:value="0.0000192367227099855" calcext:value-type="float">
            <text:p>1.92367227099855E-05</text:p>
          </table:table-cell>
          <table:table-cell table:formula="of:=0.5*[.KZ12]*(([.KZ5]-[.KY5])/([.KZ1]-[.KY1]))^2" office:value-type="float" office:value="0.0000479453148212681" calcext:value-type="float">
            <text:p>4.79453148212681E-05</text:p>
          </table:table-cell>
          <table:table-cell table:formula="of:=0.5*[.LA12]*(([.LA5]-[.KZ5])/([.LA1]-[.KZ1]))^2" office:value-type="float" office:value="0.0000257725106685493" calcext:value-type="float">
            <text:p>2.57725106685493E-05</text:p>
          </table:table-cell>
          <table:table-cell table:formula="of:=0.5*[.LB12]*(([.LB5]-[.LA5])/([.LB1]-[.LA1]))^2" office:value-type="float" office:value="0.0000684089999232231" calcext:value-type="float">
            <text:p>6.84089999232231E-05</text:p>
          </table:table-cell>
          <table:table-cell table:formula="of:=0.5*[.LC12]*(([.LC5]-[.LB5])/([.LC1]-[.LB1]))^2" office:value-type="float" office:value="0.0000473077892860952" calcext:value-type="float">
            <text:p>4.73077892860952E-05</text:p>
          </table:table-cell>
          <table:table-cell table:formula="of:=0.5*[.LD12]*(([.LD5]-[.LC5])/([.LD1]-[.LC1]))^2" office:value-type="float" office:value="0.00000740759692309446" calcext:value-type="float">
            <text:p>7.40759692309446E-06</text:p>
          </table:table-cell>
          <table:table-cell table:formula="of:=0.5*[.LE12]*(([.LE5]-[.LD5])/([.LE1]-[.LD1]))^2" office:value-type="float" office:value="0.000002440186727173" calcext:value-type="float">
            <text:p>2.440186727173E-06</text:p>
          </table:table-cell>
          <table:table-cell table:formula="of:=0.5*[.LF12]*(([.LF5]-[.LE5])/([.LF1]-[.LE1]))^2" office:value-type="float" office:value="0.0000000771463088612373" calcext:value-type="float">
            <text:p>7.71463088612373E-08</text:p>
          </table:table-cell>
          <table:table-cell table:formula="of:=0.5*[.LG12]*(([.LG5]-[.LF5])/([.LG1]-[.LF1]))^2" office:value-type="float" office:value="0.0000000187962452667185" calcext:value-type="float">
            <text:p>1.87962452667185E-08</text:p>
          </table:table-cell>
          <table:table-cell table:formula="of:=0.5*[.LH12]*(([.LH5]-[.LG5])/([.LH1]-[.LG1]))^2" office:value-type="float" office:value="0.00000342657602755417" calcext:value-type="float">
            <text:p>3.42657602755417E-06</text:p>
          </table:table-cell>
          <table:table-cell table:formula="of:=0.5*[.LI12]*(([.LI5]-[.LH5])/([.LI1]-[.LH1]))^2" office:value-type="float" office:value="0.00000275650852884322" calcext:value-type="float">
            <text:p>2.75650852884322E-06</text:p>
          </table:table-cell>
          <table:table-cell table:formula="of:=0.5*[.LJ12]*(([.LJ5]-[.LI5])/([.LJ1]-[.LI1]))^2" office:value-type="float" office:value="0.0000086938985753855" calcext:value-type="float">
            <text:p>8.6938985753855E-06</text:p>
          </table:table-cell>
          <table:table-cell table:formula="of:=0.5*[.LK12]*(([.LK5]-[.LJ5])/([.LK1]-[.LJ1]))^2" office:value-type="float" office:value="0.00000423289240913404" calcext:value-type="float">
            <text:p>4.23289240913404E-06</text:p>
          </table:table-cell>
          <table:table-cell table:formula="of:=0.5*[.LL12]*(([.LL5]-[.LK5])/([.LL1]-[.LK1]))^2" office:value-type="float" office:value="0.0000015128221895067" calcext:value-type="float">
            <text:p>1.5128221895067E-06</text:p>
          </table:table-cell>
          <table:table-cell table:formula="of:=0.5*[.LM12]*(([.LM5]-[.LL5])/([.LM1]-[.LL1]))^2" office:value-type="float" office:value="0.0000123294533983216" calcext:value-type="float">
            <text:p>1.23294533983216E-05</text:p>
          </table:table-cell>
          <table:table-cell table:formula="of:=0.5*[.LN12]*(([.LN5]-[.LM5])/([.LN1]-[.LM1]))^2" office:value-type="float" office:value="0.000000222053406528885" calcext:value-type="float">
            <text:p>2.22053406528885E-07</text:p>
          </table:table-cell>
          <table:table-cell table:formula="of:=0.5*[.LO12]*(([.LO5]-[.LN5])/([.LO1]-[.LN1]))^2" office:value-type="float" office:value="0.00000451072923323767" calcext:value-type="float">
            <text:p>4.51072923323767E-06</text:p>
          </table:table-cell>
          <table:table-cell table:formula="of:=0.5*[.LP12]*(([.LP5]-[.LO5])/([.LP1]-[.LO1]))^2" office:value-type="float" office:value="0.0000000227840733966079" calcext:value-type="float">
            <text:p>2.27840733966079E-08</text:p>
          </table:table-cell>
          <table:table-cell table:formula="of:=0.5*[.LQ12]*(([.LQ5]-[.LP5])/([.LQ1]-[.LP1]))^2" office:value-type="float" office:value="0.000000141395866933844" calcext:value-type="float">
            <text:p>1.41395866933844E-07</text:p>
          </table:table-cell>
          <table:table-cell table:formula="of:=0.5*[.LR12]*(([.LR5]-[.LQ5])/([.LR1]-[.LQ1]))^2" office:value-type="float" office:value="0.000018365098312984" calcext:value-type="float">
            <text:p>1.8365098312984E-05</text:p>
          </table:table-cell>
          <table:table-cell table:formula="of:=0.5*[.LS12]*(([.LS5]-[.LR5])/([.LS1]-[.LR1]))^2" office:value-type="float" office:value="0.00001357971577831" calcext:value-type="float">
            <text:p>1.357971577831E-05</text:p>
          </table:table-cell>
          <table:table-cell table:formula="of:=0.5*[.LT12]*(([.LT5]-[.LS5])/([.LT1]-[.LS1]))^2" office:value-type="float" office:value="0.00000407449711894609" calcext:value-type="float">
            <text:p>4.07449711894609E-06</text:p>
          </table:table-cell>
          <table:table-cell table:formula="of:=0.5*[.LU12]*(([.LU5]-[.LT5])/([.LU1]-[.LT1]))^2" office:value-type="float" office:value="0.000000417415861444236" calcext:value-type="float">
            <text:p>4.17415861444236E-07</text:p>
          </table:table-cell>
          <table:table-cell table:formula="of:=0.5*[.LV12]*(([.LV5]-[.LU5])/([.LV1]-[.LU1]))^2" office:value-type="float" office:value="0.0000189001883638571" calcext:value-type="float">
            <text:p>1.89001883638571E-05</text:p>
          </table:table-cell>
          <table:table-cell table:formula="of:=0.5*[.LW12]*(([.LW5]-[.LV5])/([.LW1]-[.LV1]))^2" office:value-type="float" office:value="0.000000807404954851303" calcext:value-type="float">
            <text:p>8.07404954851303E-07</text:p>
          </table:table-cell>
          <table:table-cell table:formula="of:=0.5*[.LX12]*(([.LX5]-[.LW5])/([.LX1]-[.LW1]))^2" office:value-type="float" office:value="0.00000618818965315957" calcext:value-type="float">
            <text:p>6.18818965315957E-06</text:p>
          </table:table-cell>
          <table:table-cell table:formula="of:=0.5*[.LY12]*(([.LY5]-[.LX5])/([.LY1]-[.LX1]))^2" office:value-type="float" office:value="0.00000263562965073173" calcext:value-type="float">
            <text:p>2.63562965073173E-06</text:p>
          </table:table-cell>
          <table:table-cell table:formula="of:=0.5*[.LZ12]*(([.LZ5]-[.LY5])/([.LZ1]-[.LY1]))^2" office:value-type="float" office:value="0.0000000011361280169156" calcext:value-type="float">
            <text:p>1.1361280169156E-09</text:p>
          </table:table-cell>
          <table:table-cell table:formula="of:=0.5*[.MA12]*(([.MA5]-[.LZ5])/([.MA1]-[.LZ1]))^2" office:value-type="float" office:value="0.00000759204632158289" calcext:value-type="float">
            <text:p>7.59204632158289E-06</text:p>
          </table:table-cell>
          <table:table-cell table:formula="of:=0.5*[.MB12]*(([.MB5]-[.MA5])/([.MB1]-[.MA1]))^2" office:value-type="float" office:value="0.00000298367561519646" calcext:value-type="float">
            <text:p>2.98367561519646E-06</text:p>
          </table:table-cell>
          <table:table-cell table:formula="of:=0.5*[.MC12]*(([.MC5]-[.MB5])/([.MC1]-[.MB1]))^2" office:value-type="float" office:value="0.0000024765014257386" calcext:value-type="float">
            <text:p>2.4765014257386E-06</text:p>
          </table:table-cell>
          <table:table-cell table:formula="of:=0.5*[.MD12]*(([.MD5]-[.MC5])/([.MD1]-[.MC1]))^2" office:value-type="float" office:value="0.00000105306724746105" calcext:value-type="float">
            <text:p>1.05306724746105E-06</text:p>
          </table:table-cell>
          <table:table-cell table:formula="of:=0.5*[.ME12]*(([.ME5]-[.MD5])/([.ME1]-[.MD1]))^2" office:value-type="float" office:value="0.000000202711910659222" calcext:value-type="float">
            <text:p>2.02711910659222E-07</text:p>
          </table:table-cell>
          <table:table-cell table:formula="of:=0.5*[.MF12]*(([.MF5]-[.ME5])/([.MF1]-[.ME1]))^2" office:value-type="float" office:value="0.0000000385215636313704" calcext:value-type="float">
            <text:p>3.85215636313704E-08</text:p>
          </table:table-cell>
          <table:table-cell table:formula="of:=0.5*[.MG12]*(([.MG5]-[.MF5])/([.MG1]-[.MF1]))^2" office:value-type="float" office:value="0.0000118909395647853" calcext:value-type="float">
            <text:p>1.18909395647853E-05</text:p>
          </table:table-cell>
          <table:table-cell table:formula="of:=0.5*[.MH12]*(([.MH5]-[.MG5])/([.MH1]-[.MG1]))^2" office:value-type="float" office:value="0.00000327612547486977" calcext:value-type="float">
            <text:p>3.27612547486977E-06</text:p>
          </table:table-cell>
          <table:table-cell table:formula="of:=0.5*[.MI12]*(([.MI5]-[.MH5])/([.MI1]-[.MH1]))^2" office:value-type="float" office:value="0.00000284619977158184" calcext:value-type="float">
            <text:p>2.84619977158184E-06</text:p>
          </table:table-cell>
          <table:table-cell table:formula="of:=0.5*[.MJ12]*(([.MJ5]-[.MI5])/([.MJ1]-[.MI1]))^2" office:value-type="float" office:value="0.00000011384365766371" calcext:value-type="float">
            <text:p>1.1384365766371E-07</text:p>
          </table:table-cell>
          <table:table-cell table:formula="of:=0.5*[.MK12]*(([.MK5]-[.MJ5])/([.MK1]-[.MJ1]))^2" office:value-type="float" office:value="0.00000197415444252483" calcext:value-type="float">
            <text:p>1.97415444252483E-06</text:p>
          </table:table-cell>
          <table:table-cell table:formula="of:=0.5*[.ML12]*(([.ML5]-[.MK5])/([.ML1]-[.MK1]))^2" office:value-type="float" office:value="0.0000000819481257548737" calcext:value-type="float">
            <text:p>8.19481257548737E-08</text:p>
          </table:table-cell>
          <table:table-cell table:formula="of:=0.5*[.MM12]*(([.MM5]-[.ML5])/([.MM1]-[.ML1]))^2" office:value-type="float" office:value="0.000141874181405162" calcext:value-type="float">
            <text:p>0.000141874181405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67193166628769" calcext:value-type="float">
            <text:p>1.67193166628769E-07</text:p>
          </table:table-cell>
          <table:table-cell table:formula="of:=0.5*[.D12]*(([.D6]-[.C6])/([.D1]-[.C1]))^2" office:value-type="float" office:value="0.00000507308327090476" calcext:value-type="float">
            <text:p>5.07308327090476E-06</text:p>
          </table:table-cell>
          <table:table-cell table:formula="of:=0.5*[.E12]*(([.E6]-[.D6])/([.E1]-[.D1]))^2" office:value-type="float" office:value="0.000000328561364573038" calcext:value-type="float">
            <text:p>3.28561364573038E-07</text:p>
          </table:table-cell>
          <table:table-cell table:formula="of:=0.5*[.F12]*(([.F6]-[.E6])/([.F1]-[.E1]))^2" office:value-type="float" office:value="0.00000450609005463484" calcext:value-type="float">
            <text:p>4.50609005463484E-06</text:p>
          </table:table-cell>
          <table:table-cell table:formula="of:=0.5*[.G12]*(([.G6]-[.F6])/([.G1]-[.F1]))^2" office:value-type="float" office:value="0.000000215533127447428" calcext:value-type="float">
            <text:p>2.15533127447428E-07</text:p>
          </table:table-cell>
          <table:table-cell table:formula="of:=0.5*[.H12]*(([.H6]-[.G6])/([.H1]-[.G1]))^2" office:value-type="float" office:value="0.00000174193949817109" calcext:value-type="float">
            <text:p>1.74193949817109E-06</text:p>
          </table:table-cell>
          <table:table-cell table:formula="of:=0.5*[.I12]*(([.I6]-[.H6])/([.I1]-[.H1]))^2" office:value-type="float" office:value="0.0000000626682467957711" calcext:value-type="float">
            <text:p>6.26682467957711E-08</text:p>
          </table:table-cell>
          <table:table-cell table:formula="of:=0.5*[.J12]*(([.J6]-[.I6])/([.J1]-[.I1]))^2" office:value-type="float" office:value="0.000000287545391784479" calcext:value-type="float">
            <text:p>2.87545391784479E-07</text:p>
          </table:table-cell>
          <table:table-cell table:formula="of:=0.5*[.K12]*(([.K6]-[.J6])/([.K1]-[.J1]))^2" office:value-type="float" office:value="0.000000676202750813822" calcext:value-type="float">
            <text:p>6.76202750813822E-07</text:p>
          </table:table-cell>
          <table:table-cell table:formula="of:=0.5*[.L12]*(([.L6]-[.K6])/([.L1]-[.K1]))^2" office:value-type="float" office:value="0.0000000776624995364585" calcext:value-type="float">
            <text:p>7.76624995364585E-08</text:p>
          </table:table-cell>
          <table:table-cell table:formula="of:=0.5*[.M12]*(([.M6]-[.L6])/([.M1]-[.L1]))^2" office:value-type="float" office:value="0.000000118903971289229" calcext:value-type="float">
            <text:p>1.18903971289229E-07</text:p>
          </table:table-cell>
          <table:table-cell table:formula="of:=0.5*[.N12]*(([.N6]-[.M6])/([.N1]-[.M1]))^2" office:value-type="float" office:value="0.00000212876679370699" calcext:value-type="float">
            <text:p>2.12876679370699E-06</text:p>
          </table:table-cell>
          <table:table-cell table:formula="of:=0.5*[.O12]*(([.O6]-[.N6])/([.O1]-[.N1]))^2" office:value-type="float" office:value="0.000000407927458743534" calcext:value-type="float">
            <text:p>4.07927458743534E-07</text:p>
          </table:table-cell>
          <table:table-cell table:formula="of:=0.5*[.P12]*(([.P6]-[.O6])/([.P1]-[.O1]))^2" office:value-type="float" office:value="0.000000620280561994533" calcext:value-type="float">
            <text:p>6.20280561994533E-07</text:p>
          </table:table-cell>
          <table:table-cell table:formula="of:=0.5*[.Q12]*(([.Q6]-[.P6])/([.Q1]-[.P1]))^2" office:value-type="float" office:value="0.000000365074248670691" calcext:value-type="float">
            <text:p>3.65074248670691E-07</text:p>
          </table:table-cell>
          <table:table-cell table:formula="of:=0.5*[.R12]*(([.R6]-[.Q6])/([.R1]-[.Q1]))^2" office:value-type="float" office:value="0.000000136015661156868" calcext:value-type="float">
            <text:p>1.36015661156868E-07</text:p>
          </table:table-cell>
          <table:table-cell table:formula="of:=0.5*[.S12]*(([.S6]-[.R6])/([.S1]-[.R1]))^2" office:value-type="float" office:value="0.0000013930089019628" calcext:value-type="float">
            <text:p>1.3930089019628E-06</text:p>
          </table:table-cell>
          <table:table-cell table:formula="of:=0.5*[.T12]*(([.T6]-[.S6])/([.T1]-[.S1]))^2" office:value-type="float" office:value="0.000000844361931784612" calcext:value-type="float">
            <text:p>8.44361931784612E-07</text:p>
          </table:table-cell>
          <table:table-cell table:formula="of:=0.5*[.U12]*(([.U6]-[.T6])/([.U1]-[.T1]))^2" office:value-type="float" office:value="0.000000198734619280808" calcext:value-type="float">
            <text:p>1.98734619280808E-07</text:p>
          </table:table-cell>
          <table:table-cell table:formula="of:=0.5*[.V12]*(([.V6]-[.U6])/([.V1]-[.U1]))^2" office:value-type="float" office:value="0.000000154331609975882" calcext:value-type="float">
            <text:p>1.54331609975882E-07</text:p>
          </table:table-cell>
          <table:table-cell table:formula="of:=0.5*[.W12]*(([.W6]-[.V6])/([.W1]-[.V1]))^2" office:value-type="float" office:value="0.000000141719761078299" calcext:value-type="float">
            <text:p>1.41719761078299E-07</text:p>
          </table:table-cell>
          <table:table-cell table:formula="of:=0.5*[.X12]*(([.X6]-[.W6])/([.X1]-[.W1]))^2" office:value-type="float" office:value="0.000000172692454966508" calcext:value-type="float">
            <text:p>1.72692454966508E-07</text:p>
          </table:table-cell>
          <table:table-cell table:formula="of:=0.5*[.Y12]*(([.Y6]-[.X6])/([.Y1]-[.X1]))^2" office:value-type="float" office:value="0.00000000472091092839755" calcext:value-type="float">
            <text:p>4.72091092839755E-09</text:p>
          </table:table-cell>
          <table:table-cell table:formula="of:=0.5*[.Z12]*(([.Z6]-[.Y6])/([.Z1]-[.Y1]))^2" office:value-type="float" office:value="0.000000363635767487377" calcext:value-type="float">
            <text:p>3.63635767487377E-07</text:p>
          </table:table-cell>
          <table:table-cell table:formula="of:=0.5*[.AA12]*(([.AA6]-[.Z6])/([.AA1]-[.Z1]))^2" office:value-type="float" office:value="0.000000495931539897074" calcext:value-type="float">
            <text:p>4.95931539897074E-07</text:p>
          </table:table-cell>
          <table:table-cell table:formula="of:=0.5*[.AB12]*(([.AB6]-[.AA6])/([.AB1]-[.AA1]))^2" office:value-type="float" office:value="0.00000000817778141953296" calcext:value-type="float">
            <text:p>8.17778141953296E-09</text:p>
          </table:table-cell>
          <table:table-cell table:formula="of:=0.5*[.AC12]*(([.AC6]-[.AB6])/([.AC1]-[.AB1]))^2" office:value-type="float" office:value="0.000000194550339246487" calcext:value-type="float">
            <text:p>1.94550339246487E-07</text:p>
          </table:table-cell>
          <table:table-cell table:formula="of:=0.5*[.AD12]*(([.AD6]-[.AC6])/([.AD1]-[.AC1]))^2" office:value-type="float" office:value="0.00000109349398592873" calcext:value-type="float">
            <text:p>1.09349398592873E-06</text:p>
          </table:table-cell>
          <table:table-cell table:formula="of:=0.5*[.AE12]*(([.AE6]-[.AD6])/([.AE1]-[.AD1]))^2" office:value-type="float" office:value="0.000000238512604385383" calcext:value-type="float">
            <text:p>2.38512604385383E-07</text:p>
          </table:table-cell>
          <table:table-cell table:formula="of:=0.5*[.AF12]*(([.AF6]-[.AE6])/([.AF1]-[.AE1]))^2" office:value-type="float" office:value="0.00000122280081454652" calcext:value-type="float">
            <text:p>1.22280081454652E-06</text:p>
          </table:table-cell>
          <table:table-cell table:formula="of:=0.5*[.AG12]*(([.AG6]-[.AF6])/([.AG1]-[.AF1]))^2" office:value-type="float" office:value="0.00000077095615212374" calcext:value-type="float">
            <text:p>7.7095615212374E-07</text:p>
          </table:table-cell>
          <table:table-cell table:formula="of:=0.5*[.AH12]*(([.AH6]-[.AG6])/([.AH1]-[.AG1]))^2" office:value-type="float" office:value="0.0000000572564195861513" calcext:value-type="float">
            <text:p>5.72564195861513E-08</text:p>
          </table:table-cell>
          <table:table-cell table:formula="of:=0.5*[.AI12]*(([.AI6]-[.AH6])/([.AI1]-[.AH1]))^2" office:value-type="float" office:value="0.000000237225282909803" calcext:value-type="float">
            <text:p>2.37225282909803E-07</text:p>
          </table:table-cell>
          <table:table-cell table:formula="of:=0.5*[.AJ12]*(([.AJ6]-[.AI6])/([.AJ1]-[.AI1]))^2" office:value-type="float" office:value="0.000000347001454292823" calcext:value-type="float">
            <text:p>3.47001454292823E-07</text:p>
          </table:table-cell>
          <table:table-cell table:formula="of:=0.5*[.AK12]*(([.AK6]-[.AJ6])/([.AK1]-[.AJ1]))^2" office:value-type="float" office:value="0.00000000525454054944095" calcext:value-type="float">
            <text:p>5.25454054944095E-09</text:p>
          </table:table-cell>
          <table:table-cell table:formula="of:=0.5*[.AL12]*(([.AL6]-[.AK6])/([.AL1]-[.AK1]))^2" office:value-type="float" office:value="0.00000035773903301946" calcext:value-type="float">
            <text:p>3.5773903301946E-07</text:p>
          </table:table-cell>
          <table:table-cell table:formula="of:=0.5*[.AM12]*(([.AM6]-[.AL6])/([.AM1]-[.AL1]))^2" office:value-type="float" office:value="0.000000444545324294411" calcext:value-type="float">
            <text:p>4.44545324294411E-07</text:p>
          </table:table-cell>
          <table:table-cell table:formula="of:=0.5*[.AN12]*(([.AN6]-[.AM6])/([.AN1]-[.AM1]))^2" office:value-type="float" office:value="0.00000399820138993261" calcext:value-type="float">
            <text:p>3.99820138993261E-06</text:p>
          </table:table-cell>
          <table:table-cell table:formula="of:=0.5*[.AO12]*(([.AO6]-[.AN6])/([.AO1]-[.AN1]))^2" office:value-type="float" office:value="0.00000011290556409553" calcext:value-type="float">
            <text:p>1.1290556409553E-07</text:p>
          </table:table-cell>
          <table:table-cell table:formula="of:=0.5*[.AP12]*(([.AP6]-[.AO6])/([.AP1]-[.AO1]))^2" office:value-type="float" office:value="0.000000257054178850582" calcext:value-type="float">
            <text:p>2.57054178850582E-07</text:p>
          </table:table-cell>
          <table:table-cell table:formula="of:=0.5*[.AQ12]*(([.AQ6]-[.AP6])/([.AQ1]-[.AP1]))^2" office:value-type="float" office:value="0.000000155513525287636" calcext:value-type="float">
            <text:p>1.55513525287636E-07</text:p>
          </table:table-cell>
          <table:table-cell table:formula="of:=0.5*[.AR12]*(([.AR6]-[.AQ6])/([.AR1]-[.AQ1]))^2" office:value-type="float" office:value="0.0000000782326009086176" calcext:value-type="float">
            <text:p>7.82326009086176E-08</text:p>
          </table:table-cell>
          <table:table-cell table:formula="of:=0.5*[.AS12]*(([.AS6]-[.AR6])/([.AS1]-[.AR1]))^2" office:value-type="float" office:value="0.00000000589771215071473" calcext:value-type="float">
            <text:p>5.89771215071473E-09</text:p>
          </table:table-cell>
          <table:table-cell table:formula="of:=0.5*[.AT12]*(([.AT6]-[.AS6])/([.AT1]-[.AS1]))^2" office:value-type="float" office:value="0.00000243963225996733" calcext:value-type="float">
            <text:p>2.43963225996733E-06</text:p>
          </table:table-cell>
          <table:table-cell table:formula="of:=0.5*[.AU12]*(([.AU6]-[.AT6])/([.AU1]-[.AT1]))^2" office:value-type="float" office:value="0.00000135094855511651" calcext:value-type="float">
            <text:p>1.35094855511651E-06</text:p>
          </table:table-cell>
          <table:table-cell table:formula="of:=0.5*[.AV12]*(([.AV6]-[.AU6])/([.AV1]-[.AU1]))^2" office:value-type="float" office:value="0.000000259057604931633" calcext:value-type="float">
            <text:p>2.59057604931633E-07</text:p>
          </table:table-cell>
          <table:table-cell table:formula="of:=0.5*[.AW12]*(([.AW6]-[.AV6])/([.AW1]-[.AV1]))^2" office:value-type="float" office:value="0.00000107633771325548" calcext:value-type="float">
            <text:p>1.07633771325548E-06</text:p>
          </table:table-cell>
          <table:table-cell table:formula="of:=0.5*[.AX12]*(([.AX6]-[.AW6])/([.AX1]-[.AW1]))^2" office:value-type="float" office:value="0.000000198737966771969" calcext:value-type="float">
            <text:p>1.98737966771969E-07</text:p>
          </table:table-cell>
          <table:table-cell table:formula="of:=0.5*[.AY12]*(([.AY6]-[.AX6])/([.AY1]-[.AX1]))^2" office:value-type="float" office:value="0.000000208103675293953" calcext:value-type="float">
            <text:p>2.08103675293953E-07</text:p>
          </table:table-cell>
          <table:table-cell table:formula="of:=0.5*[.AZ12]*(([.AZ6]-[.AY6])/([.AZ1]-[.AY1]))^2" office:value-type="float" office:value="0.000000287328595899945" calcext:value-type="float">
            <text:p>2.87328595899945E-07</text:p>
          </table:table-cell>
          <table:table-cell table:formula="of:=0.5*[.BA12]*(([.BA6]-[.AZ6])/([.BA1]-[.AZ1]))^2" office:value-type="float" office:value="0.00000000413861640463124" calcext:value-type="float">
            <text:p>4.13861640463124E-09</text:p>
          </table:table-cell>
          <table:table-cell table:formula="of:=0.5*[.BB12]*(([.BB6]-[.BA6])/([.BB1]-[.BA1]))^2" office:value-type="float" office:value="0.0000000308210346023533" calcext:value-type="float">
            <text:p>3.08210346023533E-08</text:p>
          </table:table-cell>
          <table:table-cell table:formula="of:=0.5*[.BC12]*(([.BC6]-[.BB6])/([.BC1]-[.BB1]))^2" office:value-type="float" office:value="0.00000433936800974175" calcext:value-type="float">
            <text:p>4.33936800974175E-06</text:p>
          </table:table-cell>
          <table:table-cell table:formula="of:=0.5*[.BD12]*(([.BD6]-[.BC6])/([.BD1]-[.BC1]))^2" office:value-type="float" office:value="0.00000918371614911389" calcext:value-type="float">
            <text:p>9.18371614911389E-06</text:p>
          </table:table-cell>
          <table:table-cell table:formula="of:=0.5*[.BE12]*(([.BE6]-[.BD6])/([.BE1]-[.BD1]))^2" office:value-type="float" office:value="0.00000176690557608176" calcext:value-type="float">
            <text:p>1.76690557608176E-06</text:p>
          </table:table-cell>
          <table:table-cell table:formula="of:=0.5*[.BF12]*(([.BF6]-[.BE6])/([.BF1]-[.BE1]))^2" office:value-type="float" office:value="0.0000000844958690989105" calcext:value-type="float">
            <text:p>8.44958690989105E-08</text:p>
          </table:table-cell>
          <table:table-cell table:formula="of:=0.5*[.BG12]*(([.BG6]-[.BF6])/([.BG1]-[.BF1]))^2" office:value-type="float" office:value="0.00000841562891944005" calcext:value-type="float">
            <text:p>8.41562891944005E-06</text:p>
          </table:table-cell>
          <table:table-cell table:formula="of:=0.5*[.BH12]*(([.BH6]-[.BG6])/([.BH1]-[.BG1]))^2" office:value-type="float" office:value="0.0000192123189403013" calcext:value-type="float">
            <text:p>1.92123189403013E-05</text:p>
          </table:table-cell>
          <table:table-cell table:formula="of:=0.5*[.BI12]*(([.BI6]-[.BH6])/([.BI1]-[.BH1]))^2" office:value-type="float" office:value="0.00000168324725049478" calcext:value-type="float">
            <text:p>1.68324725049478E-06</text:p>
          </table:table-cell>
          <table:table-cell table:formula="of:=0.5*[.BJ12]*(([.BJ6]-[.BI6])/([.BJ1]-[.BI1]))^2" office:value-type="float" office:value="0.000000217302517675525" calcext:value-type="float">
            <text:p>2.17302517675525E-07</text:p>
          </table:table-cell>
          <table:table-cell table:formula="of:=0.5*[.BK12]*(([.BK6]-[.BJ6])/([.BK1]-[.BJ1]))^2" office:value-type="float" office:value="0.00000120351945765276" calcext:value-type="float">
            <text:p>1.20351945765276E-06</text:p>
          </table:table-cell>
          <table:table-cell table:formula="of:=0.5*[.BL12]*(([.BL6]-[.BK6])/([.BL1]-[.BK1]))^2" office:value-type="float" office:value="0.000000447847027498067" calcext:value-type="float">
            <text:p>4.47847027498067E-07</text:p>
          </table:table-cell>
          <table:table-cell table:formula="of:=0.5*[.BM12]*(([.BM6]-[.BL6])/([.BM1]-[.BL1]))^2" office:value-type="float" office:value="0.00000021451952995361" calcext:value-type="float">
            <text:p>2.1451952995361E-07</text:p>
          </table:table-cell>
          <table:table-cell table:formula="of:=0.5*[.BN12]*(([.BN6]-[.BM6])/([.BN1]-[.BM1]))^2" office:value-type="float" office:value="0.0000000726990646176137" calcext:value-type="float">
            <text:p>7.26990646176137E-08</text:p>
          </table:table-cell>
          <table:table-cell table:formula="of:=0.5*[.BO12]*(([.BO6]-[.BN6])/([.BO1]-[.BN1]))^2" office:value-type="float" office:value="0.000000128434305461112" calcext:value-type="float">
            <text:p>1.28434305461112E-07</text:p>
          </table:table-cell>
          <table:table-cell table:formula="of:=0.5*[.BP12]*(([.BP6]-[.BO6])/([.BP1]-[.BO1]))^2" office:value-type="float" office:value="0.0000001051145032223" calcext:value-type="float">
            <text:p>1.051145032223E-07</text:p>
          </table:table-cell>
          <table:table-cell table:formula="of:=0.5*[.BQ12]*(([.BQ6]-[.BP6])/([.BQ1]-[.BP1]))^2" office:value-type="float" office:value="0.000000471193414350289" calcext:value-type="float">
            <text:p>4.71193414350289E-07</text:p>
          </table:table-cell>
          <table:table-cell table:formula="of:=0.5*[.BR12]*(([.BR6]-[.BQ6])/([.BR1]-[.BQ1]))^2" office:value-type="float" office:value="0.000000126250662714485" calcext:value-type="float">
            <text:p>1.26250662714485E-07</text:p>
          </table:table-cell>
          <table:table-cell table:formula="of:=0.5*[.BS12]*(([.BS6]-[.BR6])/([.BS1]-[.BR1]))^2" office:value-type="float" office:value="0.000019594592605725" calcext:value-type="float">
            <text:p>1.9594592605725E-05</text:p>
          </table:table-cell>
          <table:table-cell table:formula="of:=0.5*[.BT12]*(([.BT6]-[.BS6])/([.BT1]-[.BS1]))^2" office:value-type="float" office:value="0.0000125259578004778" calcext:value-type="float">
            <text:p>1.25259578004778E-05</text:p>
          </table:table-cell>
          <table:table-cell table:formula="of:=0.5*[.BU12]*(([.BU6]-[.BT6])/([.BU1]-[.BT1]))^2" office:value-type="float" office:value="0.0000823983659315635" calcext:value-type="float">
            <text:p>8.23983659315635E-05</text:p>
          </table:table-cell>
          <table:table-cell table:formula="of:=0.5*[.BV12]*(([.BV6]-[.BU6])/([.BV1]-[.BU1]))^2" office:value-type="float" office:value="0.000422529768478565" calcext:value-type="float">
            <text:p>0.000422529768479</text:p>
          </table:table-cell>
          <table:table-cell table:formula="of:=0.5*[.BW12]*(([.BW6]-[.BV6])/([.BW1]-[.BV1]))^2" office:value-type="float" office:value="0.000643853068235607" calcext:value-type="float">
            <text:p>0.000643853068236</text:p>
          </table:table-cell>
          <table:table-cell table:formula="of:=0.5*[.BX12]*(([.BX6]-[.BW6])/([.BX1]-[.BW1]))^2" office:value-type="float" office:value="0.000393497835143799" calcext:value-type="float">
            <text:p>0.000393497835144</text:p>
          </table:table-cell>
          <table:table-cell table:formula="of:=0.5*[.BY12]*(([.BY6]-[.BX6])/([.BY1]-[.BX1]))^2" office:value-type="float" office:value="0.00000437787039018837" calcext:value-type="float">
            <text:p>4.37787039018837E-06</text:p>
          </table:table-cell>
          <table:table-cell table:formula="of:=0.5*[.BZ12]*(([.BZ6]-[.BY6])/([.BZ1]-[.BY1]))^2" office:value-type="float" office:value="0.0000033125851325566" calcext:value-type="float">
            <text:p>3.3125851325566E-06</text:p>
          </table:table-cell>
          <table:table-cell table:formula="of:=0.5*[.CA12]*(([.CA6]-[.BZ6])/([.CA1]-[.BZ1]))^2" office:value-type="float" office:value="0.000125679107304679" calcext:value-type="float">
            <text:p>0.000125679107305</text:p>
          </table:table-cell>
          <table:table-cell table:formula="of:=0.5*[.CB12]*(([.CB6]-[.CA6])/([.CB1]-[.CA1]))^2" office:value-type="float" office:value="0.0000854251117823598" calcext:value-type="float">
            <text:p>8.54251117823598E-05</text:p>
          </table:table-cell>
          <table:table-cell table:formula="of:=0.5*[.CC12]*(([.CC6]-[.CB6])/([.CC1]-[.CB1]))^2" office:value-type="float" office:value="0.000960389716524971" calcext:value-type="float">
            <text:p>0.000960389716525</text:p>
          </table:table-cell>
          <table:table-cell table:formula="of:=0.5*[.CD12]*(([.CD6]-[.CC6])/([.CD1]-[.CC1]))^2" office:value-type="float" office:value="0.0402661676837653" calcext:value-type="float">
            <text:p>0.040266167683765</text:p>
          </table:table-cell>
          <table:table-cell table:formula="of:=0.5*[.CE12]*(([.CE6]-[.CD6])/([.CE1]-[.CD1]))^2" office:value-type="float" office:value="0.00157388920251585" calcext:value-type="float">
            <text:p>0.001573889202516</text:p>
          </table:table-cell>
          <table:table-cell table:formula="of:=0.5*[.CF12]*(([.CF6]-[.CE6])/([.CF1]-[.CE1]))^2" office:value-type="float" office:value="0.0254808538273272" calcext:value-type="float">
            <text:p>0.025480853827327</text:p>
          </table:table-cell>
          <table:table-cell table:formula="of:=0.5*[.CG12]*(([.CG6]-[.CF6])/([.CG1]-[.CF1]))^2" office:value-type="float" office:value="0.00000989251932536542" calcext:value-type="float">
            <text:p>9.89251932536542E-06</text:p>
          </table:table-cell>
          <table:table-cell table:formula="of:=0.5*[.CH12]*(([.CH6]-[.CG6])/([.CH1]-[.CG1]))^2" office:value-type="float" office:value="0.000406422783276255" calcext:value-type="float">
            <text:p>0.000406422783276</text:p>
          </table:table-cell>
          <table:table-cell table:formula="of:=0.5*[.CI12]*(([.CI6]-[.CH6])/([.CI1]-[.CH1]))^2" office:value-type="float" office:value="0.0016541012181755" calcext:value-type="float">
            <text:p>0.001654101218176</text:p>
          </table:table-cell>
          <table:table-cell table:formula="of:=0.5*[.CJ12]*(([.CJ6]-[.CI6])/([.CJ1]-[.CI1]))^2" office:value-type="float" office:value="0.000533094927487671" calcext:value-type="float">
            <text:p>0.000533094927488</text:p>
          </table:table-cell>
          <table:table-cell table:formula="of:=0.5*[.CK12]*(([.CK6]-[.CJ6])/([.CK1]-[.CJ1]))^2" office:value-type="float" office:value="0.00466189771529188" calcext:value-type="float">
            <text:p>0.004661897715292</text:p>
          </table:table-cell>
          <table:table-cell table:formula="of:=0.5*[.CL12]*(([.CL6]-[.CK6])/([.CL1]-[.CK1]))^2" office:value-type="float" office:value="0.0230028119612249" calcext:value-type="float">
            <text:p>0.023002811961225</text:p>
          </table:table-cell>
          <table:table-cell table:formula="of:=0.5*[.CM12]*(([.CM6]-[.CL6])/([.CM1]-[.CL1]))^2" office:value-type="float" office:value="0.0774578726400853" calcext:value-type="float">
            <text:p>0.077457872640085</text:p>
          </table:table-cell>
          <table:table-cell table:formula="of:=0.5*[.CN12]*(([.CN6]-[.CM6])/([.CN1]-[.CM1]))^2" office:value-type="float" office:value="0.0150429976492539" calcext:value-type="float">
            <text:p>0.015042997649254</text:p>
          </table:table-cell>
          <table:table-cell table:formula="of:=0.5*[.CO12]*(([.CO6]-[.CN6])/([.CO1]-[.CN1]))^2" office:value-type="float" office:value="0.000759394532042483" calcext:value-type="float">
            <text:p>0.000759394532042</text:p>
          </table:table-cell>
          <table:table-cell table:formula="of:=0.5*[.CP12]*(([.CP6]-[.CO6])/([.CP1]-[.CO1]))^2" office:value-type="float" office:value="0.000693117018798978" calcext:value-type="float">
            <text:p>0.000693117018799</text:p>
          </table:table-cell>
          <table:table-cell table:formula="of:=0.5*[.CQ12]*(([.CQ6]-[.CP6])/([.CQ1]-[.CP1]))^2" office:value-type="float" office:value="0.00304336616109525" calcext:value-type="float">
            <text:p>0.003043366161095</text:p>
          </table:table-cell>
          <table:table-cell table:formula="of:=0.5*[.CR12]*(([.CR6]-[.CQ6])/([.CR1]-[.CQ1]))^2" office:value-type="float" office:value="0.00187894627664678" calcext:value-type="float">
            <text:p>0.001878946276647</text:p>
          </table:table-cell>
          <table:table-cell table:formula="of:=0.5*[.CS12]*(([.CS6]-[.CR6])/([.CS1]-[.CR1]))^2" office:value-type="float" office:value="0.000830137014292221" calcext:value-type="float">
            <text:p>0.000830137014292</text:p>
          </table:table-cell>
          <table:table-cell table:formula="of:=0.5*[.CT12]*(([.CT6]-[.CS6])/([.CT1]-[.CS1]))^2" office:value-type="float" office:value="0.00000193491960906229" calcext:value-type="float">
            <text:p>1.93491960906229E-06</text:p>
          </table:table-cell>
          <table:table-cell table:formula="of:=0.5*[.CU12]*(([.CU6]-[.CT6])/([.CU1]-[.CT1]))^2" office:value-type="float" office:value="0.00104745270242561" calcext:value-type="float">
            <text:p>0.001047452702426</text:p>
          </table:table-cell>
          <table:table-cell table:formula="of:=0.5*[.CV12]*(([.CV6]-[.CU6])/([.CV1]-[.CU1]))^2" office:value-type="float" office:value="0.000298393348836567" calcext:value-type="float">
            <text:p>0.000298393348837</text:p>
          </table:table-cell>
          <table:table-cell table:formula="of:=0.5*[.CW12]*(([.CW6]-[.CV6])/([.CW1]-[.CV1]))^2" office:value-type="float" office:value="0.0000175423221825922" calcext:value-type="float">
            <text:p>1.75423221825922E-05</text:p>
          </table:table-cell>
          <table:table-cell table:formula="of:=0.5*[.CX12]*(([.CX6]-[.CW6])/([.CX1]-[.CW1]))^2" office:value-type="float" office:value="0.0256555455497014" calcext:value-type="float">
            <text:p>0.025655545549702</text:p>
          </table:table-cell>
          <table:table-cell table:formula="of:=0.5*[.CY12]*(([.CY6]-[.CX6])/([.CY1]-[.CX1]))^2" office:value-type="float" office:value="0.00264676062465748" calcext:value-type="float">
            <text:p>0.002646760624657</text:p>
          </table:table-cell>
          <table:table-cell table:formula="of:=0.5*[.CZ12]*(([.CZ6]-[.CY6])/([.CZ1]-[.CY1]))^2" office:value-type="float" office:value="0.000962713280251501" calcext:value-type="float">
            <text:p>0.000962713280252</text:p>
          </table:table-cell>
          <table:table-cell table:formula="of:=0.5*[.DA12]*(([.DA6]-[.CZ6])/([.DA1]-[.CZ1]))^2" office:value-type="float" office:value="0.0406467537342542" calcext:value-type="float">
            <text:p>0.040646753734254</text:p>
          </table:table-cell>
          <table:table-cell table:formula="of:=0.5*[.DB12]*(([.DB6]-[.DA6])/([.DB1]-[.DA1]))^2" office:value-type="float" office:value="0.0269169395058599" calcext:value-type="float">
            <text:p>0.02691693950586</text:p>
          </table:table-cell>
          <table:table-cell table:formula="of:=0.5*[.DC12]*(([.DC6]-[.DB6])/([.DC1]-[.DB1]))^2" office:value-type="float" office:value="0.0064604126975004" calcext:value-type="float">
            <text:p>0.0064604126975</text:p>
          </table:table-cell>
          <table:table-cell table:formula="of:=0.5*[.DD12]*(([.DD6]-[.DC6])/([.DD1]-[.DC1]))^2" office:value-type="float" office:value="0.00567132089832561" calcext:value-type="float">
            <text:p>0.005671320898326</text:p>
          </table:table-cell>
          <table:table-cell table:formula="of:=0.5*[.DE12]*(([.DE6]-[.DD6])/([.DE1]-[.DD1]))^2" office:value-type="float" office:value="0.0127786447787027" calcext:value-type="float">
            <text:p>0.012778644778703</text:p>
          </table:table-cell>
          <table:table-cell table:formula="of:=0.5*[.DF12]*(([.DF6]-[.DE6])/([.DF1]-[.DE1]))^2" office:value-type="float" office:value="0.00098510368375017" calcext:value-type="float">
            <text:p>0.00098510368375</text:p>
          </table:table-cell>
          <table:table-cell table:formula="of:=0.5*[.DG12]*(([.DG6]-[.DF6])/([.DG1]-[.DF1]))^2" office:value-type="float" office:value="0.0000448453091370828" calcext:value-type="float">
            <text:p>4.48453091370828E-05</text:p>
          </table:table-cell>
          <table:table-cell table:formula="of:=0.5*[.DH12]*(([.DH6]-[.DG6])/([.DH1]-[.DG1]))^2" office:value-type="float" office:value="0.00229393066032826" calcext:value-type="float">
            <text:p>0.002293930660328</text:p>
          </table:table-cell>
          <table:table-cell table:formula="of:=0.5*[.DI12]*(([.DI6]-[.DH6])/([.DI1]-[.DH1]))^2" office:value-type="float" office:value="0.00241546113090651" calcext:value-type="float">
            <text:p>0.002415461130907</text:p>
          </table:table-cell>
          <table:table-cell table:formula="of:=0.5*[.DJ12]*(([.DJ6]-[.DI6])/([.DJ1]-[.DI1]))^2" office:value-type="float" office:value="0.0000665800917326356" calcext:value-type="float">
            <text:p>6.65800917326356E-05</text:p>
          </table:table-cell>
          <table:table-cell table:formula="of:=0.5*[.DK12]*(([.DK6]-[.DJ6])/([.DK1]-[.DJ1]))^2" office:value-type="float" office:value="0.000854067847058562" calcext:value-type="float">
            <text:p>0.000854067847059</text:p>
          </table:table-cell>
          <table:table-cell table:formula="of:=0.5*[.DL12]*(([.DL6]-[.DK6])/([.DL1]-[.DK1]))^2" office:value-type="float" office:value="0.0000871722043959025" calcext:value-type="float">
            <text:p>8.71722043959025E-05</text:p>
          </table:table-cell>
          <table:table-cell table:formula="of:=0.5*[.DM12]*(([.DM6]-[.DL6])/([.DM1]-[.DL1]))^2" office:value-type="float" office:value="0.00000637404057501916" calcext:value-type="float">
            <text:p>6.37404057501916E-06</text:p>
          </table:table-cell>
          <table:table-cell table:formula="of:=0.5*[.DN12]*(([.DN6]-[.DM6])/([.DN1]-[.DM1]))^2" office:value-type="float" office:value="0.00284720606168033" calcext:value-type="float">
            <text:p>0.00284720606168</text:p>
          </table:table-cell>
          <table:table-cell table:formula="of:=0.5*[.DO12]*(([.DO6]-[.DN6])/([.DO1]-[.DN1]))^2" office:value-type="float" office:value="0.00827962357719256" calcext:value-type="float">
            <text:p>0.008279623577193</text:p>
          </table:table-cell>
          <table:table-cell table:formula="of:=0.5*[.DP12]*(([.DP6]-[.DO6])/([.DP1]-[.DO1]))^2" office:value-type="float" office:value="0.000418746049474384" calcext:value-type="float">
            <text:p>0.000418746049474</text:p>
          </table:table-cell>
          <table:table-cell table:formula="of:=0.5*[.DQ12]*(([.DQ6]-[.DP6])/([.DQ1]-[.DP1]))^2" office:value-type="float" office:value="0.018625658032784" calcext:value-type="float">
            <text:p>0.018625658032784</text:p>
          </table:table-cell>
          <table:table-cell table:formula="of:=0.5*[.DR12]*(([.DR6]-[.DQ6])/([.DR1]-[.DQ1]))^2" office:value-type="float" office:value="0.00365688006150905" calcext:value-type="float">
            <text:p>0.003656880061509</text:p>
          </table:table-cell>
          <table:table-cell table:formula="of:=0.5*[.DS12]*(([.DS6]-[.DR6])/([.DS1]-[.DR1]))^2" office:value-type="float" office:value="0.000618956279330997" calcext:value-type="float">
            <text:p>0.000618956279331</text:p>
          </table:table-cell>
          <table:table-cell table:formula="of:=0.5*[.DT12]*(([.DT6]-[.DS6])/([.DT1]-[.DS1]))^2" office:value-type="float" office:value="0.00253174957009495" calcext:value-type="float">
            <text:p>0.002531749570095</text:p>
          </table:table-cell>
          <table:table-cell table:formula="of:=0.5*[.DU12]*(([.DU6]-[.DT6])/([.DU1]-[.DT1]))^2" office:value-type="float" office:value="0.000251879030973669" calcext:value-type="float">
            <text:p>0.000251879030974</text:p>
          </table:table-cell>
          <table:table-cell table:formula="of:=0.5*[.DV12]*(([.DV6]-[.DU6])/([.DV1]-[.DU1]))^2" office:value-type="float" office:value="0.00290237118623159" calcext:value-type="float">
            <text:p>0.002902371186232</text:p>
          </table:table-cell>
          <table:table-cell table:formula="of:=0.5*[.DW12]*(([.DW6]-[.DV6])/([.DW1]-[.DV1]))^2" office:value-type="float" office:value="0.0000339260488729806" calcext:value-type="float">
            <text:p>3.39260488729806E-05</text:p>
          </table:table-cell>
          <table:table-cell table:formula="of:=0.5*[.DX12]*(([.DX6]-[.DW6])/([.DX1]-[.DW1]))^2" office:value-type="float" office:value="0.0381890930785259" calcext:value-type="float">
            <text:p>0.038189093078526</text:p>
          </table:table-cell>
          <table:table-cell table:formula="of:=0.5*[.DY12]*(([.DY6]-[.DX6])/([.DY1]-[.DX1]))^2" office:value-type="float" office:value="0.00719092657930669" calcext:value-type="float">
            <text:p>0.007190926579307</text:p>
          </table:table-cell>
          <table:table-cell table:formula="of:=0.5*[.DZ12]*(([.DZ6]-[.DY6])/([.DZ1]-[.DY1]))^2" office:value-type="float" office:value="0.000192708740331578" calcext:value-type="float">
            <text:p>0.000192708740332</text:p>
          </table:table-cell>
          <table:table-cell table:formula="of:=0.5*[.EA12]*(([.EA6]-[.DZ6])/([.EA1]-[.DZ1]))^2" office:value-type="float" office:value="0.000110622145118113" calcext:value-type="float">
            <text:p>0.000110622145118</text:p>
          </table:table-cell>
          <table:table-cell table:formula="of:=0.5*[.EB12]*(([.EB6]-[.EA6])/([.EB1]-[.EA1]))^2" office:value-type="float" office:value="0.0000295229838800421" calcext:value-type="float">
            <text:p>2.95229838800421E-05</text:p>
          </table:table-cell>
          <table:table-cell table:formula="of:=0.5*[.EC12]*(([.EC6]-[.EB6])/([.EC1]-[.EB1]))^2" office:value-type="float" office:value="0.000000537612323497247" calcext:value-type="float">
            <text:p>5.37612323497247E-07</text:p>
          </table:table-cell>
          <table:table-cell table:formula="of:=0.5*[.ED12]*(([.ED6]-[.EC6])/([.ED1]-[.EC1]))^2" office:value-type="float" office:value="0.00117159813341969" calcext:value-type="float">
            <text:p>0.00117159813342</text:p>
          </table:table-cell>
          <table:table-cell table:formula="of:=0.5*[.EE12]*(([.EE6]-[.ED6])/([.EE1]-[.ED1]))^2" office:value-type="float" office:value="0.00147435661152237" calcext:value-type="float">
            <text:p>0.001474356611522</text:p>
          </table:table-cell>
          <table:table-cell table:formula="of:=0.5*[.EF12]*(([.EF6]-[.EE6])/([.EF1]-[.EE1]))^2" office:value-type="float" office:value="0.00284998544945323" calcext:value-type="float">
            <text:p>0.002849985449453</text:p>
          </table:table-cell>
          <table:table-cell table:formula="of:=0.5*[.EG12]*(([.EG6]-[.EF6])/([.EG1]-[.EF1]))^2" office:value-type="float" office:value="0.00436109820373381" calcext:value-type="float">
            <text:p>0.004361098203734</text:p>
          </table:table-cell>
          <table:table-cell table:formula="of:=0.5*[.EH12]*(([.EH6]-[.EG6])/([.EH1]-[.EG1]))^2" office:value-type="float" office:value="0.00123714458069723" calcext:value-type="float">
            <text:p>0.001237144580697</text:p>
          </table:table-cell>
          <table:table-cell table:formula="of:=0.5*[.EI12]*(([.EI6]-[.EH6])/([.EI1]-[.EH1]))^2" office:value-type="float" office:value="0.0367725658567935" calcext:value-type="float">
            <text:p>0.036772565856794</text:p>
          </table:table-cell>
          <table:table-cell table:formula="of:=0.5*[.EJ12]*(([.EJ6]-[.EI6])/([.EJ1]-[.EI1]))^2" office:value-type="float" office:value="0.00172779631127748" calcext:value-type="float">
            <text:p>0.001727796311277</text:p>
          </table:table-cell>
          <table:table-cell table:formula="of:=0.5*[.EK12]*(([.EK6]-[.EJ6])/([.EK1]-[.EJ1]))^2" office:value-type="float" office:value="0.010021574480553" calcext:value-type="float">
            <text:p>0.010021574480553</text:p>
          </table:table-cell>
          <table:table-cell table:formula="of:=0.5*[.EL12]*(([.EL6]-[.EK6])/([.EL1]-[.EK1]))^2" office:value-type="float" office:value="0.0355492613930324" calcext:value-type="float">
            <text:p>0.035549261393033</text:p>
          </table:table-cell>
          <table:table-cell table:formula="of:=0.5*[.EM12]*(([.EM6]-[.EL6])/([.EM1]-[.EL1]))^2" office:value-type="float" office:value="0.00455616201166841" calcext:value-type="float">
            <text:p>0.004556162011668</text:p>
          </table:table-cell>
          <table:table-cell table:formula="of:=0.5*[.EN12]*(([.EN6]-[.EM6])/([.EN1]-[.EM1]))^2" office:value-type="float" office:value="0.00935359322187943" calcext:value-type="float">
            <text:p>0.009353593221879</text:p>
          </table:table-cell>
          <table:table-cell table:formula="of:=0.5*[.EO12]*(([.EO6]-[.EN6])/([.EO1]-[.EN1]))^2" office:value-type="float" office:value="0.0103797862819871" calcext:value-type="float">
            <text:p>0.010379786281987</text:p>
          </table:table-cell>
          <table:table-cell table:formula="of:=0.5*[.EP12]*(([.EP6]-[.EO6])/([.EP1]-[.EO1]))^2" office:value-type="float" office:value="0.0537251322540393" calcext:value-type="float">
            <text:p>0.053725132254039</text:p>
          </table:table-cell>
          <table:table-cell table:formula="of:=0.5*[.EQ12]*(([.EQ6]-[.EP6])/([.EQ1]-[.EP1]))^2" office:value-type="float" office:value="0.00167200559855496" calcext:value-type="float">
            <text:p>0.001672005598555</text:p>
          </table:table-cell>
          <table:table-cell table:formula="of:=0.5*[.ER12]*(([.ER6]-[.EQ6])/([.ER1]-[.EQ1]))^2" office:value-type="float" office:value="0.0167226349797654" calcext:value-type="float">
            <text:p>0.016722634979765</text:p>
          </table:table-cell>
          <table:table-cell table:formula="of:=0.5*[.ES12]*(([.ES6]-[.ER6])/([.ES1]-[.ER1]))^2" office:value-type="float" office:value="0.0020723988018699" calcext:value-type="float">
            <text:p>0.00207239880187</text:p>
          </table:table-cell>
          <table:table-cell table:formula="of:=0.5*[.ET12]*(([.ET6]-[.ES6])/([.ET1]-[.ES1]))^2" office:value-type="float" office:value="0.0000215372848829351" calcext:value-type="float">
            <text:p>2.15372848829351E-05</text:p>
          </table:table-cell>
          <table:table-cell table:formula="of:=0.5*[.EU12]*(([.EU6]-[.ET6])/([.EU1]-[.ET1]))^2" office:value-type="float" office:value="0.00185591787212317" calcext:value-type="float">
            <text:p>0.001855917872123</text:p>
          </table:table-cell>
          <table:table-cell table:formula="of:=0.5*[.EV12]*(([.EV6]-[.EU6])/([.EV1]-[.EU1]))^2" office:value-type="float" office:value="0.00000199480045850902" calcext:value-type="float">
            <text:p>1.99480045850902E-06</text:p>
          </table:table-cell>
          <table:table-cell table:formula="of:=0.5*[.EW12]*(([.EW6]-[.EV6])/([.EW1]-[.EV1]))^2" office:value-type="float" office:value="0.000454351389965028" calcext:value-type="float">
            <text:p>0.000454351389965</text:p>
          </table:table-cell>
          <table:table-cell table:formula="of:=0.5*[.EX12]*(([.EX6]-[.EW6])/([.EX1]-[.EW1]))^2" office:value-type="float" office:value="0.000272379513012014" calcext:value-type="float">
            <text:p>0.000272379513012</text:p>
          </table:table-cell>
          <table:table-cell table:formula="of:=0.5*[.EY12]*(([.EY6]-[.EX6])/([.EY1]-[.EX1]))^2" office:value-type="float" office:value="0.00179408967813027" calcext:value-type="float">
            <text:p>0.00179408967813</text:p>
          </table:table-cell>
          <table:table-cell table:formula="of:=0.5*[.EZ12]*(([.EZ6]-[.EY6])/([.EZ1]-[.EY1]))^2" office:value-type="float" office:value="0.00586721032665094" calcext:value-type="float">
            <text:p>0.005867210326651</text:p>
          </table:table-cell>
          <table:table-cell table:formula="of:=0.5*[.FA12]*(([.FA6]-[.EZ6])/([.FA1]-[.EZ1]))^2" office:value-type="float" office:value="0.00918610545723298" calcext:value-type="float">
            <text:p>0.009186105457233</text:p>
          </table:table-cell>
          <table:table-cell table:formula="of:=0.5*[.FB12]*(([.FB6]-[.FA6])/([.FB1]-[.FA1]))^2" office:value-type="float" office:value="0.0180058638880946" calcext:value-type="float">
            <text:p>0.018005863888095</text:p>
          </table:table-cell>
          <table:table-cell table:formula="of:=0.5*[.FC12]*(([.FC6]-[.FB6])/([.FC1]-[.FB1]))^2" office:value-type="float" office:value="0.0419222766056045" calcext:value-type="float">
            <text:p>0.041922276605605</text:p>
          </table:table-cell>
          <table:table-cell table:formula="of:=0.5*[.FD12]*(([.FD6]-[.FC6])/([.FD1]-[.FC1]))^2" office:value-type="float" office:value="0.0203846471745991" calcext:value-type="float">
            <text:p>0.020384647174599</text:p>
          </table:table-cell>
          <table:table-cell table:formula="of:=0.5*[.FE12]*(([.FE6]-[.FD6])/([.FE1]-[.FD1]))^2" office:value-type="float" office:value="0.00444235056692551" calcext:value-type="float">
            <text:p>0.004442350566926</text:p>
          </table:table-cell>
          <table:table-cell table:formula="of:=0.5*[.FF12]*(([.FF6]-[.FE6])/([.FF1]-[.FE1]))^2" office:value-type="float" office:value="0.00019712009355101" calcext:value-type="float">
            <text:p>0.000197120093551</text:p>
          </table:table-cell>
          <table:table-cell table:formula="of:=0.5*[.FG12]*(([.FG6]-[.FF6])/([.FG1]-[.FF1]))^2" office:value-type="float" office:value="0.00184087715712746" calcext:value-type="float">
            <text:p>0.001840877157127</text:p>
          </table:table-cell>
          <table:table-cell table:formula="of:=0.5*[.FH12]*(([.FH6]-[.FG6])/([.FH1]-[.FG1]))^2" office:value-type="float" office:value="0.000217777748478422" calcext:value-type="float">
            <text:p>0.000217777748478</text:p>
          </table:table-cell>
          <table:table-cell table:formula="of:=0.5*[.FI12]*(([.FI6]-[.FH6])/([.FI1]-[.FH1]))^2" office:value-type="float" office:value="0.0293043162711169" calcext:value-type="float">
            <text:p>0.029304316271117</text:p>
          </table:table-cell>
          <table:table-cell table:formula="of:=0.5*[.FJ12]*(([.FJ6]-[.FI6])/([.FJ1]-[.FI1]))^2" office:value-type="float" office:value="0.00281316703330023" calcext:value-type="float">
            <text:p>0.0028131670333</text:p>
          </table:table-cell>
          <table:table-cell table:formula="of:=0.5*[.FK12]*(([.FK6]-[.FJ6])/([.FK1]-[.FJ1]))^2" office:value-type="float" office:value="0.00097761836680687" calcext:value-type="float">
            <text:p>0.000977618366807</text:p>
          </table:table-cell>
          <table:table-cell table:formula="of:=0.5*[.FL12]*(([.FL6]-[.FK6])/([.FL1]-[.FK1]))^2" office:value-type="float" office:value="0.00183599709184828" calcext:value-type="float">
            <text:p>0.001835997091848</text:p>
          </table:table-cell>
          <table:table-cell table:formula="of:=0.5*[.FM12]*(([.FM6]-[.FL6])/([.FM1]-[.FL1]))^2" office:value-type="float" office:value="0.0132020327572408" calcext:value-type="float">
            <text:p>0.013202032757241</text:p>
          </table:table-cell>
          <table:table-cell table:formula="of:=0.5*[.FN12]*(([.FN6]-[.FM6])/([.FN1]-[.FM1]))^2" office:value-type="float" office:value="0.0047515422140234" calcext:value-type="float">
            <text:p>0.004751542214023</text:p>
          </table:table-cell>
          <table:table-cell table:formula="of:=0.5*[.FO12]*(([.FO6]-[.FN6])/([.FO1]-[.FN1]))^2" office:value-type="float" office:value="0.0154139763551411" calcext:value-type="float">
            <text:p>0.015413976355141</text:p>
          </table:table-cell>
          <table:table-cell table:formula="of:=0.5*[.FP12]*(([.FP6]-[.FO6])/([.FP1]-[.FO1]))^2" office:value-type="float" office:value="0.0521849021140836" calcext:value-type="float">
            <text:p>0.052184902114084</text:p>
          </table:table-cell>
          <table:table-cell table:formula="of:=0.5*[.FQ12]*(([.FQ6]-[.FP6])/([.FQ1]-[.FP1]))^2" office:value-type="float" office:value="0.00289063285518983" calcext:value-type="float">
            <text:p>0.00289063285519</text:p>
          </table:table-cell>
          <table:table-cell table:formula="of:=0.5*[.FR12]*(([.FR6]-[.FQ6])/([.FR1]-[.FQ1]))^2" office:value-type="float" office:value="0.0125408728044021" calcext:value-type="float">
            <text:p>0.012540872804402</text:p>
          </table:table-cell>
          <table:table-cell table:formula="of:=0.5*[.FS12]*(([.FS6]-[.FR6])/([.FS1]-[.FR1]))^2" office:value-type="float" office:value="0.00902353121578132" calcext:value-type="float">
            <text:p>0.009023531215781</text:p>
          </table:table-cell>
          <table:table-cell table:formula="of:=0.5*[.FT12]*(([.FT6]-[.FS6])/([.FT1]-[.FS1]))^2" office:value-type="float" office:value="0.00845276569961518" calcext:value-type="float">
            <text:p>0.008452765699615</text:p>
          </table:table-cell>
          <table:table-cell table:formula="of:=0.5*[.FU12]*(([.FU6]-[.FT6])/([.FU1]-[.FT1]))^2" office:value-type="float" office:value="0.000689783231403491" calcext:value-type="float">
            <text:p>0.000689783231403</text:p>
          </table:table-cell>
          <table:table-cell table:formula="of:=0.5*[.FV12]*(([.FV6]-[.FU6])/([.FV1]-[.FU1]))^2" office:value-type="float" office:value="0.00018868389300366" calcext:value-type="float">
            <text:p>0.000188683893004</text:p>
          </table:table-cell>
          <table:table-cell table:formula="of:=0.5*[.FW12]*(([.FW6]-[.FV6])/([.FW1]-[.FV1]))^2" office:value-type="float" office:value="0.00041726918711091" calcext:value-type="float">
            <text:p>0.000417269187111</text:p>
          </table:table-cell>
          <table:table-cell table:formula="of:=0.5*[.FX12]*(([.FX6]-[.FW6])/([.FX1]-[.FW1]))^2" office:value-type="float" office:value="0.000327428444428735" calcext:value-type="float">
            <text:p>0.000327428444429</text:p>
          </table:table-cell>
          <table:table-cell table:formula="of:=0.5*[.FY12]*(([.FY6]-[.FX6])/([.FY1]-[.FX1]))^2" office:value-type="float" office:value="0.0648693870853318" calcext:value-type="float">
            <text:p>0.064869387085332</text:p>
          </table:table-cell>
          <table:table-cell table:formula="of:=0.5*[.FZ12]*(([.FZ6]-[.FY6])/([.FZ1]-[.FY1]))^2" office:value-type="float" office:value="0.00280638632454723" calcext:value-type="float">
            <text:p>0.002806386324547</text:p>
          </table:table-cell>
          <table:table-cell table:formula="of:=0.5*[.GA12]*(([.GA6]-[.FZ6])/([.GA1]-[.FZ1]))^2" office:value-type="float" office:value="0.00334281332447332" calcext:value-type="float">
            <text:p>0.003342813324473</text:p>
          </table:table-cell>
          <table:table-cell table:formula="of:=0.5*[.GB12]*(([.GB6]-[.GA6])/([.GB1]-[.GA1]))^2" office:value-type="float" office:value="0.00373767684764594" calcext:value-type="float">
            <text:p>0.003737676847646</text:p>
          </table:table-cell>
          <table:table-cell table:formula="of:=0.5*[.GC12]*(([.GC6]-[.GB6])/([.GC1]-[.GB1]))^2" office:value-type="float" office:value="0.00145242844731683" calcext:value-type="float">
            <text:p>0.001452428447317</text:p>
          </table:table-cell>
          <table:table-cell table:formula="of:=0.5*[.GD12]*(([.GD6]-[.GC6])/([.GD1]-[.GC1]))^2" office:value-type="float" office:value="0.00174270224326959" calcext:value-type="float">
            <text:p>0.00174270224327</text:p>
          </table:table-cell>
          <table:table-cell table:formula="of:=0.5*[.GE12]*(([.GE6]-[.GD6])/([.GE1]-[.GD1]))^2" office:value-type="float" office:value="0.0523890491803091" calcext:value-type="float">
            <text:p>0.052389049180309</text:p>
          </table:table-cell>
          <table:table-cell table:formula="of:=0.5*[.GF12]*(([.GF6]-[.GE6])/([.GF1]-[.GE1]))^2" office:value-type="float" office:value="0.0487160030665881" calcext:value-type="float">
            <text:p>0.048716003066588</text:p>
          </table:table-cell>
          <table:table-cell table:formula="of:=0.5*[.GG12]*(([.GG6]-[.GF6])/([.GG1]-[.GF1]))^2" office:value-type="float" office:value="0.00741503604624163" calcext:value-type="float">
            <text:p>0.007415036046242</text:p>
          </table:table-cell>
          <table:table-cell table:formula="of:=0.5*[.GH12]*(([.GH6]-[.GG6])/([.GH1]-[.GG1]))^2" office:value-type="float" office:value="0.000663389645986203" calcext:value-type="float">
            <text:p>0.000663389645986</text:p>
          </table:table-cell>
          <table:table-cell table:formula="of:=0.5*[.GI12]*(([.GI6]-[.GH6])/([.GI1]-[.GH1]))^2" office:value-type="float" office:value="0.0347395627678876" calcext:value-type="float">
            <text:p>0.034739562767888</text:p>
          </table:table-cell>
          <table:table-cell table:formula="of:=0.5*[.GJ12]*(([.GJ6]-[.GI6])/([.GJ1]-[.GI1]))^2" office:value-type="float" office:value="0.00217821761678682" calcext:value-type="float">
            <text:p>0.002178217616787</text:p>
          </table:table-cell>
          <table:table-cell table:formula="of:=0.5*[.GK12]*(([.GK6]-[.GJ6])/([.GK1]-[.GJ1]))^2" office:value-type="float" office:value="0.000174598261455311" calcext:value-type="float">
            <text:p>0.000174598261455</text:p>
          </table:table-cell>
          <table:table-cell table:formula="of:=0.5*[.GL12]*(([.GL6]-[.GK6])/([.GL1]-[.GK1]))^2" office:value-type="float" office:value="0.0000961790316267676" calcext:value-type="float">
            <text:p>9.61790316267676E-05</text:p>
          </table:table-cell>
          <table:table-cell table:formula="of:=0.5*[.GM12]*(([.GM6]-[.GL6])/([.GM1]-[.GL1]))^2" office:value-type="float" office:value="0.000166696734200634" calcext:value-type="float">
            <text:p>0.000166696734201</text:p>
          </table:table-cell>
          <table:table-cell table:formula="of:=0.5*[.GN12]*(([.GN6]-[.GM6])/([.GN1]-[.GM1]))^2" office:value-type="float" office:value="0.000853154650517534" calcext:value-type="float">
            <text:p>0.000853154650518</text:p>
          </table:table-cell>
          <table:table-cell table:formula="of:=0.5*[.GO12]*(([.GO6]-[.GN6])/([.GO1]-[.GN1]))^2" office:value-type="float" office:value="0.00000622833847718045" calcext:value-type="float">
            <text:p>6.22833847718045E-06</text:p>
          </table:table-cell>
          <table:table-cell table:formula="of:=0.5*[.GP12]*(([.GP6]-[.GO6])/([.GP1]-[.GO1]))^2" office:value-type="float" office:value="0.000903254689800103" calcext:value-type="float">
            <text:p>0.0009032546898</text:p>
          </table:table-cell>
          <table:table-cell table:formula="of:=0.5*[.GQ12]*(([.GQ6]-[.GP6])/([.GQ1]-[.GP1]))^2" office:value-type="float" office:value="0.00602907813521417" calcext:value-type="float">
            <text:p>0.006029078135214</text:p>
          </table:table-cell>
          <table:table-cell table:formula="of:=0.5*[.GR12]*(([.GR6]-[.GQ6])/([.GR1]-[.GQ1]))^2" office:value-type="float" office:value="0.0673847089139374" calcext:value-type="float">
            <text:p>0.067384708913937</text:p>
          </table:table-cell>
          <table:table-cell table:formula="of:=0.5*[.GS12]*(([.GS6]-[.GR6])/([.GS1]-[.GR1]))^2" office:value-type="float" office:value="0.1278359791496" calcext:value-type="float">
            <text:p>0.1278359791496</text:p>
          </table:table-cell>
          <table:table-cell table:formula="of:=0.5*[.GT12]*(([.GT6]-[.GS6])/([.GT1]-[.GS1]))^2" office:value-type="float" office:value="0.00542298089998431" calcext:value-type="float">
            <text:p>0.005422980899984</text:p>
          </table:table-cell>
          <table:table-cell table:formula="of:=0.5*[.GU12]*(([.GU6]-[.GT6])/([.GU1]-[.GT1]))^2" office:value-type="float" office:value="0.0214542242419779" calcext:value-type="float">
            <text:p>0.021454224241978</text:p>
          </table:table-cell>
          <table:table-cell table:formula="of:=0.5*[.GV12]*(([.GV6]-[.GU6])/([.GV1]-[.GU1]))^2" office:value-type="float" office:value="0.00719430724385225" calcext:value-type="float">
            <text:p>0.007194307243852</text:p>
          </table:table-cell>
          <table:table-cell table:formula="of:=0.5*[.GW12]*(([.GW6]-[.GV6])/([.GW1]-[.GV1]))^2" office:value-type="float" office:value="0.000966114494164729" calcext:value-type="float">
            <text:p>0.000966114494165</text:p>
          </table:table-cell>
          <table:table-cell table:formula="of:=0.5*[.GX12]*(([.GX6]-[.GW6])/([.GX1]-[.GW1]))^2" office:value-type="float" office:value="0.00000113398377778975" calcext:value-type="float">
            <text:p>1.13398377778975E-06</text:p>
          </table:table-cell>
          <table:table-cell table:formula="of:=0.5*[.GY12]*(([.GY6]-[.GX6])/([.GY1]-[.GX1]))^2" office:value-type="float" office:value="0.00250240268282666" calcext:value-type="float">
            <text:p>0.002502402682827</text:p>
          </table:table-cell>
          <table:table-cell table:formula="of:=0.5*[.GZ12]*(([.GZ6]-[.GY6])/([.GZ1]-[.GY1]))^2" office:value-type="float" office:value="0.000304789909562029" calcext:value-type="float">
            <text:p>0.000304789909562</text:p>
          </table:table-cell>
          <table:table-cell table:formula="of:=0.5*[.HA12]*(([.HA6]-[.GZ6])/([.HA1]-[.GZ1]))^2" office:value-type="float" office:value="0.00912604075481961" calcext:value-type="float">
            <text:p>0.00912604075482</text:p>
          </table:table-cell>
          <table:table-cell table:formula="of:=0.5*[.HB12]*(([.HB6]-[.HA6])/([.HB1]-[.HA1]))^2" office:value-type="float" office:value="0.0433083075564131" calcext:value-type="float">
            <text:p>0.043308307556413</text:p>
          </table:table-cell>
          <table:table-cell table:formula="of:=0.5*[.HC12]*(([.HC6]-[.HB6])/([.HC1]-[.HB1]))^2" office:value-type="float" office:value="0.00509900803017017" calcext:value-type="float">
            <text:p>0.00509900803017</text:p>
          </table:table-cell>
          <table:table-cell table:formula="of:=0.5*[.HD12]*(([.HD6]-[.HC6])/([.HD1]-[.HC1]))^2" office:value-type="float" office:value="0.00139694796175452" calcext:value-type="float">
            <text:p>0.001396947961755</text:p>
          </table:table-cell>
          <table:table-cell table:formula="of:=0.5*[.HE12]*(([.HE6]-[.HD6])/([.HE1]-[.HD1]))^2" office:value-type="float" office:value="0.00138444122136808" calcext:value-type="float">
            <text:p>0.001384441221368</text:p>
          </table:table-cell>
          <table:table-cell table:formula="of:=0.5*[.HF12]*(([.HF6]-[.HE6])/([.HF1]-[.HE1]))^2" office:value-type="float" office:value="0.000359914768074353" calcext:value-type="float">
            <text:p>0.000359914768074</text:p>
          </table:table-cell>
          <table:table-cell table:formula="of:=0.5*[.HG12]*(([.HG6]-[.HF6])/([.HG1]-[.HF1]))^2" office:value-type="float" office:value="0.00362545815687964" calcext:value-type="float">
            <text:p>0.00362545815688</text:p>
          </table:table-cell>
          <table:table-cell table:formula="of:=0.5*[.HH12]*(([.HH6]-[.HG6])/([.HH1]-[.HG1]))^2" office:value-type="float" office:value="0.00416374292745677" calcext:value-type="float">
            <text:p>0.004163742927457</text:p>
          </table:table-cell>
          <table:table-cell table:formula="of:=0.5*[.HI12]*(([.HI6]-[.HH6])/([.HI1]-[.HH1]))^2" office:value-type="float" office:value="0.000176702942717365" calcext:value-type="float">
            <text:p>0.000176702942717</text:p>
          </table:table-cell>
          <table:table-cell table:formula="of:=0.5*[.HJ12]*(([.HJ6]-[.HI6])/([.HJ1]-[.HI1]))^2" office:value-type="float" office:value="0.0000539923841742635" calcext:value-type="float">
            <text:p>5.39923841742635E-05</text:p>
          </table:table-cell>
          <table:table-cell table:formula="of:=0.5*[.HK12]*(([.HK6]-[.HJ6])/([.HK1]-[.HJ1]))^2" office:value-type="float" office:value="0.0000932668863418471" calcext:value-type="float">
            <text:p>9.32668863418471E-05</text:p>
          </table:table-cell>
          <table:table-cell table:formula="of:=0.5*[.HL12]*(([.HL6]-[.HK6])/([.HL1]-[.HK1]))^2" office:value-type="float" office:value="0.0138743683286578" calcext:value-type="float">
            <text:p>0.013874368328658</text:p>
          </table:table-cell>
          <table:table-cell table:formula="of:=0.5*[.HM12]*(([.HM6]-[.HL6])/([.HM1]-[.HL1]))^2" office:value-type="float" office:value="0.0112295138838575" calcext:value-type="float">
            <text:p>0.011229513883858</text:p>
          </table:table-cell>
          <table:table-cell table:formula="of:=0.5*[.HN12]*(([.HN6]-[.HM6])/([.HN1]-[.HM1]))^2" office:value-type="float" office:value="0.0765530546802957" calcext:value-type="float">
            <text:p>0.076553054680296</text:p>
          </table:table-cell>
          <table:table-cell table:formula="of:=0.5*[.HO12]*(([.HO6]-[.HN6])/([.HO1]-[.HN1]))^2" office:value-type="float" office:value="0.0261588994291009" calcext:value-type="float">
            <text:p>0.026158899429101</text:p>
          </table:table-cell>
          <table:table-cell table:formula="of:=0.5*[.HP12]*(([.HP6]-[.HO6])/([.HP1]-[.HO1]))^2" office:value-type="float" office:value="0.00265876965883041" calcext:value-type="float">
            <text:p>0.00265876965883</text:p>
          </table:table-cell>
          <table:table-cell table:formula="of:=0.5*[.HQ12]*(([.HQ6]-[.HP6])/([.HQ1]-[.HP1]))^2" office:value-type="float" office:value="0.0193815565448197" calcext:value-type="float">
            <text:p>0.01938155654482</text:p>
          </table:table-cell>
          <table:table-cell table:formula="of:=0.5*[.HR12]*(([.HR6]-[.HQ6])/([.HR1]-[.HQ1]))^2" office:value-type="float" office:value="0.00829033345170963" calcext:value-type="float">
            <text:p>0.00829033345171</text:p>
          </table:table-cell>
          <table:table-cell table:formula="of:=0.5*[.HS12]*(([.HS6]-[.HR6])/([.HS1]-[.HR1]))^2" office:value-type="float" office:value="0.0122690974983066" calcext:value-type="float">
            <text:p>0.012269097498307</text:p>
          </table:table-cell>
          <table:table-cell table:formula="of:=0.5*[.HT12]*(([.HT6]-[.HS6])/([.HT1]-[.HS1]))^2" office:value-type="float" office:value="0.0211557093814556" calcext:value-type="float">
            <text:p>0.021155709381456</text:p>
          </table:table-cell>
          <table:table-cell table:formula="of:=0.5*[.HU12]*(([.HU6]-[.HT6])/([.HU1]-[.HT1]))^2" office:value-type="float" office:value="0.000564449473167133" calcext:value-type="float">
            <text:p>0.000564449473167</text:p>
          </table:table-cell>
          <table:table-cell table:formula="of:=0.5*[.HV12]*(([.HV6]-[.HU6])/([.HV1]-[.HU1]))^2" office:value-type="float" office:value="0.000678565690461374" calcext:value-type="float">
            <text:p>0.000678565690461</text:p>
          </table:table-cell>
          <table:table-cell table:formula="of:=0.5*[.HW12]*(([.HW6]-[.HV6])/([.HW1]-[.HV1]))^2" office:value-type="float" office:value="0.000119930006981306" calcext:value-type="float">
            <text:p>0.000119930006981</text:p>
          </table:table-cell>
          <table:table-cell table:formula="of:=0.5*[.HX12]*(([.HX6]-[.HW6])/([.HX1]-[.HW1]))^2" office:value-type="float" office:value="0.00190677443928475" calcext:value-type="float">
            <text:p>0.001906774439285</text:p>
          </table:table-cell>
          <table:table-cell table:formula="of:=0.5*[.HY12]*(([.HY6]-[.HX6])/([.HY1]-[.HX1]))^2" office:value-type="float" office:value="0.00147687427548493" calcext:value-type="float">
            <text:p>0.001476874275485</text:p>
          </table:table-cell>
          <table:table-cell table:formula="of:=0.5*[.HZ12]*(([.HZ6]-[.HY6])/([.HZ1]-[.HY1]))^2" office:value-type="float" office:value="0.00385450328578341" calcext:value-type="float">
            <text:p>0.003854503285783</text:p>
          </table:table-cell>
          <table:table-cell table:formula="of:=0.5*[.IA12]*(([.IA6]-[.HZ6])/([.IA1]-[.HZ1]))^2" office:value-type="float" office:value="0.0277665605906968" calcext:value-type="float">
            <text:p>0.027766560590697</text:p>
          </table:table-cell>
          <table:table-cell table:formula="of:=0.5*[.IB12]*(([.IB6]-[.IA6])/([.IB1]-[.IA1]))^2" office:value-type="float" office:value="0.00562696409898703" calcext:value-type="float">
            <text:p>0.005626964098987</text:p>
          </table:table-cell>
          <table:table-cell table:formula="of:=0.5*[.IC12]*(([.IC6]-[.IB6])/([.IC1]-[.IB1]))^2" office:value-type="float" office:value="0.0679104390455682" calcext:value-type="float">
            <text:p>0.067910439045568</text:p>
          </table:table-cell>
          <table:table-cell table:formula="of:=0.5*[.ID12]*(([.ID6]-[.IC6])/([.ID1]-[.IC1]))^2" office:value-type="float" office:value="0.0133246159504765" calcext:value-type="float">
            <text:p>0.013324615950477</text:p>
          </table:table-cell>
          <table:table-cell table:formula="of:=0.5*[.IE12]*(([.IE6]-[.ID6])/([.IE1]-[.ID1]))^2" office:value-type="float" office:value="0.000413767633107491" calcext:value-type="float">
            <text:p>0.000413767633107</text:p>
          </table:table-cell>
          <table:table-cell table:formula="of:=0.5*[.IF12]*(([.IF6]-[.IE6])/([.IF1]-[.IE1]))^2" office:value-type="float" office:value="0.00110797996945234" calcext:value-type="float">
            <text:p>0.001107979969452</text:p>
          </table:table-cell>
          <table:table-cell table:formula="of:=0.5*[.IG12]*(([.IG6]-[.IF6])/([.IG1]-[.IF1]))^2" office:value-type="float" office:value="0.00203799318667972" calcext:value-type="float">
            <text:p>0.00203799318668</text:p>
          </table:table-cell>
          <table:table-cell table:formula="of:=0.5*[.IH12]*(([.IH6]-[.IG6])/([.IH1]-[.IG1]))^2" office:value-type="float" office:value="0.00000143866773826234" calcext:value-type="float">
            <text:p>1.43866773826234E-06</text:p>
          </table:table-cell>
          <table:table-cell table:formula="of:=0.5*[.II12]*(([.II6]-[.IH6])/([.II1]-[.IH1]))^2" office:value-type="float" office:value="0.00235068842488927" calcext:value-type="float">
            <text:p>0.002350688424889</text:p>
          </table:table-cell>
          <table:table-cell table:formula="of:=0.5*[.IJ12]*(([.IJ6]-[.II6])/([.IJ1]-[.II1]))^2" office:value-type="float" office:value="0.000193216719373749" calcext:value-type="float">
            <text:p>0.000193216719374</text:p>
          </table:table-cell>
          <table:table-cell table:formula="of:=0.5*[.IK12]*(([.IK6]-[.IJ6])/([.IK1]-[.IJ1]))^2" office:value-type="float" office:value="0.00875595403137584" calcext:value-type="float">
            <text:p>0.008755954031376</text:p>
          </table:table-cell>
          <table:table-cell table:formula="of:=0.5*[.IL12]*(([.IL6]-[.IK6])/([.IL1]-[.IK1]))^2" office:value-type="float" office:value="0.0251412728849197" calcext:value-type="float">
            <text:p>0.02514127288492</text:p>
          </table:table-cell>
          <table:table-cell table:formula="of:=0.5*[.IM12]*(([.IM6]-[.IL6])/([.IM1]-[.IL1]))^2" office:value-type="float" office:value="0.0477330423992925" calcext:value-type="float">
            <text:p>0.047733042399293</text:p>
          </table:table-cell>
          <table:table-cell table:formula="of:=0.5*[.IN12]*(([.IN6]-[.IM6])/([.IN1]-[.IM1]))^2" office:value-type="float" office:value="0.00744608148637083" calcext:value-type="float">
            <text:p>0.007446081486371</text:p>
          </table:table-cell>
          <table:table-cell table:formula="of:=0.5*[.IO12]*(([.IO6]-[.IN6])/([.IO1]-[.IN1]))^2" office:value-type="float" office:value="0.00112281601420796" calcext:value-type="float">
            <text:p>0.001122816014208</text:p>
          </table:table-cell>
          <table:table-cell table:formula="of:=0.5*[.IP12]*(([.IP6]-[.IO6])/([.IP1]-[.IO1]))^2" office:value-type="float" office:value="0.000501245675335936" calcext:value-type="float">
            <text:p>0.000501245675336</text:p>
          </table:table-cell>
          <table:table-cell table:formula="of:=0.5*[.IQ12]*(([.IQ6]-[.IP6])/([.IQ1]-[.IP1]))^2" office:value-type="float" office:value="0.000138909304651901" calcext:value-type="float">
            <text:p>0.000138909304652</text:p>
          </table:table-cell>
          <table:table-cell table:formula="of:=0.5*[.IR12]*(([.IR6]-[.IQ6])/([.IR1]-[.IQ1]))^2" office:value-type="float" office:value="0.00115370911472502" calcext:value-type="float">
            <text:p>0.001153709114725</text:p>
          </table:table-cell>
          <table:table-cell table:formula="of:=0.5*[.IS12]*(([.IS6]-[.IR6])/([.IS1]-[.IR1]))^2" office:value-type="float" office:value="0.00281775405366296" calcext:value-type="float">
            <text:p>0.002817754053663</text:p>
          </table:table-cell>
          <table:table-cell table:formula="of:=0.5*[.IT12]*(([.IT6]-[.IS6])/([.IT1]-[.IS1]))^2" office:value-type="float" office:value="0.0134382645570647" calcext:value-type="float">
            <text:p>0.013438264557065</text:p>
          </table:table-cell>
          <table:table-cell table:formula="of:=0.5*[.IU12]*(([.IU6]-[.IT6])/([.IU1]-[.IT1]))^2" office:value-type="float" office:value="0.00229004625252198" calcext:value-type="float">
            <text:p>0.002290046252522</text:p>
          </table:table-cell>
          <table:table-cell table:formula="of:=0.5*[.IV12]*(([.IV6]-[.IU6])/([.IV1]-[.IU1]))^2" office:value-type="float" office:value="0.00115045614085163" calcext:value-type="float">
            <text:p>0.001150456140852</text:p>
          </table:table-cell>
          <table:table-cell table:formula="of:=0.5*[.IW12]*(([.IW6]-[.IV6])/([.IW1]-[.IV1]))^2" office:value-type="float" office:value="0.00000505668204192469" calcext:value-type="float">
            <text:p>5.05668204192469E-06</text:p>
          </table:table-cell>
          <table:table-cell table:formula="of:=0.5*[.IX12]*(([.IX6]-[.IW6])/([.IX1]-[.IW1]))^2" office:value-type="float" office:value="0.000136627356956425" calcext:value-type="float">
            <text:p>0.000136627356956</text:p>
          </table:table-cell>
          <table:table-cell table:formula="of:=0.5*[.IY12]*(([.IY6]-[.IX6])/([.IY1]-[.IX1]))^2" office:value-type="float" office:value="0.000449080756532538" calcext:value-type="float">
            <text:p>0.000449080756533</text:p>
          </table:table-cell>
          <table:table-cell table:formula="of:=0.5*[.IZ12]*(([.IZ6]-[.IY6])/([.IZ1]-[.IY1]))^2" office:value-type="float" office:value="0.0322984910847151" calcext:value-type="float">
            <text:p>0.032298491084715</text:p>
          </table:table-cell>
          <table:table-cell table:formula="of:=0.5*[.JA12]*(([.JA6]-[.IZ6])/([.JA1]-[.IZ1]))^2" office:value-type="float" office:value="0.00336689419351517" calcext:value-type="float">
            <text:p>0.003366894193515</text:p>
          </table:table-cell>
          <table:table-cell table:formula="of:=0.5*[.JB12]*(([.JB6]-[.JA6])/([.JB1]-[.JA1]))^2" office:value-type="float" office:value="0.0326649068687921" calcext:value-type="float">
            <text:p>0.032664906868792</text:p>
          </table:table-cell>
          <table:table-cell table:formula="of:=0.5*[.JC12]*(([.JC6]-[.JB6])/([.JC1]-[.JB1]))^2" office:value-type="float" office:value="0.031141931866854" calcext:value-type="float">
            <text:p>0.031141931866854</text:p>
          </table:table-cell>
          <table:table-cell table:formula="of:=0.5*[.JD12]*(([.JD6]-[.JC6])/([.JD1]-[.JC1]))^2" office:value-type="float" office:value="0.00195232368292566" calcext:value-type="float">
            <text:p>0.001952323682926</text:p>
          </table:table-cell>
          <table:table-cell table:formula="of:=0.5*[.JE12]*(([.JE6]-[.JD6])/([.JE1]-[.JD1]))^2" office:value-type="float" office:value="0.00354120444631033" calcext:value-type="float">
            <text:p>0.00354120444631</text:p>
          </table:table-cell>
          <table:table-cell table:formula="of:=0.5*[.JF12]*(([.JF6]-[.JE6])/([.JF1]-[.JE1]))^2" office:value-type="float" office:value="0.0282123979811153" calcext:value-type="float">
            <text:p>0.028212397981115</text:p>
          </table:table-cell>
          <table:table-cell table:formula="of:=0.5*[.JG12]*(([.JG6]-[.JF6])/([.JG1]-[.JF1]))^2" office:value-type="float" office:value="0.0205168041770685" calcext:value-type="float">
            <text:p>0.020516804177069</text:p>
          </table:table-cell>
          <table:table-cell table:formula="of:=0.5*[.JH12]*(([.JH6]-[.JG6])/([.JH1]-[.JG1]))^2" office:value-type="float" office:value="0.00184132462069689" calcext:value-type="float">
            <text:p>0.001841324620697</text:p>
          </table:table-cell>
          <table:table-cell table:formula="of:=0.5*[.JI12]*(([.JI6]-[.JH6])/([.JI1]-[.JH1]))^2" office:value-type="float" office:value="0.000946789093900584" calcext:value-type="float">
            <text:p>0.000946789093901</text:p>
          </table:table-cell>
          <table:table-cell table:formula="of:=0.5*[.JJ12]*(([.JJ6]-[.JI6])/([.JJ1]-[.JI1]))^2" office:value-type="float" office:value="0.000400438585504556" calcext:value-type="float">
            <text:p>0.000400438585505</text:p>
          </table:table-cell>
          <table:table-cell table:formula="of:=0.5*[.JK12]*(([.JK6]-[.JJ6])/([.JK1]-[.JJ1]))^2" office:value-type="float" office:value="0.000705742170083591" calcext:value-type="float">
            <text:p>0.000705742170084</text:p>
          </table:table-cell>
          <table:table-cell table:formula="of:=0.5*[.JL12]*(([.JL6]-[.JK6])/([.JL1]-[.JK1]))^2" office:value-type="float" office:value="0.000750994504471034" calcext:value-type="float">
            <text:p>0.000750994504471</text:p>
          </table:table-cell>
          <table:table-cell table:formula="of:=0.5*[.JM12]*(([.JM6]-[.JL6])/([.JM1]-[.JL1]))^2" office:value-type="float" office:value="0.00557400023730113" calcext:value-type="float">
            <text:p>0.005574000237301</text:p>
          </table:table-cell>
          <table:table-cell table:formula="of:=0.5*[.JN12]*(([.JN6]-[.JM6])/([.JN1]-[.JM1]))^2" office:value-type="float" office:value="0.0000736363740402265" calcext:value-type="float">
            <text:p>7.36363740402265E-05</text:p>
          </table:table-cell>
          <table:table-cell table:formula="of:=0.5*[.JO12]*(([.JO6]-[.JN6])/([.JO1]-[.JN1]))^2" office:value-type="float" office:value="0.0049108911117596" calcext:value-type="float">
            <text:p>0.00491089111176</text:p>
          </table:table-cell>
          <table:table-cell table:formula="of:=0.5*[.JP12]*(([.JP6]-[.JO6])/([.JP1]-[.JO1]))^2" office:value-type="float" office:value="0.000804629568019188" calcext:value-type="float">
            <text:p>0.000804629568019</text:p>
          </table:table-cell>
          <table:table-cell table:formula="of:=0.5*[.JQ12]*(([.JQ6]-[.JP6])/([.JQ1]-[.JP1]))^2" office:value-type="float" office:value="0.00000864391762798715" calcext:value-type="float">
            <text:p>8.64391762798715E-06</text:p>
          </table:table-cell>
          <table:table-cell table:formula="of:=0.5*[.JR12]*(([.JR6]-[.JQ6])/([.JR1]-[.JQ1]))^2" office:value-type="float" office:value="0.00169851488231677" calcext:value-type="float">
            <text:p>0.001698514882317</text:p>
          </table:table-cell>
          <table:table-cell table:formula="of:=0.5*[.JS12]*(([.JS6]-[.JR6])/([.JS1]-[.JR1]))^2" office:value-type="float" office:value="0.00111301318236162" calcext:value-type="float">
            <text:p>0.001113013182362</text:p>
          </table:table-cell>
          <table:table-cell table:formula="of:=0.5*[.JT12]*(([.JT6]-[.JS6])/([.JT1]-[.JS1]))^2" office:value-type="float" office:value="0.000399858244637162" calcext:value-type="float">
            <text:p>0.000399858244637</text:p>
          </table:table-cell>
          <table:table-cell table:formula="of:=0.5*[.JU12]*(([.JU6]-[.JT6])/([.JU1]-[.JT1]))^2" office:value-type="float" office:value="0.000245989185280044" calcext:value-type="float">
            <text:p>0.00024598918528</text:p>
          </table:table-cell>
          <table:table-cell table:formula="of:=0.5*[.JV12]*(([.JV6]-[.JU6])/([.JV1]-[.JU1]))^2" office:value-type="float" office:value="0.0000200552158219012" calcext:value-type="float">
            <text:p>2.00552158219012E-05</text:p>
          </table:table-cell>
          <table:table-cell table:formula="of:=0.5*[.JW12]*(([.JW6]-[.JV6])/([.JW1]-[.JV1]))^2" office:value-type="float" office:value="0.0000340062626490093" calcext:value-type="float">
            <text:p>3.40062626490093E-05</text:p>
          </table:table-cell>
          <table:table-cell table:formula="of:=0.5*[.JX12]*(([.JX6]-[.JW6])/([.JX1]-[.JW1]))^2" office:value-type="float" office:value="0.0000107359034182522" calcext:value-type="float">
            <text:p>1.07359034182522E-05</text:p>
          </table:table-cell>
          <table:table-cell table:formula="of:=0.5*[.JY12]*(([.JY6]-[.JX6])/([.JY1]-[.JX1]))^2" office:value-type="float" office:value="0.0000138647001137375" calcext:value-type="float">
            <text:p>1.38647001137375E-05</text:p>
          </table:table-cell>
          <table:table-cell table:formula="of:=0.5*[.JZ12]*(([.JZ6]-[.JY6])/([.JZ1]-[.JY1]))^2" office:value-type="float" office:value="0.00000926503058107949" calcext:value-type="float">
            <text:p>9.26503058107949E-06</text:p>
          </table:table-cell>
          <table:table-cell table:formula="of:=0.5*[.KA12]*(([.KA6]-[.JZ6])/([.KA1]-[.JZ1]))^2" office:value-type="float" office:value="0.0000355730960501959" calcext:value-type="float">
            <text:p>3.55730960501959E-05</text:p>
          </table:table-cell>
          <table:table-cell table:formula="of:=0.5*[.KB12]*(([.KB6]-[.KA6])/([.KB1]-[.KA1]))^2" office:value-type="float" office:value="0.0000158695218171961" calcext:value-type="float">
            <text:p>1.58695218171961E-05</text:p>
          </table:table-cell>
          <table:table-cell table:formula="of:=0.5*[.KC12]*(([.KC6]-[.KB6])/([.KC1]-[.KB1]))^2" office:value-type="float" office:value="0.000000551663303812405" calcext:value-type="float">
            <text:p>5.51663303812405E-07</text:p>
          </table:table-cell>
          <table:table-cell table:formula="of:=0.5*[.KD12]*(([.KD6]-[.KC6])/([.KD1]-[.KC1]))^2" office:value-type="float" office:value="0.00000543353989758648" calcext:value-type="float">
            <text:p>5.43353989758648E-06</text:p>
          </table:table-cell>
          <table:table-cell table:formula="of:=0.5*[.KE12]*(([.KE6]-[.KD6])/([.KE1]-[.KD1]))^2" office:value-type="float" office:value="0.00000052962083082253" calcext:value-type="float">
            <text:p>5.2962083082253E-07</text:p>
          </table:table-cell>
          <table:table-cell table:formula="of:=0.5*[.KF12]*(([.KF6]-[.KE6])/([.KF1]-[.KE1]))^2" office:value-type="float" office:value="0.00000110130719934655" calcext:value-type="float">
            <text:p>1.10130719934655E-06</text:p>
          </table:table-cell>
          <table:table-cell table:formula="of:=0.5*[.KG12]*(([.KG6]-[.KF6])/([.KG1]-[.KF1]))^2" office:value-type="float" office:value="0.000000763739688656765" calcext:value-type="float">
            <text:p>7.63739688656765E-07</text:p>
          </table:table-cell>
          <table:table-cell table:formula="of:=0.5*[.KH12]*(([.KH6]-[.KG6])/([.KH1]-[.KG1]))^2" office:value-type="float" office:value="0.0000000294824841927163" calcext:value-type="float">
            <text:p>2.94824841927163E-08</text:p>
          </table:table-cell>
          <table:table-cell table:formula="of:=0.5*[.KI12]*(([.KI6]-[.KH6])/([.KI1]-[.KH1]))^2" office:value-type="float" office:value="0.0000000156039565992414" calcext:value-type="float">
            <text:p>1.56039565992414E-08</text:p>
          </table:table-cell>
          <table:table-cell table:formula="of:=0.5*[.KJ12]*(([.KJ6]-[.KI6])/([.KJ1]-[.KI1]))^2" office:value-type="float" office:value="0.000000131068495263513" calcext:value-type="float">
            <text:p>1.31068495263513E-07</text:p>
          </table:table-cell>
          <table:table-cell table:formula="of:=0.5*[.KK12]*(([.KK6]-[.KJ6])/([.KK1]-[.KJ1]))^2" office:value-type="float" office:value="0.0000000415038215282102" calcext:value-type="float">
            <text:p>4.15038215282102E-08</text:p>
          </table:table-cell>
          <table:table-cell table:formula="of:=0.5*[.KL12]*(([.KL6]-[.KK6])/([.KL1]-[.KK1]))^2" office:value-type="float" office:value="0.0000000711409990476777" calcext:value-type="float">
            <text:p>7.11409990476777E-08</text:p>
          </table:table-cell>
          <table:table-cell table:formula="of:=0.5*[.KM12]*(([.KM6]-[.KL6])/([.KM1]-[.KL1]))^2" office:value-type="float" office:value="0.000000349705116381829" calcext:value-type="float">
            <text:p>3.49705116381829E-07</text:p>
          </table:table-cell>
          <table:table-cell table:formula="of:=0.5*[.KN12]*(([.KN6]-[.KM6])/([.KN1]-[.KM1]))^2" office:value-type="float" office:value="0.00000000851901712394123" calcext:value-type="float">
            <text:p>8.51901712394123E-09</text:p>
          </table:table-cell>
          <table:table-cell table:formula="of:=0.5*[.KO12]*(([.KO6]-[.KN6])/([.KO1]-[.KN1]))^2" office:value-type="float" office:value="0.000000241827972901644" calcext:value-type="float">
            <text:p>2.41827972901644E-07</text:p>
          </table:table-cell>
          <table:table-cell table:formula="of:=0.5*[.KP12]*(([.KP6]-[.KO6])/([.KP1]-[.KO1]))^2" office:value-type="float" office:value="0.0000000255311799927411" calcext:value-type="float">
            <text:p>2.55311799927411E-08</text:p>
          </table:table-cell>
          <table:table-cell table:formula="of:=0.5*[.KQ12]*(([.KQ6]-[.KP6])/([.KQ1]-[.KP1]))^2" office:value-type="float" office:value="0.000000674884572261592" calcext:value-type="float">
            <text:p>6.74884572261592E-07</text:p>
          </table:table-cell>
          <table:table-cell table:formula="of:=0.5*[.KR12]*(([.KR6]-[.KQ6])/([.KR1]-[.KQ1]))^2" office:value-type="float" office:value="0.0000000353588493842003" calcext:value-type="float">
            <text:p>3.53588493842003E-08</text:p>
          </table:table-cell>
          <table:table-cell table:formula="of:=0.5*[.KS12]*(([.KS6]-[.KR6])/([.KS1]-[.KR1]))^2" office:value-type="float" office:value="0.000000122672817306772" calcext:value-type="float">
            <text:p>1.22672817306772E-07</text:p>
          </table:table-cell>
          <table:table-cell table:formula="of:=0.5*[.KT12]*(([.KT6]-[.KS6])/([.KT1]-[.KS1]))^2" office:value-type="float" office:value="0.000000926940054424652" calcext:value-type="float">
            <text:p>9.26940054424652E-07</text:p>
          </table:table-cell>
          <table:table-cell table:formula="of:=0.5*[.KU12]*(([.KU6]-[.KT6])/([.KU1]-[.KT1]))^2" office:value-type="float" office:value="0.0000000000502526880767672" calcext:value-type="float">
            <text:p>5.02526880767672E-11</text:p>
          </table:table-cell>
          <table:table-cell table:formula="of:=0.5*[.KV12]*(([.KV6]-[.KU6])/([.KV1]-[.KU1]))^2" office:value-type="float" office:value="0.00000038344155281715" calcext:value-type="float">
            <text:p>3.8344155281715E-07</text:p>
          </table:table-cell>
          <table:table-cell table:formula="of:=0.5*[.KW12]*(([.KW6]-[.KV6])/([.KW1]-[.KV1]))^2" office:value-type="float" office:value="0.0000000578194697204285" calcext:value-type="float">
            <text:p>5.78194697204285E-08</text:p>
          </table:table-cell>
          <table:table-cell table:formula="of:=0.5*[.KX12]*(([.KX6]-[.KW6])/([.KX1]-[.KW1]))^2" office:value-type="float" office:value="0.0000000453244514053106" calcext:value-type="float">
            <text:p>4.53244514053106E-08</text:p>
          </table:table-cell>
          <table:table-cell table:formula="of:=0.5*[.KY12]*(([.KY6]-[.KX6])/([.KY1]-[.KX1]))^2" office:value-type="float" office:value="0.000000405852278075939" calcext:value-type="float">
            <text:p>4.05852278075939E-07</text:p>
          </table:table-cell>
          <table:table-cell table:formula="of:=0.5*[.KZ12]*(([.KZ6]-[.KY6])/([.KZ1]-[.KY1]))^2" office:value-type="float" office:value="0.00000138208545129984" calcext:value-type="float">
            <text:p>1.38208545129984E-06</text:p>
          </table:table-cell>
          <table:table-cell table:formula="of:=0.5*[.LA12]*(([.LA6]-[.KZ6])/([.LA1]-[.KZ1]))^2" office:value-type="float" office:value="0.0000000247896885031438" calcext:value-type="float">
            <text:p>2.47896885031438E-08</text:p>
          </table:table-cell>
          <table:table-cell table:formula="of:=0.5*[.LB12]*(([.LB6]-[.LA6])/([.LB1]-[.LA1]))^2" office:value-type="float" office:value="0.00000643989771070087" calcext:value-type="float">
            <text:p>6.43989771070087E-06</text:p>
          </table:table-cell>
          <table:table-cell table:formula="of:=0.5*[.LC12]*(([.LC6]-[.LB6])/([.LC1]-[.LB1]))^2" office:value-type="float" office:value="0.00000273802669496387" calcext:value-type="float">
            <text:p>2.73802669496387E-06</text:p>
          </table:table-cell>
          <table:table-cell table:formula="of:=0.5*[.LD12]*(([.LD6]-[.LC6])/([.LD1]-[.LC1]))^2" office:value-type="float" office:value="0.0000000324391128446596" calcext:value-type="float">
            <text:p>3.24391128446596E-08</text:p>
          </table:table-cell>
          <table:table-cell table:formula="of:=0.5*[.LE12]*(([.LE6]-[.LD6])/([.LE1]-[.LD1]))^2" office:value-type="float" office:value="0.000000149448837247265" calcext:value-type="float">
            <text:p>1.49448837247265E-07</text:p>
          </table:table-cell>
          <table:table-cell table:formula="of:=0.5*[.LF12]*(([.LF6]-[.LE6])/([.LF1]-[.LE1]))^2" office:value-type="float" office:value="0.0000000164066591686479" calcext:value-type="float">
            <text:p>1.64066591686479E-08</text:p>
          </table:table-cell>
          <table:table-cell table:formula="of:=0.5*[.LG12]*(([.LG6]-[.LF6])/([.LG1]-[.LF1]))^2" office:value-type="float" office:value="0.00000000443295498551756" calcext:value-type="float">
            <text:p>4.43295498551756E-09</text:p>
          </table:table-cell>
          <table:table-cell table:formula="of:=0.5*[.LH12]*(([.LH6]-[.LG6])/([.LH1]-[.LG1]))^2" office:value-type="float" office:value="0.000000000342222354453147" calcext:value-type="float">
            <text:p>3.42222354453147E-10</text:p>
          </table:table-cell>
          <table:table-cell table:formula="of:=0.5*[.LI12]*(([.LI6]-[.LH6])/([.LI1]-[.LH1]))^2" office:value-type="float" office:value="0.000000218334313233431" calcext:value-type="float">
            <text:p>2.18334313233431E-07</text:p>
          </table:table-cell>
          <table:table-cell table:formula="of:=0.5*[.LJ12]*(([.LJ6]-[.LI6])/([.LJ1]-[.LI1]))^2" office:value-type="float" office:value="0.0000000199730237910983" calcext:value-type="float">
            <text:p>1.99730237910983E-08</text:p>
          </table:table-cell>
          <table:table-cell table:formula="of:=0.5*[.LK12]*(([.LK6]-[.LJ6])/([.LK1]-[.LJ1]))^2" office:value-type="float" office:value="0.00000000111860806360612" calcext:value-type="float">
            <text:p>1.11860806360612E-09</text:p>
          </table:table-cell>
          <table:table-cell table:formula="of:=0.5*[.LL12]*(([.LL6]-[.LK6])/([.LL1]-[.LK1]))^2" office:value-type="float" office:value="0.000000107137708006527" calcext:value-type="float">
            <text:p>1.07137708006527E-07</text:p>
          </table:table-cell>
          <table:table-cell table:formula="of:=0.5*[.LM12]*(([.LM6]-[.LL6])/([.LM1]-[.LL1]))^2" office:value-type="float" office:value="0.0000000122675960704064" calcext:value-type="float">
            <text:p>1.22675960704064E-08</text:p>
          </table:table-cell>
          <table:table-cell table:formula="of:=0.5*[.LN12]*(([.LN6]-[.LM6])/([.LN1]-[.LM1]))^2" office:value-type="float" office:value="0.000000141770951588284" calcext:value-type="float">
            <text:p>1.41770951588284E-07</text:p>
          </table:table-cell>
          <table:table-cell table:formula="of:=0.5*[.LO12]*(([.LO6]-[.LN6])/([.LO1]-[.LN1]))^2" office:value-type="float" office:value="0.000000256759624797279" calcext:value-type="float">
            <text:p>2.56759624797279E-07</text:p>
          </table:table-cell>
          <table:table-cell table:formula="of:=0.5*[.LP12]*(([.LP6]-[.LO6])/([.LP1]-[.LO1]))^2" office:value-type="float" office:value="0.000000028538789998129" calcext:value-type="float">
            <text:p>2.8538789998129E-08</text:p>
          </table:table-cell>
          <table:table-cell table:formula="of:=0.5*[.LQ12]*(([.LQ6]-[.LP6])/([.LQ1]-[.LP1]))^2" office:value-type="float" office:value="0.000000124298279398547" calcext:value-type="float">
            <text:p>1.24298279398547E-07</text:p>
          </table:table-cell>
          <table:table-cell table:formula="of:=0.5*[.LR12]*(([.LR6]-[.LQ6])/([.LR1]-[.LQ1]))^2" office:value-type="float" office:value="0.000000676568282038339" calcext:value-type="float">
            <text:p>6.76568282038339E-07</text:p>
          </table:table-cell>
          <table:table-cell table:formula="of:=0.5*[.LS12]*(([.LS6]-[.LR6])/([.LS1]-[.LR1]))^2" office:value-type="float" office:value="0.000000679997530333215" calcext:value-type="float">
            <text:p>6.79997530333215E-07</text:p>
          </table:table-cell>
          <table:table-cell table:formula="of:=0.5*[.LT12]*(([.LT6]-[.LS6])/([.LT1]-[.LS1]))^2" office:value-type="float" office:value="0.0000000594320215216985" calcext:value-type="float">
            <text:p>5.94320215216985E-08</text:p>
          </table:table-cell>
          <table:table-cell table:formula="of:=0.5*[.LU12]*(([.LU6]-[.LT6])/([.LU1]-[.LT1]))^2" office:value-type="float" office:value="0.00000000207980452675286" calcext:value-type="float">
            <text:p>2.07980452675286E-09</text:p>
          </table:table-cell>
          <table:table-cell table:formula="of:=0.5*[.LV12]*(([.LV6]-[.LU6])/([.LV1]-[.LU1]))^2" office:value-type="float" office:value="0.0000000519057697087565" calcext:value-type="float">
            <text:p>5.19057697087565E-08</text:p>
          </table:table-cell>
          <table:table-cell table:formula="of:=0.5*[.LW12]*(([.LW6]-[.LV6])/([.LW1]-[.LV1]))^2" office:value-type="float" office:value="0.0000000345084294742767" calcext:value-type="float">
            <text:p>3.45084294742767E-08</text:p>
          </table:table-cell>
          <table:table-cell table:formula="of:=0.5*[.LX12]*(([.LX6]-[.LW6])/([.LX1]-[.LW1]))^2" office:value-type="float" office:value="0.000000692358045038685" calcext:value-type="float">
            <text:p>6.92358045038685E-07</text:p>
          </table:table-cell>
          <table:table-cell table:formula="of:=0.5*[.LY12]*(([.LY6]-[.LX6])/([.LY1]-[.LX1]))^2" office:value-type="float" office:value="0.00000104730710067262" calcext:value-type="float">
            <text:p>1.04730710067262E-06</text:p>
          </table:table-cell>
          <table:table-cell table:formula="of:=0.5*[.LZ12]*(([.LZ6]-[.LY6])/([.LZ1]-[.LY1]))^2" office:value-type="float" office:value="0.000000124155367954911" calcext:value-type="float">
            <text:p>1.24155367954911E-07</text:p>
          </table:table-cell>
          <table:table-cell table:formula="of:=0.5*[.MA12]*(([.MA6]-[.LZ6])/([.MA1]-[.LZ1]))^2" office:value-type="float" office:value="0.000000737858053972571" calcext:value-type="float">
            <text:p>7.37858053972571E-07</text:p>
          </table:table-cell>
          <table:table-cell table:formula="of:=0.5*[.MB12]*(([.MB6]-[.MA6])/([.MB1]-[.MA1]))^2" office:value-type="float" office:value="0.000000367229033080566" calcext:value-type="float">
            <text:p>3.67229033080566E-07</text:p>
          </table:table-cell>
          <table:table-cell table:formula="of:=0.5*[.MC12]*(([.MC6]-[.MB6])/([.MC1]-[.MB1]))^2" office:value-type="float" office:value="0.00000000402275684182775" calcext:value-type="float">
            <text:p>4.02275684182775E-09</text:p>
          </table:table-cell>
          <table:table-cell table:formula="of:=0.5*[.MD12]*(([.MD6]-[.MC6])/([.MD1]-[.MC1]))^2" office:value-type="float" office:value="0.0000000105334129833836" calcext:value-type="float">
            <text:p>1.05334129833836E-08</text:p>
          </table:table-cell>
          <table:table-cell table:formula="of:=0.5*[.ME12]*(([.ME6]-[.MD6])/([.ME1]-[.MD1]))^2" office:value-type="float" office:value="0.0000000290956381076017" calcext:value-type="float">
            <text:p>2.90956381076017E-08</text:p>
          </table:table-cell>
          <table:table-cell table:formula="of:=0.5*[.MF12]*(([.MF6]-[.ME6])/([.MF1]-[.ME1]))^2" office:value-type="float" office:value="0.0000000546723755795811" calcext:value-type="float">
            <text:p>5.46723755795811E-08</text:p>
          </table:table-cell>
          <table:table-cell table:formula="of:=0.5*[.MG12]*(([.MG6]-[.MF6])/([.MG1]-[.MF1]))^2" office:value-type="float" office:value="0.000000152060309969585" calcext:value-type="float">
            <text:p>1.52060309969585E-07</text:p>
          </table:table-cell>
          <table:table-cell table:formula="of:=0.5*[.MH12]*(([.MH6]-[.MG6])/([.MH1]-[.MG1]))^2" office:value-type="float" office:value="0.000000081262007517868" calcext:value-type="float">
            <text:p>8.1262007517868E-08</text:p>
          </table:table-cell>
          <table:table-cell table:formula="of:=0.5*[.MI12]*(([.MI6]-[.MH6])/([.MI1]-[.MH1]))^2" office:value-type="float" office:value="0.000000213905607879571" calcext:value-type="float">
            <text:p>2.13905607879571E-07</text:p>
          </table:table-cell>
          <table:table-cell table:formula="of:=0.5*[.MJ12]*(([.MJ6]-[.MI6])/([.MJ1]-[.MI1]))^2" office:value-type="float" office:value="0.000000117859195488561" calcext:value-type="float">
            <text:p>1.17859195488561E-07</text:p>
          </table:table-cell>
          <table:table-cell table:formula="of:=0.5*[.MK12]*(([.MK6]-[.MJ6])/([.MK1]-[.MJ1]))^2" office:value-type="float" office:value="0.000000278956016924506" calcext:value-type="float">
            <text:p>2.78956016924506E-07</text:p>
          </table:table-cell>
          <table:table-cell table:formula="of:=0.5*[.ML12]*(([.ML6]-[.MK6])/([.ML1]-[.MK1]))^2" office:value-type="float" office:value="0.000000309557690945709" calcext:value-type="float">
            <text:p>3.09557690945709E-07</text:p>
          </table:table-cell>
          <table:table-cell table:formula="of:=0.5*[.MM12]*(([.MM6]-[.ML6])/([.MM1]-[.ML1]))^2" office:value-type="float" office:value="0.000307459050826711" calcext:value-type="float">
            <text:p>0.000307459050827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L13])" office:value-type="float" office:value="4.7329279823632" calcext:value-type="float">
            <text:p>4.732927982363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L14])" office:value-type="float" office:value="2.01165766058472" calcext:value-type="float">
            <text:p>2.011657660584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74458564294791" calcext:value-type="float">
            <text:p>6.74458564294791</text:p>
          </table:table-cell>
          <table:table-cell table:formula="of:=[.B17]+[.C9]" office:value-type="float" office:value="17.0608821444109" calcext:value-type="float">
            <text:p>17.060882144410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19:16.70695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21:28.239966969</dc:date>
    <meta:editing-duration>PT2M41S</meta:editing-duration>
    <meta:editing-cycles>2</meta:editing-cycles>
    <meta:generator>LibreOffice/6.4.7.2$Linux_X86_64 LibreOffice_project/40$Build-2</meta:generator>
    <meta:document-statistic meta:table-count="1" meta:cell-count="53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2.729cm" svg:y="3.955cm" style:legend-expansion="high" chart:style-name="ch2"/>
        <chart:plot-area chart:style-name="ch3" table:cell-range-address="tfoot15.A1:tfoot15.ML1 tfoot15.A6:tfoot15.ML6 tfoot15.A8:tfoot15.ML8" chart:data-source-has-labels="both" svg:x="0.32cm" svg:y="0.18cm" svg:width="12.089cm" svg:height="8.646cm">
          <chartooo:coordinate-region svg:x="1.338cm" svg:y="0.38cm" svg:width="10.884cm" svg:height="8.247cm"/>
          <chart:axis chart:dimension="x" chart:name="primary-x" chart:style-name="ch4" chartooo:axis-type="auto">
            <chart:categories table:cell-range-address="tfoot15.B1:tfoot15.M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5.B6:tfoot15.ML6" chart:label-cell-address="tfoot15.A6:tfoot15.A6" chart:class="chart:scatter">
            <chart:domain table:cell-range-address="tfoot15.B1:tfoot15.ML1"/>
            <chart:data-point chart:repeated="349"/>
          </chart:series>
          <chart:series chart:style-name="ch7" chart:values-cell-range-address="tfoot15.B8:tfoot15.ML8" chart:label-cell-address="tfoot15.A8:tfoot15.A8" chart:class="chart:scatter"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5.B1:tfoot15.ML1</svg:desc>
                </draw:g>
              </table:table-cell>
              <table:table-cell office:value-type="float" office:value="0.0333571434020996">
                <text:p>0.0333571434020996</text:p>
              </table:table-cell>
              <table:table-cell office:value-type="float" office:value="0.0667145252227783">
                <text:p>0.0667145252227783</text:p>
              </table:table-cell>
              <table:table-cell office:value-type="float" office:value="0.100071668624878">
                <text:p>0.100071668624878</text:p>
              </table:table-cell>
              <table:table-cell office:value-type="float" office:value="0.133429050445557">
                <text:p>0.133429050445557</text:p>
              </table:table-cell>
              <table:table-cell office:value-type="float" office:value="0.166786432266235">
                <text:p>0.166786432266235</text:p>
              </table:table-cell>
              <table:table-cell office:value-type="float" office:value="0.200143814086914">
                <text:p>0.200143814086914</text:p>
              </table:table-cell>
              <table:table-cell office:value-type="float" office:value="0.233500957489014">
                <text:p>0.233500957489014</text:p>
              </table:table-cell>
              <table:table-cell office:value-type="float" office:value="0.266858100891113">
                <text:p>0.266858100891113</text:p>
              </table:table-cell>
              <table:table-cell office:value-type="float" office:value="0.300215482711792">
                <text:p>0.300215482711792</text:p>
              </table:table-cell>
              <table:table-cell office:value-type="float" office:value="0.333572626113892">
                <text:p>0.333572626113892</text:p>
              </table:table-cell>
              <table:table-cell office:value-type="float" office:value="0.36693000793457">
                <text:p>0.36693000793457</text:p>
              </table:table-cell>
              <table:table-cell office:value-type="float" office:value="0.400287389755249">
                <text:p>0.400287389755249</text:p>
              </table:table-cell>
              <table:table-cell office:value-type="float" office:value="0.433644533157349">
                <text:p>0.433644533157349</text:p>
              </table:table-cell>
              <table:table-cell office:value-type="float" office:value="0.467001676559448">
                <text:p>0.467001676559448</text:p>
              </table:table-cell>
              <table:table-cell office:value-type="float" office:value="0.533716201782227">
                <text:p>0.533716201782227</text:p>
              </table:table-cell>
              <table:table-cell office:value-type="float" office:value="0.567073345184326">
                <text:p>0.567073345184326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7870407105">
                <text:p>0.633787870407105</text:p>
              </table:table-cell>
              <table:table-cell office:value-type="float" office:value="0.667145013809204">
                <text:p>0.667145013809204</text:p>
              </table:table-cell>
              <table:table-cell office:value-type="float" office:value="0.700502157211304">
                <text:p>0.700502157211304</text:p>
              </table:table-cell>
              <table:table-cell office:value-type="float" office:value="0.733863830566406">
                <text:p>0.733863830566406</text:p>
              </table:table-cell>
              <table:table-cell office:value-type="float" office:value="0.76722526550293">
                <text:p>0.76722526550293</text:p>
              </table:table-cell>
              <table:table-cell office:value-type="float" office:value="0.800586938858032">
                <text:p>0.800586938858032</text:p>
              </table:table-cell>
              <table:table-cell office:value-type="float" office:value="0.833948612213135">
                <text:p>0.833948612213135</text:p>
              </table:table-cell>
              <table:table-cell office:value-type="float" office:value="0.867310285568237">
                <text:p>0.867310285568237</text:p>
              </table:table-cell>
              <table:table-cell office:value-type="float" office:value="0.900672197341919">
                <text:p>0.900672197341919</text:p>
              </table:table-cell>
              <table:table-cell office:value-type="float" office:value="0.934033870697022">
                <text:p>0.934033870697022</text:p>
              </table:table-cell>
              <table:table-cell office:value-type="float" office:value="0.967396020889282">
                <text:p>0.967396020889282</text:p>
              </table:table-cell>
              <table:table-cell office:value-type="float" office:value="1.03411984443665">
                <text:p>1.03411984443665</text:p>
              </table:table-cell>
              <table:table-cell office:value-type="float" office:value="1.10084390640259">
                <text:p>1.10084390640259</text:p>
              </table:table-cell>
              <table:table-cell office:value-type="float" office:value="1.13420629501343">
                <text:p>1.13420629501343</text:p>
              </table:table-cell>
              <table:table-cell office:value-type="float" office:value="1.16756868362427">
                <text:p>1.16756868362427</text:p>
              </table:table-cell>
              <table:table-cell office:value-type="float" office:value="1.20093059539795">
                <text:p>1.20093059539795</text:p>
              </table:table-cell>
              <table:table-cell office:value-type="float" office:value="1.23429322242737">
                <text:p>1.23429322242737</text:p>
              </table:table-cell>
              <table:table-cell office:value-type="float" office:value="1.26765537261963">
                <text:p>1.26765537261963</text:p>
              </table:table-cell>
              <table:table-cell office:value-type="float" office:value="1.30101776123047">
                <text:p>1.30101776123047</text:p>
              </table:table-cell>
              <table:table-cell office:value-type="float" office:value="1.33438038825989">
                <text:p>1.33438038825989</text:p>
              </table:table-cell>
              <table:table-cell office:value-type="float" office:value="1.36774277687073">
                <text:p>1.36774277687073</text:p>
              </table:table-cell>
              <table:table-cell office:value-type="float" office:value="1.43446826934814">
                <text:p>1.43446826934814</text:p>
              </table:table-cell>
              <table:table-cell office:value-type="float" office:value="1.46783065795898">
                <text:p>1.46783065795898</text:p>
              </table:table-cell>
              <table:table-cell office:value-type="float" office:value="1.53455638885498">
                <text:p>1.53455638885498</text:p>
              </table:table-cell>
              <table:table-cell office:value-type="float" office:value="1.56791925430298">
                <text:p>1.56791925430298</text:p>
              </table:table-cell>
              <table:table-cell office:value-type="float" office:value="1.63464522361755">
                <text:p>1.63464522361755</text:p>
              </table:table-cell>
              <table:table-cell office:value-type="float" office:value="1.66800832748413">
                <text:p>1.66800832748413</text:p>
              </table:table-cell>
              <table:table-cell office:value-type="float" office:value="1.70137095451355">
                <text:p>1.70137095451355</text:p>
              </table:table-cell>
              <table:table-cell office:value-type="float" office:value="1.73473000526428">
                <text:p>1.73473000526428</text:p>
              </table:table-cell>
              <table:table-cell office:value-type="float" office:value="1.76808905601501">
                <text:p>1.76808905601501</text:p>
              </table:table-cell>
              <table:table-cell office:value-type="float" office:value="1.8348069190979">
                <text:p>1.8348069190979</text:p>
              </table:table-cell>
              <table:table-cell office:value-type="float" office:value="1.90152478218079">
                <text:p>1.90152478218079</text:p>
              </table:table-cell>
              <table:table-cell office:value-type="float" office:value="1.96824288368225">
                <text:p>1.96824288368225</text:p>
              </table:table-cell>
              <table:table-cell office:value-type="float" office:value="2.00160193443298">
                <text:p>2.00160193443298</text:p>
              </table:table-cell>
              <table:table-cell office:value-type="float" office:value="2.06832003593445">
                <text:p>2.06832003593445</text:p>
              </table:table-cell>
              <table:table-cell office:value-type="float" office:value="2.10167908668518">
                <text:p>2.10167908668518</text:p>
              </table:table-cell>
              <table:table-cell office:value-type="float" office:value="2.13503837585449">
                <text:p>2.13503837585449</text:p>
              </table:table-cell>
              <table:table-cell office:value-type="float" office:value="2.16839718818665">
                <text:p>2.16839718818665</text:p>
              </table:table-cell>
              <table:table-cell office:value-type="float" office:value="2.20175623893738">
                <text:p>2.20175623893738</text:p>
              </table:table-cell>
              <table:table-cell office:value-type="float" office:value="2.23511552810669">
                <text:p>2.23511552810669</text:p>
              </table:table-cell>
              <table:table-cell office:value-type="float" office:value="2.26847457885742">
                <text:p>2.26847457885742</text:p>
              </table:table-cell>
              <table:table-cell office:value-type="float" office:value="2.30183386802673">
                <text:p>2.30183386802673</text:p>
              </table:table-cell>
              <table:table-cell office:value-type="float" office:value="2.33519315719604">
                <text:p>2.33519315719604</text:p>
              </table:table-cell>
              <table:table-cell office:value-type="float" office:value="2.36855220794678">
                <text:p>2.36855220794678</text:p>
              </table:table-cell>
              <table:table-cell office:value-type="float" office:value="2.43527054786682">
                <text:p>2.43527054786682</text:p>
              </table:table-cell>
              <table:table-cell office:value-type="float" office:value="2.50198888778687">
                <text:p>2.50198888778687</text:p>
              </table:table-cell>
              <table:table-cell office:value-type="float" office:value="2.56870746612549">
                <text:p>2.56870746612549</text:p>
              </table:table-cell>
              <table:table-cell office:value-type="float" office:value="2.6020667552948">
                <text:p>2.6020667552948</text:p>
              </table:table-cell>
              <table:table-cell office:value-type="float" office:value="2.66878533363342">
                <text:p>2.66878533363342</text:p>
              </table:table-cell>
              <table:table-cell office:value-type="float" office:value="2.76886343955994">
                <text:p>2.76886343955994</text:p>
              </table:table-cell>
              <table:table-cell office:value-type="float" office:value="2.83558249473572">
                <text:p>2.83558249473572</text:p>
              </table:table-cell>
              <table:table-cell office:value-type="float" office:value="2.90230131149292">
                <text:p>2.90230131149292</text:p>
              </table:table-cell>
              <table:table-cell office:value-type="float" office:value="2.96902012825012">
                <text:p>2.96902012825012</text:p>
              </table:table-cell>
              <table:table-cell office:value-type="float" office:value="3.0357391834259">
                <text:p>3.0357391834259</text:p>
              </table:table-cell>
              <table:table-cell office:value-type="float" office:value="3.10245823860168">
                <text:p>3.10245823860168</text:p>
              </table:table-cell>
              <table:table-cell office:value-type="float" office:value="3.16917753219604">
                <text:p>3.16917753219604</text:p>
              </table:table-cell>
              <table:table-cell office:value-type="float" office:value="3.20253682136536">
                <text:p>3.20253682136536</text:p>
              </table:table-cell>
              <table:table-cell office:value-type="float" office:value="3.23589634895325">
                <text:p>3.23589634895325</text:p>
              </table:table-cell>
              <table:table-cell office:value-type="float" office:value="3.26925611495972">
                <text:p>3.26925611495972</text:p>
              </table:table-cell>
              <table:table-cell office:value-type="float" office:value="3.30261564254761">
                <text:p>3.30261564254761</text:p>
              </table:table-cell>
              <table:table-cell office:value-type="float" office:value="3.36933493614197">
                <text:p>3.36933493614197</text:p>
              </table:table-cell>
              <table:table-cell office:value-type="float" office:value="3.43605422973633">
                <text:p>3.43605422973633</text:p>
              </table:table-cell>
              <table:table-cell office:value-type="float" office:value="3.56949281692505">
                <text:p>3.56949281692505</text:p>
              </table:table-cell>
              <table:table-cell office:value-type="float" office:value="3.7362916469574">
                <text:p>3.7362916469574</text:p>
              </table:table-cell>
              <table:table-cell office:value-type="float" office:value="3.90309166908264">
                <text:p>3.90309166908264</text:p>
              </table:table-cell>
              <table:table-cell office:value-type="float" office:value="3.96981167793274">
                <text:p>3.96981167793274</text:p>
              </table:table-cell>
              <table:table-cell office:value-type="float" office:value="4.03653192520142">
                <text:p>4.03653192520142</text:p>
              </table:table-cell>
              <table:table-cell office:value-type="float" office:value="4.06989216804504">
                <text:p>4.06989216804504</text:p>
              </table:table-cell>
              <table:table-cell office:value-type="float" office:value="4.13661217689514">
                <text:p>4.13661217689514</text:p>
              </table:table-cell>
              <table:table-cell office:value-type="float" office:value="4.20333242416382">
                <text:p>4.20333242416382</text:p>
              </table:table-cell>
              <table:table-cell office:value-type="float" office:value="4.27005290985107">
                <text:p>4.27005290985107</text:p>
              </table:table-cell>
              <table:table-cell office:value-type="float" office:value="4.40349364280701">
                <text:p>4.40349364280701</text:p>
              </table:table-cell>
              <table:table-cell office:value-type="float" office:value="4.43685388565064">
                <text:p>4.43685388565064</text:p>
              </table:table-cell>
              <table:table-cell office:value-type="float" office:value="4.47021412849426">
                <text:p>4.47021412849426</text:p>
              </table:table-cell>
              <table:table-cell office:value-type="float" office:value="4.50357437133789">
                <text:p>4.50357437133789</text:p>
              </table:table-cell>
              <table:table-cell office:value-type="float" office:value="4.57029485702515">
                <text:p>4.57029485702515</text:p>
              </table:table-cell>
              <table:table-cell office:value-type="float" office:value="4.60365533828735">
                <text:p>4.60365533828735</text:p>
              </table:table-cell>
              <table:table-cell office:value-type="float" office:value="4.6370153427124">
                <text:p>4.6370153427124</text:p>
              </table:table-cell>
              <table:table-cell office:value-type="float" office:value="4.67037558555603">
                <text:p>4.67037558555603</text:p>
              </table:table-cell>
              <table:table-cell office:value-type="float" office:value="4.77044486999512">
                <text:p>4.77044486999512</text:p>
              </table:table-cell>
              <table:table-cell office:value-type="float" office:value="4.80379915237427">
                <text:p>4.80379915237427</text:p>
              </table:table-cell>
              <table:table-cell office:value-type="float" office:value="4.87050771713257">
                <text:p>4.87050771713257</text:p>
              </table:table-cell>
              <table:table-cell office:value-type="float" office:value="5.20404934883118">
                <text:p>5.20404934883118</text:p>
              </table:table-cell>
              <table:table-cell office:value-type="float" office:value="5.23740339279175">
                <text:p>5.23740339279175</text:p>
              </table:table-cell>
              <table:table-cell office:value-type="float" office:value="5.30411124229431">
                <text:p>5.30411124229431</text:p>
              </table:table-cell>
              <table:table-cell office:value-type="float" office:value="5.33746528625488">
                <text:p>5.33746528625488</text:p>
              </table:table-cell>
              <table:table-cell office:value-type="float" office:value="5.37081933021545">
                <text:p>5.37081933021545</text:p>
              </table:table-cell>
              <table:table-cell office:value-type="float" office:value="5.40417313575745">
                <text:p>5.40417313575745</text:p>
              </table:table-cell>
              <table:table-cell office:value-type="float" office:value="5.47088074684143">
                <text:p>5.47088074684143</text:p>
              </table:table-cell>
              <table:table-cell office:value-type="float" office:value="5.63764977455139">
                <text:p>5.63764977455139</text:p>
              </table:table-cell>
              <table:table-cell office:value-type="float" office:value="5.67100358009338">
                <text:p>5.67100358009338</text:p>
              </table:table-cell>
              <table:table-cell office:value-type="float" office:value="5.70435738563538">
                <text:p>5.70435738563538</text:p>
              </table:table-cell>
              <table:table-cell office:value-type="float" office:value="5.73771381378174">
                <text:p>5.73771381378174</text:p>
              </table:table-cell>
              <table:table-cell office:value-type="float" office:value="5.7710702419281">
                <text:p>5.7710702419281</text:p>
              </table:table-cell>
              <table:table-cell office:value-type="float" office:value="5.80442643165588">
                <text:p>5.80442643165588</text:p>
              </table:table-cell>
              <table:table-cell office:value-type="float" office:value="5.83778285980225">
                <text:p>5.83778285980225</text:p>
              </table:table-cell>
              <table:table-cell office:value-type="float" office:value="5.87113928794861">
                <text:p>5.87113928794861</text:p>
              </table:table-cell>
              <table:table-cell office:value-type="float" office:value="5.90449547767639">
                <text:p>5.90449547767639</text:p>
              </table:table-cell>
              <table:table-cell office:value-type="float" office:value="5.93785190582275">
                <text:p>5.93785190582275</text:p>
              </table:table-cell>
              <table:table-cell office:value-type="float" office:value="6.00456476211548">
                <text:p>6.00456476211548</text:p>
              </table:table-cell>
              <table:table-cell office:value-type="float" office:value="6.03792095184326">
                <text:p>6.03792095184326</text:p>
              </table:table-cell>
              <table:table-cell office:value-type="float" office:value="6.43819546699524">
                <text:p>6.43819546699524</text:p>
              </table:table-cell>
              <table:table-cell office:value-type="float" office:value="6.47155165672302">
                <text:p>6.47155165672302</text:p>
              </table:table-cell>
              <table:table-cell office:value-type="float" office:value="6.53826403617859">
                <text:p>6.53826403617859</text:p>
              </table:table-cell>
              <table:table-cell office:value-type="float" office:value="6.57161998748779">
                <text:p>6.57161998748779</text:p>
              </table:table-cell>
              <table:table-cell office:value-type="float" office:value="6.60497617721558">
                <text:p>6.60497617721558</text:p>
              </table:table-cell>
              <table:table-cell office:value-type="float" office:value="6.67168855667114">
                <text:p>6.67168855667114</text:p>
              </table:table-cell>
              <table:table-cell office:value-type="float" office:value="6.73840665817261">
                <text:p>6.73840665817261</text:p>
              </table:table-cell>
              <table:table-cell office:value-type="float" office:value="6.93857955932617">
                <text:p>6.93857955932617</text:p>
              </table:table-cell>
              <table:table-cell office:value-type="float" office:value="7.00530409812927">
                <text:p>7.00530409812927</text:p>
              </table:table-cell>
              <table:table-cell office:value-type="float" office:value="7.07202887535095">
                <text:p>7.07202887535095</text:p>
              </table:table-cell>
              <table:table-cell office:value-type="float" office:value="7.13875365257263">
                <text:p>7.13875365257263</text:p>
              </table:table-cell>
              <table:table-cell office:value-type="float" office:value="7.17211604118347">
                <text:p>7.17211604118347</text:p>
              </table:table-cell>
              <table:table-cell office:value-type="float" office:value="7.20547842979431">
                <text:p>7.20547842979431</text:p>
              </table:table-cell>
              <table:table-cell office:value-type="float" office:value="7.27220368385315">
                <text:p>7.27220368385315</text:p>
              </table:table-cell>
              <table:table-cell office:value-type="float" office:value="7.30556583404541">
                <text:p>7.30556583404541</text:p>
              </table:table-cell>
              <table:table-cell office:value-type="float" office:value="7.37229132652283">
                <text:p>7.37229132652283</text:p>
              </table:table-cell>
              <table:table-cell office:value-type="float" office:value="7.43901634216309">
                <text:p>7.43901634216309</text:p>
              </table:table-cell>
              <table:table-cell office:value-type="float" office:value="7.5057418346405">
                <text:p>7.5057418346405</text:p>
              </table:table-cell>
              <table:table-cell office:value-type="float" office:value="7.7726263999939">
                <text:p>7.7726263999939</text:p>
              </table:table-cell>
              <table:table-cell office:value-type="float" office:value="7.83933448791504">
                <text:p>7.83933448791504</text:p>
              </table:table-cell>
              <table:table-cell office:value-type="float" office:value="7.9060423374176">
                <text:p>7.9060423374176</text:p>
              </table:table-cell>
              <table:table-cell office:value-type="float" office:value="7.97275018692017">
                <text:p>7.97275018692017</text:p>
              </table:table-cell>
              <table:table-cell office:value-type="float" office:value="8.00610399246216">
                <text:p>8.00610399246216</text:p>
              </table:table-cell>
              <table:table-cell office:value-type="float" office:value="8.03945779800415">
                <text:p>8.03945779800415</text:p>
              </table:table-cell>
              <table:table-cell office:value-type="float" office:value="8.07281184196472">
                <text:p>8.07281184196472</text:p>
              </table:table-cell>
              <table:table-cell office:value-type="float" office:value="8.13951897621155">
                <text:p>8.13951897621155</text:p>
              </table:table-cell>
              <table:table-cell office:value-type="float" office:value="8.17287278175354">
                <text:p>8.17287278175354</text:p>
              </table:table-cell>
              <table:table-cell office:value-type="float" office:value="8.20622658729553">
                <text:p>8.20622658729553</text:p>
              </table:table-cell>
              <table:table-cell office:value-type="float" office:value="8.23958015441895">
                <text:p>8.23958015441895</text:p>
              </table:table-cell>
              <table:table-cell office:value-type="float" office:value="8.27293372154236">
                <text:p>8.27293372154236</text:p>
              </table:table-cell>
              <table:table-cell office:value-type="float" office:value="8.33964085578918">
                <text:p>8.33964085578918</text:p>
              </table:table-cell>
              <table:table-cell office:value-type="float" office:value="8.3729944229126">
                <text:p>8.3729944229126</text:p>
              </table:table-cell>
              <table:table-cell office:value-type="float" office:value="8.43970131874085">
                <text:p>8.43970131874085</text:p>
              </table:table-cell>
              <table:table-cell office:value-type="float" office:value="8.47305488586426">
                <text:p>8.47305488586426</text:p>
              </table:table-cell>
              <table:table-cell office:value-type="float" office:value="8.53976178169251">
                <text:p>8.53976178169251</text:p>
              </table:table-cell>
              <table:table-cell office:value-type="float" office:value="8.57311487197876">
                <text:p>8.57311487197876</text:p>
              </table:table-cell>
              <table:table-cell office:value-type="float" office:value="8.60646820068359">
                <text:p>8.60646820068359</text:p>
              </table:table-cell>
              <table:table-cell office:value-type="float" office:value="8.90665102005005">
                <text:p>8.90665102005005</text:p>
              </table:table-cell>
              <table:table-cell office:value-type="float" office:value="8.94000482559204">
                <text:p>8.94000482559204</text:p>
              </table:table-cell>
              <table:table-cell office:value-type="float" office:value="8.97335863113403">
                <text:p>8.97335863113403</text:p>
              </table:table-cell>
              <table:table-cell office:value-type="float" office:value="9.10677313804626">
                <text:p>9.10677313804626</text:p>
              </table:table-cell>
              <table:table-cell office:value-type="float" office:value="9.17348027229309">
                <text:p>9.17348027229309</text:p>
              </table:table-cell>
              <table:table-cell office:value-type="float" office:value="9.24018716812134">
                <text:p>9.24018716812134</text:p>
              </table:table-cell>
              <table:table-cell office:value-type="float" office:value="9.30689406394959">
                <text:p>9.30689406394959</text:p>
              </table:table-cell>
              <table:table-cell office:value-type="float" office:value="9.64042663574219">
                <text:p>9.64042663574219</text:p>
              </table:table-cell>
              <table:table-cell office:value-type="float" office:value="9.67377996444702">
                <text:p>9.67377996444702</text:p>
              </table:table-cell>
              <table:table-cell office:value-type="float" office:value="9.773845911026">
                <text:p>9.773845911026</text:p>
              </table:table-cell>
              <table:table-cell office:value-type="float" office:value="9.94062733650208">
                <text:p>9.94062733650208</text:p>
              </table:table-cell>
              <table:table-cell office:value-type="float" office:value="10.3742578029633">
                <text:p>10.3742578029633</text:p>
              </table:table-cell>
              <table:table-cell office:value-type="float" office:value="10.407613992691">
                <text:p>10.407613992691</text:p>
              </table:table-cell>
              <table:table-cell office:value-type="float" office:value="10.5076820850372">
                <text:p>10.5076820850372</text:p>
              </table:table-cell>
              <table:table-cell office:value-type="float" office:value="10.541038274765">
                <text:p>10.541038274765</text:p>
              </table:table-cell>
              <table:table-cell office:value-type="float" office:value="10.6077501773834">
                <text:p>10.6077501773834</text:p>
              </table:table-cell>
              <table:table-cell office:value-type="float" office:value="10.6744620800018">
                <text:p>10.6744620800018</text:p>
              </table:table-cell>
              <table:table-cell office:value-type="float" office:value="10.741171836853">
                <text:p>10.741171836853</text:p>
              </table:table-cell>
              <table:table-cell office:value-type="float" office:value="10.8078792095184">
                <text:p>10.8078792095184</text:p>
              </table:table-cell>
              <table:table-cell office:value-type="float" office:value="10.8745861053467">
                <text:p>10.8745861053467</text:p>
              </table:table-cell>
              <table:table-cell office:value-type="float" office:value="10.9412930011749">
                <text:p>10.9412930011749</text:p>
              </table:table-cell>
              <table:table-cell office:value-type="float" office:value="11.0079996585846">
                <text:p>11.0079996585846</text:p>
              </table:table-cell>
              <table:table-cell office:value-type="float" office:value="11.208119392395">
                <text:p>11.208119392395</text:p>
              </table:table-cell>
              <table:table-cell office:value-type="float" office:value="11.34153175354">
                <text:p>11.34153175354</text:p>
              </table:table-cell>
              <table:table-cell office:value-type="float" office:value="11.508296251297">
                <text:p>11.508296251297</text:p>
              </table:table-cell>
              <table:table-cell office:value-type="float" office:value="12.242110490799">
                <text:p>12.242110490799</text:p>
              </table:table-cell>
              <table:table-cell office:value-type="float" office:value="12.3088226318359">
                <text:p>12.3088226318359</text:p>
              </table:table-cell>
              <table:table-cell office:value-type="float" office:value="12.3421788215637">
                <text:p>12.3421788215637</text:p>
              </table:table-cell>
              <table:table-cell office:value-type="float" office:value="13.0092895030975">
                <text:p>13.0092895030975</text:p>
              </table:table-cell>
              <table:table-cell office:value-type="float" office:value="13.0759992599487">
                <text:p>13.0759992599487</text:p>
              </table:table-cell>
              <table:table-cell office:value-type="float" office:value="13.1427090167999">
                <text:p>13.1427090167999</text:p>
              </table:table-cell>
              <table:table-cell office:value-type="float" office:value="13.2094187736511">
                <text:p>13.2094187736511</text:p>
              </table:table-cell>
              <table:table-cell office:value-type="float" office:value="13.2761280536652">
                <text:p>13.2761280536652</text:p>
              </table:table-cell>
              <table:table-cell office:value-type="float" office:value="13.3428375720978">
                <text:p>13.3428375720978</text:p>
              </table:table-cell>
              <table:table-cell office:value-type="float" office:value="13.4095470905304">
                <text:p>13.4095470905304</text:p>
              </table:table-cell>
              <table:table-cell office:value-type="float" office:value="13.476256608963">
                <text:p>13.476256608963</text:p>
              </table:table-cell>
              <table:table-cell office:value-type="float" office:value="13.5096111297607">
                <text:p>13.5096111297607</text:p>
              </table:table-cell>
              <table:table-cell office:value-type="float" office:value="13.5763204097748">
                <text:p>13.5763204097748</text:p>
              </table:table-cell>
              <table:table-cell office:value-type="float" office:value="13.6430296897888">
                <text:p>13.6430296897888</text:p>
              </table:table-cell>
              <table:table-cell office:value-type="float" office:value="13.6763842105865">
                <text:p>13.6763842105865</text:p>
              </table:table-cell>
              <table:table-cell office:value-type="float" office:value="13.7430970668793">
                <text:p>13.7430970668793</text:p>
              </table:table-cell>
              <table:table-cell office:value-type="float" office:value="13.8098134994507">
                <text:p>13.8098134994507</text:p>
              </table:table-cell>
              <table:table-cell office:value-type="float" office:value="13.8431715965271">
                <text:p>13.8431715965271</text:p>
              </table:table-cell>
              <table:table-cell office:value-type="float" office:value="13.8765296936035">
                <text:p>13.8765296936035</text:p>
              </table:table-cell>
              <table:table-cell office:value-type="float" office:value="14.0766789913177">
                <text:p>14.0766789913177</text:p>
              </table:table-cell>
              <table:table-cell office:value-type="float" office:value="14.1433954238892">
                <text:p>14.1433954238892</text:p>
              </table:table-cell>
              <table:table-cell office:value-type="float" office:value="14.2101118564606">
                <text:p>14.2101118564606</text:p>
              </table:table-cell>
              <table:table-cell office:value-type="float" office:value="14.276828289032">
                <text:p>14.276828289032</text:p>
              </table:table-cell>
              <table:table-cell office:value-type="float" office:value="14.343544960022">
                <text:p>14.343544960022</text:p>
              </table:table-cell>
              <table:table-cell office:value-type="float" office:value="14.3769030570984">
                <text:p>14.3769030570984</text:p>
              </table:table-cell>
              <table:table-cell office:value-type="float" office:value="14.4436194896698">
                <text:p>14.4436194896698</text:p>
              </table:table-cell>
              <table:table-cell office:value-type="float" office:value="14.5103361606598">
                <text:p>14.5103361606598</text:p>
              </table:table-cell>
              <table:table-cell office:value-type="float" office:value="14.7438480854034">
                <text:p>14.7438480854034</text:p>
              </table:table-cell>
              <table:table-cell office:value-type="float" office:value="14.8105728626251">
                <text:p>14.8105728626251</text:p>
              </table:table-cell>
              <table:table-cell office:value-type="float" office:value="14.877298116684">
                <text:p>14.877298116684</text:p>
              </table:table-cell>
              <table:table-cell office:value-type="float" office:value="14.9106605052948">
                <text:p>14.9106605052948</text:p>
              </table:table-cell>
              <table:table-cell office:value-type="float" office:value="14.9440231323242">
                <text:p>14.9440231323242</text:p>
              </table:table-cell>
              <table:table-cell office:value-type="float" office:value="15.0107483863831">
                <text:p>15.0107483863831</text:p>
              </table:table-cell>
              <table:table-cell office:value-type="float" office:value="15.0774738788605">
                <text:p>15.0774738788605</text:p>
              </table:table-cell>
              <table:table-cell office:value-type="float" office:value="15.1441993713379">
                <text:p>15.1441993713379</text:p>
              </table:table-cell>
              <table:table-cell office:value-type="float" office:value="15.1775622367859">
                <text:p>15.1775622367859</text:p>
              </table:table-cell>
              <table:table-cell office:value-type="float" office:value="15.2109251022339">
                <text:p>15.2109251022339</text:p>
              </table:table-cell>
              <table:table-cell office:value-type="float" office:value="15.5779192447662">
                <text:p>15.5779192447662</text:p>
              </table:table-cell>
              <table:table-cell office:value-type="float" office:value="15.6112823486328">
                <text:p>15.6112823486328</text:p>
              </table:table-cell>
              <table:table-cell office:value-type="float" office:value="15.644645690918">
                <text:p>15.644645690918</text:p>
              </table:table-cell>
              <table:table-cell office:value-type="float" office:value="15.7113726139069">
                <text:p>15.7113726139069</text:p>
              </table:table-cell>
              <table:table-cell office:value-type="float" office:value="15.7780830860138">
                <text:p>15.7780830860138</text:p>
              </table:table-cell>
              <table:table-cell office:value-type="float" office:value="15.8114383220673">
                <text:p>15.8114383220673</text:p>
              </table:table-cell>
              <table:table-cell office:value-type="float" office:value="15.8447935581207">
                <text:p>15.8447935581207</text:p>
              </table:table-cell>
              <table:table-cell office:value-type="float" office:value="15.9115042686462">
                <text:p>15.9115042686462</text:p>
              </table:table-cell>
              <table:table-cell office:value-type="float" office:value="15.9448595046997">
                <text:p>15.9448595046997</text:p>
              </table:table-cell>
              <table:table-cell office:value-type="float" office:value="16.0115699768066">
                <text:p>16.0115699768066</text:p>
              </table:table-cell>
              <table:table-cell office:value-type="float" office:value="16.0782804489136">
                <text:p>16.0782804489136</text:p>
              </table:table-cell>
              <table:table-cell office:value-type="float" office:value="16.1449909210205">
                <text:p>16.1449909210205</text:p>
              </table:table-cell>
              <table:table-cell office:value-type="float" office:value="16.2450563907623">
                <text:p>16.2450563907623</text:p>
              </table:table-cell>
              <table:table-cell office:value-type="float" office:value="16.3117668628693">
                <text:p>16.3117668628693</text:p>
              </table:table-cell>
              <table:table-cell office:value-type="float" office:value="16.3451218605042">
                <text:p>16.3451218605042</text:p>
              </table:table-cell>
              <table:table-cell office:value-type="float" office:value="16.4118320941925">
                <text:p>16.4118320941925</text:p>
              </table:table-cell>
              <table:table-cell office:value-type="float" office:value="16.6119623184204">
                <text:p>16.6119623184204</text:p>
              </table:table-cell>
              <table:table-cell office:value-type="float" office:value="16.6786725521088">
                <text:p>16.6786725521088</text:p>
              </table:table-cell>
              <table:table-cell office:value-type="float" office:value="16.7453835010529">
                <text:p>16.7453835010529</text:p>
              </table:table-cell>
              <table:table-cell office:value-type="float" office:value="16.8120954036713">
                <text:p>16.8120954036713</text:p>
              </table:table-cell>
              <table:table-cell office:value-type="float" office:value="16.8454513549805">
                <text:p>16.8454513549805</text:p>
              </table:table-cell>
              <table:table-cell office:value-type="float" office:value="16.8788073062897">
                <text:p>16.8788073062897</text:p>
              </table:table-cell>
              <table:table-cell office:value-type="float" office:value="16.9455189704895">
                <text:p>16.9455189704895</text:p>
              </table:table-cell>
              <table:table-cell office:value-type="float" office:value="16.9788749217987">
                <text:p>16.9788749217987</text:p>
              </table:table-cell>
              <table:table-cell office:value-type="float" office:value="17.0122308731079">
                <text:p>17.0122308731079</text:p>
              </table:table-cell>
              <table:table-cell office:value-type="float" office:value="17.0789425373077">
                <text:p>17.0789425373077</text:p>
              </table:table-cell>
              <table:table-cell office:value-type="float" office:value="17.1122984886169">
                <text:p>17.1122984886169</text:p>
              </table:table-cell>
              <table:table-cell office:value-type="float" office:value="17.2457218170166">
                <text:p>17.2457218170166</text:p>
              </table:table-cell>
              <table:table-cell office:value-type="float" office:value="17.3124334812164">
                <text:p>17.3124334812164</text:p>
              </table:table-cell>
              <table:table-cell office:value-type="float" office:value="17.3791449069977">
                <text:p>17.3791449069977</text:p>
              </table:table-cell>
              <table:table-cell office:value-type="float" office:value="17.4125008583069">
                <text:p>17.4125008583069</text:p>
              </table:table-cell>
              <table:table-cell office:value-type="float" office:value="17.4458565711975">
                <text:p>17.4458565711975</text:p>
              </table:table-cell>
              <table:table-cell office:value-type="float" office:value="17.5125679969788">
                <text:p>17.5125679969788</text:p>
              </table:table-cell>
              <table:table-cell office:value-type="float" office:value="17.5459237098694">
                <text:p>17.5459237098694</text:p>
              </table:table-cell>
              <table:table-cell office:value-type="float" office:value="17.5792796611786">
                <text:p>17.5792796611786</text:p>
              </table:table-cell>
              <table:table-cell office:value-type="float" office:value="17.6126353740692">
                <text:p>17.6126353740692</text:p>
              </table:table-cell>
              <table:table-cell office:value-type="float" office:value="17.6459910869598">
                <text:p>17.6459910869598</text:p>
              </table:table-cell>
              <table:table-cell office:value-type="float" office:value="17.6793467998505">
                <text:p>17.6793467998505</text:p>
              </table:table-cell>
              <table:table-cell office:value-type="float" office:value="17.7127025127411">
                <text:p>17.7127025127411</text:p>
              </table:table-cell>
              <table:table-cell office:value-type="float" office:value="17.779412984848">
                <text:p>17.779412984848</text:p>
              </table:table-cell>
              <table:table-cell office:value-type="float" office:value="18.0796096324921">
                <text:p>18.0796096324921</text:p>
              </table:table-cell>
              <table:table-cell office:value-type="float" office:value="18.1796751022339">
                <text:p>18.1796751022339</text:p>
              </table:table-cell>
              <table:table-cell office:value-type="float" office:value="18.2130300998688">
                <text:p>18.2130300998688</text:p>
              </table:table-cell>
              <table:table-cell office:value-type="float" office:value="18.2463848590851">
                <text:p>18.2463848590851</text:p>
              </table:table-cell>
              <table:table-cell office:value-type="float" office:value="18.3130950927734">
                <text:p>18.3130950927734</text:p>
              </table:table-cell>
              <table:table-cell office:value-type="float" office:value="18.3798050880432">
                <text:p>18.3798050880432</text:p>
              </table:table-cell>
              <table:table-cell office:value-type="float" office:value="18.4131603240967">
                <text:p>18.4131603240967</text:p>
              </table:table-cell>
              <table:table-cell office:value-type="float" office:value="18.4798703193665">
                <text:p>18.4798703193665</text:p>
              </table:table-cell>
              <table:table-cell office:value-type="float" office:value="18.5465803146362">
                <text:p>18.5465803146362</text:p>
              </table:table-cell>
              <table:table-cell office:value-type="float" office:value="18.6132900714874">
                <text:p>18.6132900714874</text:p>
              </table:table-cell>
              <table:table-cell office:value-type="float" office:value="18.6800000667572">
                <text:p>18.6800000667572</text:p>
              </table:table-cell>
              <table:table-cell office:value-type="float" office:value="18.7467114925385">
                <text:p>18.7467114925385</text:p>
              </table:table-cell>
              <table:table-cell office:value-type="float" office:value="18.8134245872498">
                <text:p>18.8134245872498</text:p>
              </table:table-cell>
              <table:table-cell office:value-type="float" office:value="18.9134938716888">
                <text:p>18.9134938716888</text:p>
              </table:table-cell>
              <table:table-cell office:value-type="float" office:value="18.9802069664001">
                <text:p>18.9802069664001</text:p>
              </table:table-cell>
              <table:table-cell office:value-type="float" office:value="19.0135633945465">
                <text:p>19.0135633945465</text:p>
              </table:table-cell>
              <table:table-cell office:value-type="float" office:value="19.0469200611114">
                <text:p>19.0469200611114</text:p>
              </table:table-cell>
              <table:table-cell office:value-type="float" office:value="19.0802764892578">
                <text:p>19.0802764892578</text:p>
              </table:table-cell>
              <table:table-cell office:value-type="float" office:value="19.1136329174042">
                <text:p>19.1136329174042</text:p>
              </table:table-cell>
              <table:table-cell office:value-type="float" office:value="19.1469895839691">
                <text:p>19.1469895839691</text:p>
              </table:table-cell>
              <table:table-cell office:value-type="float" office:value="19.1803462505341">
                <text:p>19.1803462505341</text:p>
              </table:table-cell>
              <table:table-cell office:value-type="float" office:value="19.2804157733917">
                <text:p>19.2804157733917</text:p>
              </table:table-cell>
              <table:table-cell office:value-type="float" office:value="19.347128868103">
                <text:p>19.347128868103</text:p>
              </table:table-cell>
              <table:table-cell office:value-type="float" office:value="19.4138417243958">
                <text:p>19.4138417243958</text:p>
              </table:table-cell>
              <table:table-cell office:value-type="float" office:value="19.5139112472534">
                <text:p>19.5139112472534</text:p>
              </table:table-cell>
              <table:table-cell office:value-type="float" office:value="19.5472679138184">
                <text:p>19.5472679138184</text:p>
              </table:table-cell>
              <table:table-cell office:value-type="float" office:value="19.5806245803833">
                <text:p>19.5806245803833</text:p>
              </table:table-cell>
              <table:table-cell office:value-type="float" office:value="19.6139812469482">
                <text:p>19.6139812469482</text:p>
              </table:table-cell>
              <table:table-cell office:value-type="float" office:value="19.6473376750946">
                <text:p>19.6473376750946</text:p>
              </table:table-cell>
              <table:table-cell office:value-type="float" office:value="19.6806943416595">
                <text:p>19.6806943416595</text:p>
              </table:table-cell>
              <table:table-cell office:value-type="float" office:value="19.7140507698059">
                <text:p>19.7140507698059</text:p>
              </table:table-cell>
              <table:table-cell office:value-type="float" office:value="19.7807652950287">
                <text:p>19.7807652950287</text:p>
              </table:table-cell>
              <table:table-cell office:value-type="float" office:value="19.8141224384308">
                <text:p>19.8141224384308</text:p>
              </table:table-cell>
              <table:table-cell office:value-type="float" office:value="19.8808374404907">
                <text:p>19.8808374404907</text:p>
              </table:table-cell>
              <table:table-cell office:value-type="float" office:value="19.9475519657135">
                <text:p>19.9475519657135</text:p>
              </table:table-cell>
              <table:table-cell office:value-type="float" office:value="20.0142667293549">
                <text:p>20.0142667293549</text:p>
              </table:table-cell>
              <table:table-cell office:value-type="float" office:value="20.0809814929962">
                <text:p>20.0809814929962</text:p>
              </table:table-cell>
              <table:table-cell office:value-type="float" office:value="20.1476962566376">
                <text:p>20.1476962566376</text:p>
              </table:table-cell>
              <table:table-cell office:value-type="float" office:value="20.2144110202789">
                <text:p>20.2144110202789</text:p>
              </table:table-cell>
              <table:table-cell office:value-type="float" office:value="20.2811262607574">
                <text:p>20.2811262607574</text:p>
              </table:table-cell>
              <table:table-cell office:value-type="float" office:value="20.3811986446381">
                <text:p>20.3811986446381</text:p>
              </table:table-cell>
              <table:table-cell office:value-type="float" office:value="20.4145560264587">
                <text:p>20.4145560264587</text:p>
              </table:table-cell>
              <table:table-cell office:value-type="float" office:value="20.4479138851166">
                <text:p>20.4479138851166</text:p>
              </table:table-cell>
              <table:table-cell office:value-type="float" office:value="20.4812712669373">
                <text:p>20.4812712669373</text:p>
              </table:table-cell>
              <table:table-cell office:value-type="float" office:value="20.5479862689972">
                <text:p>20.5479862689972</text:p>
              </table:table-cell>
              <table:table-cell office:value-type="float" office:value="20.5813438892365">
                <text:p>20.5813438892365</text:p>
              </table:table-cell>
              <table:table-cell office:value-type="float" office:value="20.6147015094757">
                <text:p>20.6147015094757</text:p>
              </table:table-cell>
              <table:table-cell office:value-type="float" office:value="20.7147743701935">
                <text:p>20.7147743701935</text:p>
              </table:table-cell>
              <table:table-cell office:value-type="float" office:value="20.7814843654633">
                <text:p>20.7814843654633</text:p>
              </table:table-cell>
              <table:table-cell office:value-type="float" office:value="20.8148396015167">
                <text:p>20.8148396015167</text:p>
              </table:table-cell>
              <table:table-cell office:value-type="float" office:value="20.9149043560028">
                <text:p>20.9149043560028</text:p>
              </table:table-cell>
              <table:table-cell office:value-type="float" office:value="20.981614112854">
                <text:p>20.981614112854</text:p>
              </table:table-cell>
              <table:table-cell office:value-type="float" office:value="21.0149688720703">
                <text:p>21.0149688720703</text:p>
              </table:table-cell>
              <table:table-cell office:value-type="float" office:value="21.0483238697052">
                <text:p>21.0483238697052</text:p>
              </table:table-cell>
              <table:table-cell office:value-type="float" office:value="21.0816786289215">
                <text:p>21.0816786289215</text:p>
              </table:table-cell>
              <table:table-cell office:value-type="float" office:value="21.1150333881378">
                <text:p>21.1150333881378</text:p>
              </table:table-cell>
              <table:table-cell office:value-type="float" office:value="21.1817429065704">
                <text:p>21.1817429065704</text:p>
              </table:table-cell>
              <table:table-cell office:value-type="float" office:value="21.2150979042053">
                <text:p>21.2150979042053</text:p>
              </table:table-cell>
              <table:table-cell office:value-type="float" office:value="21.2484524250031">
                <text:p>21.2484524250031</text:p>
              </table:table-cell>
              <table:table-cell office:value-type="float" office:value="21.2818071842194">
                <text:p>21.2818071842194</text:p>
              </table:table-cell>
              <table:table-cell office:value-type="float" office:value="21.3151619434357">
                <text:p>21.3151619434357</text:p>
              </table:table-cell>
              <table:table-cell office:value-type="float" office:value="21.3485164642334">
                <text:p>21.3485164642334</text:p>
              </table:table-cell>
              <table:table-cell office:value-type="float" office:value="21.3818709850311">
                <text:p>21.3818709850311</text:p>
              </table:table-cell>
              <table:table-cell office:value-type="float" office:value="21.4152257442474">
                <text:p>21.4152257442474</text:p>
              </table:table-cell>
              <table:table-cell office:value-type="float" office:value="21.4819350242615">
                <text:p>21.4819350242615</text:p>
              </table:table-cell>
              <table:table-cell office:value-type="float" office:value="21.5152895450592">
                <text:p>21.5152895450592</text:p>
              </table:table-cell>
              <table:table-cell office:value-type="float" office:value="21.6153531074524">
                <text:p>21.6153531074524</text:p>
              </table:table-cell>
              <table:table-cell office:value-type="float" office:value="21.6820619106293">
                <text:p>21.6820619106293</text:p>
              </table:table-cell>
              <table:table-cell office:value-type="float" office:value="21.7487726211548">
                <text:p>21.7487726211548</text:p>
              </table:table-cell>
              <table:table-cell office:value-type="float" office:value="21.8154850006103">
                <text:p>21.8154850006103</text:p>
              </table:table-cell>
              <table:table-cell office:value-type="float" office:value="21.8821973800659">
                <text:p>21.8821973800659</text:p>
              </table:table-cell>
              <table:table-cell office:value-type="float" office:value="21.9489097595215">
                <text:p>21.9489097595215</text:p>
              </table:table-cell>
              <table:table-cell office:value-type="float" office:value="22.0156223773956">
                <text:p>22.0156223773956</text:p>
              </table:table-cell>
              <table:table-cell office:value-type="float" office:value="22.0489785671234">
                <text:p>22.0489785671234</text:p>
              </table:table-cell>
              <table:table-cell office:value-type="float" office:value="22.0823347568512">
                <text:p>22.0823347568512</text:p>
              </table:table-cell>
              <table:table-cell office:value-type="float" office:value="22.1490468978882">
                <text:p>22.1490468978882</text:p>
              </table:table-cell>
              <table:table-cell office:value-type="float" office:value="22.182403087616">
                <text:p>22.182403087616</text:p>
              </table:table-cell>
              <table:table-cell office:value-type="float" office:value="22.2157592773438">
                <text:p>22.2157592773438</text:p>
              </table:table-cell>
              <table:table-cell office:value-type="float" office:value="22.2824714183807">
                <text:p>22.2824714183807</text:p>
              </table:table-cell>
              <table:table-cell office:value-type="float" office:value="22.3491837978363">
                <text:p>22.3491837978363</text:p>
              </table:table-cell>
              <table:table-cell office:value-type="float" office:value="22.4158959388733">
                <text:p>22.4158959388733</text:p>
              </table:table-cell>
              <table:table-cell office:value-type="float" office:value="22.4826080799103">
                <text:p>22.4826080799103</text:p>
              </table:table-cell>
              <table:table-cell office:value-type="float" office:value="22.5493204593658">
                <text:p>22.5493204593658</text:p>
              </table:table-cell>
              <table:table-cell office:value-type="float" office:value="22.6160326004028">
                <text:p>22.6160326004028</text:p>
              </table:table-cell>
              <table:table-cell office:value-type="float" office:value="22.6827447414398">
                <text:p>22.6827447414398</text:p>
              </table:table-cell>
              <table:table-cell office:value-type="float" office:value="22.716100692749">
                <text:p>22.716100692749</text:p>
              </table:table-cell>
              <table:table-cell office:value-type="float" office:value="22.7494597434998">
                <text:p>22.7494597434998</text:p>
              </table:table-cell>
              <table:table-cell office:value-type="float" office:value="22.7828187942505">
                <text:p>22.7828187942505</text:p>
              </table:table-cell>
              <table:table-cell office:value-type="float" office:value="22.8161776065826">
                <text:p>22.8161776065826</text:p>
              </table:table-cell>
              <table:table-cell office:value-type="float" office:value="22.8828957080841">
                <text:p>22.8828957080841</text:p>
              </table:table-cell>
              <table:table-cell office:value-type="float" office:value="22.9162547588348">
                <text:p>22.9162547588348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15.A6:tfoot15.A6</svg:desc>
                </draw:g>
              </table:table-cell>
              <table:table-cell office:value-type="float" office:value="0.309039851163656">
                <text:p>0.309039851163656</text:p>
                <draw:g>
                  <svg:desc>tfoot15.B6:tfoot15.ML6</svg:desc>
                </draw:g>
              </table:table-cell>
              <table:table-cell office:value-type="float" office:value="0.309050161648527">
                <text:p>0.309050161648527</text:p>
              </table:table-cell>
              <table:table-cell office:value-type="float" office:value="0.308993366802404">
                <text:p>0.308993366802404</text:p>
              </table:table-cell>
              <table:table-cell office:value-type="float" office:value="0.309007820470392">
                <text:p>0.309007820470392</text:p>
              </table:table-cell>
              <table:table-cell office:value-type="float" office:value="0.309061347465682">
                <text:p>0.309061347465682</text:p>
              </table:table-cell>
              <table:table-cell office:value-type="float" office:value="0.309049640888115">
                <text:p>0.309049640888115</text:p>
              </table:table-cell>
              <table:table-cell office:value-type="float" office:value="0.309082921359203">
                <text:p>0.309082921359203</text:p>
              </table:table-cell>
              <table:table-cell office:value-type="float" office:value="0.309076608972444">
                <text:p>0.309076608972444</text:p>
              </table:table-cell>
              <table:table-cell office:value-type="float" office:value="0.309063087529696">
                <text:p>0.309063087529696</text:p>
              </table:table-cell>
              <table:table-cell office:value-type="float" office:value="0.309042352178363">
                <text:p>0.309042352178363</text:p>
              </table:table-cell>
              <table:table-cell office:value-type="float" office:value="0.309049379268263">
                <text:p>0.309049379268263</text:p>
              </table:table-cell>
              <table:table-cell office:value-type="float" office:value="0.309040684237724">
                <text:p>0.309040684237724</text:p>
              </table:table-cell>
              <table:table-cell office:value-type="float" office:value="0.309077474846593">
                <text:p>0.309077474846593</text:p>
              </table:table-cell>
              <table:table-cell office:value-type="float" office:value="0.309061369825514">
                <text:p>0.309061369825514</text:p>
              </table:table-cell>
              <table:table-cell office:value-type="float" office:value="0.309081229124465">
                <text:p>0.309081229124465</text:p>
              </table:table-cell>
              <table:table-cell office:value-type="float" office:value="0.309050757754833">
                <text:p>0.309050757754833</text:p>
              </table:table-cell>
              <table:table-cell office:value-type="float" office:value="0.309041458154463">
                <text:p>0.309041458154463</text:p>
              </table:table-cell>
              <table:table-cell office:value-type="float" office:value="0.309071219316034">
                <text:p>0.309071219316034</text:p>
              </table:table-cell>
              <table:table-cell office:value-type="float" office:value="0.30904804888302">
                <text:p>0.30904804888302</text:p>
              </table:table-cell>
              <table:table-cell office:value-type="float" office:value="0.309059289925557">
                <text:p>0.309059289925557</text:p>
              </table:table-cell>
              <table:table-cell office:value-type="float" office:value="0.309049383949567">
                <text:p>0.309049383949567</text:p>
              </table:table-cell>
              <table:table-cell office:value-type="float" office:value="0.309039890063682">
                <text:p>0.309039890063682</text:p>
              </table:table-cell>
              <table:table-cell office:value-type="float" office:value="0.309050370090151">
                <text:p>0.309050370090151</text:p>
              </table:table-cell>
              <table:table-cell office:value-type="float" office:value="0.309052102863281">
                <text:p>0.309052102863281</text:p>
              </table:table-cell>
              <table:table-cell office:value-type="float" office:value="0.309067310512924">
                <text:p>0.309067310512924</text:p>
              </table:table-cell>
              <table:table-cell office:value-type="float" office:value="0.309049550647684">
                <text:p>0.309049550647684</text:p>
              </table:table-cell>
              <table:table-cell office:value-type="float" office:value="0.309047270044878">
                <text:p>0.309047270044878</text:p>
              </table:table-cell>
              <table:table-cell office:value-type="float" office:value="0.309058393630389">
                <text:p>0.309058393630389</text:p>
              </table:table-cell>
              <table:table-cell office:value-type="float" office:value="0.309032021621817">
                <text:p>0.309032021621817</text:p>
              </table:table-cell>
              <table:table-cell office:value-type="float" office:value="0.309007388606996">
                <text:p>0.309007388606996</text:p>
              </table:table-cell>
              <table:table-cell office:value-type="float" office:value="0.30906316382961">
                <text:p>0.30906316382961</text:p>
              </table:table-cell>
              <table:table-cell office:value-type="float" office:value="0.309041019988751">
                <text:p>0.309041019988751</text:p>
              </table:table-cell>
              <table:table-cell office:value-type="float" office:value="0.309047054612615">
                <text:p>0.309047054612615</text:p>
              </table:table-cell>
              <table:table-cell office:value-type="float" office:value="0.30903477138805">
                <text:p>0.30903477138805</text:p>
              </table:table-cell>
              <table:table-cell office:value-type="float" office:value="0.309049627558156">
                <text:p>0.309049627558156</text:p>
              </table:table-cell>
              <table:table-cell office:value-type="float" office:value="0.30904779944791">
                <text:p>0.30904779944791</text:p>
              </table:table-cell>
              <table:table-cell office:value-type="float" office:value="0.309032715282824">
                <text:p>0.309032715282824</text:p>
              </table:table-cell>
              <table:table-cell office:value-type="float" office:value="0.309015900191149">
                <text:p>0.309015900191149</text:p>
              </table:table-cell>
              <table:table-cell office:value-type="float" office:value="0.309066328040338">
                <text:p>0.309066328040338</text:p>
              </table:table-cell>
              <table:table-cell office:value-type="float" office:value="0.309049379572797">
                <text:p>0.309049379572797</text:p>
              </table:table-cell>
              <table:table-cell office:value-type="float" office:value="0.309036593109196">
                <text:p>0.309036593109196</text:p>
              </table:table-cell>
              <table:table-cell office:value-type="float" office:value="0.309056484190771">
                <text:p>0.309056484190771</text:p>
              </table:table-cell>
              <table:table-cell office:value-type="float" office:value="0.309049430146124">
                <text:p>0.309049430146124</text:p>
              </table:table-cell>
              <table:table-cell office:value-type="float" office:value="0.309045556520427">
                <text:p>0.309045556520427</text:p>
              </table:table-cell>
              <table:table-cell office:value-type="float" office:value="0.309084948663348">
                <text:p>0.309084948663348</text:p>
              </table:table-cell>
              <table:table-cell office:value-type="float" office:value="0.30905563563948">
                <text:p>0.30905563563948</text:p>
              </table:table-cell>
              <table:table-cell office:value-type="float" office:value="0.309042800729331">
                <text:p>0.309042800729331</text:p>
              </table:table-cell>
              <table:table-cell office:value-type="float" office:value="0.309068962608681">
                <text:p>0.309068962608681</text:p>
              </table:table-cell>
              <table:table-cell office:value-type="float" office:value="0.309046479129081">
                <text:p>0.309046479129081</text:p>
              </table:table-cell>
              <table:table-cell office:value-type="float" office:value="0.309069486287271">
                <text:p>0.309069486287271</text:p>
              </table:table-cell>
              <table:table-cell office:value-type="float" office:value="0.309042452052519">
                <text:p>0.309042452052519</text:p>
              </table:table-cell>
              <table:table-cell office:value-type="float" office:value="0.309044074319195">
                <text:p>0.309044074319195</text:p>
              </table:table-cell>
              <table:table-cell office:value-type="float" office:value="0.309035220140923">
                <text:p>0.309035220140923</text:p>
              </table:table-cell>
              <table:table-cell office:value-type="float" office:value="0.309087750201451">
                <text:p>0.309087750201451</text:p>
              </table:table-cell>
              <table:table-cell office:value-type="float" office:value="0.309011330209139">
                <text:p>0.309011330209139</text:p>
              </table:table-cell>
              <table:table-cell office:value-type="float" office:value="0.309044849762755">
                <text:p>0.309044849762755</text:p>
              </table:table-cell>
              <table:table-cell office:value-type="float" office:value="0.309052179904932">
                <text:p>0.309052179904932</text:p>
              </table:table-cell>
              <table:table-cell office:value-type="float" office:value="0.309125334405941">
                <text:p>0.309125334405941</text:p>
              </table:table-cell>
              <table:table-cell office:value-type="float" office:value="0.309014803290305">
                <text:p>0.309014803290305</text:p>
              </table:table-cell>
              <table:table-cell office:value-type="float" office:value="0.309047520158208">
                <text:p>0.309047520158208</text:p>
              </table:table-cell>
              <table:table-cell office:value-type="float" office:value="0.309059275361461">
                <text:p>0.309059275361461</text:p>
              </table:table-cell>
              <table:table-cell office:value-type="float" office:value="0.309031610963863">
                <text:p>0.309031610963863</text:p>
              </table:table-cell>
              <table:table-cell office:value-type="float" office:value="0.309065362306616">
                <text:p>0.309065362306616</text:p>
              </table:table-cell>
              <table:table-cell office:value-type="float" office:value="0.309042003017298">
                <text:p>0.309042003017298</text:p>
              </table:table-cell>
              <table:table-cell office:value-type="float" office:value="0.309028404480813">
                <text:p>0.309028404480813</text:p>
              </table:table-cell>
              <table:table-cell office:value-type="float" office:value="0.30903744177218">
                <text:p>0.30903744177218</text:p>
              </table:table-cell>
              <table:table-cell office:value-type="float" office:value="0.309021090216394">
                <text:p>0.309021090216394</text:p>
              </table:table-cell>
              <table:table-cell office:value-type="float" office:value="0.309073020376184">
                <text:p>0.309073020376184</text:p>
              </table:table-cell>
              <table:table-cell office:value-type="float" office:value="0.309055099976302">
                <text:p>0.309055099976302</text:p>
              </table:table-cell>
              <table:table-cell office:value-type="float" office:value="0.308831846911043">
                <text:p>0.308831846911043</text:p>
              </table:table-cell>
              <table:table-cell office:value-type="float" office:value="0.308653348323718">
                <text:p>0.308653348323718</text:p>
              </table:table-cell>
              <table:table-cell office:value-type="float" office:value="0.308195533171054">
                <text:p>0.308195533171054</text:p>
              </table:table-cell>
              <table:table-cell office:value-type="float" office:value="0.307158817844632">
                <text:p>0.307158817844632</text:p>
              </table:table-cell>
              <table:table-cell office:value-type="float" office:value="0.305879065894734">
                <text:p>0.305879065894734</text:p>
              </table:table-cell>
              <table:table-cell office:value-type="float" office:value="0.305378836812196">
                <text:p>0.305378836812196</text:p>
              </table:table-cell>
              <table:table-cell office:value-type="float" office:value="0.305326073467556">
                <text:p>0.305326073467556</text:p>
              </table:table-cell>
              <table:table-cell office:value-type="float" office:value="0.305371970805338">
                <text:p>0.305371970805338</text:p>
              </table:table-cell>
              <table:table-cell office:value-type="float" office:value="0.305654675103312">
                <text:p>0.305654675103312</text:p>
              </table:table-cell>
              <table:table-cell office:value-type="float" office:value="0.305188525635216">
                <text:p>0.305188525635216</text:p>
              </table:table-cell>
              <table:table-cell office:value-type="float" office:value="0.303625535756562">
                <text:p>0.303625535756562</text:p>
              </table:table-cell>
              <table:table-cell office:value-type="float" office:value="0.323866563477964">
                <text:p>0.323866563477964</text:p>
              </table:table-cell>
              <table:table-cell office:value-type="float" office:value="0.328868763498932">
                <text:p>0.328868763498932</text:p>
              </table:table-cell>
              <table:table-cell office:value-type="float" office:value="0.348995996204363">
                <text:p>0.348995996204363</text:p>
              </table:table-cell>
              <table:table-cell office:value-type="float" office:value="0.348837364304882">
                <text:p>0.348837364304882</text:p>
              </table:table-cell>
              <table:table-cell office:value-type="float" office:value="0.347820582781782">
                <text:p>0.347820582781782</text:p>
              </table:table-cell>
              <table:table-cell office:value-type="float" office:value="0.348846213972463">
                <text:p>0.348846213972463</text:p>
              </table:table-cell>
              <table:table-cell office:value-type="float" office:value="0.350010713578552">
                <text:p>0.350010713578552</text:p>
              </table:table-cell>
              <table:table-cell office:value-type="float" office:value="0.346567055742842">
                <text:p>0.346567055742842</text:p>
              </table:table-cell>
              <table:table-cell office:value-type="float" office:value="0.338917598184866">
                <text:p>0.338917598184866</text:p>
              </table:table-cell>
              <table:table-cell office:value-type="float" office:value="0.310843735138927">
                <text:p>0.310843735138927</text:p>
              </table:table-cell>
              <table:table-cell office:value-type="float" office:value="0.307750753279284">
                <text:p>0.307750753279284</text:p>
              </table:table-cell>
              <table:table-cell office:value-type="float" office:value="0.307055818716625">
                <text:p>0.307055818716625</text:p>
              </table:table-cell>
              <table:table-cell office:value-type="float" office:value="0.307719735213996">
                <text:p>0.307719735213996</text:p>
              </table:table-cell>
              <table:table-cell office:value-type="float" office:value="0.304937349861173">
                <text:p>0.304937349861173</text:p>
              </table:table-cell>
              <table:table-cell office:value-type="float" office:value="0.303844223256745">
                <text:p>0.303844223256745</text:p>
              </table:table-cell>
              <table:table-cell office:value-type="float" office:value="0.304570800789672">
                <text:p>0.304570800789672</text:p>
              </table:table-cell>
              <table:table-cell office:value-type="float" office:value="0.304605879340387">
                <text:p>0.304605879340387</text:p>
              </table:table-cell>
              <table:table-cell office:value-type="float" office:value="0.30215766757469">
                <text:p>0.30215766757469</text:p>
              </table:table-cell>
              <table:table-cell office:value-type="float" office:value="0.301722128477944">
                <text:p>0.301722128477944</text:p>
              </table:table-cell>
              <table:table-cell office:value-type="float" office:value="0.301933334411038">
                <text:p>0.301933334411038</text:p>
              </table:table-cell>
              <table:table-cell office:value-type="float" office:value="0.342318479894208">
                <text:p>0.342318479894208</text:p>
              </table:table-cell>
              <table:table-cell office:value-type="float" office:value="0.341021340034224">
                <text:p>0.341021340034224</text:p>
              </table:table-cell>
              <table:table-cell office:value-type="float" office:value="0.339456728968992">
                <text:p>0.339456728968992</text:p>
              </table:table-cell>
              <table:table-cell office:value-type="float" office:value="0.334373468010175">
                <text:p>0.334373468010175</text:p>
              </table:table-cell>
              <table:table-cell office:value-type="float" office:value="0.330236879591528">
                <text:p>0.330236879591528</text:p>
              </table:table-cell>
              <table:table-cell office:value-type="float" office:value="0.328210333437627">
                <text:p>0.328210333437627</text:p>
              </table:table-cell>
              <table:table-cell office:value-type="float" office:value="0.324412827387035">
                <text:p>0.324412827387035</text:p>
              </table:table-cell>
              <table:table-cell office:value-type="float" office:value="0.310162042934248">
                <text:p>0.310162042934248</text:p>
              </table:table-cell>
              <table:table-cell office:value-type="float" office:value="0.310953390625465">
                <text:p>0.310953390625465</text:p>
              </table:table-cell>
              <table:table-cell office:value-type="float" office:value="0.310784546918259">
                <text:p>0.310784546918259</text:p>
              </table:table-cell>
              <table:table-cell office:value-type="float" office:value="0.30957687029922">
                <text:p>0.30957687029922</text:p>
              </table:table-cell>
              <table:table-cell office:value-type="float" office:value="0.308337615692791">
                <text:p>0.308337615692791</text:p>
              </table:table-cell>
              <table:table-cell office:value-type="float" office:value="0.308131870543164">
                <text:p>0.308131870543164</text:p>
              </table:table-cell>
              <table:table-cell office:value-type="float" office:value="0.30886876739549">
                <text:p>0.30886876739549</text:p>
              </table:table-cell>
              <table:table-cell office:value-type="float" office:value="0.309104190742348">
                <text:p>0.309104190742348</text:p>
              </table:table-cell>
              <table:table-cell office:value-type="float" office:value="0.309040531007861">
                <text:p>0.309040531007861</text:p>
              </table:table-cell>
              <table:table-cell office:value-type="float" office:value="0.307695073566341">
                <text:p>0.307695073566341</text:p>
              </table:table-cell>
              <table:table-cell office:value-type="float" office:value="0.303106308671632">
                <text:p>0.303106308671632</text:p>
              </table:table-cell>
              <table:table-cell office:value-type="float" office:value="0.302590328785319">
                <text:p>0.302590328785319</text:p>
              </table:table-cell>
              <table:table-cell office:value-type="float" office:value="0.343885068049885">
                <text:p>0.343885068049885</text:p>
              </table:table-cell>
              <table:table-cell office:value-type="float" office:value="0.345409867649825">
                <text:p>0.345409867649825</text:p>
              </table:table-cell>
              <table:table-cell office:value-type="float" office:value="0.344155232665275">
                <text:p>0.344155232665275</text:p>
              </table:table-cell>
              <table:table-cell office:value-type="float" office:value="0.342886515898556">
                <text:p>0.342886515898556</text:p>
              </table:table-cell>
              <table:table-cell office:value-type="float" office:value="0.34248633770635">
                <text:p>0.34248633770635</text:p>
              </table:table-cell>
              <table:table-cell office:value-type="float" office:value="0.345203176586215">
                <text:p>0.345203176586215</text:p>
              </table:table-cell>
              <table:table-cell office:value-type="float" office:value="0.344909417507781">
                <text:p>0.344909417507781</text:p>
              </table:table-cell>
              <table:table-cell office:value-type="float" office:value="0.315339103821872">
                <text:p>0.315339103821872</text:p>
              </table:table-cell>
              <table:table-cell office:value-type="float" office:value="0.311061909480623">
                <text:p>0.311061909480623</text:p>
              </table:table-cell>
              <table:table-cell office:value-type="float" office:value="0.310361714788233">
                <text:p>0.310361714788233</text:p>
              </table:table-cell>
              <table:table-cell office:value-type="float" office:value="0.31089221937845">
                <text:p>0.31089221937845</text:p>
              </table:table-cell>
              <table:table-cell office:value-type="float" office:value="0.311029250192319">
                <text:p>0.311029250192319</text:p>
              </table:table-cell>
              <table:table-cell office:value-type="float" office:value="0.311010758667697">
                <text:p>0.311010758667697</text:p>
              </table:table-cell>
              <table:table-cell office:value-type="float" office:value="0.309284282660842">
                <text:p>0.309284282660842</text:p>
              </table:table-cell>
              <table:table-cell office:value-type="float" office:value="0.308315923914187">
                <text:p>0.308315923914187</text:p>
              </table:table-cell>
              <table:table-cell office:value-type="float" office:value="0.305623186002816">
                <text:p>0.305623186002816</text:p>
              </table:table-cell>
              <table:table-cell office:value-type="float" office:value="0.302292239995769">
                <text:p>0.302292239995769</text:p>
              </table:table-cell>
              <table:table-cell office:value-type="float" office:value="0.304066359996675">
                <text:p>0.304066359996675</text:p>
              </table:table-cell>
              <table:table-cell office:value-type="float" office:value="0.342753480032279">
                <text:p>0.342753480032279</text:p>
              </table:table-cell>
              <table:table-cell office:value-type="float" office:value="0.340657410238826">
                <text:p>0.340657410238826</text:p>
              </table:table-cell>
              <table:table-cell office:value-type="float" office:value="0.335609334116702">
                <text:p>0.335609334116702</text:p>
              </table:table-cell>
              <table:table-cell office:value-type="float" office:value="0.326101683657916">
                <text:p>0.326101683657916</text:p>
              </table:table-cell>
              <table:table-cell office:value-type="float" office:value="0.324399815363865">
                <text:p>0.324399815363865</text:p>
              </table:table-cell>
              <table:table-cell office:value-type="float" office:value="0.321961355523019">
                <text:p>0.321961355523019</text:p>
              </table:table-cell>
              <table:table-cell office:value-type="float" office:value="0.319392594645526">
                <text:p>0.319392594645526</text:p>
              </table:table-cell>
              <table:table-cell office:value-type="float" office:value="0.307704546121264">
                <text:p>0.307704546121264</text:p>
              </table:table-cell>
              <table:table-cell office:value-type="float" office:value="0.308735514230969">
                <text:p>0.308735514230969</text:p>
              </table:table-cell>
              <table:table-cell office:value-type="float" office:value="0.311995973079182">
                <text:p>0.311995973079182</text:p>
              </table:table-cell>
              <table:table-cell office:value-type="float" office:value="0.313143756454136">
                <text:p>0.313143756454136</text:p>
              </table:table-cell>
              <table:table-cell office:value-type="float" office:value="0.313026747596317">
                <text:p>0.313026747596317</text:p>
              </table:table-cell>
              <table:table-cell office:value-type="float" office:value="0.310854383400406">
                <text:p>0.310854383400406</text:p>
              </table:table-cell>
              <table:table-cell office:value-type="float" office:value="0.310889993484014">
                <text:p>0.310889993484014</text:p>
              </table:table-cell>
              <table:table-cell office:value-type="float" office:value="0.311964842931634">
                <text:p>0.311964842931634</text:p>
              </table:table-cell>
              <table:table-cell office:value-type="float" office:value="0.311548730698935">
                <text:p>0.311548730698935</text:p>
              </table:table-cell>
              <table:table-cell office:value-type="float" office:value="0.309412865788439">
                <text:p>0.309412865788439</text:p>
              </table:table-cell>
              <table:table-cell office:value-type="float" office:value="0.30748164075084">
                <text:p>0.30748164075084</text:p>
              </table:table-cell>
              <table:table-cell office:value-type="float" office:value="0.305065145907927">
                <text:p>0.305065145907927</text:p>
              </table:table-cell>
              <table:table-cell office:value-type="float" office:value="0.335514198852282">
                <text:p>0.335514198852282</text:p>
              </table:table-cell>
              <table:table-cell office:value-type="float" office:value="0.34067656492199">
                <text:p>0.34067656492199</text:p>
              </table:table-cell>
              <table:table-cell office:value-type="float" office:value="0.344276361564281">
                <text:p>0.344276361564281</text:p>
              </table:table-cell>
              <table:table-cell office:value-type="float" office:value="0.350998236764362">
                <text:p>0.350998236764362</text:p>
              </table:table-cell>
              <table:table-cell office:value-type="float" office:value="0.350290260483926">
                <text:p>0.350290260483926</text:p>
              </table:table-cell>
              <table:table-cell office:value-type="float" office:value="0.352453796411513">
                <text:p>0.352453796411513</text:p>
              </table:table-cell>
              <table:table-cell office:value-type="float" office:value="0.353197942937904">
                <text:p>0.353197942937904</text:p>
              </table:table-cell>
              <table:table-cell office:value-type="float" office:value="0.310037586332417">
                <text:p>0.310037586332417</text:p>
              </table:table-cell>
              <table:table-cell office:value-type="float" office:value="0.308700319974894">
                <text:p>0.308700319974894</text:p>
              </table:table-cell>
              <table:table-cell office:value-type="float" office:value="0.306335206623693">
                <text:p>0.306335206623693</text:p>
              </table:table-cell>
              <table:table-cell office:value-type="float" office:value="0.300933081344697">
                <text:p>0.300933081344697</text:p>
              </table:table-cell>
              <table:table-cell office:value-type="float" office:value="0.338596623893622">
                <text:p>0.338596623893622</text:p>
              </table:table-cell>
              <table:table-cell office:value-type="float" office:value="0.336858524103725">
                <text:p>0.336858524103725</text:p>
              </table:table-cell>
              <table:table-cell office:value-type="float" office:value="0.327467046210528">
                <text:p>0.327467046210528</text:p>
              </table:table-cell>
              <table:table-cell office:value-type="float" office:value="0.321706948538709">
                <text:p>0.321706948538709</text:p>
              </table:table-cell>
              <table:table-cell office:value-type="float" office:value="0.318995628587482">
                <text:p>0.318995628587482</text:p>
              </table:table-cell>
              <table:table-cell office:value-type="float" office:value="0.313348233339513">
                <text:p>0.313348233339513</text:p>
              </table:table-cell>
              <table:table-cell office:value-type="float" office:value="0.308557978747262">
                <text:p>0.308557978747262</text:p>
              </table:table-cell>
              <table:table-cell office:value-type="float" office:value="0.313194094033795">
                <text:p>0.313194094033795</text:p>
              </table:table-cell>
              <table:table-cell office:value-type="float" office:value="0.311869728031909">
                <text:p>0.311869728031909</text:p>
              </table:table-cell>
              <table:table-cell office:value-type="float" office:value="0.311177069606632">
                <text:p>0.311177069606632</text:p>
              </table:table-cell>
              <table:table-cell office:value-type="float" office:value="0.312207119621634">
                <text:p>0.312207119621634</text:p>
              </table:table-cell>
              <table:table-cell office:value-type="float" office:value="0.309469777409786">
                <text:p>0.309469777409786</text:p>
              </table:table-cell>
              <table:table-cell office:value-type="float" office:value="0.335155804919737">
                <text:p>0.335155804919737</text:p>
              </table:table-cell>
              <table:table-cell office:value-type="float" office:value="0.341833987727297">
                <text:p>0.341833987727297</text:p>
              </table:table-cell>
              <table:table-cell office:value-type="float" office:value="0.309762199701113">
                <text:p>0.309762199701113</text:p>
              </table:table-cell>
              <table:table-cell office:value-type="float" office:value="0.306679105958353">
                <text:p>0.306679105958353</text:p>
              </table:table-cell>
              <table:table-cell office:value-type="float" office:value="0.305718147122751">
                <text:p>0.305718147122751</text:p>
              </table:table-cell>
              <table:table-cell office:value-type="float" office:value="0.326770006737762">
                <text:p>0.326770006737762</text:p>
              </table:table-cell>
              <table:table-cell office:value-type="float" office:value="0.315227753684794">
                <text:p>0.315227753684794</text:p>
              </table:table-cell>
              <table:table-cell office:value-type="float" office:value="0.304097471939833">
                <text:p>0.304097471939833</text:p>
              </table:table-cell>
              <table:table-cell office:value-type="float" office:value="0.299755100529433">
                <text:p>0.299755100529433</text:p>
              </table:table-cell>
              <table:table-cell office:value-type="float" office:value="0.301053928322934">
                <text:p>0.301053928322934</text:p>
              </table:table-cell>
              <table:table-cell office:value-type="float" office:value="0.31045291329607">
                <text:p>0.31045291329607</text:p>
              </table:table-cell>
              <table:table-cell office:value-type="float" office:value="0.312806441538848">
                <text:p>0.312806441538848</text:p>
              </table:table-cell>
              <table:table-cell office:value-type="float" office:value="0.312140112502615">
                <text:p>0.312140112502615</text:p>
              </table:table-cell>
              <table:table-cell office:value-type="float" office:value="0.311892839967573">
                <text:p>0.311892839967573</text:p>
              </table:table-cell>
              <table:table-cell office:value-type="float" office:value="0.311241765334571">
                <text:p>0.311241765334571</text:p>
              </table:table-cell>
              <table:table-cell office:value-type="float" office:value="0.309768838717698">
                <text:p>0.309768838717698</text:p>
              </table:table-cell>
              <table:table-cell office:value-type="float" office:value="0.309705913926331">
                <text:p>0.309705913926331</text:p>
              </table:table-cell>
              <table:table-cell office:value-type="float" office:value="0.308190275444257">
                <text:p>0.308190275444257</text:p>
              </table:table-cell>
              <table:table-cell office:value-type="float" office:value="0.31210624446686">
                <text:p>0.31210624446686</text:p>
              </table:table-cell>
              <table:table-cell office:value-type="float" office:value="0.318652047336937">
                <text:p>0.318652047336937</text:p>
              </table:table-cell>
              <table:table-cell office:value-type="float" office:value="0.327667941293624">
                <text:p>0.327667941293624</text:p>
              </table:table-cell>
              <table:table-cell office:value-type="float" office:value="0.338809708589642">
                <text:p>0.338809708589642</text:p>
              </table:table-cell>
              <table:table-cell office:value-type="float" office:value="0.346196744314254">
                <text:p>0.346196744314254</text:p>
              </table:table-cell>
              <table:table-cell office:value-type="float" office:value="0.350474424204357">
                <text:p>0.350474424204357</text:p>
              </table:table-cell>
              <table:table-cell office:value-type="float" office:value="0.348906850064436">
                <text:p>0.348906850064436</text:p>
              </table:table-cell>
              <table:table-cell office:value-type="float" office:value="0.348960555564459">
                <text:p>0.348960555564459</text:p>
              </table:table-cell>
              <table:table-cell office:value-type="float" office:value="0.350221978846104">
                <text:p>0.350221978846104</text:p>
              </table:table-cell>
              <table:table-cell office:value-type="float" office:value="0.351102447875184">
                <text:p>0.351102447875184</text:p>
              </table:table-cell>
              <table:table-cell office:value-type="float" office:value="0.346284561587969">
                <text:p>0.346284561587969</text:p>
              </table:table-cell>
              <table:table-cell office:value-type="float" office:value="0.309549933661856">
                <text:p>0.309549933661856</text:p>
              </table:table-cell>
              <table:table-cell office:value-type="float" office:value="0.305948205297231">
                <text:p>0.305948205297231</text:p>
              </table:table-cell>
              <table:table-cell office:value-type="float" office:value="0.304062988390491">
                <text:p>0.304062988390491</text:p>
              </table:table-cell>
              <table:table-cell office:value-type="float" office:value="0.303124615671135">
                <text:p>0.303124615671135</text:p>
              </table:table-cell>
              <table:table-cell office:value-type="float" office:value="0.302646160723881">
                <text:p>0.302646160723881</text:p>
              </table:table-cell>
              <table:table-cell office:value-type="float" office:value="0.299609105700458">
                <text:p>0.299609105700458</text:p>
              </table:table-cell>
              <table:table-cell office:value-type="float" office:value="0.296354377570109">
                <text:p>0.296354377570109</text:p>
              </table:table-cell>
              <table:table-cell office:value-type="float" office:value="0.295683883942682">
                <text:p>0.295683883942682</text:p>
              </table:table-cell>
              <table:table-cell office:value-type="float" office:value="0.295869198941966">
                <text:p>0.295869198941966</text:p>
              </table:table-cell>
              <table:table-cell office:value-type="float" office:value="0.295625637767938">
                <text:p>0.295625637767938</text:p>
              </table:table-cell>
              <table:table-cell office:value-type="float" office:value="0.328302979372481">
                <text:p>0.328302979372481</text:p>
              </table:table-cell>
              <table:table-cell office:value-type="float" office:value="0.32563041668126">
                <text:p>0.32563041668126</text:p>
              </table:table-cell>
              <table:table-cell office:value-type="float" office:value="0.318652403440508">
                <text:p>0.318652403440508</text:p>
              </table:table-cell>
              <table:table-cell office:value-type="float" office:value="0.3104942511487">
                <text:p>0.3104942511487</text:p>
              </table:table-cell>
              <table:table-cell office:value-type="float" office:value="0.307893999701014">
                <text:p>0.307893999701014</text:p>
              </table:table-cell>
              <table:table-cell office:value-type="float" office:value="0.304383739416585">
                <text:p>0.304383739416585</text:p>
              </table:table-cell>
              <table:table-cell office:value-type="float" office:value="0.302087955581525">
                <text:p>0.302087955581525</text:p>
              </table:table-cell>
              <table:table-cell office:value-type="float" office:value="0.307673723029405">
                <text:p>0.307673723029405</text:p>
              </table:table-cell>
              <table:table-cell office:value-type="float" office:value="0.311341127333608">
                <text:p>0.311341127333608</text:p>
              </table:table-cell>
              <table:table-cell office:value-type="float" office:value="0.310143042623349">
                <text:p>0.310143042623349</text:p>
              </table:table-cell>
              <table:table-cell office:value-type="float" office:value="0.308829419034923">
                <text:p>0.308829419034923</text:p>
              </table:table-cell>
              <table:table-cell office:value-type="float" office:value="0.309381673097377">
                <text:p>0.309381673097377</text:p>
              </table:table-cell>
              <table:table-cell office:value-type="float" office:value="0.30607862517403">
                <text:p>0.30607862517403</text:p>
              </table:table-cell>
              <table:table-cell office:value-type="float" office:value="0.304140656499673">
                <text:p>0.304140656499673</text:p>
              </table:table-cell>
              <table:table-cell office:value-type="float" office:value="0.30570605927684">
                <text:p>0.30570605927684</text:p>
              </table:table-cell>
              <table:table-cell office:value-type="float" office:value="0.314109061558046">
                <text:p>0.314109061558046</text:p>
              </table:table-cell>
              <table:table-cell office:value-type="float" office:value="0.325457359509862">
                <text:p>0.325457359509862</text:p>
              </table:table-cell>
              <table:table-cell office:value-type="float" office:value="0.33859876169305">
                <text:p>0.33859876169305</text:p>
              </table:table-cell>
              <table:table-cell office:value-type="float" office:value="0.344419866843039">
                <text:p>0.344419866843039</text:p>
              </table:table-cell>
              <table:table-cell office:value-type="float" office:value="0.345445666524951">
                <text:p>0.345445666524951</text:p>
              </table:table-cell>
              <table:table-cell office:value-type="float" office:value="0.344606360653228">
                <text:p>0.344606360653228</text:p>
              </table:table-cell>
              <table:table-cell office:value-type="float" office:value="0.343468063444892">
                <text:p>0.343468063444892</text:p>
              </table:table-cell>
              <table:table-cell office:value-type="float" office:value="0.343528550578272">
                <text:p>0.343528550578272</text:p>
              </table:table-cell>
              <table:table-cell office:value-type="float" office:value="0.344751058948361">
                <text:p>0.344751058948361</text:p>
              </table:table-cell>
              <table:table-cell office:value-type="float" office:value="0.345101549777532">
                <text:p>0.345101549777532</text:p>
              </table:table-cell>
              <table:table-cell office:value-type="float" office:value="0.340382718092607">
                <text:p>0.340382718092607</text:p>
              </table:table-cell>
              <table:table-cell office:value-type="float" office:value="0.336384670700735">
                <text:p>0.336384670700735</text:p>
              </table:table-cell>
              <table:table-cell office:value-type="float" office:value="0.314349201406949">
                <text:p>0.314349201406949</text:p>
              </table:table-cell>
              <table:table-cell office:value-type="float" office:value="0.309997624706722">
                <text:p>0.309997624706722</text:p>
              </table:table-cell>
              <table:table-cell office:value-type="float" office:value="0.308307823961185">
                <text:p>0.308307823961185</text:p>
              </table:table-cell>
              <table:table-cell office:value-type="float" office:value="0.307743303579913">
                <text:p>0.307743303579913</text:p>
              </table:table-cell>
              <table:table-cell office:value-type="float" office:value="0.307446125432293">
                <text:p>0.307446125432293</text:p>
              </table:table-cell>
              <table:table-cell office:value-type="float" office:value="0.305733235880927">
                <text:p>0.305733235880927</text:p>
              </table:table-cell>
              <table:table-cell office:value-type="float" office:value="0.304394784055754">
                <text:p>0.304394784055754</text:p>
              </table:table-cell>
              <table:table-cell office:value-type="float" office:value="0.301471803675817">
                <text:p>0.301471803675817</text:p>
              </table:table-cell>
              <table:table-cell office:value-type="float" office:value="0.300265175868482">
                <text:p>0.300265175868482</text:p>
              </table:table-cell>
              <table:table-cell office:value-type="float" office:value="0.299409939351905">
                <text:p>0.299409939351905</text:p>
              </table:table-cell>
              <table:table-cell office:value-type="float" office:value="0.299466639478159">
                <text:p>0.299466639478159</text:p>
              </table:table-cell>
              <table:table-cell office:value-type="float" office:value="0.299171912401688">
                <text:p>0.299171912401688</text:p>
              </table:table-cell>
              <table:table-cell office:value-type="float" office:value="0.29810325816318">
                <text:p>0.29810325816318</text:p>
              </table:table-cell>
              <table:table-cell office:value-type="float" office:value="0.338886141827247">
                <text:p>0.338886141827247</text:p>
              </table:table-cell>
              <table:table-cell office:value-type="float" office:value="0.334496996625383">
                <text:p>0.334496996625383</text:p>
              </table:table-cell>
              <table:table-cell office:value-type="float" office:value="0.329939959129741">
                <text:p>0.329939959129741</text:p>
              </table:table-cell>
              <table:table-cell office:value-type="float" office:value="0.325490455548601">
                <text:p>0.325490455548601</text:p>
              </table:table-cell>
              <table:table-cell office:value-type="float" office:value="0.323262280282891">
                <text:p>0.323262280282891</text:p>
              </table:table-cell>
              <table:table-cell office:value-type="float" office:value="0.320261408872771">
                <text:p>0.320261408872771</text:p>
              </table:table-cell>
              <table:table-cell office:value-type="float" office:value="0.316026295946671">
                <text:p>0.316026295946671</text:p>
              </table:table-cell>
              <table:table-cell office:value-type="float" office:value="0.308803144143296">
                <text:p>0.308803144143296</text:p>
              </table:table-cell>
              <table:table-cell office:value-type="float" office:value="0.310967043539011">
                <text:p>0.310967043539011</text:p>
              </table:table-cell>
              <table:table-cell office:value-type="float" office:value="0.30941538213842">
                <text:p>0.30941538213842</text:p>
              </table:table-cell>
              <table:table-cell office:value-type="float" office:value="0.308406269036713">
                <text:p>0.308406269036713</text:p>
              </table:table-cell>
              <table:table-cell office:value-type="float" office:value="0.309745958780511">
                <text:p>0.309745958780511</text:p>
              </table:table-cell>
              <table:table-cell office:value-type="float" office:value="0.308363951145041">
                <text:p>0.308363951145041</text:p>
              </table:table-cell>
              <table:table-cell office:value-type="float" office:value="0.302716333825652">
                <text:p>0.302716333825652</text:p>
              </table:table-cell>
              <table:table-cell office:value-type="float" office:value="0.303149085005423">
                <text:p>0.303149085005423</text:p>
              </table:table-cell>
              <table:table-cell office:value-type="float" office:value="0.304916101760652">
                <text:p>0.304916101760652</text:p>
              </table:table-cell>
              <table:table-cell office:value-type="float" office:value="0.30563135793133">
                <text:p>0.30563135793133</text:p>
              </table:table-cell>
              <table:table-cell office:value-type="float" office:value="0.305705491656736">
                <text:p>0.305705491656736</text:p>
              </table:table-cell>
              <table:table-cell office:value-type="float" office:value="0.304666301095455">
                <text:p>0.304666301095455</text:p>
              </table:table-cell>
              <table:table-cell office:value-type="float" office:value="0.303825072991179">
                <text:p>0.303825072991179</text:p>
              </table:table-cell>
              <table:table-cell office:value-type="float" office:value="0.303320856963107">
                <text:p>0.303320856963107</text:p>
              </table:table-cell>
              <table:table-cell office:value-type="float" office:value="0.304507283389937">
                <text:p>0.304507283389937</text:p>
              </table:table-cell>
              <table:table-cell office:value-type="float" office:value="0.304281440858577">
                <text:p>0.304281440858577</text:p>
              </table:table-cell>
              <table:table-cell office:value-type="float" office:value="0.303987357829291">
                <text:p>0.303987357829291</text:p>
              </table:table-cell>
              <table:table-cell office:value-type="float" office:value="0.304235215350818">
                <text:p>0.304235215350818</text:p>
              </table:table-cell>
              <table:table-cell office:value-type="float" office:value="0.304141325454467">
                <text:p>0.304141325454467</text:p>
              </table:table-cell>
              <table:table-cell office:value-type="float" office:value="0.304064573923353">
                <text:p>0.304064573923353</text:p>
              </table:table-cell>
              <table:table-cell office:value-type="float" office:value="0.303914182021346">
                <text:p>0.303914182021346</text:p>
              </table:table-cell>
              <table:table-cell office:value-type="float" office:value="0.303813733757308">
                <text:p>0.303813733757308</text:p>
              </table:table-cell>
              <table:table-cell office:value-type="float" office:value="0.303795005357697">
                <text:p>0.303795005357697</text:p>
              </table:table-cell>
              <table:table-cell office:value-type="float" office:value="0.303853781617353">
                <text:p>0.303853781617353</text:p>
              </table:table-cell>
              <table:table-cell office:value-type="float" office:value="0.30389048312497">
                <text:p>0.30389048312497</text:p>
              </table:table-cell>
              <table:table-cell office:value-type="float" office:value="0.303864021039565">
                <text:p>0.303864021039565</text:p>
              </table:table-cell>
              <table:table-cell office:value-type="float" office:value="0.303819947578238">
                <text:p>0.303819947578238</text:p>
              </table:table-cell>
              <table:table-cell office:value-type="float" office:value="0.303828606890731">
                <text:p>0.303828606890731</text:p>
              </table:table-cell>
              <table:table-cell office:value-type="float" office:value="0.30383490659691">
                <text:p>0.30383490659691</text:p>
              </table:table-cell>
              <table:table-cell office:value-type="float" office:value="0.303816648643936">
                <text:p>0.303816648643936</text:p>
              </table:table-cell>
              <table:table-cell office:value-type="float" office:value="0.303826922819221">
                <text:p>0.303826922819221</text:p>
              </table:table-cell>
              <table:table-cell office:value-type="float" office:value="0.303840374077363">
                <text:p>0.303840374077363</text:p>
              </table:table-cell>
              <table:table-cell office:value-type="float" office:value="0.303810550686209">
                <text:p>0.303810550686209</text:p>
              </table:table-cell>
              <table:table-cell office:value-type="float" office:value="0.303803568523475">
                <text:p>0.303803568523475</text:p>
              </table:table-cell>
              <table:table-cell office:value-type="float" office:value="0.303815968652368">
                <text:p>0.303815968652368</text:p>
              </table:table-cell>
              <table:table-cell office:value-type="float" office:value="0.303819997813015">
                <text:p>0.303819997813015</text:p>
              </table:table-cell>
              <table:table-cell office:value-type="float" office:value="0.303799282682118">
                <text:p>0.303799282682118</text:p>
              </table:table-cell>
              <table:table-cell office:value-type="float" office:value="0.303808765852238">
                <text:p>0.303808765852238</text:p>
              </table:table-cell>
              <table:table-cell office:value-type="float" office:value="0.303799934032313">
                <text:p>0.303799934032313</text:p>
              </table:table-cell>
              <table:table-cell office:value-type="float" office:value="0.303824211414783">
                <text:p>0.303824211414783</text:p>
              </table:table-cell>
              <table:table-cell office:value-type="float" office:value="0.303824747676679">
                <text:p>0.303824747676679</text:p>
              </table:table-cell>
              <table:table-cell office:value-type="float" office:value="0.303793521308725">
                <text:p>0.303793521308725</text:p>
              </table:table-cell>
              <table:table-cell office:value-type="float" office:value="0.303799584231636">
                <text:p>0.303799584231636</text:p>
              </table:table-cell>
              <table:table-cell office:value-type="float" office:value="0.303815688032366">
                <text:p>0.303815688032366</text:p>
              </table:table-cell>
              <table:table-cell office:value-type="float" office:value="0.303783562204548">
                <text:p>0.303783562204548</text:p>
              </table:table-cell>
              <table:table-cell office:value-type="float" office:value="0.303813204117885">
                <text:p>0.303813204117885</text:p>
              </table:table-cell>
              <table:table-cell office:value-type="float" office:value="0.3038171739983">
                <text:p>0.3038171739983</text:p>
              </table:table-cell>
              <table:table-cell office:value-type="float" office:value="0.303753188984176">
                <text:p>0.303753188984176</text:p>
              </table:table-cell>
              <table:table-cell office:value-type="float" office:value="0.303794910264229">
                <text:p>0.303794910264229</text:p>
              </table:table-cell>
              <table:table-cell office:value-type="float" office:value="0.303785827809006">
                <text:p>0.303785827809006</text:p>
              </table:table-cell>
              <table:table-cell office:value-type="float" office:value="0.303776080423108">
                <text:p>0.303776080423108</text:p>
              </table:table-cell>
              <table:table-cell office:value-type="float" office:value="0.303779310000969">
                <text:p>0.303779310000969</text:p>
              </table:table-cell>
              <table:table-cell office:value-type="float" office:value="0.303780988748729">
                <text:p>0.303780988748729</text:p>
              </table:table-cell>
              <table:table-cell office:value-type="float" office:value="0.303781455185707">
                <text:p>0.303781455185707</text:p>
              </table:table-cell>
              <table:table-cell office:value-type="float" office:value="0.30379323657966">
                <text:p>0.30379323657966</text:p>
              </table:table-cell>
              <table:table-cell office:value-type="float" office:value="0.30378967323697">
                <text:p>0.30378967323697</text:p>
              </table:table-cell>
              <table:table-cell office:value-type="float" office:value="0.303788829945401">
                <text:p>0.303788829945401</text:p>
              </table:table-cell>
              <table:table-cell office:value-type="float" office:value="0.303772324075994">
                <text:p>0.303772324075994</text:p>
              </table:table-cell>
              <table:table-cell office:value-type="float" office:value="0.303775116718957">
                <text:p>0.303775116718957</text:p>
              </table:table-cell>
              <table:table-cell office:value-type="float" office:value="0.303803597412657">
                <text:p>0.303803597412657</text:p>
              </table:table-cell>
              <table:table-cell office:value-type="float" office:value="0.303778045260149">
                <text:p>0.303778045260149</text:p>
              </table:table-cell>
              <table:table-cell office:value-type="float" office:value="0.30378656437199">
                <text:p>0.30378656437199</text:p>
              </table:table-cell>
              <table:table-cell office:value-type="float" office:value="0.303768784854724">
                <text:p>0.303768784854724</text:p>
              </table:table-cell>
              <table:table-cell office:value-type="float" office:value="0.303810265282232">
                <text:p>0.303810265282232</text:p>
              </table:table-cell>
              <table:table-cell office:value-type="float" office:value="0.303768679863922">
                <text:p>0.303768679863922</text:p>
              </table:table-cell>
              <table:table-cell office:value-type="float" office:value="0.303780974033809">
                <text:p>0.303780974033809</text:p>
              </table:table-cell>
              <table:table-cell office:value-type="float" office:value="0.303782123956571">
                <text:p>0.303782123956571</text:p>
              </table:table-cell>
              <table:table-cell office:value-type="float" office:value="0.30377637928468">
                <text:p>0.30377637928468</text:p>
              </table:table-cell>
              <table:table-cell office:value-type="float" office:value="0.303785747318541">
                <text:p>0.303785747318541</text:p>
              </table:table-cell>
              <table:table-cell office:value-type="float" office:value="0.303806728154227">
                <text:p>0.303806728154227</text:p>
              </table:table-cell>
              <table:table-cell office:value-type="float" office:value="0.303780923714435">
                <text:p>0.303780923714435</text:p>
              </table:table-cell>
              <table:table-cell office:value-type="float" office:value="0.303798692944293">
                <text:p>0.303798692944293</text:p>
              </table:table-cell>
              <table:table-cell office:value-type="float" office:value="0.303755374403598">
                <text:p>0.303755374403598</text:p>
              </table:table-cell>
              <table:table-cell office:value-type="float" office:value="0.30378593447462">
                <text:p>0.30378593447462</text:p>
              </table:table-cell>
              <table:table-cell office:value-type="float" office:value="0.303782735964378">
                <text:p>0.303782735964378</text:p>
              </table:table-cell>
              <table:table-cell office:value-type="float" office:value="0.303777560230206">
                <text:p>0.303777560230206</text:p>
              </table:table-cell>
              <table:table-cell office:value-type="float" office:value="0.303786162237328">
                <text:p>0.303786162237328</text:p>
              </table:table-cell>
              <table:table-cell office:value-type="float" office:value="0.303774370716374">
                <text:p>0.303774370716374</text:p>
              </table:table-cell>
              <table:table-cell office:value-type="float" office:value="0.303764538255145">
                <text:p>0.303764538255145</text:p>
              </table:table-cell>
              <table:table-cell office:value-type="float" office:value="0.30377172675773">
                <text:p>0.30377172675773</text:p>
              </table:table-cell>
              <table:table-cell office:value-type="float" office:value="0.303783389636059">
                <text:p>0.303783389636059</text:p>
              </table:table-cell>
              <table:table-cell office:value-type="float" office:value="0.303792046753157">
                <text:p>0.303792046753157</text:p>
              </table:table-cell>
              <table:table-cell office:value-type="float" office:value="0.303765409310853">
                <text:p>0.303765409310853</text:p>
              </table:table-cell>
              <table:table-cell office:value-type="float" office:value="0.303751379059259">
                <text:p>0.303751379059259</text:p>
              </table:table-cell>
            </table:table-row>
            <table:table-row>
              <table:table-cell office:value-type="string">
                <text:p>Potential diff</text:p>
                <draw:g>
                  <svg:desc>tfoot15.A8:tfoot15.A8</svg:desc>
                </draw:g>
              </table:table-cell>
              <table:table-cell office:value-type="float" office:value="-0.0000204878302056399">
                <text:p>-0.0000204878302056399</text:p>
                <draw:g>
                  <svg:desc>tfoot15.B8:tfoot15.ML8</svg:desc>
                </draw:g>
              </table:table-cell>
              <table:table-cell office:value-type="float" office:value="0.0000103104848713231">
                <text:p>0.0000103104848713231</text:p>
              </table:table-cell>
              <table:table-cell office:value-type="float" office:value="-0.0000567948461229761">
                <text:p>-0.0000567948461229761</text:p>
              </table:table-cell>
              <table:table-cell office:value-type="float" office:value="0.000014453667987302">
                <text:p>0.000014453667987302</text:p>
              </table:table-cell>
              <table:table-cell office:value-type="float" office:value="0.000053526995289821">
                <text:p>0.000053526995289821</text:p>
              </table:table-cell>
              <table:table-cell office:value-type="float" office:value="-0.0000117065775666059">
                <text:p>-0.0000117065775666059</text:p>
              </table:table-cell>
              <table:table-cell office:value-type="float" office:value="0.0000332804710878598">
                <text:p>0.0000332804710878598</text:p>
              </table:table-cell>
              <table:table-cell office:value-type="float" office:value="-0.00000631238675857793">
                <text:p>-0.00000631238675857793</text:p>
              </table:table-cell>
              <table:table-cell office:value-type="float" office:value="-0.0000135214427486874">
                <text:p>-0.0000135214427486874</text:p>
              </table:table-cell>
              <table:table-cell office:value-type="float" office:value="-0.0000207353513329012">
                <text:p>-0.0000207353513329012</text:p>
              </table:table-cell>
              <table:table-cell office:value-type="float" office:value="0.00000702708990019119">
                <text:p>0.00000702708990019119</text:p>
              </table:table-cell>
              <table:table-cell office:value-type="float" office:value="-0.00000869503053857468">
                <text:p>-0.00000869503053857468</text:p>
              </table:table-cell>
              <table:table-cell office:value-type="float" office:value="0.0000367906088690195">
                <text:p>0.0000367906088690195</text:p>
              </table:table-cell>
              <table:table-cell office:value-type="float" office:value="-0.0000161050210792935">
                <text:p>-0.0000161050210792935</text:p>
              </table:table-cell>
              <table:table-cell office:value-type="float" office:value="0.0000198592989511526">
                <text:p>0.0000198592989511526</text:p>
              </table:table-cell>
              <table:table-cell office:value-type="float" office:value="-0.0000304713696326342">
                <text:p>-0.0000304713696326342</text:p>
              </table:table-cell>
              <table:table-cell office:value-type="float" office:value="-0.000009299600369439">
                <text:p>-0.000009299600369439</text:p>
              </table:table-cell>
              <table:table-cell office:value-type="float" office:value="0.0000297611615703852">
                <text:p>0.0000297611615703852</text:p>
              </table:table-cell>
              <table:table-cell office:value-type="float" office:value="-0.0000231704330136973">
                <text:p>-0.0000231704330136973</text:p>
              </table:table-cell>
              <table:table-cell office:value-type="float" office:value="0.0000112410425374687">
                <text:p>0.0000112410425374687</text:p>
              </table:table-cell>
              <table:table-cell office:value-type="float" office:value="-0.00000990597599026533">
                <text:p>-0.00000990597599026533</text:p>
              </table:table-cell>
              <table:table-cell office:value-type="float" office:value="-0.00000949388588461497">
                <text:p>-0.00000949388588461497</text:p>
              </table:table-cell>
              <table:table-cell office:value-type="float" office:value="0.0000104800264683624">
                <text:p>0.0000104800264683624</text:p>
              </table:table-cell>
              <table:table-cell office:value-type="float" office:value="0.00000173277312981446">
                <text:p>0.00000173277312981446</text:p>
              </table:table-cell>
              <table:table-cell office:value-type="float" office:value="0.0000152076496429676">
                <text:p>0.0000152076496429676</text:p>
              </table:table-cell>
              <table:table-cell office:value-type="float" office:value="-0.0000177598652397748">
                <text:p>-0.0000177598652397748</text:p>
              </table:table-cell>
              <table:table-cell office:value-type="float" office:value="-0.00000228060280588194">
                <text:p>-0.00000228060280588194</text:p>
              </table:table-cell>
              <table:table-cell office:value-type="float" office:value="0.0000111235855113079">
                <text:p>0.0000111235855113079</text:p>
              </table:table-cell>
              <table:table-cell office:value-type="float" office:value="-0.0000263720085721397">
                <text:p>-0.0000263720085721397</text:p>
              </table:table-cell>
              <table:table-cell office:value-type="float" office:value="-0.000024633014821196">
                <text:p>-0.000024633014821196</text:p>
              </table:table-cell>
              <table:table-cell office:value-type="float" office:value="0.000055775222614296">
                <text:p>0.000055775222614296</text:p>
              </table:table-cell>
              <table:table-cell office:value-type="float" office:value="-0.0000221438408596342">
                <text:p>-0.0000221438408596342</text:p>
              </table:table-cell>
              <table:table-cell office:value-type="float" office:value="0.0000060346238644482">
                <text:p>0.0000060346238644482</text:p>
              </table:table-cell>
              <table:table-cell office:value-type="float" office:value="-0.0000122832245647575">
                <text:p>-0.0000122832245647575</text:p>
              </table:table-cell>
              <table:table-cell office:value-type="float" office:value="0.0000148561701057703">
                <text:p>0.0000148561701057703</text:p>
              </table:table-cell>
              <table:table-cell office:value-type="float" office:value="-0.00000182811024618257">
                <text:p>-0.00000182811024618257</text:p>
              </table:table-cell>
              <table:table-cell office:value-type="float" office:value="-0.0000150841650858879">
                <text:p>-0.0000150841650858879</text:p>
              </table:table-cell>
              <table:table-cell office:value-type="float" office:value="-0.0000168150916748377">
                <text:p>-0.0000168150916748377</text:p>
              </table:table-cell>
              <table:table-cell office:value-type="float" office:value="0.0000504278491888499">
                <text:p>0.0000504278491888499</text:p>
              </table:table-cell>
              <table:table-cell office:value-type="float" office:value="-0.0000169484675414111">
                <text:p>-0.0000169484675414111</text:p>
              </table:table-cell>
              <table:table-cell office:value-type="float" office:value="-0.0000127864636003672">
                <text:p>-0.0000127864636003672</text:p>
              </table:table-cell>
              <table:table-cell office:value-type="float" office:value="0.0000198910815752962">
                <text:p>0.0000198910815752962</text:p>
              </table:table-cell>
              <table:table-cell office:value-type="float" office:value="-0.00000705404464723669">
                <text:p>-0.00000705404464723669</text:p>
              </table:table-cell>
              <table:table-cell office:value-type="float" office:value="-0.00000387362569759242">
                <text:p>-0.00000387362569759242</text:p>
              </table:table-cell>
              <table:table-cell office:value-type="float" office:value="0.0000393921429218125">
                <text:p>0.0000393921429218125</text:p>
              </table:table-cell>
              <table:table-cell office:value-type="float" office:value="-0.000029313023868216">
                <text:p>-0.000029313023868216</text:p>
              </table:table-cell>
              <table:table-cell office:value-type="float" office:value="-0.0000128349101493064">
                <text:p>-0.0000128349101493064</text:p>
              </table:table-cell>
              <table:table-cell office:value-type="float" office:value="0.0000261618793498397">
                <text:p>0.0000261618793498397</text:p>
              </table:table-cell>
              <table:table-cell office:value-type="float" office:value="-0.0000224834795997109">
                <text:p>-0.0000224834795997109</text:p>
              </table:table-cell>
              <table:table-cell office:value-type="float" office:value="0.000023007158190369">
                <text:p>0.000023007158190369</text:p>
              </table:table-cell>
              <table:table-cell office:value-type="float" office:value="-0.0000270342347527541">
                <text:p>-0.0000270342347527541</text:p>
              </table:table-cell>
              <table:table-cell office:value-type="float" office:value="0.00000162226667604903">
                <text:p>0.00000162226667604903</text:p>
              </table:table-cell>
              <table:table-cell office:value-type="float" office:value="-0.00000885417827134472">
                <text:p>-0.00000885417827134472</text:p>
              </table:table-cell>
              <table:table-cell office:value-type="float" office:value="0.000052530060527356">
                <text:p>0.000052530060527356</text:p>
              </table:table-cell>
              <table:table-cell office:value-type="float" office:value="-0.000076419992311838">
                <text:p>-0.000076419992311838</text:p>
              </table:table-cell>
              <table:table-cell office:value-type="float" office:value="0.0000335195536159127">
                <text:p>0.0000335195536159127</text:p>
              </table:table-cell>
              <table:table-cell office:value-type="float" office:value="0.00000733014217713102">
                <text:p>0.00000733014217713102</text:p>
              </table:table-cell>
              <table:table-cell office:value-type="float" office:value="0.0000731545010089762">
                <text:p>0.0000731545010089762</text:p>
              </table:table-cell>
              <table:table-cell office:value-type="float" office:value="-0.000110531115635581">
                <text:p>-0.000110531115635581</text:p>
              </table:table-cell>
              <table:table-cell office:value-type="float" office:value="0.0000327168679029599">
                <text:p>0.0000327168679029599</text:p>
              </table:table-cell>
              <table:table-cell office:value-type="float" office:value="0.0000117552032526391">
                <text:p>0.0000117552032526391</text:p>
              </table:table-cell>
              <table:table-cell office:value-type="float" office:value="-0.0000276643975975488">
                <text:p>-0.0000276643975975488</text:p>
              </table:table-cell>
              <table:table-cell office:value-type="float" office:value="0.0000337513427523528">
                <text:p>0.0000337513427523528</text:p>
              </table:table-cell>
              <table:table-cell office:value-type="float" office:value="-0.0000233592893181811">
                <text:p>-0.0000233592893181811</text:p>
              </table:table-cell>
              <table:table-cell office:value-type="float" office:value="-0.000013598536484527">
                <text:p>-0.000013598536484527</text:p>
              </table:table-cell>
              <table:table-cell office:value-type="float" office:value="0.00000903729136675358">
                <text:p>0.00000903729136675358</text:p>
              </table:table-cell>
              <table:table-cell office:value-type="float" office:value="-0.0000163515557857763">
                <text:p>-0.0000163515557857763</text:p>
              </table:table-cell>
              <table:table-cell office:value-type="float" office:value="0.0000519301597895483">
                <text:p>0.0000519301597895483</text:p>
              </table:table-cell>
              <table:table-cell office:value-type="float" office:value="-0.0000179203998818545">
                <text:p>-0.0000179203998818545</text:p>
              </table:table-cell>
              <table:table-cell office:value-type="float" office:value="-0.000223253065258999">
                <text:p>-0.000223253065258999</text:p>
              </table:table-cell>
              <table:table-cell office:value-type="float" office:value="-0.000178498587324716">
                <text:p>-0.000178498587324716</text:p>
              </table:table-cell>
              <table:table-cell office:value-type="float" office:value="-0.000457815152663521">
                <text:p>-0.000457815152663521</text:p>
              </table:table-cell>
              <table:table-cell office:value-type="float" office:value="-0.0010367153264228">
                <text:p>-0.0010367153264228</text:p>
              </table:table-cell>
              <table:table-cell office:value-type="float" office:value="-0.00127975194989777">
                <text:p>-0.00127975194989777</text:p>
              </table:table-cell>
              <table:table-cell office:value-type="float" office:value="-0.000500229082538328">
                <text:p>-0.000500229082538328</text:p>
              </table:table-cell>
              <table:table-cell office:value-type="float" office:value="-0.0000527633446394948">
                <text:p>-0.0000527633446394948</text:p>
              </table:table-cell>
              <table:table-cell office:value-type="float" office:value="0.0000458973377824301">
                <text:p>0.0000458973377824301</text:p>
              </table:table-cell>
              <table:table-cell office:value-type="float" office:value="0.000282704297973113">
                <text:p>0.000282704297973113</text:p>
              </table:table-cell>
              <table:table-cell office:value-type="float" office:value="-0.000466149468095978">
                <text:p>-0.000466149468095978</text:p>
              </table:table-cell>
              <table:table-cell office:value-type="float" office:value="-0.00156298987865405">
                <text:p>-0.00156298987865405</text:p>
              </table:table-cell>
              <table:table-cell office:value-type="float" office:value="0.0202410277214024">
                <text:p>0.0202410277214024</text:p>
              </table:table-cell>
              <table:table-cell office:value-type="float" office:value="0.00500220002096768">
                <text:p>0.00500220002096768</text:p>
              </table:table-cell>
              <table:table-cell office:value-type="float" office:value="0.0201272327054313">
                <text:p>0.0201272327054313</text:p>
              </table:table-cell>
              <table:table-cell office:value-type="float" office:value="-0.000158631899480566">
                <text:p>-0.000158631899480566</text:p>
              </table:table-cell>
              <table:table-cell office:value-type="float" office:value="-0.00101678152309992">
                <text:p>-0.00101678152309992</text:p>
              </table:table-cell>
              <table:table-cell office:value-type="float" office:value="0.00102563119068028">
                <text:p>0.00102563119068028</text:p>
              </table:table-cell>
              <table:table-cell office:value-type="float" office:value="0.00116449960608911">
                <text:p>0.00116449960608911</text:p>
              </table:table-cell>
              <table:table-cell office:value-type="float" office:value="-0.00344365783570977">
                <text:p>-0.00344365783570977</text:p>
              </table:table-cell>
              <table:table-cell office:value-type="float" office:value="-0.00764945755797603">
                <text:p>-0.00764945755797603</text:p>
              </table:table-cell>
              <table:table-cell office:value-type="float" office:value="-0.0280738630459393">
                <text:p>-0.0280738630459393</text:p>
              </table:table-cell>
              <table:table-cell office:value-type="float" office:value="-0.00309298185964257">
                <text:p>-0.00309298185964257</text:p>
              </table:table-cell>
              <table:table-cell office:value-type="float" office:value="-0.000694934562659511">
                <text:p>-0.000694934562659511</text:p>
              </table:table-cell>
              <table:table-cell office:value-type="float" office:value="0.000663916497371852">
                <text:p>0.000663916497371852</text:p>
              </table:table-cell>
              <table:table-cell office:value-type="float" office:value="-0.0027823853528231">
                <text:p>-0.0027823853528231</text:p>
              </table:table-cell>
              <table:table-cell office:value-type="float" office:value="-0.00109312660442806">
                <text:p>-0.00109312660442806</text:p>
              </table:table-cell>
              <table:table-cell office:value-type="float" office:value="0.000726577532927097">
                <text:p>0.000726577532927097</text:p>
              </table:table-cell>
              <table:table-cell office:value-type="float" office:value="0.0000350785507146623">
                <text:p>0.0000350785507146623</text:p>
              </table:table-cell>
              <table:table-cell office:value-type="float" office:value="-0.00244821176569715">
                <text:p>-0.00244821176569715</text:p>
              </table:table-cell>
              <table:table-cell office:value-type="float" office:value="-0.000435539096745485">
                <text:p>-0.000435539096745485</text:p>
              </table:table-cell>
              <table:table-cell office:value-type="float" office:value="0.000211205933093261">
                <text:p>0.000211205933093261</text:p>
              </table:table-cell>
              <table:table-cell office:value-type="float" office:value="0.0403851454831701">
                <text:p>0.0403851454831701</text:p>
              </table:table-cell>
              <table:table-cell office:value-type="float" office:value="-0.00129713985998392">
                <text:p>-0.00129713985998392</text:p>
              </table:table-cell>
              <table:table-cell office:value-type="float" office:value="-0.0015646110652322">
                <text:p>-0.0015646110652322</text:p>
              </table:table-cell>
              <table:table-cell office:value-type="float" office:value="-0.00508326095881662">
                <text:p>-0.00508326095881662</text:p>
              </table:table-cell>
              <table:table-cell office:value-type="float" office:value="-0.00413658841864673">
                <text:p>-0.00413658841864673</text:p>
              </table:table-cell>
              <table:table-cell office:value-type="float" office:value="-0.00202654615390174">
                <text:p>-0.00202654615390174</text:p>
              </table:table-cell>
              <table:table-cell office:value-type="float" office:value="-0.00379750605059181">
                <text:p>-0.00379750605059181</text:p>
              </table:table-cell>
              <table:table-cell office:value-type="float" office:value="-0.0142507844527867">
                <text:p>-0.0142507844527867</text:p>
              </table:table-cell>
              <table:table-cell office:value-type="float" office:value="0.000791347691217137">
                <text:p>0.000791347691217137</text:p>
              </table:table-cell>
              <table:table-cell office:value-type="float" office:value="-0.000168843707206101">
                <text:p>-0.000168843707206101</text:p>
              </table:table-cell>
              <table:table-cell office:value-type="float" office:value="-0.00120767661903881">
                <text:p>-0.00120767661903881</text:p>
              </table:table-cell>
              <table:table-cell office:value-type="float" office:value="-0.00123925460642899">
                <text:p>-0.00123925460642899</text:p>
              </table:table-cell>
              <table:table-cell office:value-type="float" office:value="-0.000205745149627568">
                <text:p>-0.000205745149627568</text:p>
              </table:table-cell>
              <table:table-cell office:value-type="float" office:value="0.000736896852326585">
                <text:p>0.000736896852326585</text:p>
              </table:table-cell>
              <table:table-cell office:value-type="float" office:value="0.000235423346857166">
                <text:p>0.000235423346857166</text:p>
              </table:table-cell>
              <table:table-cell office:value-type="float" office:value="-0.0000636597344863543">
                <text:p>-0.0000636597344863543</text:p>
              </table:table-cell>
              <table:table-cell office:value-type="float" office:value="-0.00134545744152059">
                <text:p>-0.00134545744152059</text:p>
              </table:table-cell>
              <table:table-cell office:value-type="float" office:value="-0.00458876489470817">
                <text:p>-0.00458876489470817</text:p>
              </table:table-cell>
              <table:table-cell office:value-type="float" office:value="-0.000515979886313078">
                <text:p>-0.000515979886313078</text:p>
              </table:table-cell>
              <table:table-cell office:value-type="float" office:value="0.0412947392645652">
                <text:p>0.0412947392645652</text:p>
              </table:table-cell>
              <table:table-cell office:value-type="float" office:value="0.0015247995999409">
                <text:p>0.0015247995999409</text:p>
              </table:table-cell>
              <table:table-cell office:value-type="float" office:value="-0.0012546349845507">
                <text:p>-0.0012546349845507</text:p>
              </table:table-cell>
              <table:table-cell office:value-type="float" office:value="-0.00126871676671914">
                <text:p>-0.00126871676671914</text:p>
              </table:table-cell>
              <table:table-cell office:value-type="float" office:value="-0.000400178192205669">
                <text:p>-0.000400178192205669</text:p>
              </table:table-cell>
              <table:table-cell office:value-type="float" office:value="0.00271683887986524">
                <text:p>0.00271683887986524</text:p>
              </table:table-cell>
              <table:table-cell office:value-type="float" office:value="-0.000293759078434486">
                <text:p>-0.000293759078434486</text:p>
              </table:table-cell>
              <table:table-cell office:value-type="float" office:value="-0.0295703136859088">
                <text:p>-0.0295703136859088</text:p>
              </table:table-cell>
              <table:table-cell office:value-type="float" office:value="-0.00427719434124896">
                <text:p>-0.00427719434124896</text:p>
              </table:table-cell>
              <table:table-cell office:value-type="float" office:value="-0.000700194692390022">
                <text:p>-0.000700194692390022</text:p>
              </table:table-cell>
              <table:table-cell office:value-type="float" office:value="0.000530504590217362">
                <text:p>0.000530504590217362</text:p>
              </table:table-cell>
              <table:table-cell office:value-type="float" office:value="0.000137030813868733">
                <text:p>0.000137030813868733</text:p>
              </table:table-cell>
              <table:table-cell office:value-type="float" office:value="-0.0000184915246215223">
                <text:p>-0.0000184915246215223</text:p>
              </table:table-cell>
              <table:table-cell office:value-type="float" office:value="-0.00172647600685499">
                <text:p>-0.00172647600685499</text:p>
              </table:table-cell>
              <table:table-cell office:value-type="float" office:value="-0.000968358746655351">
                <text:p>-0.000968358746655351</text:p>
              </table:table-cell>
              <table:table-cell office:value-type="float" office:value="-0.00269273791137081">
                <text:p>-0.00269273791137081</text:p>
              </table:table-cell>
              <table:table-cell office:value-type="float" office:value="-0.00333094600704709">
                <text:p>-0.00333094600704709</text:p>
              </table:table-cell>
              <table:table-cell office:value-type="float" office:value="0.00177412000090588">
                <text:p>0.00177412000090588</text:p>
              </table:table-cell>
              <table:table-cell office:value-type="float" office:value="0.0386871200356036">
                <text:p>0.0386871200356036</text:p>
              </table:table-cell>
              <table:table-cell office:value-type="float" office:value="-0.00209606979345262">
                <text:p>-0.00209606979345262</text:p>
              </table:table-cell>
              <table:table-cell office:value-type="float" office:value="-0.00504807612212432">
                <text:p>-0.00504807612212432</text:p>
              </table:table-cell>
              <table:table-cell office:value-type="float" office:value="-0.00950765045878543">
                <text:p>-0.00950765045878543</text:p>
              </table:table-cell>
              <table:table-cell office:value-type="float" office:value="-0.001701868294051">
                <text:p>-0.001701868294051</text:p>
              </table:table-cell>
              <table:table-cell office:value-type="float" office:value="-0.00243845984084595">
                <text:p>-0.00243845984084595</text:p>
              </table:table-cell>
              <table:table-cell office:value-type="float" office:value="-0.00256876087749297">
                <text:p>-0.00256876087749297</text:p>
              </table:table-cell>
              <table:table-cell office:value-type="float" office:value="-0.0116880485242623">
                <text:p>-0.0116880485242623</text:p>
              </table:table-cell>
              <table:table-cell office:value-type="float" office:value="0.00103096810970527">
                <text:p>0.00103096810970527</text:p>
              </table:table-cell>
              <table:table-cell office:value-type="float" office:value="0.00326045884821252">
                <text:p>0.00326045884821252</text:p>
              </table:table-cell>
              <table:table-cell office:value-type="float" office:value="0.00114778337495408">
                <text:p>0.00114778337495408</text:p>
              </table:table-cell>
              <table:table-cell office:value-type="float" office:value="-0.000117008857818623">
                <text:p>-0.000117008857818623</text:p>
              </table:table-cell>
              <table:table-cell office:value-type="float" office:value="-0.00217236419591149">
                <text:p>-0.00217236419591149</text:p>
              </table:table-cell>
              <table:table-cell office:value-type="float" office:value="0.0000356100836077511">
                <text:p>0.0000356100836077511</text:p>
              </table:table-cell>
              <table:table-cell office:value-type="float" office:value="0.00107484944762071">
                <text:p>0.00107484944762071</text:p>
              </table:table-cell>
              <table:table-cell office:value-type="float" office:value="-0.000416112232699106">
                <text:p>-0.000416112232699106</text:p>
              </table:table-cell>
              <table:table-cell office:value-type="float" office:value="-0.00213586491049594">
                <text:p>-0.00213586491049594</text:p>
              </table:table-cell>
              <table:table-cell office:value-type="float" office:value="-0.00193122503759968">
                <text:p>-0.00193122503759968</text:p>
              </table:table-cell>
              <table:table-cell office:value-type="float" office:value="-0.00241649484291279">
                <text:p>-0.00241649484291279</text:p>
              </table:table-cell>
              <table:table-cell office:value-type="float" office:value="0.0304490529443552">
                <text:p>0.0304490529443552</text:p>
              </table:table-cell>
              <table:table-cell office:value-type="float" office:value="0.00516236606970766">
                <text:p>0.00516236606970766</text:p>
              </table:table-cell>
              <table:table-cell office:value-type="float" office:value="0.0035997966422911">
                <text:p>0.0035997966422911</text:p>
              </table:table-cell>
              <table:table-cell office:value-type="float" office:value="0.0067218752000815">
                <text:p>0.0067218752000815</text:p>
              </table:table-cell>
              <table:table-cell office:value-type="float" office:value="-0.000707976280436562">
                <text:p>-0.000707976280436562</text:p>
              </table:table-cell>
              <table:table-cell office:value-type="float" office:value="0.00216353592758689">
                <text:p>0.00216353592758689</text:p>
              </table:table-cell>
              <table:table-cell office:value-type="float" office:value="0.000744146526391043">
                <text:p>0.000744146526391043</text:p>
              </table:table-cell>
              <table:table-cell office:value-type="float" office:value="-0.0431603566054871">
                <text:p>-0.0431603566054871</text:p>
              </table:table-cell>
              <table:table-cell office:value-type="float" office:value="-0.00133726635752296">
                <text:p>-0.00133726635752296</text:p>
              </table:table-cell>
              <table:table-cell office:value-type="float" office:value="-0.00236511335120082">
                <text:p>-0.00236511335120082</text:p>
              </table:table-cell>
              <table:table-cell office:value-type="float" office:value="-0.00540212527899609">
                <text:p>-0.00540212527899609</text:p>
              </table:table-cell>
              <table:table-cell office:value-type="float" office:value="0.0376635425489249">
                <text:p>0.0376635425489249</text:p>
              </table:table-cell>
              <table:table-cell office:value-type="float" office:value="-0.00173809978989659">
                <text:p>-0.00173809978989659</text:p>
              </table:table-cell>
              <table:table-cell office:value-type="float" office:value="-0.00939147789319728">
                <text:p>-0.00939147789319728</text:p>
              </table:table-cell>
              <table:table-cell office:value-type="float" office:value="-0.00576009767181884">
                <text:p>-0.00576009767181884</text:p>
              </table:table-cell>
              <table:table-cell office:value-type="float" office:value="-0.00271131995122725">
                <text:p>-0.00271131995122725</text:p>
              </table:table-cell>
              <table:table-cell office:value-type="float" office:value="-0.00564739524796881">
                <text:p>-0.00564739524796881</text:p>
              </table:table-cell>
              <table:table-cell office:value-type="float" office:value="-0.00479025459225102">
                <text:p>-0.00479025459225102</text:p>
              </table:table-cell>
              <table:table-cell office:value-type="float" office:value="0.0046361152865334">
                <text:p>0.0046361152865334</text:p>
              </table:table-cell>
              <table:table-cell office:value-type="float" office:value="-0.0013243660018859">
                <text:p>-0.0013243660018859</text:p>
              </table:table-cell>
              <table:table-cell office:value-type="float" office:value="-0.000692658425276937">
                <text:p>-0.000692658425276937</text:p>
              </table:table-cell>
              <table:table-cell office:value-type="float" office:value="0.00103005001500156">
                <text:p>0.00103005001500156</text:p>
              </table:table-cell>
              <table:table-cell office:value-type="float" office:value="-0.00273734221184757">
                <text:p>-0.00273734221184757</text:p>
              </table:table-cell>
              <table:table-cell office:value-type="float" office:value="0.0256860275099511">
                <text:p>0.0256860275099511</text:p>
              </table:table-cell>
              <table:table-cell office:value-type="float" office:value="0.00667818280755966">
                <text:p>0.00667818280755966</text:p>
              </table:table-cell>
              <table:table-cell office:value-type="float" office:value="-0.0320717880261844">
                <text:p>-0.0320717880261844</text:p>
              </table:table-cell>
              <table:table-cell office:value-type="float" office:value="-0.00308309374275956">
                <text:p>-0.00308309374275956</text:p>
              </table:table-cell>
              <table:table-cell office:value-type="float" office:value="-0.000960958835601933">
                <text:p>-0.000960958835601933</text:p>
              </table:table-cell>
              <table:table-cell office:value-type="float" office:value="0.0210518596150108">
                <text:p>0.0210518596150108</text:p>
              </table:table-cell>
              <table:table-cell office:value-type="float" office:value="-0.0115422530529684">
                <text:p>-0.0115422530529684</text:p>
              </table:table-cell>
              <table:table-cell office:value-type="float" office:value="-0.0111302817449606">
                <text:p>-0.0111302817449606</text:p>
              </table:table-cell>
              <table:table-cell office:value-type="float" office:value="-0.00434237141040023">
                <text:p>-0.00434237141040023</text:p>
              </table:table-cell>
              <table:table-cell office:value-type="float" office:value="0.00129882779350105">
                <text:p>0.00129882779350105</text:p>
              </table:table-cell>
              <table:table-cell office:value-type="float" office:value="0.0093989849731364">
                <text:p>0.0093989849731364</text:p>
              </table:table-cell>
              <table:table-cell office:value-type="float" office:value="0.00235352824277807">
                <text:p>0.00235352824277807</text:p>
              </table:table-cell>
              <table:table-cell office:value-type="float" office:value="-0.000666329036232982">
                <text:p>-0.000666329036232982</text:p>
              </table:table-cell>
              <table:table-cell office:value-type="float" office:value="-0.000247272535042642">
                <text:p>-0.000247272535042642</text:p>
              </table:table-cell>
              <table:table-cell office:value-type="float" office:value="-0.000651074633001569">
                <text:p>-0.000651074633001569</text:p>
              </table:table-cell>
              <table:table-cell office:value-type="float" office:value="-0.00147292661687293">
                <text:p>-0.00147292661687293</text:p>
              </table:table-cell>
              <table:table-cell office:value-type="float" office:value="-0.0000629247913672137">
                <text:p>-0.0000629247913672137</text:p>
              </table:table-cell>
              <table:table-cell office:value-type="float" office:value="-0.00151563848207448">
                <text:p>-0.00151563848207448</text:p>
              </table:table-cell>
              <table:table-cell office:value-type="float" office:value="0.00391596902260394">
                <text:p>0.00391596902260394</text:p>
              </table:table-cell>
              <table:table-cell office:value-type="float" office:value="0.00654580287007667">
                <text:p>0.00654580287007667</text:p>
              </table:table-cell>
              <table:table-cell office:value-type="float" office:value="0.00901589395668673">
                <text:p>0.00901589395668673</text:p>
              </table:table-cell>
              <table:table-cell office:value-type="float" office:value="0.0111417672960183">
                <text:p>0.0111417672960183</text:p>
              </table:table-cell>
              <table:table-cell office:value-type="float" office:value="0.00738703572461158">
                <text:p>0.00738703572461158</text:p>
              </table:table-cell>
              <table:table-cell office:value-type="float" office:value="0.00427767989010369">
                <text:p>0.00427767989010369</text:p>
              </table:table-cell>
              <table:table-cell office:value-type="float" office:value="-0.00156757413992165">
                <text:p>-0.00156757413992165</text:p>
              </table:table-cell>
              <table:table-cell office:value-type="float" office:value="0.0000537055000235376">
                <text:p>0.0000537055000235376</text:p>
              </table:table-cell>
              <table:table-cell office:value-type="float" office:value="0.00126142328164508">
                <text:p>0.00126142328164508</text:p>
              </table:table-cell>
              <table:table-cell office:value-type="float" office:value="0.000880469029079567">
                <text:p>0.000880469029079567</text:p>
              </table:table-cell>
              <table:table-cell office:value-type="float" office:value="-0.00481788628721519">
                <text:p>-0.00481788628721519</text:p>
              </table:table-cell>
              <table:table-cell office:value-type="float" office:value="-0.0367346279261132">
                <text:p>-0.0367346279261132</text:p>
              </table:table-cell>
              <table:table-cell office:value-type="float" office:value="-0.00360172836462497">
                <text:p>-0.00360172836462497</text:p>
              </table:table-cell>
              <table:table-cell office:value-type="float" office:value="-0.00188521690673954">
                <text:p>-0.00188521690673954</text:p>
              </table:table-cell>
              <table:table-cell office:value-type="float" office:value="-0.000938372719355818">
                <text:p>-0.000938372719355818</text:p>
              </table:table-cell>
              <table:table-cell office:value-type="float" office:value="-0.00047845494725457">
                <text:p>-0.00047845494725457</text:p>
              </table:table-cell>
              <table:table-cell office:value-type="float" office:value="-0.00303705502342305">
                <text:p>-0.00303705502342305</text:p>
              </table:table-cell>
              <table:table-cell office:value-type="float" office:value="-0.00325472813034838">
                <text:p>-0.00325472813034838</text:p>
              </table:table-cell>
              <table:table-cell office:value-type="float" office:value="-0.000670493627426994">
                <text:p>-0.000670493627426994</text:p>
              </table:table-cell>
              <table:table-cell office:value-type="float" office:value="0.000185314999284203">
                <text:p>0.000185314999284203</text:p>
              </table:table-cell>
              <table:table-cell office:value-type="float" office:value="-0.00024356117402835">
                <text:p>-0.00024356117402835</text:p>
              </table:table-cell>
              <table:table-cell office:value-type="float" office:value="0.0326773416045424">
                <text:p>0.0326773416045424</text:p>
              </table:table-cell>
              <table:table-cell office:value-type="float" office:value="-0.00267256269122068">
                <text:p>-0.00267256269122068</text:p>
              </table:table-cell>
              <table:table-cell office:value-type="float" office:value="-0.00697801324075203">
                <text:p>-0.00697801324075203</text:p>
              </table:table-cell>
              <table:table-cell office:value-type="float" office:value="-0.00815815229180827">
                <text:p>-0.00815815229180827</text:p>
              </table:table-cell>
              <table:table-cell office:value-type="float" office:value="-0.00260025144768589">
                <text:p>-0.00260025144768589</text:p>
              </table:table-cell>
              <table:table-cell office:value-type="float" office:value="-0.00351026028442847">
                <text:p>-0.00351026028442847</text:p>
              </table:table-cell>
              <table:table-cell office:value-type="float" office:value="-0.00229578383505979">
                <text:p>-0.00229578383505979</text:p>
              </table:table-cell>
              <table:table-cell office:value-type="float" office:value="0.00558576744787914">
                <text:p>0.00558576744787914</text:p>
              </table:table-cell>
              <table:table-cell office:value-type="float" office:value="0.00366740430420309">
                <text:p>0.00366740430420309</text:p>
              </table:table-cell>
              <table:table-cell office:value-type="float" office:value="-0.0011980847102589">
                <text:p>-0.0011980847102589</text:p>
              </table:table-cell>
              <table:table-cell office:value-type="float" office:value="-0.00131362358842557">
                <text:p>-0.00131362358842557</text:p>
              </table:table-cell>
              <table:table-cell office:value-type="float" office:value="0.000552254062453905">
                <text:p>0.000552254062453905</text:p>
              </table:table-cell>
              <table:table-cell office:value-type="float" office:value="-0.00330304792334751">
                <text:p>-0.00330304792334751</text:p>
              </table:table-cell>
              <table:table-cell office:value-type="float" office:value="-0.00193796867435692">
                <text:p>-0.00193796867435692</text:p>
              </table:table-cell>
              <table:table-cell office:value-type="float" office:value="0.00156540277716677">
                <text:p>0.00156540277716677</text:p>
              </table:table-cell>
              <table:table-cell office:value-type="float" office:value="0.00840300228120672">
                <text:p>0.00840300228120672</text:p>
              </table:table-cell>
              <table:table-cell office:value-type="float" office:value="0.0113482979518161">
                <text:p>0.0113482979518161</text:p>
              </table:table-cell>
              <table:table-cell office:value-type="float" office:value="0.0131414021831878">
                <text:p>0.0131414021831878</text:p>
              </table:table-cell>
              <table:table-cell office:value-type="float" office:value="0.00582110514998879">
                <text:p>0.00582110514998879</text:p>
              </table:table-cell>
              <table:table-cell office:value-type="float" office:value="0.00102579968191219">
                <text:p>0.00102579968191219</text:p>
              </table:table-cell>
              <table:table-cell office:value-type="float" office:value="-0.00083930587172254">
                <text:p>-0.00083930587172254</text:p>
              </table:table-cell>
              <table:table-cell office:value-type="float" office:value="-0.00113829720833669">
                <text:p>-0.00113829720833669</text:p>
              </table:table-cell>
              <table:table-cell office:value-type="float" office:value="0.0000604871333804713">
                <text:p>0.0000604871333804713</text:p>
              </table:table-cell>
              <table:table-cell office:value-type="float" office:value="0.00122250837008886">
                <text:p>0.00122250837008886</text:p>
              </table:table-cell>
              <table:table-cell office:value-type="float" office:value="0.000350490829170713">
                <text:p>0.000350490829170713</text:p>
              </table:table-cell>
              <table:table-cell office:value-type="float" office:value="-0.00471883168492521">
                <text:p>-0.00471883168492521</text:p>
              </table:table-cell>
              <table:table-cell office:value-type="float" office:value="-0.00399804739187115">
                <text:p>-0.00399804739187115</text:p>
              </table:table-cell>
              <table:table-cell office:value-type="float" office:value="-0.022035469293786">
                <text:p>-0.022035469293786</text:p>
              </table:table-cell>
              <table:table-cell office:value-type="float" office:value="-0.00435157670022796">
                <text:p>-0.00435157670022796</text:p>
              </table:table-cell>
              <table:table-cell office:value-type="float" office:value="-0.00168980074553649">
                <text:p>-0.00168980074553649</text:p>
              </table:table-cell>
              <table:table-cell office:value-type="float" office:value="-0.000564520381272138">
                <text:p>-0.000564520381272138</text:p>
              </table:table-cell>
              <table:table-cell office:value-type="float" office:value="-0.000297178147619481">
                <text:p>-0.000297178147619481</text:p>
              </table:table-cell>
              <table:table-cell office:value-type="float" office:value="-0.00171288955136639">
                <text:p>-0.00171288955136639</text:p>
              </table:table-cell>
              <table:table-cell office:value-type="float" office:value="-0.00133845182517328">
                <text:p>-0.00133845182517328</text:p>
              </table:table-cell>
              <table:table-cell office:value-type="float" office:value="-0.00292298037993666">
                <text:p>-0.00292298037993666</text:p>
              </table:table-cell>
              <table:table-cell office:value-type="float" office:value="-0.00120662780733544">
                <text:p>-0.00120662780733544</text:p>
              </table:table-cell>
              <table:table-cell office:value-type="float" office:value="-0.000855236516577151">
                <text:p>-0.000855236516577151</text:p>
              </table:table-cell>
              <table:table-cell office:value-type="float" office:value="0.0000567001262540279">
                <text:p>0.0000567001262540279</text:p>
              </table:table-cell>
              <table:table-cell office:value-type="float" office:value="-0.00029472707647038">
                <text:p>-0.00029472707647038</text:p>
              </table:table-cell>
              <table:table-cell office:value-type="float" office:value="-0.00106865423850805">
                <text:p>-0.00106865423850805</text:p>
              </table:table-cell>
              <table:table-cell office:value-type="float" office:value="0.040782883664067">
                <text:p>0.040782883664067</text:p>
              </table:table-cell>
              <table:table-cell office:value-type="float" office:value="-0.00438914520186379">
                <text:p>-0.00438914520186379</text:p>
              </table:table-cell>
              <table:table-cell office:value-type="float" office:value="-0.00455703749564246">
                <text:p>-0.00455703749564246</text:p>
              </table:table-cell>
              <table:table-cell office:value-type="float" office:value="-0.00444950358114021">
                <text:p>-0.00444950358114021</text:p>
              </table:table-cell>
              <table:table-cell office:value-type="float" office:value="-0.00222817526570929">
                <text:p>-0.00222817526570929</text:p>
              </table:table-cell>
              <table:table-cell office:value-type="float" office:value="-0.00300087141012073">
                <text:p>-0.00300087141012073</text:p>
              </table:table-cell>
              <table:table-cell office:value-type="float" office:value="-0.00423511292609974">
                <text:p>-0.00423511292609974</text:p>
              </table:table-cell>
              <table:table-cell office:value-type="float" office:value="-0.00722315180337441">
                <text:p>-0.00722315180337441</text:p>
              </table:table-cell>
              <table:table-cell office:value-type="float" office:value="0.00216389939571432">
                <text:p>0.00216389939571432</text:p>
              </table:table-cell>
              <table:table-cell office:value-type="float" office:value="-0.0015516614005906">
                <text:p>-0.0015516614005906</text:p>
              </table:table-cell>
              <table:table-cell office:value-type="float" office:value="-0.00100911310170698">
                <text:p>-0.00100911310170698</text:p>
              </table:table-cell>
              <table:table-cell office:value-type="float" office:value="0.00133968974379778">
                <text:p>0.00133968974379778</text:p>
              </table:table-cell>
              <table:table-cell office:value-type="float" office:value="-0.00138200763547036">
                <text:p>-0.00138200763547036</text:p>
              </table:table-cell>
              <table:table-cell office:value-type="float" office:value="-0.00564761731938857">
                <text:p>-0.00564761731938857</text:p>
              </table:table-cell>
              <table:table-cell office:value-type="float" office:value="0.000432751179770485">
                <text:p>0.000432751179770485</text:p>
              </table:table-cell>
              <table:table-cell office:value-type="float" office:value="0.00176701675522939">
                <text:p>0.00176701675522939</text:p>
              </table:table-cell>
              <table:table-cell office:value-type="float" office:value="0.000715256170677692">
                <text:p>0.000715256170677692</text:p>
              </table:table-cell>
              <table:table-cell office:value-type="float" office:value="0.0000741337254064334">
                <text:p>0.0000741337254064334</text:p>
              </table:table-cell>
              <table:table-cell office:value-type="float" office:value="-0.0010391905612811">
                <text:p>-0.0010391905612811</text:p>
              </table:table-cell>
              <table:table-cell office:value-type="float" office:value="-0.000841228104276226">
                <text:p>-0.000841228104276226</text:p>
              </table:table-cell>
              <table:table-cell office:value-type="float" office:value="-0.000504216028072158">
                <text:p>-0.000504216028072158</text:p>
              </table:table-cell>
              <table:table-cell office:value-type="float" office:value="0.00118642642683048">
                <text:p>0.00118642642683048</text:p>
              </table:table-cell>
              <table:table-cell office:value-type="float" office:value="-0.000225842531359599">
                <text:p>-0.000225842531359599</text:p>
              </table:table-cell>
              <table:table-cell office:value-type="float" office:value="-0.000294083029286463">
                <text:p>-0.000294083029286463</text:p>
              </table:table-cell>
              <table:table-cell office:value-type="float" office:value="0.00024785752152745">
                <text:p>0.00024785752152745</text:p>
              </table:table-cell>
              <table:table-cell office:value-type="float" office:value="-0.0000938898963517842">
                <text:p>-0.0000938898963517842</text:p>
              </table:table-cell>
              <table:table-cell office:value-type="float" office:value="-0.0000767515311140277">
                <text:p>-0.0000767515311140277</text:p>
              </table:table-cell>
              <table:table-cell office:value-type="float" office:value="-0.000150391902006553">
                <text:p>-0.000150391902006553</text:p>
              </table:table-cell>
              <table:table-cell office:value-type="float" office:value="-0.000100448264037656">
                <text:p>-0.000100448264037656</text:p>
              </table:table-cell>
              <table:table-cell office:value-type="float" office:value="-0.0000187283996119225">
                <text:p>-0.0000187283996119225</text:p>
              </table:table-cell>
              <table:table-cell office:value-type="float" office:value="0.0000587762596561126">
                <text:p>0.0000587762596561126</text:p>
              </table:table-cell>
              <table:table-cell office:value-type="float" office:value="0.0000367015076175314">
                <text:p>0.0000367015076175314</text:p>
              </table:table-cell>
              <table:table-cell office:value-type="float" office:value="-0.0000264620854051323">
                <text:p>-0.0000264620854051323</text:p>
              </table:table-cell>
              <table:table-cell office:value-type="float" office:value="-0.0000440734613266214">
                <text:p>-0.0000440734613266214</text:p>
              </table:table-cell>
              <table:table-cell office:value-type="float" office:value="0.00000865931249266483">
                <text:p>0.00000865931249266483</text:p>
              </table:table-cell>
              <table:table-cell office:value-type="float" office:value="0.00000629970617926912">
                <text:p>0.00000629970617926912</text:p>
              </table:table-cell>
              <table:table-cell office:value-type="float" office:value="-0.0000182579529743876">
                <text:p>-0.0000182579529743876</text:p>
              </table:table-cell>
              <table:table-cell office:value-type="float" office:value="0.0000102741752852076">
                <text:p>0.0000102741752852076</text:p>
              </table:table-cell>
              <table:table-cell office:value-type="float" office:value="0.0000134512581419499">
                <text:p>0.0000134512581419499</text:p>
              </table:table-cell>
              <table:table-cell office:value-type="float" office:value="-0.000029823391154149">
                <text:p>-0.000029823391154149</text:p>
              </table:table-cell>
              <table:table-cell office:value-type="float" office:value="-0.0000069821627336486">
                <text:p>-0.0000069821627336486</text:p>
              </table:table-cell>
              <table:table-cell office:value-type="float" office:value="0.0000124001288921982">
                <text:p>0.0000124001288921982</text:p>
              </table:table-cell>
              <table:table-cell office:value-type="float" office:value="0.00000402916064706771">
                <text:p>0.00000402916064706771</text:p>
              </table:table-cell>
              <table:table-cell office:value-type="float" office:value="-0.0000207151308967424">
                <text:p>-0.0000207151308967424</text:p>
              </table:table-cell>
              <table:table-cell office:value-type="float" office:value="0.00000948317012033906">
                <text:p>0.00000948317012033906</text:p>
              </table:table-cell>
              <table:table-cell office:value-type="float" office:value="-0.00000883181992533677">
                <text:p>-0.00000883181992533677</text:p>
              </table:table-cell>
              <table:table-cell office:value-type="float" office:value="0.0000242773824705722">
                <text:p>0.0000242773824705722</text:p>
              </table:table-cell>
              <table:table-cell office:value-type="float" office:value="0.000000536261895833778">
                <text:p>0.000000536261895833778</text:p>
              </table:table-cell>
              <table:table-cell office:value-type="float" office:value="-0.000031226367954329">
                <text:p>-0.000031226367954329</text:p>
              </table:table-cell>
              <table:table-cell office:value-type="float" office:value="0.0000060629229107767">
                <text:p>0.0000060629229107767</text:p>
              </table:table-cell>
              <table:table-cell office:value-type="float" office:value="0.000016103800730749">
                <text:p>0.000016103800730749</text:p>
              </table:table-cell>
              <table:table-cell office:value-type="float" office:value="-0.0000321258278179748">
                <text:p>-0.0000321258278179748</text:p>
              </table:table-cell>
              <table:table-cell office:value-type="float" office:value="0.0000296419133369308">
                <text:p>0.0000296419133369308</text:p>
              </table:table-cell>
              <table:table-cell office:value-type="float" office:value="0.00000396988041501123">
                <text:p>0.00000396988041501123</text:p>
              </table:table-cell>
              <table:table-cell office:value-type="float" office:value="-0.0000639850141242459">
                <text:p>-0.0000639850141242459</text:p>
              </table:table-cell>
              <table:table-cell office:value-type="float" office:value="0.0000417212800533084">
                <text:p>0.0000417212800533084</text:p>
              </table:table-cell>
              <table:table-cell office:value-type="float" office:value="-0.00000908245522363016">
                <text:p>-0.00000908245522363016</text:p>
              </table:table-cell>
              <table:table-cell office:value-type="float" office:value="-0.00000974738589809565">
                <text:p>-0.00000974738589809565</text:p>
              </table:table-cell>
              <table:table-cell office:value-type="float" office:value="0.00000322957786147438">
                <text:p>0.00000322957786147438</text:p>
              </table:table-cell>
              <table:table-cell office:value-type="float" office:value="0.00000167874776019206">
                <text:p>0.00000167874776019206</text:p>
              </table:table-cell>
              <table:table-cell office:value-type="float" office:value="0.000000466436977542006">
                <text:p>0.000000466436977542006</text:p>
              </table:table-cell>
              <table:table-cell office:value-type="float" office:value="0.0000117813939525813">
                <text:p>0.0000117813939525813</text:p>
              </table:table-cell>
              <table:table-cell office:value-type="float" office:value="-0.00000356334269002723">
                <text:p>-0.00000356334269002723</text:p>
              </table:table-cell>
              <table:table-cell office:value-type="float" office:value="-0.000000843291568908278">
                <text:p>-0.000000843291568908278</text:p>
              </table:table-cell>
              <table:table-cell office:value-type="float" office:value="-0.0000165058694068798">
                <text:p>-0.0000165058694068798</text:p>
              </table:table-cell>
              <table:table-cell office:value-type="float" office:value="0.00000279264296354498">
                <text:p>0.00000279264296354498</text:p>
              </table:table-cell>
              <table:table-cell office:value-type="float" office:value="0.0000284806936994841">
                <text:p>0.0000284806936994841</text:p>
              </table:table-cell>
              <table:table-cell office:value-type="float" office:value="-0.0000255521525076019">
                <text:p>-0.0000255521525076019</text:p>
              </table:table-cell>
              <table:table-cell office:value-type="float" office:value="0.00000851911184052145">
                <text:p>0.00000851911184052145</text:p>
              </table:table-cell>
              <table:table-cell office:value-type="float" office:value="-0.0000177795172656148">
                <text:p>-0.0000177795172656148</text:p>
              </table:table-cell>
              <table:table-cell office:value-type="float" office:value="0.0000414804275075675">
                <text:p>0.0000414804275075675</text:p>
              </table:table-cell>
              <table:table-cell office:value-type="float" office:value="-0.0000415854183097308">
                <text:p>-0.0000415854183097308</text:p>
              </table:table-cell>
              <table:table-cell office:value-type="float" office:value="0.0000122941698868506">
                <text:p>0.0000122941698868506</text:p>
              </table:table-cell>
              <table:table-cell office:value-type="float" office:value="0.00000114992276245562">
                <text:p>0.00000114992276245562</text:p>
              </table:table-cell>
              <table:table-cell office:value-type="float" office:value="-0.00000574467189157213">
                <text:p>-0.00000574467189157213</text:p>
              </table:table-cell>
              <table:table-cell office:value-type="float" office:value="0.00000936803386131224">
                <text:p>0.00000936803386131224</text:p>
              </table:table-cell>
              <table:table-cell office:value-type="float" office:value="0.0000209808356858576">
                <text:p>0.0000209808356858576</text:p>
              </table:table-cell>
              <table:table-cell office:value-type="float" office:value="-0.0000258044397917212">
                <text:p>-0.0000258044397917212</text:p>
              </table:table-cell>
              <table:table-cell office:value-type="float" office:value="0.0000177692298581333">
                <text:p>0.0000177692298581333</text:p>
              </table:table-cell>
              <table:table-cell office:value-type="float" office:value="-0.0000433185406954473">
                <text:p>-0.0000433185406954473</text:p>
              </table:table-cell>
              <table:table-cell office:value-type="float" office:value="0.0000305600710225895">
                <text:p>0.0000305600710225895</text:p>
              </table:table-cell>
              <table:table-cell office:value-type="float" office:value="-0.00000319851024260798">
                <text:p>-0.00000319851024260798</text:p>
              </table:table-cell>
              <table:table-cell office:value-type="float" office:value="-0.00000517573417202488">
                <text:p>-0.00000517573417202488</text:p>
              </table:table-cell>
              <table:table-cell office:value-type="float" office:value="0.00000860200712188286">
                <text:p>0.00000860200712188286</text:p>
              </table:table-cell>
              <table:table-cell office:value-type="float" office:value="-0.0000117915209533748">
                <text:p>-0.0000117915209533748</text:p>
              </table:table-cell>
              <table:table-cell office:value-type="float" office:value="-0.00000983246122909787">
                <text:p>-0.00000983246122909787</text:p>
              </table:table-cell>
              <table:table-cell office:value-type="float" office:value="0.00000718850258485393">
                <text:p>0.00000718850258485393</text:p>
              </table:table-cell>
              <table:table-cell office:value-type="float" office:value="0.0000116628783290995">
                <text:p>0.0000116628783290995</text:p>
              </table:table-cell>
              <table:table-cell office:value-type="float" office:value="0.00000865711709829853">
                <text:p>0.00000865711709829853</text:p>
              </table:table-cell>
              <table:table-cell office:value-type="float" office:value="-0.0000266374423042448">
                <text:p>-0.0000266374423042448</text:p>
              </table:table-cell>
              <table:table-cell office:value-type="float" office:value="-0.0000140302515941881">
                <text:p>-0.0000140302515941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